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293333">
            <text:p>0.293333</text:p>
          </table:table-cell>
          <table:table-cell office:value-type="float" office:value="-0.218177">
            <text:p>-0.218177</text:p>
          </table:table-cell>
          <table:table-cell office:value-type="float" office:value="0.806127">
            <text:p>0.806127</text:p>
          </table:table-cell>
          <table:table-cell office:value-type="float" office:value="1">
            <text:p>1</text:p>
          </table:table-cell>
          <table:table-cell office:value-type="float" office:value="0.00127267">
            <text:p>0.00127267</text:p>
          </table:table-cell>
          <table:table-cell office:value-type="float" office:value="0.000280212">
            <text:p>0.000280212</text:p>
          </table:table-cell>
          <table:table-cell office:value-type="float" office:value="0.00365242">
            <text:p>0.00365242</text:p>
          </table:table-cell>
          <table:table-cell table:number-columns-repeated="3" office:value-type="float" office:value="0">
            <text:p>0</text:p>
          </table:table-cell>
          <table:table-cell office:value-type="float" office:value="0.0709">
            <text:p>0.0709</text:p>
          </table:table-cell>
          <table:table-cell office:value-type="float" office:value="0.0156105">
            <text:p>0.0156105</text:p>
          </table:table-cell>
          <table:table-cell office:value-type="float" office:value="0.203475">
            <text:p>0.203475</text:p>
          </table:table-cell>
          <table:table-cell/>
          <table:table-cell office:value-type="float" office:value="0">
            <text:p>0</text:p>
          </table:table-cell>
          <table:table-cell office:value-type="float" office:value="0.249337">
            <text:p>0.249337</text:p>
          </table:table-cell>
          <table:table-cell office:value-type="float" office:value="0.205784">
            <text:p>0.205784</text:p>
          </table:table-cell>
          <table:table-cell office:value-type="float" office:value="0.799847">
            <text:p>0.799847</text:p>
          </table:table-cell>
          <table:table-cell office:value-type="float" office:value="1">
            <text:p>1</text:p>
          </table:table-cell>
          <table:table-cell office:value-type="float" office:value="0.000878361">
            <text:p>0.000878361</text:p>
          </table:table-cell>
          <table:table-cell office:value-type="float" office:value="0.00342183">
            <text:p>0.00342183</text:p>
          </table:table-cell>
          <table:table-cell office:value-type="float" office:value="0.00843653">
            <text:p>0.00843653</text:p>
          </table:table-cell>
          <table:table-cell table:number-columns-repeated="3" office:value-type="float" office:value="0">
            <text:p>0</text:p>
          </table:table-cell>
          <table:table-cell office:value-type="float" office:value="0.0384939">
            <text:p>0.0384939</text:p>
          </table:table-cell>
          <table:table-cell office:value-type="float" office:value="0.149961">
            <text:p>0.149961</text:p>
          </table:table-cell>
          <table:table-cell office:value-type="float" office:value="0.369728">
            <text:p>0.369728</text:p>
          </table:table-cell>
          <table:table-cell/>
          <table:table-cell office:value-type="float" office:value="0">
            <text:p>0</text:p>
          </table:table-cell>
          <table:table-cell office:value-type="float" office:value="-0.063324">
            <text:p>-0.063324</text:p>
          </table:table-cell>
          <table:table-cell office:value-type="float" office:value="0.0190548">
            <text:p>0.0190548</text:p>
          </table:table-cell>
          <table:table-cell office:value-type="float" office:value="0.837395">
            <text:p>0.837395</text:p>
          </table:table-cell>
          <table:table-cell office:value-type="float" office:value="1">
            <text:p>1</text:p>
          </table:table-cell>
          <table:table-cell office:value-type="float" office:value="0.000423732">
            <text:p>0.000423732</text:p>
          </table:table-cell>
          <table:table-cell office:value-type="float" office:value="0.000117381">
            <text:p>0.000117381</text:p>
          </table:table-cell>
          <table:table-cell office:value-type="float" office:value="-0.000481492">
            <text:p>-0.000481492</text:p>
          </table:table-cell>
          <table:table-cell table:number-columns-repeated="3" office:value-type="float" office:value="0">
            <text:p>0</text:p>
          </table:table-cell>
          <table:table-cell office:value-type="float" office:value="0.0140733">
            <text:p>0.0140733</text:p>
          </table:table-cell>
          <table:table-cell office:value-type="float" office:value="0.00389854">
            <text:p>0.00389854</text:p>
          </table:table-cell>
          <table:table-cell office:value-type="float" office:value="-0.0159916">
            <text:p>-0.0159916</text:p>
          </table:table-cell>
          <table:table-cell/>
          <table:table-cell office:value-type="float" office:value="0">
            <text:p>0</text:p>
          </table:table-cell>
          <table:table-cell office:value-type="float" office:value="0.372835">
            <text:p>0.372835</text:p>
          </table:table-cell>
          <table:table-cell office:value-type="float" office:value="0.147801">
            <text:p>0.147801</text:p>
          </table:table-cell>
          <table:table-cell office:value-type="float" office:value="0.982">
            <text:p>0.982</text:p>
          </table:table-cell>
          <table:table-cell office:value-type="float" office:value="1">
            <text:p>1</text:p>
          </table:table-cell>
          <table:table-cell office:value-type="float" office:value="-0.0359487">
            <text:p>-0.0359487</text:p>
          </table:table-cell>
          <table:table-cell office:value-type="float" office:value="-0.00878697">
            <text:p>-0.00878697</text:p>
          </table:table-cell>
          <table:table-cell office:value-type="float" office:value="-0.0739447">
            <text:p>-0.0739447</text:p>
          </table:table-cell>
          <table:table-cell table:number-columns-repeated="3" office:value-type="float" office:value="0">
            <text:p>0</text:p>
          </table:table-cell>
          <table:table-cell office:value-type="float" office:value="-0.862049">
            <text:p>-0.862049</text:p>
          </table:table-cell>
          <table:table-cell office:value-type="float" office:value="-0.210711">
            <text:p>-0.210711</text:p>
          </table:table-cell>
          <table:table-cell office:value-type="float" office:value="-1.77319">
            <text:p>-1.77319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4">
          <table:table-cell office:value-type="float" office:value="0.201144">
            <text:p>0.201144</text:p>
          </table:table-cell>
          <table:table-cell office:value-type="float" office:value="0.296201">
            <text:p>0.296201</text:p>
          </table:table-cell>
          <table:table-cell office:value-type="float" office:value="-0.217545">
            <text:p>-0.217545</text:p>
          </table:table-cell>
          <table:table-cell office:value-type="float" office:value="0.814359">
            <text:p>0.814359</text:p>
          </table:table-cell>
          <table:table-cell office:value-type="float" office:value="0.901939">
            <text:p>0.901939</text:p>
          </table:table-cell>
          <table:table-cell office:value-type="float" office:value="0.0357882">
            <text:p>0.0357882</text:p>
          </table:table-cell>
          <table:table-cell office:value-type="float" office:value="-0.0389536">
            <text:p>-0.0389536</text:p>
          </table:table-cell>
          <table:table-cell office:value-type="float" office:value="0.00539098">
            <text:p>0.00539098</text:p>
          </table:table-cell>
          <table:table-cell office:value-type="float" office:value="0.0142611">
            <text:p>0.0142611</text:p>
          </table:table-cell>
          <table:table-cell office:value-type="float" office:value="0.00313996">
            <text:p>0.00313996</text:p>
          </table:table-cell>
          <table:table-cell office:value-type="float" office:value="0.0409278">
            <text:p>0.0409278</text:p>
          </table:table-cell>
          <table:table-cell office:value-type="float" office:value="-0.0698324">
            <text:p>-0.0698324</text:p>
          </table:table-cell>
          <table:table-cell office:value-type="float" office:value="-0.167844">
            <text:p>-0.167844</text:p>
          </table:table-cell>
          <table:table-cell office:value-type="float" office:value="-0.873134">
            <text:p>-0.873134</text:p>
          </table:table-cell>
          <table:table-cell/>
          <table:table-cell office:value-type="float" office:value="0.139689">
            <text:p>0.139689</text:p>
          </table:table-cell>
          <table:table-cell office:value-type="float" office:value="0.250088">
            <text:p>0.250088</text:p>
          </table:table-cell>
          <table:table-cell office:value-type="float" office:value="0.20871">
            <text:p>0.20871</text:p>
          </table:table-cell>
          <table:table-cell office:value-type="float" office:value="0.807062">
            <text:p>0.807062</text:p>
          </table:table-cell>
          <table:table-cell office:value-type="float" office:value="0.945176">
            <text:p>0.945176</text:p>
          </table:table-cell>
          <table:table-cell office:value-type="float" office:value="0.0259666">
            <text:p>0.0259666</text:p>
          </table:table-cell>
          <table:table-cell office:value-type="float" office:value="0.0284595">
            <text:p>0.0284595</text:p>
          </table:table-cell>
          <table:table-cell office:value-type="float" office:value="0.00327698">
            <text:p>0.00327698</text:p>
          </table:table-cell>
          <table:table-cell office:value-type="float" office:value="0.00537717">
            <text:p>0.00537717</text:p>
          </table:table-cell>
          <table:table-cell office:value-type="float" office:value="0.0209478">
            <text:p>0.0209478</text:p>
          </table:table-cell>
          <table:table-cell office:value-type="float" office:value="0.051647">
            <text:p>0.051647</text:p>
          </table:table-cell>
          <table:table-cell office:value-type="float" office:value="0.0154711">
            <text:p>0.0154711</text:p>
          </table:table-cell>
          <table:table-cell office:value-type="float" office:value="-0.0697827">
            <text:p>-0.0697827</text:p>
          </table:table-cell>
          <table:table-cell office:value-type="float" office:value="-0.160508">
            <text:p>-0.160508</text:p>
          </table:table-cell>
          <table:table-cell/>
          <table:table-cell office:value-type="float" office:value="0.434016">
            <text:p>0.434016</text:p>
          </table:table-cell>
          <table:table-cell office:value-type="float" office:value="-0.060673">
            <text:p>-0.060673</text:p>
          </table:table-cell>
          <table:table-cell office:value-type="float" office:value="0.0197892">
            <text:p>0.0197892</text:p>
          </table:table-cell>
          <table:table-cell office:value-type="float" office:value="0.834383">
            <text:p>0.834383</text:p>
          </table:table-cell>
          <table:table-cell office:value-type="float" office:value="0.87567">
            <text:p>0.87567</text:p>
          </table:table-cell>
          <table:table-cell office:value-type="float" office:value="-0.0143665">
            <text:p>-0.0143665</text:p>
          </table:table-cell>
          <table:table-cell office:value-type="float" office:value="-0.00284884">
            <text:p>-0.00284884</text:p>
          </table:table-cell>
          <table:table-cell office:value-type="float" office:value="0.0106919">
            <text:p>0.0106919</text:p>
          </table:table-cell>
          <table:table-cell office:value-type="float" office:value="0.00610803">
            <text:p>0.00610803</text:p>
          </table:table-cell>
          <table:table-cell office:value-type="float" office:value="0.00169203">
            <text:p>0.00169203</text:p>
          </table:table-cell>
          <table:table-cell office:value-type="float" office:value="-0.00694063">
            <text:p>-0.00694063</text:p>
          </table:table-cell>
          <table:table-cell office:value-type="float" office:value="-0.594009">
            <text:p>-0.594009</text:p>
          </table:table-cell>
          <table:table-cell office:value-type="float" office:value="-0.139797">
            <text:p>-0.139797</text:p>
          </table:table-cell>
          <table:table-cell office:value-type="float" office:value="0.502736">
            <text:p>0.502736</text:p>
          </table:table-cell>
          <table:table-cell/>
          <table:table-cell office:value-type="float" office:value="0.335692">
            <text:p>0.335692</text:p>
          </table:table-cell>
          <table:table-cell office:value-type="float" office:value="0.275691">
            <text:p>0.275691</text:p>
          </table:table-cell>
          <table:table-cell office:value-type="float" office:value="0.124056">
            <text:p>0.124056</text:p>
          </table:table-cell>
          <table:table-cell office:value-type="float" office:value="0.782181">
            <text:p>0.782181</text:p>
          </table:table-cell>
          <table:table-cell office:value-type="float" office:value="0.92854">
            <text:p>0.92854</text:p>
          </table:table-cell>
          <table:table-cell office:value-type="float" office:value="-0.0681482">
            <text:p>-0.0681482</text:p>
          </table:table-cell>
          <table:table-cell office:value-type="float" office:value="-0.0197662">
            <text:p>-0.0197662</text:p>
          </table:table-cell>
          <table:table-cell office:value-type="float" office:value="-0.188619">
            <text:p>-0.188619</text:p>
          </table:table-cell>
          <table:table-cell office:value-type="float" office:value="-0.289383">
            <text:p>-0.289383</text:p>
          </table:table-cell>
          <table:table-cell office:value-type="float" office:value="-0.0707341">
            <text:p>-0.0707341</text:p>
          </table:table-cell>
          <table:table-cell office:value-type="float" office:value="-0.595246">
            <text:p>-0.595246</text:p>
          </table:table-cell>
          <table:table-cell office:value-type="float" office:value="0.520057">
            <text:p>0.520057</text:p>
          </table:table-cell>
          <table:table-cell office:value-type="float" office:value="0.152076">
            <text:p>0.152076</text:p>
          </table:table-cell>
          <table:table-cell office:value-type="float" office:value="1.14586">
            <text:p>1.14586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4">
          <table:table-cell office:value-type="float" office:value="0.268033">
            <text:p>0.268033</text:p>
          </table:table-cell>
          <table:table-cell office:value-type="float" office:value="0.296843">
            <text:p>0.296843</text:p>
          </table:table-cell>
          <table:table-cell office:value-type="float" office:value="-0.218086">
            <text:p>-0.218086</text:p>
          </table:table-cell>
          <table:table-cell office:value-type="float" office:value="0.813191">
            <text:p>0.813191</text:p>
          </table:table-cell>
          <table:table-cell office:value-type="float" office:value="0.871509">
            <text:p>0.871509</text:p>
          </table:table-cell>
          <table:table-cell office:value-type="float" office:value="0.0471383">
            <text:p>0.0471383</text:p>
          </table:table-cell>
          <table:table-cell office:value-type="float" office:value="-0.0486717">
            <text:p>-0.0486717</text:p>
          </table:table-cell>
          <table:table-cell office:value-type="float" office:value="0.0183615">
            <text:p>0.0183615</text:p>
          </table:table-cell>
          <table:table-cell office:value-type="float" office:value="0.00959009">
            <text:p>0.00959009</text:p>
          </table:table-cell>
          <table:table-cell office:value-type="float" office:value="-0.00808693">
            <text:p>-0.00808693</text:p>
          </table:table-cell>
          <table:table-cell office:value-type="float" office:value="-0.0174752">
            <text:p>-0.0174752</text:p>
          </table:table-cell>
          <table:table-cell office:value-type="float" office:value="-0.0187172">
            <text:p>-0.0187172</text:p>
          </table:table-cell>
          <table:table-cell office:value-type="float" office:value="0.0139563">
            <text:p>0.0139563</text:p>
          </table:table-cell>
          <table:table-cell office:value-type="float" office:value="0.0470375">
            <text:p>0.0470375</text:p>
          </table:table-cell>
          <table:table-cell/>
          <table:table-cell office:value-type="float" office:value="0.466868">
            <text:p>0.466868</text:p>
          </table:table-cell>
          <table:table-cell office:value-type="float" office:value="0.253504">
            <text:p>0.253504</text:p>
          </table:table-cell>
          <table:table-cell office:value-type="float" office:value="0.208094">
            <text:p>0.208094</text:p>
          </table:table-cell>
          <table:table-cell office:value-type="float" office:value="0.806778">
            <text:p>0.806778</text:p>
          </table:table-cell>
          <table:table-cell office:value-type="float" office:value="0.828245">
            <text:p>0.828245</text:p>
          </table:table-cell>
          <table:table-cell office:value-type="float" office:value="0.0686325">
            <text:p>0.0686325</text:p>
          </table:table-cell>
          <table:table-cell office:value-type="float" office:value="0.0730236">
            <text:p>0.0730236</text:p>
          </table:table-cell>
          <table:table-cell office:value-type="float" office:value="-0.00262282">
            <text:p>-0.00262282</text:p>
          </table:table-cell>
          <table:table-cell office:value-type="float" office:value="0.010439">
            <text:p>0.010439</text:p>
          </table:table-cell>
          <table:table-cell office:value-type="float" office:value="-0.0018836">
            <text:p>-0.0018836</text:p>
          </table:table-cell>
          <table:table-cell office:value-type="float" office:value="-0.000867873">
            <text:p>-0.000867873</text:p>
          </table:table-cell>
          <table:table-cell office:value-type="float" office:value="-0.563206">
            <text:p>-0.563206</text:p>
          </table:table-cell>
          <table:table-cell office:value-type="float" office:value="-0.360622">
            <text:p>-0.360622</text:p>
          </table:table-cell>
          <table:table-cell office:value-type="float" office:value="0.256721">
            <text:p>0.256721</text:p>
          </table:table-cell>
          <table:table-cell/>
          <table:table-cell office:value-type="float" office:value="0.466158">
            <text:p>0.466158</text:p>
          </table:table-cell>
          <table:table-cell office:value-type="float" office:value="-0.0610904">
            <text:p>-0.0610904</text:p>
          </table:table-cell>
          <table:table-cell office:value-type="float" office:value="0.0196992">
            <text:p>0.0196992</text:p>
          </table:table-cell>
          <table:table-cell office:value-type="float" office:value="0.834679">
            <text:p>0.834679</text:p>
          </table:table-cell>
          <table:table-cell office:value-type="float" office:value="0.867103">
            <text:p>0.867103</text:p>
          </table:table-cell>
          <table:table-cell office:value-type="float" office:value="0.00476256">
            <text:p>0.00476256</text:p>
          </table:table-cell>
          <table:table-cell office:value-type="float" office:value="0.000404763">
            <text:p>0.000404763</text:p>
          </table:table-cell>
          <table:table-cell office:value-type="float" office:value="-0.00543293">
            <text:p>-0.00543293</text:p>
          </table:table-cell>
          <table:table-cell office:value-type="float" office:value="-0.0129847">
            <text:p>-0.0129847</text:p>
          </table:table-cell>
          <table:table-cell office:value-type="float" office:value="-0.00280135">
            <text:p>-0.00280135</text:p>
          </table:table-cell>
          <table:table-cell office:value-type="float" office:value="0.00921835">
            <text:p>0.00921835</text:p>
          </table:table-cell>
          <table:table-cell office:value-type="float" office:value="0.111163">
            <text:p>0.111163</text:p>
          </table:table-cell>
          <table:table-cell office:value-type="float" office:value="-0.0164838">
            <text:p>-0.0164838</text:p>
          </table:table-cell>
          <table:table-cell office:value-type="float" office:value="-0.0887968">
            <text:p>-0.0887968</text:p>
          </table:table-cell>
          <table:table-cell/>
          <table:table-cell office:value-type="float" office:value="0.847491">
            <text:p>0.847491</text:p>
          </table:table-cell>
          <table:table-cell office:value-type="float" office:value="0.263808">
            <text:p>0.263808</text:p>
          </table:table-cell>
          <table:table-cell office:value-type="float" office:value="0.127689">
            <text:p>0.127689</text:p>
          </table:table-cell>
          <table:table-cell office:value-type="float" office:value="0.777679">
            <text:p>0.777679</text:p>
          </table:table-cell>
          <table:table-cell office:value-type="float" office:value="0.829294">
            <text:p>0.829294</text:p>
          </table:table-cell>
          <table:table-cell office:value-type="float" office:value="-0.0583127">
            <text:p>-0.0583127</text:p>
          </table:table-cell>
          <table:table-cell office:value-type="float" office:value="-0.00854525">
            <text:p>-0.00854525</text:p>
          </table:table-cell>
          <table:table-cell office:value-type="float" office:value="-0.146185">
            <text:p>-0.146185</text:p>
          </table:table-cell>
          <table:table-cell office:value-type="float" office:value="-0.0232182">
            <text:p>-0.0232182</text:p>
          </table:table-cell>
          <table:table-cell office:value-type="float" office:value="0.00709834">
            <text:p>0.00709834</text:p>
          </table:table-cell>
          <table:table-cell office:value-type="float" office:value="-0.00879554">
            <text:p>-0.00879554</text:p>
          </table:table-cell>
          <table:table-cell office:value-type="float" office:value="-0.635409">
            <text:p>-0.635409</text:p>
          </table:table-cell>
          <table:table-cell office:value-type="float" office:value="0.0350997">
            <text:p>0.0350997</text:p>
          </table:table-cell>
          <table:table-cell office:value-type="float" office:value="0.45883">
            <text:p>0.45883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4">
          <table:table-cell office:value-type="float" office:value="0.667431">
            <text:p>0.667431</text:p>
          </table:table-cell>
          <table:table-cell office:value-type="float" office:value="0.297687">
            <text:p>0.297687</text:p>
          </table:table-cell>
          <table:table-cell office:value-type="float" office:value="-0.21909">
            <text:p>-0.21909</text:p>
          </table:table-cell>
          <table:table-cell office:value-type="float" office:value="0.813714">
            <text:p>0.813714</text:p>
          </table:table-cell>
          <table:table-cell office:value-type="float" office:value="0.71002">
            <text:p>0.71002</text:p>
          </table:table-cell>
          <table:table-cell office:value-type="float" office:value="0.0995566">
            <text:p>0.0995566</text:p>
          </table:table-cell>
          <table:table-cell office:value-type="float" office:value="-0.10905">
            <text:p>-0.10905</text:p>
          </table:table-cell>
          <table:table-cell office:value-type="float" office:value="0.0336758">
            <text:p>0.0336758</text:p>
          </table:table-cell>
          <table:table-cell office:value-type="float" office:value="0.00211448">
            <text:p>0.00211448</text:p>
          </table:table-cell>
          <table:table-cell office:value-type="float" office:value="-0.00251281">
            <text:p>-0.00251281</text:p>
          </table:table-cell>
          <table:table-cell office:value-type="float" office:value="0.0013115">
            <text:p>0.0013115</text:p>
          </table:table-cell>
          <table:table-cell office:value-type="float" office:value="-0.126475">
            <text:p>-0.126475</text:p>
          </table:table-cell>
          <table:table-cell office:value-type="float" office:value="0.0594872">
            <text:p>0.0594872</text:p>
          </table:table-cell>
          <table:table-cell office:value-type="float" office:value="-0.0639729">
            <text:p>-0.0639729</text:p>
          </table:table-cell>
          <table:table-cell/>
          <table:table-cell office:value-type="float" office:value="0.564819">
            <text:p>0.564819</text:p>
          </table:table-cell>
          <table:table-cell office:value-type="float" office:value="0.249123">
            <text:p>0.249123</text:p>
          </table:table-cell>
          <table:table-cell office:value-type="float" office:value="0.20445">
            <text:p>0.20445</text:p>
          </table:table-cell>
          <table:table-cell office:value-type="float" office:value="0.809156">
            <text:p>0.809156</text:p>
          </table:table-cell>
          <table:table-cell office:value-type="float" office:value="0.796137">
            <text:p>0.796137</text:p>
          </table:table-cell>
          <table:table-cell office:value-type="float" office:value="0.091748">
            <text:p>0.091748</text:p>
          </table:table-cell>
          <table:table-cell office:value-type="float" office:value="0.0936893">
            <text:p>0.0936893</text:p>
          </table:table-cell>
          <table:table-cell office:value-type="float" office:value="-0.00942549">
            <text:p>-0.00942549</text:p>
          </table:table-cell>
          <table:table-cell office:value-type="float" office:value="-0.0447276">
            <text:p>-0.0447276</text:p>
          </table:table-cell>
          <table:table-cell office:value-type="float" office:value="-0.0372068">
            <text:p>-0.0372068</text:p>
          </table:table-cell>
          <table:table-cell office:value-type="float" office:value="0.0242782">
            <text:p>0.0242782</text:p>
          </table:table-cell>
          <table:table-cell office:value-type="float" office:value="0.2323">
            <text:p>0.2323</text:p>
          </table:table-cell>
          <table:table-cell office:value-type="float" office:value="0.195115">
            <text:p>0.195115</text:p>
          </table:table-cell>
          <table:table-cell table:style-name="ce1" office:value-type="float" office:value="-0.11857">
            <text:p>-0.11857</text:p>
          </table:table-cell>
          <table:table-cell/>
          <table:table-cell office:value-type="float" office:value="0.531913">
            <text:p>0.531913</text:p>
          </table:table-cell>
          <table:table-cell office:value-type="float" office:value="-0.0614636">
            <text:p>-0.0614636</text:p>
          </table:table-cell>
          <table:table-cell office:value-type="float" office:value="0.0194437">
            <text:p>0.0194437</text:p>
          </table:table-cell>
          <table:table-cell office:value-type="float" office:value="0.834901">
            <text:p>0.834901</text:p>
          </table:table-cell>
          <table:table-cell office:value-type="float" office:value="0.849836">
            <text:p>0.849836</text:p>
          </table:table-cell>
          <table:table-cell office:value-type="float" office:value="0.00218897">
            <text:p>0.00218897</text:p>
          </table:table-cell>
          <table:table-cell office:value-type="float" office:value="0.00114274">
            <text:p>0.00114274</text:p>
          </table:table-cell>
          <table:table-cell office:value-type="float" office:value="-0.00350534">
            <text:p>-0.00350534</text:p>
          </table:table-cell>
          <table:table-cell office:value-type="float" office:value="-0.00567515">
            <text:p>-0.00567515</text:p>
          </table:table-cell>
          <table:table-cell office:value-type="float" office:value="-0.00388524">
            <text:p>-0.00388524</text:p>
          </table:table-cell>
          <table:table-cell office:value-type="float" office:value="0.00337952">
            <text:p>0.00337952</text:p>
          </table:table-cell>
          <table:table-cell office:value-type="float" office:value="0.0148855">
            <text:p>0.0148855</text:p>
          </table:table-cell>
          <table:table-cell office:value-type="float" office:value="0.0175421">
            <text:p>0.0175421</text:p>
          </table:table-cell>
          <table:table-cell office:value-type="float" office:value="-0.0110673">
            <text:p>-0.0110673</text:p>
          </table:table-cell>
          <table:table-cell/>
          <table:table-cell office:value-type="float" office:value="0.89779">
            <text:p>0.89779</text:p>
          </table:table-cell>
          <table:table-cell office:value-type="float" office:value="0.261033">
            <text:p>0.261033</text:p>
          </table:table-cell>
          <table:table-cell office:value-type="float" office:value="0.128135">
            <text:p>0.128135</text:p>
          </table:table-cell>
          <table:table-cell office:value-type="float" office:value="0.778397">
            <text:p>0.778397</text:p>
          </table:table-cell>
          <table:table-cell office:value-type="float" office:value="0.820133">
            <text:p>0.820133</text:p>
          </table:table-cell>
          <table:table-cell office:value-type="float" office:value="0.00274046">
            <text:p>0.00274046</text:p>
          </table:table-cell>
          <table:table-cell office:value-type="float" office:value="-0.0295393">
            <text:p>-0.0295393</text:p>
          </table:table-cell>
          <table:table-cell office:value-type="float" office:value="-0.178084">
            <text:p>-0.178084</text:p>
          </table:table-cell>
          <table:table-cell office:value-type="float" office:value="-0.0551786">
            <text:p>-0.0551786</text:p>
          </table:table-cell>
          <table:table-cell office:value-type="float" office:value="0.00886382">
            <text:p>0.00886382</text:p>
          </table:table-cell>
          <table:table-cell office:value-type="float" office:value="0.0142831">
            <text:p>0.0142831</text:p>
          </table:table-cell>
          <table:table-cell office:value-type="float" office:value="0.861705">
            <text:p>0.861705</text:p>
          </table:table-cell>
          <table:table-cell office:value-type="float" office:value="-0.495001">
            <text:p>-0.495001</text:p>
          </table:table-cell>
          <table:table-cell office:value-type="float" office:value="-0.424063">
            <text:p>-0.424063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4">
          <table:table-cell office:value-type="float" office:value="0.702203">
            <text:p>0.702203</text:p>
          </table:table-cell>
          <table:table-cell office:value-type="float" office:value="0.297608">
            <text:p>0.297608</text:p>
          </table:table-cell>
          <table:table-cell office:value-type="float" office:value="-0.219105">
            <text:p>-0.219105</text:p>
          </table:table-cell>
          <table:table-cell office:value-type="float" office:value="0.813683">
            <text:p>0.813683</text:p>
          </table:table-cell>
          <table:table-cell office:value-type="float" office:value="0.697465">
            <text:p>0.697465</text:p>
          </table:table-cell>
          <table:table-cell office:value-type="float" office:value="0.105421">
            <text:p>0.105421</text:p>
          </table:table-cell>
          <table:table-cell office:value-type="float" office:value="-0.115393">
            <text:p>-0.115393</text:p>
          </table:table-cell>
          <table:table-cell office:value-type="float" office:value="0.0357593">
            <text:p>0.0357593</text:p>
          </table:table-cell>
          <table:table-cell office:value-type="float" office:value="-0.00228331">
            <text:p>-0.00228331</text:p>
          </table:table-cell>
          <table:table-cell office:value-type="float" office:value="-0.000444327">
            <text:p>-0.000444327</text:p>
          </table:table-cell>
          <table:table-cell office:value-type="float" office:value="-0.000912966">
            <text:p>-0.000912966</text:p>
          </table:table-cell>
          <table:table-cell office:value-type="float" office:value="-0.00810436">
            <text:p>-0.00810436</text:p>
          </table:table-cell>
          <table:table-cell office:value-type="float" office:value="-0.0404205">
            <text:p>-0.0404205</text:p>
          </table:table-cell>
          <table:table-cell office:value-type="float" office:value="-0.000464389">
            <text:p>-0.000464389</text:p>
          </table:table-cell>
          <table:table-cell/>
          <table:table-cell office:value-type="float" office:value="0.736247">
            <text:p>0.736247</text:p>
          </table:table-cell>
          <table:table-cell office:value-type="float" office:value="0.248282">
            <text:p>0.248282</text:p>
          </table:table-cell>
          <table:table-cell office:value-type="float" office:value="0.203805">
            <text:p>0.203805</text:p>
          </table:table-cell>
          <table:table-cell office:value-type="float" office:value="0.809833">
            <text:p>0.809833</text:p>
          </table:table-cell>
          <table:table-cell office:value-type="float" office:value="0.742911">
            <text:p>0.742911</text:p>
          </table:table-cell>
          <table:table-cell office:value-type="float" office:value="0.113147">
            <text:p>0.113147</text:p>
          </table:table-cell>
          <table:table-cell office:value-type="float" office:value="0.115891">
            <text:p>0.115891</text:p>
          </table:table-cell>
          <table:table-cell office:value-type="float" office:value="-0.0135065">
            <text:p>-0.0135065</text:p>
          </table:table-cell>
          <table:table-cell office:value-type="float" office:value="-0.00490489">
            <text:p>-0.00490489</text:p>
          </table:table-cell>
          <table:table-cell office:value-type="float" office:value="-0.00375857">
            <text:p>-0.00375857</text:p>
          </table:table-cell>
          <table:table-cell office:value-type="float" office:value="0.00395205">
            <text:p>0.00395205</text:p>
          </table:table-cell>
          <table:table-cell office:value-type="float" office:value="0.0134629">
            <text:p>0.0134629</text:p>
          </table:table-cell>
          <table:table-cell office:value-type="float" office:value="-0.00920115">
            <text:p>-0.00920115</text:p>
          </table:table-cell>
          <table:table-cell office:value-type="float" office:value="-0.0391862">
            <text:p>-0.0391862</text:p>
          </table:table-cell>
          <table:table-cell/>
          <table:table-cell office:value-type="float" office:value="0.804541">
            <text:p>0.804541</text:p>
          </table:table-cell>
          <table:table-cell office:value-type="float" office:value="-0.0619044">
            <text:p>-0.0619044</text:p>
          </table:table-cell>
          <table:table-cell office:value-type="float" office:value="0.0196883">
            <text:p>0.0196883</text:p>
          </table:table-cell>
          <table:table-cell office:value-type="float" office:value="0.835">
            <text:p>0.835</text:p>
          </table:table-cell>
          <table:table-cell office:value-type="float" office:value="0.781837">
            <text:p>0.781837</text:p>
          </table:table-cell>
          <table:table-cell office:value-type="float" office:value="0.00188446">
            <text:p>0.00188446</text:p>
          </table:table-cell>
          <table:table-cell office:value-type="float" office:value="0.00140808">
            <text:p>0.00140808</text:p>
          </table:table-cell>
          <table:table-cell office:value-type="float" office:value="-0.00349957">
            <text:p>-0.00349957</text:p>
          </table:table-cell>
          <table:table-cell office:value-type="float" office:value="-0.00161694">
            <text:p>-0.00161694</text:p>
          </table:table-cell>
          <table:table-cell office:value-type="float" office:value="0.000897227">
            <text:p>0.000897227</text:p>
          </table:table-cell>
          <table:table-cell office:value-type="float" office:value="0.00036227">
            <text:p>0.00036227</text:p>
          </table:table-cell>
          <table:table-cell office:value-type="float" office:value="0.00152347">
            <text:p>0.00152347</text:p>
          </table:table-cell>
          <table:table-cell office:value-type="float" office:value="-0.00459724">
            <text:p>-0.00459724</text:p>
          </table:table-cell>
          <table:table-cell office:value-type="float" office:value="0.00955489">
            <text:p>0.00955489</text:p>
          </table:table-cell>
          <table:table-cell/>
          <table:table-cell office:value-type="float" office:value="0.935245">
            <text:p>0.935245</text:p>
          </table:table-cell>
          <table:table-cell office:value-type="float" office:value="0.260175">
            <text:p>0.260175</text:p>
          </table:table-cell>
          <table:table-cell office:value-type="float" office:value="0.127772">
            <text:p>0.127772</text:p>
          </table:table-cell>
          <table:table-cell office:value-type="float" office:value="0.778338">
            <text:p>0.778338</text:p>
          </table:table-cell>
          <table:table-cell office:value-type="float" office:value="0.813376">
            <text:p>0.813376</text:p>
          </table:table-cell>
          <table:table-cell office:value-type="float" office:value="-0.0258803">
            <text:p>-0.0258803</text:p>
          </table:table-cell>
          <table:table-cell office:value-type="float" office:value="-0.00541733">
            <text:p>-0.00541733</text:p>
          </table:table-cell>
          <table:table-cell office:value-type="float" office:value="-0.161957">
            <text:p>-0.161957</text:p>
          </table:table-cell>
          <table:table-cell office:value-type="float" office:value="-0.0229033">
            <text:p>-0.0229033</text:p>
          </table:table-cell>
          <table:table-cell office:value-type="float" office:value="-0.0096765">
            <text:p>-0.0096765</text:p>
          </table:table-cell>
          <table:table-cell office:value-type="float" office:value="-0.00160019">
            <text:p>-0.00160019</text:p>
          </table:table-cell>
          <table:table-cell office:value-type="float" office:value="0.0514709">
            <text:p>0.0514709</text:p>
          </table:table-cell>
          <table:table-cell office:value-type="float" office:value="0.122914">
            <text:p>0.122914</text:p>
          </table:table-cell>
          <table:table-cell office:value-type="float" office:value="-0.0395919">
            <text:p>-0.0395919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4">
          <table:table-cell office:value-type="float" office:value="0.935347">
            <text:p>0.935347</text:p>
          </table:table-cell>
          <table:table-cell office:value-type="float" office:value="0.296635">
            <text:p>0.296635</text:p>
          </table:table-cell>
          <table:table-cell office:value-type="float" office:value="-0.221406">
            <text:p>-0.221406</text:p>
          </table:table-cell>
          <table:table-cell office:value-type="float" office:value="0.813444">
            <text:p>0.813444</text:p>
          </table:table-cell>
          <table:table-cell office:value-type="float" office:value="0.618826">
            <text:p>0.618826</text:p>
          </table:table-cell>
          <table:table-cell office:value-type="float" office:value="0.130768">
            <text:p>0.130768</text:p>
          </table:table-cell>
          <table:table-cell office:value-type="float" office:value="-0.146989">
            <text:p>-0.146989</text:p>
          </table:table-cell>
          <table:table-cell office:value-type="float" office:value="0.042651">
            <text:p>0.042651</text:p>
          </table:table-cell>
          <table:table-cell office:value-type="float" office:value="-0.0041728">
            <text:p>-0.0041728</text:p>
          </table:table-cell>
          <table:table-cell office:value-type="float" office:value="-0.00986813">
            <text:p>-0.00986813</text:p>
          </table:table-cell>
          <table:table-cell office:value-type="float" office:value="-0.00102124">
            <text:p>-0.00102124</text:p>
          </table:table-cell>
          <table:table-cell office:value-type="float" office:value="-0.00212295">
            <text:p>-0.00212295</text:p>
          </table:table-cell>
          <table:table-cell office:value-type="float" office:value="0.0209543">
            <text:p>0.0209543</text:p>
          </table:table-cell>
          <table:table-cell office:value-type="float" office:value="-0.0124367">
            <text:p>-0.0124367</text:p>
          </table:table-cell>
          <table:table-cell/>
          <table:table-cell office:value-type="float" office:value="0.933054">
            <text:p>0.933054</text:p>
          </table:table-cell>
          <table:table-cell office:value-type="float" office:value="0.247838">
            <text:p>0.247838</text:p>
          </table:table-cell>
          <table:table-cell office:value-type="float" office:value="0.202709">
            <text:p>0.202709</text:p>
          </table:table-cell>
          <table:table-cell office:value-type="float" office:value="0.809093">
            <text:p>0.809093</text:p>
          </table:table-cell>
          <table:table-cell office:value-type="float" office:value="0.686178">
            <text:p>0.686178</text:p>
          </table:table-cell>
          <table:table-cell office:value-type="float" office:value="0.137743">
            <text:p>0.137743</text:p>
          </table:table-cell>
          <table:table-cell office:value-type="float" office:value="0.140921">
            <text:p>0.140921</text:p>
          </table:table-cell>
          <table:table-cell office:value-type="float" office:value="-0.0181179">
            <text:p>-0.0181179</text:p>
          </table:table-cell>
          <table:table-cell office:value-type="float" office:value="-0.0022553">
            <text:p>-0.0022553</text:p>
          </table:table-cell>
          <table:table-cell office:value-type="float" office:value="-0.00556942">
            <text:p>-0.00556942</text:p>
          </table:table-cell>
          <table:table-cell office:value-type="float" office:value="-0.00376005">
            <text:p>-0.00376005</text:p>
          </table:table-cell>
          <table:table-cell office:value-type="float" office:value="-0.00527282">
            <text:p>-0.00527282</text:p>
          </table:table-cell>
          <table:table-cell office:value-type="float" office:value="-0.00233382">
            <text:p>-0.00233382</text:p>
          </table:table-cell>
          <table:table-cell office:value-type="float" office:value="0.043347">
            <text:p>0.043347</text:p>
          </table:table-cell>
          <table:table-cell/>
          <table:table-cell office:value-type="float" office:value="1.20211">
            <text:p>1.20211</text:p>
          </table:table-cell>
          <table:table-cell office:value-type="float" office:value="-0.0623064">
            <text:p>-0.0623064</text:p>
          </table:table-cell>
          <table:table-cell office:value-type="float" office:value="0.0193183">
            <text:p>0.0193183</text:p>
          </table:table-cell>
          <table:table-cell office:value-type="float" office:value="0.836654">
            <text:p>0.836654</text:p>
          </table:table-cell>
          <table:table-cell office:value-type="float" office:value="0.692306">
            <text:p>0.692306</text:p>
          </table:table-cell>
          <table:table-cell office:value-type="float" office:value="0.00154939">
            <text:p>0.00154939</text:p>
          </table:table-cell>
          <table:table-cell office:value-type="float" office:value="0.0016292">
            <text:p>0.0016292</text:p>
          </table:table-cell>
          <table:table-cell office:value-type="float" office:value="-0.00299583">
            <text:p>-0.00299583</text:p>
          </table:table-cell>
          <table:table-cell office:value-type="float" office:value="-0.00101125">
            <text:p>-0.00101125</text:p>
          </table:table-cell>
          <table:table-cell office:value-type="float" office:value="-0.000930514">
            <text:p>-0.000930514</text:p>
          </table:table-cell>
          <table:table-cell office:value-type="float" office:value="0.00416104">
            <text:p>0.00416104</text:p>
          </table:table-cell>
          <table:table-cell office:value-type="float" office:value="-0.00573306">
            <text:p>-0.00573306</text:p>
          </table:table-cell>
          <table:table-cell office:value-type="float" office:value="0.00911208">
            <text:p>0.00911208</text:p>
          </table:table-cell>
          <table:table-cell office:value-type="float" office:value="-0.0205268">
            <text:p>-0.0205268</text:p>
          </table:table-cell>
          <table:table-cell/>
          <table:table-cell office:value-type="float" office:value="1.13033">
            <text:p>1.13033</text:p>
          </table:table-cell>
          <table:table-cell office:value-type="float" office:value="0.257666">
            <text:p>0.257666</text:p>
          </table:table-cell>
          <table:table-cell office:value-type="float" office:value="0.130562">
            <text:p>0.130562</text:p>
          </table:table-cell>
          <table:table-cell office:value-type="float" office:value="0.776519">
            <text:p>0.776519</text:p>
          </table:table-cell>
          <table:table-cell office:value-type="float" office:value="0.779074">
            <text:p>0.779074</text:p>
          </table:table-cell>
          <table:table-cell office:value-type="float" office:value="-0.0117712">
            <text:p>-0.0117712</text:p>
          </table:table-cell>
          <table:table-cell office:value-type="float" office:value="-0.00457046">
            <text:p>-0.00457046</text:p>
          </table:table-cell>
          <table:table-cell office:value-type="float" office:value="-0.153971">
            <text:p>-0.153971</text:p>
          </table:table-cell>
          <table:table-cell office:value-type="float" office:value="-0.0128621">
            <text:p>-0.0128621</text:p>
          </table:table-cell>
          <table:table-cell office:value-type="float" office:value="0.0143024">
            <text:p>0.0143024</text:p>
          </table:table-cell>
          <table:table-cell office:value-type="float" office:value="-0.00932402">
            <text:p>-0.00932402</text:p>
          </table:table-cell>
          <table:table-cell office:value-type="float" office:value="0.0463841">
            <text:p>0.0463841</text:p>
          </table:table-cell>
          <table:table-cell office:value-type="float" office:value="-0.02074">
            <text:p>-0.02074</text:p>
          </table:table-cell>
          <table:table-cell office:value-type="float" office:value="0.0203773">
            <text:p>0.0203773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4">
          <table:table-cell office:value-type="float" office:value="1.36776">
            <text:p>1.36776</text:p>
          </table:table-cell>
          <table:table-cell office:value-type="float" office:value="0.294434">
            <text:p>0.294434</text:p>
          </table:table-cell>
          <table:table-cell office:value-type="float" office:value="-0.221755">
            <text:p>-0.221755</text:p>
          </table:table-cell>
          <table:table-cell office:value-type="float" office:value="0.810677">
            <text:p>0.810677</text:p>
          </table:table-cell>
          <table:table-cell office:value-type="float" office:value="0.49569">
            <text:p>0.49569</text:p>
          </table:table-cell>
          <table:table-cell office:value-type="float" office:value="0.173881">
            <text:p>0.173881</text:p>
          </table:table-cell>
          <table:table-cell office:value-type="float" office:value="-0.187145">
            <text:p>-0.187145</text:p>
          </table:table-cell>
          <table:table-cell office:value-type="float" office:value="0.0576375">
            <text:p>0.0576375</text:p>
          </table:table-cell>
          <table:table-cell office:value-type="float" office:value="-0.00509079">
            <text:p>-0.00509079</text:p>
          </table:table-cell>
          <table:table-cell office:value-type="float" office:value="-0.000807207">
            <text:p>-0.000807207</text:p>
          </table:table-cell>
          <table:table-cell office:value-type="float" office:value="-0.00639902">
            <text:p>-0.00639902</text:p>
          </table:table-cell>
          <table:table-cell office:value-type="float" office:value="0.225536">
            <text:p>0.225536</text:p>
          </table:table-cell>
          <table:table-cell office:value-type="float" office:value="0.336252">
            <text:p>0.336252</text:p>
          </table:table-cell>
          <table:table-cell office:value-type="float" office:value="0.361852">
            <text:p>0.361852</text:p>
          </table:table-cell>
          <table:table-cell/>
          <table:table-cell office:value-type="float" office:value="1.09681">
            <text:p>1.09681</text:p>
          </table:table-cell>
          <table:table-cell office:value-type="float" office:value="0.247327">
            <text:p>0.247327</text:p>
          </table:table-cell>
          <table:table-cell office:value-type="float" office:value="0.201735">
            <text:p>0.201735</text:p>
          </table:table-cell>
          <table:table-cell office:value-type="float" office:value="0.80964">
            <text:p>0.80964</text:p>
          </table:table-cell>
          <table:table-cell office:value-type="float" office:value="0.642289">
            <text:p>0.642289</text:p>
          </table:table-cell>
          <table:table-cell office:value-type="float" office:value="0.15301">
            <text:p>0.15301</text:p>
          </table:table-cell>
          <table:table-cell office:value-type="float" office:value="0.161908">
            <text:p>0.161908</text:p>
          </table:table-cell>
          <table:table-cell office:value-type="float" office:value="-0.024654">
            <text:p>-0.024654</text:p>
          </table:table-cell>
          <table:table-cell office:value-type="float" office:value="-0.00311876">
            <text:p>-0.00311876</text:p>
          </table:table-cell>
          <table:table-cell office:value-type="float" office:value="-0.0059516">
            <text:p>-0.0059516</text:p>
          </table:table-cell>
          <table:table-cell office:value-type="float" office:value="0.00333832">
            <text:p>0.00333832</text:p>
          </table:table-cell>
          <table:table-cell office:value-type="float" office:value="-0.165825">
            <text:p>-0.165825</text:p>
          </table:table-cell>
          <table:table-cell office:value-type="float" office:value="0.0757056">
            <text:p>0.0757056</text:p>
          </table:table-cell>
          <table:table-cell office:value-type="float" office:value="-0.123159">
            <text:p>-0.123159</text:p>
          </table:table-cell>
          <table:table-cell/>
          <table:table-cell office:value-type="float" office:value="1.36873">
            <text:p>1.36873</text:p>
          </table:table-cell>
          <table:table-cell office:value-type="float" office:value="-0.0626341">
            <text:p>-0.0626341</text:p>
          </table:table-cell>
          <table:table-cell office:value-type="float" office:value="0.0194163">
            <text:p>0.0194163</text:p>
          </table:table-cell>
          <table:table-cell office:value-type="float" office:value="0.836778">
            <text:p>0.836778</text:p>
          </table:table-cell>
          <table:table-cell office:value-type="float" office:value="0.657905">
            <text:p>0.657905</text:p>
          </table:table-cell>
          <table:table-cell office:value-type="float" office:value="0.00143997">
            <text:p>0.00143997</text:p>
          </table:table-cell>
          <table:table-cell office:value-type="float" office:value="-0.00234217">
            <text:p>-0.00234217</text:p>
          </table:table-cell>
          <table:table-cell office:value-type="float" office:value="-0.000229057">
            <text:p>-0.000229057</text:p>
          </table:table-cell>
          <table:table-cell office:value-type="float" office:value="-0.00196646">
            <text:p>-0.00196646</text:p>
          </table:table-cell>
          <table:table-cell office:value-type="float" office:value="0.000587695">
            <text:p>0.000587695</text:p>
          </table:table-cell>
          <table:table-cell office:value-type="float" office:value="0.00074097">
            <text:p>0.00074097</text:p>
          </table:table-cell>
          <table:table-cell office:value-type="float" office:value="0.00140089">
            <text:p>0.00140089</text:p>
          </table:table-cell>
          <table:table-cell office:value-type="float" office:value="-0.134911">
            <text:p>-0.134911</text:p>
          </table:table-cell>
          <table:table-cell office:value-type="float" office:value="0.0848856">
            <text:p>0.0848856</text:p>
          </table:table-cell>
          <table:table-cell/>
          <table:table-cell office:value-type="float" office:value="1.33005">
            <text:p>1.33005</text:p>
          </table:table-cell>
          <table:table-cell office:value-type="float" office:value="0.256947">
            <text:p>0.256947</text:p>
          </table:table-cell>
          <table:table-cell office:value-type="float" office:value="0.132591">
            <text:p>0.132591</text:p>
          </table:table-cell>
          <table:table-cell office:value-type="float" office:value="0.775469">
            <text:p>0.775469</text:p>
          </table:table-cell>
          <table:table-cell office:value-type="float" office:value="0.745455">
            <text:p>0.745455</text:p>
          </table:table-cell>
          <table:table-cell office:value-type="float" office:value="-0.00604677">
            <text:p>-0.00604677</text:p>
          </table:table-cell>
          <table:table-cell office:value-type="float" office:value="-0.00203317">
            <text:p>-0.00203317</text:p>
          </table:table-cell>
          <table:table-cell office:value-type="float" office:value="-0.14942">
            <text:p>-0.14942</text:p>
          </table:table-cell>
          <table:table-cell office:value-type="float" office:value="-0.00359827">
            <text:p>-0.00359827</text:p>
          </table:table-cell>
          <table:table-cell office:value-type="float" office:value="0.0101602">
            <text:p>0.0101602</text:p>
          </table:table-cell>
          <table:table-cell office:value-type="float" office:value="-0.00525426">
            <text:p>-0.00525426</text:p>
          </table:table-cell>
          <table:table-cell office:value-type="float" office:value="-0.193427">
            <text:p>-0.193427</text:p>
          </table:table-cell>
          <table:table-cell office:value-type="float" office:value="-0.0443856">
            <text:p>-0.0443856</text:p>
          </table:table-cell>
          <table:table-cell office:value-type="float" office:value="-0.0419636">
            <text:p>-0.0419636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4">
          <table:table-cell office:value-type="float" office:value="1.39933">
            <text:p>1.39933</text:p>
          </table:table-cell>
          <table:table-cell office:value-type="float" office:value="0.294498">
            <text:p>0.294498</text:p>
          </table:table-cell>
          <table:table-cell office:value-type="float" office:value="-0.221445">
            <text:p>-0.221445</text:p>
          </table:table-cell>
          <table:table-cell office:value-type="float" office:value="0.810836">
            <text:p>0.810836</text:p>
          </table:table-cell>
          <table:table-cell office:value-type="float" office:value="0.487725">
            <text:p>0.487725</text:p>
          </table:table-cell>
          <table:table-cell office:value-type="float" office:value="0.172773">
            <text:p>0.172773</text:p>
          </table:table-cell>
          <table:table-cell office:value-type="float" office:value="-0.195333">
            <text:p>-0.195333</text:p>
          </table:table-cell>
          <table:table-cell office:value-type="float" office:value="0.052537">
            <text:p>0.052537</text:p>
          </table:table-cell>
          <table:table-cell office:value-type="float" office:value="0.00202965">
            <text:p>0.00202965</text:p>
          </table:table-cell>
          <table:table-cell office:value-type="float" office:value="0.00980869">
            <text:p>0.00980869</text:p>
          </table:table-cell>
          <table:table-cell office:value-type="float" office:value="0.00502508">
            <text:p>0.00502508</text:p>
          </table:table-cell>
          <table:table-cell office:value-type="float" office:value="-0.0240965">
            <text:p>-0.0240965</text:p>
          </table:table-cell>
          <table:table-cell office:value-type="float" office:value="-0.0233165">
            <text:p>-0.0233165</text:p>
          </table:table-cell>
          <table:table-cell office:value-type="float" office:value="-0.0295583">
            <text:p>-0.0295583</text:p>
          </table:table-cell>
          <table:table-cell/>
          <table:table-cell office:value-type="float" office:value="1.20491">
            <text:p>1.20491</text:p>
          </table:table-cell>
          <table:table-cell office:value-type="float" office:value="0.245052">
            <text:p>0.245052</text:p>
          </table:table-cell>
          <table:table-cell office:value-type="float" office:value="0.201976">
            <text:p>0.201976</text:p>
          </table:table-cell>
          <table:table-cell office:value-type="float" office:value="0.808562">
            <text:p>0.808562</text:p>
          </table:table-cell>
          <table:table-cell office:value-type="float" office:value="0.614866">
            <text:p>0.614866</text:p>
          </table:table-cell>
          <table:table-cell office:value-type="float" office:value="0.164607">
            <text:p>0.164607</text:p>
          </table:table-cell>
          <table:table-cell office:value-type="float" office:value="0.172664">
            <text:p>0.172664</text:p>
          </table:table-cell>
          <table:table-cell office:value-type="float" office:value="-0.0238445">
            <text:p>-0.0238445</text:p>
          </table:table-cell>
          <table:table-cell office:value-type="float" office:value="-0.0210447">
            <text:p>-0.0210447</text:p>
          </table:table-cell>
          <table:table-cell office:value-type="float" office:value="0.00223232">
            <text:p>0.00223232</text:p>
          </table:table-cell>
          <table:table-cell office:value-type="float" office:value="-0.00997539">
            <text:p>-0.00997539</text:p>
          </table:table-cell>
          <table:table-cell office:value-type="float" office:value="-0.0220846">
            <text:p>-0.0220846</text:p>
          </table:table-cell>
          <table:table-cell office:value-type="float" office:value="-0.0491477">
            <text:p>-0.0491477</text:p>
          </table:table-cell>
          <table:table-cell office:value-type="float" office:value="0.119054">
            <text:p>0.119054</text:p>
          </table:table-cell>
          <table:table-cell/>
          <table:table-cell office:value-type="float" office:value="1.40275">
            <text:p>1.40275</text:p>
          </table:table-cell>
          <table:table-cell office:value-type="float" office:value="-0.0626993">
            <text:p>-0.0626993</text:p>
          </table:table-cell>
          <table:table-cell office:value-type="float" office:value="0.0192801">
            <text:p>0.0192801</text:p>
          </table:table-cell>
          <table:table-cell office:value-type="float" office:value="0.836901">
            <text:p>0.836901</text:p>
          </table:table-cell>
          <table:table-cell office:value-type="float" office:value="0.651094">
            <text:p>0.651094</text:p>
          </table:table-cell>
          <table:table-cell office:value-type="float" office:value="0.00147638">
            <text:p>0.00147638</text:p>
          </table:table-cell>
          <table:table-cell office:value-type="float" office:value="0.00142723">
            <text:p>0.00142723</text:p>
          </table:table-cell>
          <table:table-cell office:value-type="float" office:value="-0.00280438">
            <text:p>-0.00280438</text:p>
          </table:table-cell>
          <table:table-cell office:value-type="float" office:value="-0.00191881">
            <text:p>-0.00191881</text:p>
          </table:table-cell>
          <table:table-cell office:value-type="float" office:value="-0.00400211">
            <text:p>-0.00400211</text:p>
          </table:table-cell>
          <table:table-cell office:value-type="float" office:value="0.00362885">
            <text:p>0.00362885</text:p>
          </table:table-cell>
          <table:table-cell office:value-type="float" office:value="0.00405229">
            <text:p>0.00405229</text:p>
          </table:table-cell>
          <table:table-cell office:value-type="float" office:value="0.0075738">
            <text:p>0.0075738</text:p>
          </table:table-cell>
          <table:table-cell office:value-type="float" office:value="-0.0118497">
            <text:p>-0.0118497</text:p>
          </table:table-cell>
          <table:table-cell/>
          <table:table-cell office:value-type="float" office:value="1.43403">
            <text:p>1.43403</text:p>
          </table:table-cell>
          <table:table-cell office:value-type="float" office:value="0.254482">
            <text:p>0.254482</text:p>
          </table:table-cell>
          <table:table-cell office:value-type="float" office:value="0.133168">
            <text:p>0.133168</text:p>
          </table:table-cell>
          <table:table-cell office:value-type="float" office:value="0.774469">
            <text:p>0.774469</text:p>
          </table:table-cell>
          <table:table-cell office:value-type="float" office:value="0.728531">
            <text:p>0.728531</text:p>
          </table:table-cell>
          <table:table-cell office:value-type="float" office:value="0.00747495">
            <text:p>0.00747495</text:p>
          </table:table-cell>
          <table:table-cell office:value-type="float" office:value="-0.000506612">
            <text:p>-0.000506612</text:p>
          </table:table-cell>
          <table:table-cell office:value-type="float" office:value="-0.143694">
            <text:p>-0.143694</text:p>
          </table:table-cell>
          <table:table-cell office:value-type="float" office:value="-0.0237102">
            <text:p>-0.0237102</text:p>
          </table:table-cell>
          <table:table-cell office:value-type="float" office:value="0.00554512">
            <text:p>0.00554512</text:p>
          </table:table-cell>
          <table:table-cell office:value-type="float" office:value="-0.00961751">
            <text:p>-0.00961751</text:p>
          </table:table-cell>
          <table:table-cell office:value-type="float" office:value="0.044577">
            <text:p>0.044577</text:p>
          </table:table-cell>
          <table:table-cell office:value-type="float" office:value="-0.034216">
            <text:p>-0.034216</text:p>
          </table:table-cell>
          <table:table-cell office:value-type="float" office:value="0.0340964">
            <text:p>0.0340964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4">
          <table:table-cell office:value-type="float" office:value="1.64001">
            <text:p>1.64001</text:p>
          </table:table-cell>
          <table:table-cell office:value-type="float" office:value="0.29359">
            <text:p>0.29359</text:p>
          </table:table-cell>
          <table:table-cell office:value-type="float" office:value="-0.220435">
            <text:p>-0.220435</text:p>
          </table:table-cell>
          <table:table-cell office:value-type="float" office:value="0.810333">
            <text:p>0.810333</text:p>
          </table:table-cell>
          <table:table-cell office:value-type="float" office:value="0.431065">
            <text:p>0.431065</text:p>
          </table:table-cell>
          <table:table-cell office:value-type="float" office:value="0.187224">
            <text:p>0.187224</text:p>
          </table:table-cell>
          <table:table-cell office:value-type="float" office:value="-0.208278">
            <text:p>-0.208278</text:p>
          </table:table-cell>
          <table:table-cell office:value-type="float" office:value="0.0548345">
            <text:p>0.0548345</text:p>
          </table:table-cell>
          <table:table-cell office:value-type="float" office:value="-0.00376976">
            <text:p>-0.00376976</text:p>
          </table:table-cell>
          <table:table-cell office:value-type="float" office:value="0.00419698">
            <text:p>0.00419698</text:p>
          </table:table-cell>
          <table:table-cell office:value-type="float" office:value="-0.00208886">
            <text:p>-0.00208886</text:p>
          </table:table-cell>
          <table:table-cell office:value-type="float" office:value="-0.198566">
            <text:p>-0.198566</text:p>
          </table:table-cell>
          <table:table-cell office:value-type="float" office:value="0.413519">
            <text:p>0.413519</text:p>
          </table:table-cell>
          <table:table-cell office:value-type="float" office:value="-0.133311">
            <text:p>-0.133311</text:p>
          </table:table-cell>
          <table:table-cell/>
          <table:table-cell office:value-type="float" office:value="1.30435">
            <text:p>1.30435</text:p>
          </table:table-cell>
          <table:table-cell office:value-type="float" office:value="0.242741">
            <text:p>0.242741</text:p>
          </table:table-cell>
          <table:table-cell table:style-name="ce1" office:value-type="float" office:value="0.201712">
            <text:p>0.201712</text:p>
          </table:table-cell>
          <table:table-cell office:value-type="float" office:value="0.808747">
            <text:p>0.808747</text:p>
          </table:table-cell>
          <table:table-cell office:value-type="float" office:value="0.590677">
            <text:p>0.590677</text:p>
          </table:table-cell>
          <table:table-cell office:value-type="float" office:value="0.175053">
            <text:p>0.175053</text:p>
          </table:table-cell>
          <table:table-cell office:value-type="float" office:value="0.184141">
            <text:p>0.184141</text:p>
          </table:table-cell>
          <table:table-cell office:value-type="float" office:value="-0.0272692">
            <text:p>-0.0272692</text:p>
          </table:table-cell>
          <table:table-cell office:value-type="float" office:value="-0.0232407">
            <text:p>-0.0232407</text:p>
          </table:table-cell>
          <table:table-cell office:value-type="float" office:value="-0.00265458">
            <text:p>-0.00265458</text:p>
          </table:table-cell>
          <table:table-cell office:value-type="float" office:value="0.00186246">
            <text:p>0.00186246</text:p>
          </table:table-cell>
          <table:table-cell office:value-type="float" office:value="0.074146">
            <text:p>0.074146</text:p>
          </table:table-cell>
          <table:table-cell office:value-type="float" office:value="-0.00370688">
            <text:p>-0.00370688</text:p>
          </table:table-cell>
          <table:table-cell office:value-type="float" office:value="0.00908944">
            <text:p>0.00908944</text:p>
          </table:table-cell>
          <table:table-cell/>
          <table:table-cell office:value-type="float" office:value="1.73414">
            <text:p>1.73414</text:p>
          </table:table-cell>
          <table:table-cell office:value-type="float" office:value="-0.0628902">
            <text:p>-0.0628902</text:p>
          </table:table-cell>
          <table:table-cell office:value-type="float" office:value="0.0187856">
            <text:p>0.0187856</text:p>
          </table:table-cell>
          <table:table-cell office:value-type="float" office:value="0.836802">
            <text:p>0.836802</text:p>
          </table:table-cell>
          <table:table-cell office:value-type="float" office:value="0.588326">
            <text:p>0.588326</text:p>
          </table:table-cell>
          <table:table-cell office:value-type="float" office:value="0.0105498">
            <text:p>0.0105498</text:p>
          </table:table-cell>
          <table:table-cell office:value-type="float" office:value="-0.0108414">
            <text:p>-0.0108414</text:p>
          </table:table-cell>
          <table:table-cell office:value-type="float" office:value="-0.00934905">
            <text:p>-0.00934905</text:p>
          </table:table-cell>
          <table:table-cell office:value-type="float" office:value="-0.000575915">
            <text:p>-0.000575915</text:p>
          </table:table-cell>
          <table:table-cell office:value-type="float" office:value="-0.00149223">
            <text:p>-0.00149223</text:p>
          </table:table-cell>
          <table:table-cell office:value-type="float" office:value="-0.000298036">
            <text:p>-0.000298036</text:p>
          </table:table-cell>
          <table:table-cell office:value-type="float" office:value="0.30237">
            <text:p>0.30237</text:p>
          </table:table-cell>
          <table:table-cell office:value-type="float" office:value="-0.39889">
            <text:p>-0.39889</text:p>
          </table:table-cell>
          <table:table-cell office:value-type="float" office:value="-0.200658">
            <text:p>-0.200658</text:p>
          </table:table-cell>
          <table:table-cell/>
          <table:table-cell office:value-type="float" office:value="1.66619">
            <text:p>1.66619</text:p>
          </table:table-cell>
          <table:table-cell office:value-type="float" office:value="0.25138">
            <text:p>0.25138</text:p>
          </table:table-cell>
          <table:table-cell office:value-type="float" office:value="0.132611">
            <text:p>0.132611</text:p>
          </table:table-cell>
          <table:table-cell office:value-type="float" office:value="0.774074">
            <text:p>0.774074</text:p>
          </table:table-cell>
          <table:table-cell office:value-type="float" office:value="0.692117">
            <text:p>0.692117</text:p>
          </table:table-cell>
          <table:table-cell office:value-type="float" office:value="0.0223395">
            <text:p>0.0223395</text:p>
          </table:table-cell>
          <table:table-cell office:value-type="float" office:value="0.00249489">
            <text:p>0.00249489</text:p>
          </table:table-cell>
          <table:table-cell office:value-type="float" office:value="-0.135627">
            <text:p>-0.135627</text:p>
          </table:table-cell>
          <table:table-cell office:value-type="float" office:value="-0.0133612">
            <text:p>-0.0133612</text:p>
          </table:table-cell>
          <table:table-cell office:value-type="float" office:value="-0.00239846">
            <text:p>-0.00239846</text:p>
          </table:table-cell>
          <table:table-cell office:value-type="float" office:value="-0.00170169">
            <text:p>-0.00170169</text:p>
          </table:table-cell>
          <table:table-cell office:value-type="float" office:value="0.0476315">
            <text:p>0.0476315</text:p>
          </table:table-cell>
          <table:table-cell office:value-type="float" office:value="0.019718">
            <text:p>0.019718</text:p>
          </table:table-cell>
          <table:table-cell office:value-type="float" office:value="0.0165024">
            <text:p>0.016502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4">
          <table:table-cell office:value-type="float" office:value="1.70739">
            <text:p>1.70739</text:p>
          </table:table-cell>
          <table:table-cell office:value-type="float" office:value="0.292435">
            <text:p>0.292435</text:p>
          </table:table-cell>
          <table:table-cell office:value-type="float" office:value="-0.218275">
            <text:p>-0.218275</text:p>
          </table:table-cell>
          <table:table-cell office:value-type="float" office:value="0.809587">
            <text:p>0.809587</text:p>
          </table:table-cell>
          <table:table-cell office:value-type="float" office:value="0.416416">
            <text:p>0.416416</text:p>
          </table:table-cell>
          <table:table-cell office:value-type="float" office:value="0.193258">
            <text:p>0.193258</text:p>
          </table:table-cell>
          <table:table-cell office:value-type="float" office:value="-0.216102">
            <text:p>-0.216102</text:p>
          </table:table-cell>
          <table:table-cell office:value-type="float" office:value="0.0560205">
            <text:p>0.0560205</text:p>
          </table:table-cell>
          <table:table-cell office:value-type="float" office:value="-0.0171496">
            <text:p>-0.0171496</text:p>
          </table:table-cell>
          <table:table-cell office:value-type="float" office:value="0.0320607">
            <text:p>0.0320607</text:p>
          </table:table-cell>
          <table:table-cell office:value-type="float" office:value="-0.0110716">
            <text:p>-0.0110716</text:p>
          </table:table-cell>
          <table:table-cell office:value-type="float" office:value="-0.00512985">
            <text:p>-0.00512985</text:p>
          </table:table-cell>
          <table:table-cell office:value-type="float" office:value="0.0251377">
            <text:p>0.0251377</text:p>
          </table:table-cell>
          <table:table-cell office:value-type="float" office:value="-0.05724">
            <text:p>-0.05724</text:p>
          </table:table-cell>
          <table:table-cell/>
          <table:table-cell office:value-type="float" office:value="1.56503">
            <text:p>1.56503</text:p>
          </table:table-cell>
          <table:table-cell office:value-type="float" office:value="0.241721">
            <text:p>0.241721</text:p>
          </table:table-cell>
          <table:table-cell office:value-type="float" office:value="0.200768">
            <text:p>0.200768</text:p>
          </table:table-cell>
          <table:table-cell office:value-type="float" office:value="0.80985">
            <text:p>0.80985</text:p>
          </table:table-cell>
          <table:table-cell office:value-type="float" office:value="0.531684">
            <text:p>0.531684</text:p>
          </table:table-cell>
          <table:table-cell office:value-type="float" office:value="0.200602">
            <text:p>0.200602</text:p>
          </table:table-cell>
          <table:table-cell office:value-type="float" office:value="0.210235">
            <text:p>0.210235</text:p>
          </table:table-cell>
          <table:table-cell office:value-type="float" office:value="-0.0318832">
            <text:p>-0.0318832</text:p>
          </table:table-cell>
          <table:table-cell office:value-type="float" office:value="-0.00391237">
            <text:p>-0.00391237</text:p>
          </table:table-cell>
          <table:table-cell office:value-type="float" office:value="-0.00362089">
            <text:p>-0.00362089</text:p>
          </table:table-cell>
          <table:table-cell office:value-type="float" office:value="0.00423188">
            <text:p>0.00423188</text:p>
          </table:table-cell>
          <table:table-cell office:value-type="float" office:value="0.0129812">
            <text:p>0.0129812</text:p>
          </table:table-cell>
          <table:table-cell office:value-type="float" office:value="-0.0058068">
            <text:p>-0.0058068</text:p>
          </table:table-cell>
          <table:table-cell office:value-type="float" office:value="-0.0199388">
            <text:p>-0.0199388</text:p>
          </table:table-cell>
          <table:table-cell/>
          <table:table-cell office:value-type="float" office:value="1.7702">
            <text:p>1.7702</text:p>
          </table:table-cell>
          <table:table-cell office:value-type="float" office:value="-0.0625179">
            <text:p>-0.0625179</text:p>
          </table:table-cell>
          <table:table-cell office:value-type="float" office:value="0.0182132">
            <text:p>0.0182132</text:p>
          </table:table-cell>
          <table:table-cell office:value-type="float" office:value="0.836531">
            <text:p>0.836531</text:p>
          </table:table-cell>
          <table:table-cell office:value-type="float" office:value="0.581873">
            <text:p>0.581873</text:p>
          </table:table-cell>
          <table:table-cell office:value-type="float" office:value="0.00178982">
            <text:p>0.00178982</text:p>
          </table:table-cell>
          <table:table-cell office:value-type="float" office:value="0.000653988">
            <text:p>0.000653988</text:p>
          </table:table-cell>
          <table:table-cell office:value-type="float" office:value="-0.00317973">
            <text:p>-0.00317973</text:p>
          </table:table-cell>
          <table:table-cell office:value-type="float" office:value="0.0103263">
            <text:p>0.0103263</text:p>
          </table:table-cell>
          <table:table-cell office:value-type="float" office:value="-0.0158745">
            <text:p>-0.0158745</text:p>
          </table:table-cell>
          <table:table-cell office:value-type="float" office:value="-0.00753291">
            <text:p>-0.00753291</text:p>
          </table:table-cell>
          <table:table-cell office:value-type="float" office:value="-0.0338796">
            <text:p>-0.0338796</text:p>
          </table:table-cell>
          <table:table-cell office:value-type="float" office:value="0.0438189">
            <text:p>0.0438189</text:p>
          </table:table-cell>
          <table:table-cell office:value-type="float" office:value="0.0361548">
            <text:p>0.0361548</text:p>
          </table:table-cell>
          <table:table-cell/>
          <table:table-cell office:value-type="float" office:value="1.86644">
            <text:p>1.86644</text:p>
          </table:table-cell>
          <table:table-cell office:value-type="float" office:value="0.250614">
            <text:p>0.250614</text:p>
          </table:table-cell>
          <table:table-cell office:value-type="float" office:value="0.132922">
            <text:p>0.132922</text:p>
          </table:table-cell>
          <table:table-cell office:value-type="float" office:value="0.774395">
            <text:p>0.774395</text:p>
          </table:table-cell>
          <table:table-cell office:value-type="float" office:value="0.662173">
            <text:p>0.662173</text:p>
          </table:table-cell>
          <table:table-cell office:value-type="float" office:value="0.0294705">
            <text:p>0.0294705</text:p>
          </table:table-cell>
          <table:table-cell office:value-type="float" office:value="-0.00744137">
            <text:p>-0.00744137</text:p>
          </table:table-cell>
          <table:table-cell office:value-type="float" office:value="-0.128341">
            <text:p>-0.128341</text:p>
          </table:table-cell>
          <table:table-cell office:value-type="float" office:value="-0.00382296">
            <text:p>-0.00382296</text:p>
          </table:table-cell>
          <table:table-cell office:value-type="float" office:value="0.00155008">
            <text:p>0.00155008</text:p>
          </table:table-cell>
          <table:table-cell office:value-type="float" office:value="0.00160293">
            <text:p>0.00160293</text:p>
          </table:table-cell>
          <table:table-cell office:value-type="float" office:value="-0.116984">
            <text:p>-0.116984</text:p>
          </table:table-cell>
          <table:table-cell office:value-type="float" office:value="-0.274292">
            <text:p>-0.274292</text:p>
          </table:table-cell>
          <table:table-cell office:value-type="float" office:value="0.00906585">
            <text:p>0.00906585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4">
          <table:table-cell office:value-type="float" office:value="1.83564">
            <text:p>1.83564</text:p>
          </table:table-cell>
          <table:table-cell office:value-type="float" office:value="0.290151">
            <text:p>0.290151</text:p>
          </table:table-cell>
          <table:table-cell office:value-type="float" office:value="-0.213749">
            <text:p>-0.213749</text:p>
          </table:table-cell>
          <table:table-cell office:value-type="float" office:value="0.807226">
            <text:p>0.807226</text:p>
          </table:table-cell>
          <table:table-cell office:value-type="float" office:value="0.389895">
            <text:p>0.389895</text:p>
          </table:table-cell>
          <table:table-cell office:value-type="float" office:value="0.199443">
            <text:p>0.199443</text:p>
          </table:table-cell>
          <table:table-cell office:value-type="float" office:value="-0.221123">
            <text:p>-0.221123</text:p>
          </table:table-cell>
          <table:table-cell office:value-type="float" office:value="0.0561865">
            <text:p>0.0561865</text:p>
          </table:table-cell>
          <table:table-cell office:value-type="float" office:value="-0.0178075">
            <text:p>-0.0178075</text:p>
          </table:table-cell>
          <table:table-cell office:value-type="float" office:value="0.0352847">
            <text:p>0.0352847</text:p>
          </table:table-cell>
          <table:table-cell office:value-type="float" office:value="-0.0184128">
            <text:p>-0.0184128</text:p>
          </table:table-cell>
          <table:table-cell office:value-type="float" office:value="-0.0257559">
            <text:p>-0.0257559</text:p>
          </table:table-cell>
          <table:table-cell office:value-type="float" office:value="0.0325091">
            <text:p>0.0325091</text:p>
          </table:table-cell>
          <table:table-cell office:value-type="float" office:value="-0.0180318">
            <text:p>-0.0180318</text:p>
          </table:table-cell>
          <table:table-cell/>
          <table:table-cell office:value-type="float" office:value="1.8267">
            <text:p>1.8267</text:p>
          </table:table-cell>
          <table:table-cell office:value-type="float" office:value="0.241586">
            <text:p>0.241586</text:p>
          </table:table-cell>
          <table:table-cell office:value-type="float" office:value="0.199423">
            <text:p>0.199423</text:p>
          </table:table-cell>
          <table:table-cell office:value-type="float" office:value="0.809592">
            <text:p>0.809592</text:p>
          </table:table-cell>
          <table:table-cell office:value-type="float" office:value="0.47839">
            <text:p>0.47839</text:p>
          </table:table-cell>
          <table:table-cell office:value-type="float" office:value="0.223506">
            <text:p>0.223506</text:p>
          </table:table-cell>
          <table:table-cell office:value-type="float" office:value="0.232722">
            <text:p>0.232722</text:p>
          </table:table-cell>
          <table:table-cell office:value-type="float" office:value="-0.0372364">
            <text:p>-0.0372364</text:p>
          </table:table-cell>
          <table:table-cell office:value-type="float" office:value="-0.000515544">
            <text:p>-0.000515544</text:p>
          </table:table-cell>
          <table:table-cell office:value-type="float" office:value="-0.00514037">
            <text:p>-0.00514037</text:p>
          </table:table-cell>
          <table:table-cell office:value-type="float" office:value="-0.000985558">
            <text:p>-0.000985558</text:p>
          </table:table-cell>
          <table:table-cell office:value-type="float" office:value="-0.0293485">
            <text:p>-0.0293485</text:p>
          </table:table-cell>
          <table:table-cell office:value-type="float" office:value="-0.0311908">
            <text:p>-0.0311908</text:p>
          </table:table-cell>
          <table:table-cell office:value-type="float" office:value="-0.0142779">
            <text:p>-0.0142779</text:p>
          </table:table-cell>
          <table:table-cell/>
          <table:table-cell office:value-type="float" office:value="2.1123">
            <text:p>2.1123</text:p>
          </table:table-cell>
          <table:table-cell office:value-type="float" office:value="-0.0629503">
            <text:p>-0.0629503</text:p>
          </table:table-cell>
          <table:table-cell office:value-type="float" office:value="0.0179108">
            <text:p>0.0179108</text:p>
          </table:table-cell>
          <table:table-cell office:value-type="float" office:value="0.838185">
            <text:p>0.838185</text:p>
          </table:table-cell>
          <table:table-cell office:value-type="float" office:value="0.524058">
            <text:p>0.524058</text:p>
          </table:table-cell>
          <table:table-cell office:value-type="float" office:value="0.0028861">
            <text:p>0.0028861</text:p>
          </table:table-cell>
          <table:table-cell office:value-type="float" office:value="0.000795692">
            <text:p>0.000795692</text:p>
          </table:table-cell>
          <table:table-cell office:value-type="float" office:value="-0.00527483">
            <text:p>-0.00527483</text:p>
          </table:table-cell>
          <table:table-cell office:value-type="float" office:value="-0.00126403">
            <text:p>-0.00126403</text:p>
          </table:table-cell>
          <table:table-cell office:value-type="float" office:value="-0.000883975">
            <text:p>-0.000883975</text:p>
          </table:table-cell>
          <table:table-cell office:value-type="float" office:value="0.00483575">
            <text:p>0.00483575</text:p>
          </table:table-cell>
          <table:table-cell office:value-type="float" office:value="0.0463632">
            <text:p>0.0463632</text:p>
          </table:table-cell>
          <table:table-cell office:value-type="float" office:value="0.00670773">
            <text:p>0.00670773</text:p>
          </table:table-cell>
          <table:table-cell office:value-type="float" office:value="-0.112578">
            <text:p>-0.112578</text:p>
          </table:table-cell>
          <table:table-cell/>
          <table:table-cell office:value-type="float" office:value="1.96631">
            <text:p>1.96631</text:p>
          </table:table-cell>
          <table:table-cell office:value-type="float" office:value="0.249066">
            <text:p>0.249066</text:p>
          </table:table-cell>
          <table:table-cell office:value-type="float" office:value="0.130341">
            <text:p>0.130341</text:p>
          </table:table-cell>
          <table:table-cell office:value-type="float" office:value="0.774646">
            <text:p>0.774646</text:p>
          </table:table-cell>
          <table:table-cell office:value-type="float" office:value="0.647727">
            <text:p>0.647727</text:p>
          </table:table-cell>
          <table:table-cell office:value-type="float" office:value="0.0425684">
            <text:p>0.0425684</text:p>
          </table:table-cell>
          <table:table-cell office:value-type="float" office:value="0.00282416">
            <text:p>0.00282416</text:p>
          </table:table-cell>
          <table:table-cell office:value-type="float" office:value="-0.126437">
            <text:p>-0.126437</text:p>
          </table:table-cell>
          <table:table-cell office:value-type="float" office:value="-0.0155061">
            <text:p>-0.0155061</text:p>
          </table:table-cell>
          <table:table-cell office:value-type="float" office:value="-0.0258433">
            <text:p>-0.0258433</text:p>
          </table:table-cell>
          <table:table-cell office:value-type="float" office:value="0.00250832">
            <text:p>0.00250832</text:p>
          </table:table-cell>
          <table:table-cell office:value-type="float" office:value="0.0983947">
            <text:p>0.0983947</text:p>
          </table:table-cell>
          <table:table-cell office:value-type="float" office:value="0.0733063">
            <text:p>0.0733063</text:p>
          </table:table-cell>
          <table:table-cell office:value-type="float" office:value="-0.033973">
            <text:p>-0.033973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4">
          <table:table-cell office:value-type="float" office:value="2.13563">
            <text:p>2.13563</text:p>
          </table:table-cell>
          <table:table-cell office:value-type="float" office:value="0.282491">
            <text:p>0.282491</text:p>
          </table:table-cell>
          <table:table-cell office:value-type="float" office:value="-0.200239">
            <text:p>-0.200239</text:p>
          </table:table-cell>
          <table:table-cell office:value-type="float" office:value="0.800079">
            <text:p>0.800079</text:p>
          </table:table-cell>
          <table:table-cell office:value-type="float" office:value="0.334271">
            <text:p>0.334271</text:p>
          </table:table-cell>
          <table:table-cell office:value-type="float" office:value="0.210133">
            <text:p>0.210133</text:p>
          </table:table-cell>
          <table:table-cell office:value-type="float" office:value="-0.227608">
            <text:p>-0.227608</text:p>
          </table:table-cell>
          <table:table-cell office:value-type="float" office:value="0.0538873">
            <text:p>0.0538873</text:p>
          </table:table-cell>
          <table:table-cell office:value-type="float" office:value="-0.025534">
            <text:p>-0.025534</text:p>
          </table:table-cell>
          <table:table-cell office:value-type="float" office:value="0.0450372">
            <text:p>0.0450372</text:p>
          </table:table-cell>
          <table:table-cell office:value-type="float" office:value="-0.0238222">
            <text:p>-0.0238222</text:p>
          </table:table-cell>
          <table:table-cell office:value-type="float" office:value="-0.004557">
            <text:p>-0.004557</text:p>
          </table:table-cell>
          <table:table-cell office:value-type="float" office:value="0.0345608">
            <text:p>0.0345608</text:p>
          </table:table-cell>
          <table:table-cell office:value-type="float" office:value="-0.0108469">
            <text:p>-0.0108469</text:p>
          </table:table-cell>
          <table:table-cell/>
          <table:table-cell office:value-type="float" office:value="2.03286">
            <text:p>2.03286</text:p>
          </table:table-cell>
          <table:table-cell office:value-type="float" office:value="0.240233">
            <text:p>0.240233</text:p>
          </table:table-cell>
          <table:table-cell office:value-type="float" office:value="0.197038">
            <text:p>0.197038</text:p>
          </table:table-cell>
          <table:table-cell office:value-type="float" office:value="0.808782">
            <text:p>0.808782</text:p>
          </table:table-cell>
          <table:table-cell office:value-type="float" office:value="0.440192">
            <text:p>0.440192</text:p>
          </table:table-cell>
          <table:table-cell office:value-type="float" office:value="0.239277">
            <text:p>0.239277</text:p>
          </table:table-cell>
          <table:table-cell office:value-type="float" office:value="0.247559">
            <text:p>0.247559</text:p>
          </table:table-cell>
          <table:table-cell office:value-type="float" office:value="-0.0410762">
            <text:p>-0.0410762</text:p>
          </table:table-cell>
          <table:table-cell office:value-type="float" office:value="-0.00656618">
            <text:p>-0.00656618</text:p>
          </table:table-cell>
          <table:table-cell office:value-type="float" office:value="-0.0115708">
            <text:p>-0.0115708</text:p>
          </table:table-cell>
          <table:table-cell office:value-type="float" office:value="-0.00392917">
            <text:p>-0.00392917</text:p>
          </table:table-cell>
          <table:table-cell office:value-type="float" office:value="0.000371276">
            <text:p>0.000371276</text:p>
          </table:table-cell>
          <table:table-cell office:value-type="float" office:value="-0.0222646">
            <text:p>-0.0222646</text:p>
          </table:table-cell>
          <table:table-cell office:value-type="float" office:value="0.0139367">
            <text:p>0.0139367</text:p>
          </table:table-cell>
          <table:table-cell/>
          <table:table-cell office:value-type="float" office:value="2.17036">
            <text:p>2.17036</text:p>
          </table:table-cell>
          <table:table-cell office:value-type="float" office:value="-0.0628674">
            <text:p>-0.0628674</text:p>
          </table:table-cell>
          <table:table-cell office:value-type="float" office:value="0.0178821">
            <text:p>0.0178821</text:p>
          </table:table-cell>
          <table:table-cell office:value-type="float" office:value="0.838086">
            <text:p>0.838086</text:p>
          </table:table-cell>
          <table:table-cell office:value-type="float" office:value="0.514832">
            <text:p>0.514832</text:p>
          </table:table-cell>
          <table:table-cell office:value-type="float" office:value="0.00143366">
            <text:p>0.00143366</text:p>
          </table:table-cell>
          <table:table-cell office:value-type="float" office:value="0.000659026">
            <text:p>0.000659026</text:p>
          </table:table-cell>
          <table:table-cell office:value-type="float" office:value="-0.00238142">
            <text:p>-0.00238142</text:p>
          </table:table-cell>
          <table:table-cell office:value-type="float" office:value="0.00142801">
            <text:p>0.00142801</text:p>
          </table:table-cell>
          <table:table-cell office:value-type="float" office:value="-0.000494496">
            <text:p>-0.000494496</text:p>
          </table:table-cell>
          <table:table-cell office:value-type="float" office:value="-0.00170099">
            <text:p>-0.00170099</text:p>
          </table:table-cell>
          <table:table-cell office:value-type="float" office:value="-0.0134186">
            <text:p>-0.0134186</text:p>
          </table:table-cell>
          <table:table-cell office:value-type="float" office:value="0.000795625">
            <text:p>0.000795625</text:p>
          </table:table-cell>
          <table:table-cell office:value-type="float" office:value="0.00821956">
            <text:p>0.00821956</text:p>
          </table:table-cell>
          <table:table-cell/>
          <table:table-cell office:value-type="float" office:value="2.13414">
            <text:p>2.13414</text:p>
          </table:table-cell>
          <table:table-cell office:value-type="float" office:value="0.249235">
            <text:p>0.249235</text:p>
          </table:table-cell>
          <table:table-cell office:value-type="float" office:value="0.128068">
            <text:p>0.128068</text:p>
          </table:table-cell>
          <table:table-cell office:value-type="float" office:value="0.77411">
            <text:p>0.77411</text:p>
          </table:table-cell>
          <table:table-cell office:value-type="float" office:value="0.624156">
            <text:p>0.624156</text:p>
          </table:table-cell>
          <table:table-cell office:value-type="float" office:value="0.047488">
            <text:p>0.047488</text:p>
          </table:table-cell>
          <table:table-cell office:value-type="float" office:value="-0.00381394">
            <text:p>-0.00381394</text:p>
          </table:table-cell>
          <table:table-cell office:value-type="float" office:value="-0.118496">
            <text:p>-0.118496</text:p>
          </table:table-cell>
          <table:table-cell office:value-type="float" office:value="0.00100788">
            <text:p>0.00100788</text:p>
          </table:table-cell>
          <table:table-cell office:value-type="float" office:value="-0.01354">
            <text:p>-0.01354</text:p>
          </table:table-cell>
          <table:table-cell office:value-type="float" office:value="-0.0031935">
            <text:p>-0.0031935</text:p>
          </table:table-cell>
          <table:table-cell office:value-type="float" office:value="-0.0856388">
            <text:p>-0.0856388</text:p>
          </table:table-cell>
          <table:table-cell office:value-type="float" office:value="-0.0891197">
            <text:p>-0.0891197</text:p>
          </table:table-cell>
          <table:table-cell office:value-type="float" office:value="0.0497913">
            <text:p>0.0497913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4">
          <table:table-cell office:value-type="float" office:value="2.63753">
            <text:p>2.63753</text:p>
          </table:table-cell>
          <table:table-cell office:value-type="float" office:value="0.268528">
            <text:p>0.268528</text:p>
          </table:table-cell>
          <table:table-cell office:value-type="float" office:value="-0.168928">
            <text:p>-0.168928</text:p>
          </table:table-cell>
          <table:table-cell office:value-type="float" office:value="0.785391">
            <text:p>0.785391</text:p>
          </table:table-cell>
          <table:table-cell office:value-type="float" office:value="0.258378">
            <text:p>0.258378</text:p>
          </table:table-cell>
          <table:table-cell office:value-type="float" office:value="0.217421">
            <text:p>0.217421</text:p>
          </table:table-cell>
          <table:table-cell office:value-type="float" office:value="-0.233505">
            <text:p>-0.233505</text:p>
          </table:table-cell>
          <table:table-cell office:value-type="float" office:value="0.051503">
            <text:p>0.051503</text:p>
          </table:table-cell>
          <table:table-cell office:value-type="float" office:value="-0.0278212">
            <text:p>-0.0278212</text:p>
          </table:table-cell>
          <table:table-cell office:value-type="float" office:value="0.0623833">
            <text:p>0.0623833</text:p>
          </table:table-cell>
          <table:table-cell office:value-type="float" office:value="-0.0292663">
            <text:p>-0.0292663</text:p>
          </table:table-cell>
          <table:table-cell office:value-type="float" office:value="-0.227685">
            <text:p>-0.227685</text:p>
          </table:table-cell>
          <table:table-cell office:value-type="float" office:value="-0.535725">
            <text:p>-0.535725</text:p>
          </table:table-cell>
          <table:table-cell office:value-type="float" office:value="0.30635">
            <text:p>0.30635</text:p>
          </table:table-cell>
          <table:table-cell/>
          <table:table-cell office:value-type="float" office:value="2.24926">
            <text:p>2.24926</text:p>
          </table:table-cell>
          <table:table-cell office:value-type="float" office:value="0.238829">
            <text:p>0.238829</text:p>
          </table:table-cell>
          <table:table-cell office:value-type="float" office:value="0.193491">
            <text:p>0.193491</text:p>
          </table:table-cell>
          <table:table-cell office:value-type="float" office:value="0.808584">
            <text:p>0.808584</text:p>
          </table:table-cell>
          <table:table-cell office:value-type="float" office:value="0.403373">
            <text:p>0.403373</text:p>
          </table:table-cell>
          <table:table-cell office:value-type="float" office:value="0.253404">
            <text:p>0.253404</text:p>
          </table:table-cell>
          <table:table-cell office:value-type="float" office:value="0.260079">
            <text:p>0.260079</text:p>
          </table:table-cell>
          <table:table-cell office:value-type="float" office:value="-0.044463">
            <text:p>-0.044463</text:p>
          </table:table-cell>
          <table:table-cell office:value-type="float" office:value="-0.00648583">
            <text:p>-0.00648583</text:p>
          </table:table-cell>
          <table:table-cell office:value-type="float" office:value="-0.0163889">
            <text:p>-0.0163889</text:p>
          </table:table-cell>
          <table:table-cell office:value-type="float" office:value="-0.000913276">
            <text:p>-0.000913276</text:p>
          </table:table-cell>
          <table:table-cell office:value-type="float" office:value="-0.0368885">
            <text:p>-0.0368885</text:p>
          </table:table-cell>
          <table:table-cell office:value-type="float" office:value="-0.0424952">
            <text:p>-0.0424952</text:p>
          </table:table-cell>
          <table:table-cell office:value-type="float" office:value="0.00640316">
            <text:p>0.00640316</text:p>
          </table:table-cell>
          <table:table-cell/>
          <table:table-cell office:value-type="float" office:value="2.43423">
            <text:p>2.43423</text:p>
          </table:table-cell>
          <table:table-cell office:value-type="float" office:value="-0.0634249">
            <text:p>-0.0634249</text:p>
          </table:table-cell>
          <table:table-cell office:value-type="float" office:value="0.017807">
            <text:p>0.017807</text:p>
          </table:table-cell>
          <table:table-cell office:value-type="float" office:value="0.83821">
            <text:p>0.83821</text:p>
          </table:table-cell>
          <table:table-cell office:value-type="float" office:value="0.474909">
            <text:p>0.474909</text:p>
          </table:table-cell>
          <table:table-cell office:value-type="float" office:value="0.00124375">
            <text:p>0.00124375</text:p>
          </table:table-cell>
          <table:table-cell office:value-type="float" office:value="0.000627056">
            <text:p>0.000627056</text:p>
          </table:table-cell>
          <table:table-cell office:value-type="float" office:value="-0.00255174">
            <text:p>-0.00255174</text:p>
          </table:table-cell>
          <table:table-cell office:value-type="float" office:value="-0.00211274">
            <text:p>-0.00211274</text:p>
          </table:table-cell>
          <table:table-cell office:value-type="float" office:value="-0.000284556">
            <text:p>-0.000284556</text:p>
          </table:table-cell>
          <table:table-cell office:value-type="float" office:value="0.00046789">
            <text:p>0.00046789</text:p>
          </table:table-cell>
          <table:table-cell office:value-type="float" office:value="0.00588235">
            <text:p>0.00588235</text:p>
          </table:table-cell>
          <table:table-cell office:value-type="float" office:value="-0.00345757">
            <text:p>-0.00345757</text:p>
          </table:table-cell>
          <table:table-cell office:value-type="float" office:value="0.000677827">
            <text:p>0.000677827</text:p>
          </table:table-cell>
          <table:table-cell/>
          <table:table-cell office:value-type="float" office:value="2.36641">
            <text:p>2.36641</text:p>
          </table:table-cell>
          <table:table-cell office:value-type="float" office:value="0.244849">
            <text:p>0.244849</text:p>
          </table:table-cell>
          <table:table-cell office:value-type="float" office:value="0.120115">
            <text:p>0.120115</text:p>
          </table:table-cell>
          <table:table-cell office:value-type="float" office:value="0.776054">
            <text:p>0.776054</text:p>
          </table:table-cell>
          <table:table-cell office:value-type="float" office:value="0.592944">
            <text:p>0.592944</text:p>
          </table:table-cell>
          <table:table-cell office:value-type="float" office:value="0.06127">
            <text:p>0.06127</text:p>
          </table:table-cell>
          <table:table-cell office:value-type="float" office:value="-0.0100715">
            <text:p>-0.0100715</text:p>
          </table:table-cell>
          <table:table-cell office:value-type="float" office:value="-0.10967">
            <text:p>-0.10967</text:p>
          </table:table-cell>
          <table:table-cell office:value-type="float" office:value="-0.0188834">
            <text:p>-0.0188834</text:p>
          </table:table-cell>
          <table:table-cell office:value-type="float" office:value="-0.0342398">
            <text:p>-0.0342398</text:p>
          </table:table-cell>
          <table:table-cell office:value-type="float" office:value="0.00837153">
            <text:p>0.00837153</text:p>
          </table:table-cell>
          <table:table-cell office:value-type="float" office:value="0.0450555">
            <text:p>0.0450555</text:p>
          </table:table-cell>
          <table:table-cell office:value-type="float" office:value="-0.0455801">
            <text:p>-0.0455801</text:p>
          </table:table-cell>
          <table:table-cell office:value-type="float" office:value="0.0155388">
            <text:p>0.0155388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4">
          <table:table-cell office:value-type="float" office:value="2.70359">
            <text:p>2.70359</text:p>
          </table:table-cell>
          <table:table-cell office:value-type="float" office:value="0.265696">
            <text:p>0.265696</text:p>
          </table:table-cell>
          <table:table-cell office:value-type="float" office:value="-0.167145">
            <text:p>-0.167145</text:p>
          </table:table-cell>
          <table:table-cell office:value-type="float" office:value="0.784794">
            <text:p>0.784794</text:p>
          </table:table-cell>
          <table:table-cell office:value-type="float" office:value="0.249768">
            <text:p>0.249768</text:p>
          </table:table-cell>
          <table:table-cell office:value-type="float" office:value="0.220474">
            <text:p>0.220474</text:p>
          </table:table-cell>
          <table:table-cell office:value-type="float" office:value="-0.227475">
            <text:p>-0.227475</text:p>
          </table:table-cell>
          <table:table-cell office:value-type="float" office:value="0.0474211">
            <text:p>0.0474211</text:p>
          </table:table-cell>
          <table:table-cell office:value-type="float" office:value="-0.0428607">
            <text:p>-0.0428607</text:p>
          </table:table-cell>
          <table:table-cell office:value-type="float" office:value="0.0269964">
            <text:p>0.0269964</text:p>
          </table:table-cell>
          <table:table-cell office:value-type="float" office:value="-0.00903056">
            <text:p>-0.00903056</text:p>
          </table:table-cell>
          <table:table-cell office:value-type="float" office:value="0.0141433">
            <text:p>0.0141433</text:p>
          </table:table-cell>
          <table:table-cell office:value-type="float" office:value="0.0574935">
            <text:p>0.0574935</text:p>
          </table:table-cell>
          <table:table-cell office:value-type="float" office:value="-0.0335134">
            <text:p>-0.0335134</text:p>
          </table:table-cell>
          <table:table-cell/>
          <table:table-cell office:value-type="float" office:value="2.50088">
            <text:p>2.50088</text:p>
          </table:table-cell>
          <table:table-cell office:value-type="float" office:value="0.234862">
            <text:p>0.234862</text:p>
          </table:table-cell>
          <table:table-cell office:value-type="float" office:value="0.186677">
            <text:p>0.186677</text:p>
          </table:table-cell>
          <table:table-cell office:value-type="float" office:value="0.80876">
            <text:p>0.80876</text:p>
          </table:table-cell>
          <table:table-cell office:value-type="float" office:value="0.364418">
            <text:p>0.364418</text:p>
          </table:table-cell>
          <table:table-cell office:value-type="float" office:value="0.279403">
            <text:p>0.279403</text:p>
          </table:table-cell>
          <table:table-cell office:value-type="float" office:value="0.262267">
            <text:p>0.262267</text:p>
          </table:table-cell>
          <table:table-cell office:value-type="float" office:value="-0.0312315">
            <text:p>-0.0312315</text:p>
          </table:table-cell>
          <table:table-cell office:value-type="float" office:value="-0.0157674">
            <text:p>-0.0157674</text:p>
          </table:table-cell>
          <table:table-cell office:value-type="float" office:value="-0.0270812">
            <text:p>-0.0270812</text:p>
          </table:table-cell>
          <table:table-cell office:value-type="float" office:value="0.000697838">
            <text:p>0.000697838</text:p>
          </table:table-cell>
          <table:table-cell office:value-type="float" office:value="0.553511">
            <text:p>0.553511</text:p>
          </table:table-cell>
          <table:table-cell office:value-type="float" office:value="-0.392387">
            <text:p>-0.392387</text:p>
          </table:table-cell>
          <table:table-cell office:value-type="float" office:value="0.724669">
            <text:p>0.724669</text:p>
          </table:table-cell>
          <table:table-cell/>
          <table:table-cell office:value-type="float" office:value="2.78435">
            <text:p>2.78435</text:p>
          </table:table-cell>
          <table:table-cell office:value-type="float" office:value="-0.0634435">
            <text:p>-0.0634435</text:p>
          </table:table-cell>
          <table:table-cell office:value-type="float" office:value="0.0172835">
            <text:p>0.0172835</text:p>
          </table:table-cell>
          <table:table-cell office:value-type="float" office:value="0.838457">
            <text:p>0.838457</text:p>
          </table:table-cell>
          <table:table-cell office:value-type="float" office:value="0.426674">
            <text:p>0.426674</text:p>
          </table:table-cell>
          <table:table-cell office:value-type="float" office:value="0.000959429">
            <text:p>0.000959429</text:p>
          </table:table-cell>
          <table:table-cell table:style-name="ce1" office:value-type="string">
            <text:p>-7.58149e-05</text:p>
          </table:table-cell>
          <table:table-cell office:value-type="float" office:value="-0.00179139">
            <text:p>-0.00179139</text:p>
          </table:table-cell>
          <table:table-cell table:style-name="ce1" office:value-type="string">
            <text:p>-5.3193e-05</text:p>
          </table:table-cell>
          <table:table-cell office:value-type="float" office:value="-0.00149513">
            <text:p>-0.00149513</text:p>
          </table:table-cell>
          <table:table-cell office:value-type="float" office:value="0.000705213">
            <text:p>0.000705213</text:p>
          </table:table-cell>
          <table:table-cell office:value-type="float" office:value="-0.0131989">
            <text:p>-0.0131989</text:p>
          </table:table-cell>
          <table:table-cell office:value-type="float" office:value="-0.0119348">
            <text:p>-0.0119348</text:p>
          </table:table-cell>
          <table:table-cell office:value-type="float" office:value="0.0274867">
            <text:p>0.0274867</text:p>
          </table:table-cell>
          <table:table-cell/>
          <table:table-cell office:value-type="float" office:value="2.5342">
            <text:p>2.5342</text:p>
          </table:table-cell>
          <table:table-cell office:value-type="float" office:value="0.242949">
            <text:p>0.242949</text:p>
          </table:table-cell>
          <table:table-cell office:value-type="float" office:value="0.113087">
            <text:p>0.113087</text:p>
          </table:table-cell>
          <table:table-cell office:value-type="float" office:value="0.777896">
            <text:p>0.777896</text:p>
          </table:table-cell>
          <table:table-cell office:value-type="float" office:value="0.571374">
            <text:p>0.571374</text:p>
          </table:table-cell>
          <table:table-cell office:value-type="float" office:value="0.067938">
            <text:p>0.067938</text:p>
          </table:table-cell>
          <table:table-cell office:value-type="float" office:value="-0.015352">
            <text:p>-0.015352</text:p>
          </table:table-cell>
          <table:table-cell office:value-type="float" office:value="-0.103642">
            <text:p>-0.103642</text:p>
          </table:table-cell>
          <table:table-cell office:value-type="float" office:value="-0.0113238">
            <text:p>-0.0113238</text:p>
          </table:table-cell>
          <table:table-cell office:value-type="float" office:value="-0.0418875">
            <text:p>-0.0418875</text:p>
          </table:table-cell>
          <table:table-cell office:value-type="float" office:value="0.0109787">
            <text:p>0.0109787</text:p>
          </table:table-cell>
          <table:table-cell office:value-type="float" office:value="-0.00595785">
            <text:p>-0.00595785</text:p>
          </table:table-cell>
          <table:table-cell office:value-type="float" office:value="-0.0159598">
            <text:p>-0.0159598</text:p>
          </table:table-cell>
          <table:table-cell office:value-type="float" office:value="-0.0102397">
            <text:p>-0.0102397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4">
          <table:table-cell office:value-type="float" office:value="2.97157">
            <text:p>2.97157</text:p>
          </table:table-cell>
          <table:table-cell office:value-type="float" office:value="0.255226">
            <text:p>0.255226</text:p>
          </table:table-cell>
          <table:table-cell office:value-type="float" office:value="-0.155781">
            <text:p>-0.155781</text:p>
          </table:table-cell>
          <table:table-cell office:value-type="float" office:value="0.779967">
            <text:p>0.779967</text:p>
          </table:table-cell>
          <table:table-cell office:value-type="float" office:value="0.21768">
            <text:p>0.21768</text:p>
          </table:table-cell>
          <table:table-cell office:value-type="float" office:value="0.220764">
            <text:p>0.220764</text:p>
          </table:table-cell>
          <table:table-cell office:value-type="float" office:value="-0.227658">
            <text:p>-0.227658</text:p>
          </table:table-cell>
          <table:table-cell office:value-type="float" office:value="0.0452172">
            <text:p>0.0452172</text:p>
          </table:table-cell>
          <table:table-cell office:value-type="float" office:value="-0.0390705">
            <text:p>-0.0390705</text:p>
          </table:table-cell>
          <table:table-cell office:value-type="float" office:value="0.0424039">
            <text:p>0.0424039</text:p>
          </table:table-cell>
          <table:table-cell office:value-type="float" office:value="-0.0180117">
            <text:p>-0.0180117</text:p>
          </table:table-cell>
          <table:table-cell office:value-type="float" office:value="-0.00500456">
            <text:p>-0.00500456</text:p>
          </table:table-cell>
          <table:table-cell office:value-type="float" office:value="0.00925275">
            <text:p>0.00925275</text:p>
          </table:table-cell>
          <table:table-cell office:value-type="float" office:value="-0.00981348">
            <text:p>-0.00981348</text:p>
          </table:table-cell>
          <table:table-cell/>
          <table:table-cell office:value-type="float" office:value="2.53305">
            <text:p>2.53305</text:p>
          </table:table-cell>
          <table:table-cell office:value-type="float" office:value="0.234928">
            <text:p>0.234928</text:p>
          </table:table-cell>
          <table:table-cell office:value-type="float" office:value="0.1854">
            <text:p>0.1854</text:p>
          </table:table-cell>
          <table:table-cell office:value-type="float" office:value="0.809533">
            <text:p>0.809533</text:p>
          </table:table-cell>
          <table:table-cell office:value-type="float" office:value="0.359717">
            <text:p>0.359717</text:p>
          </table:table-cell>
          <table:table-cell office:value-type="float" office:value="0.268475">
            <text:p>0.268475</text:p>
          </table:table-cell>
          <table:table-cell office:value-type="float" office:value="0.272601">
            <text:p>0.272601</text:p>
          </table:table-cell>
          <table:table-cell office:value-type="float" office:value="-0.0478735">
            <text:p>-0.0478735</text:p>
          </table:table-cell>
          <table:table-cell office:value-type="float" office:value="0.00203957">
            <text:p>0.00203957</text:p>
          </table:table-cell>
          <table:table-cell office:value-type="float" office:value="-0.0397047">
            <text:p>-0.0397047</text:p>
          </table:table-cell>
          <table:table-cell office:value-type="float" office:value="0.0240112">
            <text:p>0.0240112</text:p>
          </table:table-cell>
          <table:table-cell office:value-type="float" office:value="-0.0897112">
            <text:p>-0.0897112</text:p>
          </table:table-cell>
          <table:table-cell office:value-type="float" office:value="0.0710562">
            <text:p>0.0710562</text:p>
          </table:table-cell>
          <table:table-cell office:value-type="float" office:value="-0.111503">
            <text:p>-0.111503</text:p>
          </table:table-cell>
          <table:table-cell/>
          <table:table-cell office:value-type="float" office:value="2.93619">
            <text:p>2.93619</text:p>
          </table:table-cell>
          <table:table-cell office:value-type="float" office:value="-0.0637559">
            <text:p>-0.0637559</text:p>
          </table:table-cell>
          <table:table-cell office:value-type="float" office:value="0.0167814">
            <text:p>0.0167814</text:p>
          </table:table-cell>
          <table:table-cell office:value-type="float" office:value="0.839198">
            <text:p>0.839198</text:p>
          </table:table-cell>
          <table:table-cell office:value-type="float" office:value="0.40731">
            <text:p>0.40731</text:p>
          </table:table-cell>
          <table:table-cell office:value-type="float" office:value="0.00112967">
            <text:p>0.00112967</text:p>
          </table:table-cell>
          <table:table-cell office:value-type="float" office:value="0.000875106">
            <text:p>0.000875106</text:p>
          </table:table-cell>
          <table:table-cell office:value-type="float" office:value="-0.00318906">
            <text:p>-0.00318906</text:p>
          </table:table-cell>
          <table:table-cell office:value-type="float" office:value="-0.00205723">
            <text:p>-0.00205723</text:p>
          </table:table-cell>
          <table:table-cell office:value-type="float" office:value="-0.00330724">
            <text:p>-0.00330724</text:p>
          </table:table-cell>
          <table:table-cell office:value-type="float" office:value="0.00487862">
            <text:p>0.00487862</text:p>
          </table:table-cell>
          <table:table-cell office:value-type="float" office:value="0.00712149">
            <text:p>0.00712149</text:p>
          </table:table-cell>
          <table:table-cell office:value-type="float" office:value="0.0392538">
            <text:p>0.0392538</text:p>
          </table:table-cell>
          <table:table-cell office:value-type="float" office:value="-0.051734">
            <text:p>-0.051734</text:p>
          </table:table-cell>
          <table:table-cell/>
          <table:table-cell office:value-type="float" office:value="2.93424">
            <text:p>2.93424</text:p>
          </table:table-cell>
          <table:table-cell office:value-type="float" office:value="0.237465">
            <text:p>0.237465</text:p>
          </table:table-cell>
          <table:table-cell office:value-type="float" office:value="0.0937763">
            <text:p>0.0937763</text:p>
          </table:table-cell>
          <table:table-cell office:value-type="float" office:value="0.780649">
            <text:p>0.780649</text:p>
          </table:table-cell>
          <table:table-cell office:value-type="float" office:value="0.523056">
            <text:p>0.523056</text:p>
          </table:table-cell>
          <table:table-cell office:value-type="float" office:value="0.0886709">
            <text:p>0.0886709</text:p>
          </table:table-cell>
          <table:table-cell office:value-type="float" office:value="-0.0275474">
            <text:p>-0.0275474</text:p>
          </table:table-cell>
          <table:table-cell office:value-type="float" office:value="-0.0917152">
            <text:p>-0.0917152</text:p>
          </table:table-cell>
          <table:table-cell office:value-type="float" office:value="-0.0137072">
            <text:p>-0.0137072</text:p>
          </table:table-cell>
          <table:table-cell office:value-type="float" office:value="-0.0482721">
            <text:p>-0.0482721</text:p>
          </table:table-cell>
          <table:table-cell office:value-type="float" office:value="0.00688238">
            <text:p>0.00688238</text:p>
          </table:table-cell>
          <table:table-cell office:value-type="float" office:value="0.0896574">
            <text:p>0.0896574</text:p>
          </table:table-cell>
          <table:table-cell office:value-type="float" office:value="0.1041">
            <text:p>0.1041</text:p>
          </table:table-cell>
          <table:table-cell office:value-type="float" office:value="-0.0515426">
            <text:p>-0.051542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4">
          <table:table-cell office:value-type="float" office:value="3.30369">
            <text:p>3.30369</text:p>
          </table:table-cell>
          <table:table-cell office:value-type="float" office:value="0.241698">
            <text:p>0.241698</text:p>
          </table:table-cell>
          <table:table-cell office:value-type="float" office:value="-0.140678">
            <text:p>-0.140678</text:p>
          </table:table-cell>
          <table:table-cell office:value-type="float" office:value="0.772903">
            <text:p>0.772903</text:p>
          </table:table-cell>
          <table:table-cell office:value-type="float" office:value="0.183574">
            <text:p>0.183574</text:p>
          </table:table-cell>
          <table:table-cell office:value-type="float" office:value="0.2167">
            <text:p>0.2167</text:p>
          </table:table-cell>
          <table:table-cell office:value-type="float" office:value="-0.221993">
            <text:p>-0.221993</text:p>
          </table:table-cell>
          <table:table-cell office:value-type="float" office:value="0.0362656">
            <text:p>0.0362656</text:p>
          </table:table-cell>
          <table:table-cell table:style-name="ce1" office:value-type="float" office:value="-0.0407326">
            <text:p>-0.0407326</text:p>
          </table:table-cell>
          <table:table-cell office:value-type="float" office:value="0.0454769">
            <text:p>0.0454769</text:p>
          </table:table-cell>
          <table:table-cell office:value-type="float" office:value="-0.0212709">
            <text:p>-0.0212709</text:p>
          </table:table-cell>
          <table:table-cell office:value-type="float" office:value="-0.106915">
            <text:p>-0.106915</text:p>
          </table:table-cell>
          <table:table-cell office:value-type="float" office:value="0.18219">
            <text:p>0.18219</text:p>
          </table:table-cell>
          <table:table-cell office:value-type="float" office:value="-0.276405">
            <text:p>-0.276405</text:p>
          </table:table-cell>
          <table:table-cell/>
          <table:table-cell office:value-type="float" office:value="2.77291">
            <text:p>2.77291</text:p>
          </table:table-cell>
          <table:table-cell office:value-type="float" office:value="0.230255">
            <text:p>0.230255</text:p>
          </table:table-cell>
          <table:table-cell office:value-type="float" office:value="0.179964">
            <text:p>0.179964</text:p>
          </table:table-cell>
          <table:table-cell office:value-type="float" office:value="0.808877">
            <text:p>0.808877</text:p>
          </table:table-cell>
          <table:table-cell office:value-type="float" office:value="0.326522">
            <text:p>0.326522</text:p>
          </table:table-cell>
          <table:table-cell office:value-type="float" office:value="0.275528">
            <text:p>0.275528</text:p>
          </table:table-cell>
          <table:table-cell office:value-type="float" office:value="0.274747">
            <text:p>0.274747</text:p>
          </table:table-cell>
          <table:table-cell office:value-type="float" office:value="-0.050049">
            <text:p>-0.050049</text:p>
          </table:table-cell>
          <table:table-cell office:value-type="float" office:value="-0.0194791">
            <text:p>-0.0194791</text:p>
          </table:table-cell>
          <table:table-cell office:value-type="float" office:value="-0.0226607">
            <text:p>-0.0226607</text:p>
          </table:table-cell>
          <table:table-cell office:value-type="float" office:value="-0.00273454">
            <text:p>-0.00273454</text:p>
          </table:table-cell>
          <table:table-cell office:value-type="float" office:value="-0.138447">
            <text:p>-0.138447</text:p>
          </table:table-cell>
          <table:table-cell office:value-type="float" office:value="-0.33356">
            <text:p>-0.33356</text:p>
          </table:table-cell>
          <table:table-cell table:style-name="ce1" office:value-type="float" office:value="0.0566133">
            <text:p>0.0566133</text:p>
          </table:table-cell>
          <table:table-cell/>
          <table:table-cell office:value-type="float" office:value="3.03971">
            <text:p>3.03971</text:p>
          </table:table-cell>
          <table:table-cell office:value-type="float" office:value="-0.0638925">
            <text:p>-0.0638925</text:p>
          </table:table-cell>
          <table:table-cell office:value-type="float" office:value="0.0168597">
            <text:p>0.0168597</text:p>
          </table:table-cell>
          <table:table-cell office:value-type="float" office:value="0.839148">
            <text:p>0.839148</text:p>
          </table:table-cell>
          <table:table-cell office:value-type="float" office:value="0.394613">
            <text:p>0.394613</text:p>
          </table:table-cell>
          <table:table-cell office:value-type="float" office:value="0.000977206">
            <text:p>0.000977206</text:p>
          </table:table-cell>
          <table:table-cell office:value-type="float" office:value="0.000177176">
            <text:p>0.000177176</text:p>
          </table:table-cell>
          <table:table-cell office:value-type="float" office:value="-0.00196921">
            <text:p>-0.00196921</text:p>
          </table:table-cell>
          <table:table-cell office:value-type="float" office:value="-0.00131999">
            <text:p>-0.00131999</text:p>
          </table:table-cell>
          <table:table-cell office:value-type="float" office:value="0.000756422">
            <text:p>0.000756422</text:p>
          </table:table-cell>
          <table:table-cell office:value-type="float" office:value="-0.000477031">
            <text:p>-0.000477031</text:p>
          </table:table-cell>
          <table:table-cell office:value-type="float" office:value="0.00331675">
            <text:p>0.00331675</text:p>
          </table:table-cell>
          <table:table-cell office:value-type="float" office:value="-0.00020851">
            <text:p>-0.00020851</text:p>
          </table:table-cell>
          <table:table-cell office:value-type="float" office:value="0.00908394">
            <text:p>0.00908394</text:p>
          </table:table-cell>
          <table:table-cell/>
          <table:table-cell office:value-type="float" office:value="3.03502">
            <text:p>3.03502</text:p>
          </table:table-cell>
          <table:table-cell office:value-type="float" office:value="0.236995">
            <text:p>0.236995</text:p>
          </table:table-cell>
          <table:table-cell office:value-type="float" office:value="0.0899686">
            <text:p>0.0899686</text:p>
          </table:table-cell>
          <table:table-cell office:value-type="float" office:value="0.780819">
            <text:p>0.780819</text:p>
          </table:table-cell>
          <table:table-cell office:value-type="float" office:value="0.511541">
            <text:p>0.511541</text:p>
          </table:table-cell>
          <table:table-cell office:value-type="float" office:value="0.0854587">
            <text:p>0.0854587</text:p>
          </table:table-cell>
          <table:table-cell office:value-type="float" office:value="-0.0437733">
            <text:p>-0.0437733</text:p>
          </table:table-cell>
          <table:table-cell office:value-type="float" office:value="-0.085675">
            <text:p>-0.085675</text:p>
          </table:table-cell>
          <table:table-cell office:value-type="float" office:value="-0.00467126">
            <text:p>-0.00467126</text:p>
          </table:table-cell>
          <table:table-cell office:value-type="float" office:value="-0.0377805">
            <text:p>-0.0377805</text:p>
          </table:table-cell>
          <table:table-cell office:value-type="float" office:value="0.00168775">
            <text:p>0.00168775</text:p>
          </table:table-cell>
          <table:table-cell office:value-type="float" office:value="-0.123708">
            <text:p>-0.123708</text:p>
          </table:table-cell>
          <table:table-cell office:value-type="float" office:value="-0.231506">
            <text:p>-0.231506</text:p>
          </table:table-cell>
          <table:table-cell office:value-type="float" office:value="0.0360061">
            <text:p>0.0360061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4">
          <table:table-cell office:value-type="float" office:value="3.37185">
            <text:p>3.37185</text:p>
          </table:table-cell>
          <table:table-cell office:value-type="float" office:value="0.238425">
            <text:p>0.238425</text:p>
          </table:table-cell>
          <table:table-cell office:value-type="float" office:value="-0.136732">
            <text:p>-0.136732</text:p>
          </table:table-cell>
          <table:table-cell office:value-type="float" office:value="0.770169">
            <text:p>0.770169</text:p>
          </table:table-cell>
          <table:table-cell office:value-type="float" office:value="0.177265">
            <text:p>0.177265</text:p>
          </table:table-cell>
          <table:table-cell office:value-type="float" office:value="0.215988">
            <text:p>0.215988</text:p>
          </table:table-cell>
          <table:table-cell table:style-name="ce1" office:value-type="float" office:value="-0.224168">
            <text:p>-0.224168</text:p>
          </table:table-cell>
          <table:table-cell office:value-type="float" office:value="0.03773">
            <text:p>0.03773</text:p>
          </table:table-cell>
          <table:table-cell office:value-type="float" office:value="-0.0480196">
            <text:p>-0.0480196</text:p>
          </table:table-cell>
          <table:table-cell office:value-type="float" office:value="0.0578945">
            <text:p>0.0578945</text:p>
          </table:table-cell>
          <table:table-cell office:value-type="float" office:value="-0.0401098">
            <text:p>-0.0401098</text:p>
          </table:table-cell>
          <table:table-cell office:value-type="float" office:value="-0.0458469">
            <text:p>-0.0458469</text:p>
          </table:table-cell>
          <table:table-cell office:value-type="float" office:value="-0.0885703">
            <text:p>-0.0885703</text:p>
          </table:table-cell>
          <table:table-cell office:value-type="float" office:value="0.0184762">
            <text:p>0.0184762</text:p>
          </table:table-cell>
          <table:table-cell/>
          <table:table-cell office:value-type="float" office:value="3.03268">
            <text:p>3.03268</text:p>
          </table:table-cell>
          <table:table-cell office:value-type="float" office:value="0.215853">
            <text:p>0.215853</text:p>
          </table:table-cell>
          <table:table-cell office:value-type="float" office:value="0.151569">
            <text:p>0.151569</text:p>
          </table:table-cell>
          <table:table-cell office:value-type="float" office:value="0.811987">
            <text:p>0.811987</text:p>
          </table:table-cell>
          <table:table-cell office:value-type="float" office:value="0.294019">
            <text:p>0.294019</text:p>
          </table:table-cell>
          <table:table-cell office:value-type="float" office:value="0.274915">
            <text:p>0.274915</text:p>
          </table:table-cell>
          <table:table-cell office:value-type="float" office:value="0.26065">
            <text:p>0.26065</text:p>
          </table:table-cell>
          <table:table-cell office:value-type="float" office:value="-0.0518215">
            <text:p>-0.0518215</text:p>
          </table:table-cell>
          <table:table-cell office:value-type="float" office:value="-0.0554435">
            <text:p>-0.0554435</text:p>
          </table:table-cell>
          <table:table-cell office:value-type="float" office:value="-0.10931">
            <text:p>-0.10931</text:p>
          </table:table-cell>
          <table:table-cell office:value-type="float" office:value="0.0119719">
            <text:p>0.0119719</text:p>
          </table:table-cell>
          <table:table-cell office:value-type="float" office:value="-0.0266636">
            <text:p>-0.0266636</text:p>
          </table:table-cell>
          <table:table-cell office:value-type="float" office:value="-0.0233952">
            <text:p>-0.0233952</text:p>
          </table:table-cell>
          <table:table-cell office:value-type="float" office:value="-0.0878359">
            <text:p>-0.0878359</text:p>
          </table:table-cell>
          <table:table-cell/>
          <table:table-cell office:value-type="float" office:value="3.27616">
            <text:p>3.27616</text:p>
          </table:table-cell>
          <table:table-cell office:value-type="float" office:value="-0.0640192">
            <text:p>-0.0640192</text:p>
          </table:table-cell>
          <table:table-cell office:value-type="float" office:value="0.0170269">
            <text:p>0.0170269</text:p>
          </table:table-cell>
          <table:table-cell office:value-type="float" office:value="0.839543">
            <text:p>0.839543</text:p>
          </table:table-cell>
          <table:table-cell office:value-type="float" office:value="0.367079">
            <text:p>0.367079</text:p>
          </table:table-cell>
          <table:table-cell office:value-type="float" office:value="0.000852963">
            <text:p>0.000852963</text:p>
          </table:table-cell>
          <table:table-cell office:value-type="float" office:value="0.000436068">
            <text:p>0.000436068</text:p>
          </table:table-cell>
          <table:table-cell office:value-type="float" office:value="-0.00182367">
            <text:p>-0.00182367</text:p>
          </table:table-cell>
          <table:table-cell office:value-type="float" office:value="-0.00053576">
            <text:p>-0.00053576</text:p>
          </table:table-cell>
          <table:table-cell office:value-type="float" office:value="0.00070712">
            <text:p>0.00070712</text:p>
          </table:table-cell>
          <table:table-cell office:value-type="float" office:value="0.00167083">
            <text:p>0.00167083</text:p>
          </table:table-cell>
          <table:table-cell office:value-type="float" office:value="-0.00129444">
            <text:p>-0.00129444</text:p>
          </table:table-cell>
          <table:table-cell office:value-type="float" office:value="-0.000507412">
            <text:p>-0.000507412</text:p>
          </table:table-cell>
          <table:table-cell office:value-type="float" office:value="0.000387765">
            <text:p>0.000387765</text:p>
          </table:table-cell>
          <table:table-cell/>
          <table:table-cell office:value-type="float" office:value="3.26608">
            <text:p>3.26608</text:p>
          </table:table-cell>
          <table:table-cell office:value-type="float" office:value="0.229311">
            <text:p>0.229311</text:p>
          </table:table-cell>
          <table:table-cell office:value-type="float" office:value="0.0688804">
            <text:p>0.0688804</text:p>
          </table:table-cell>
          <table:table-cell office:value-type="float" office:value="0.783132">
            <text:p>0.783132</text:p>
          </table:table-cell>
          <table:table-cell office:value-type="float" office:value="0.486092">
            <text:p>0.486092</text:p>
          </table:table-cell>
          <table:table-cell office:value-type="float" office:value="0.0953839">
            <text:p>0.0953839</text:p>
          </table:table-cell>
          <table:table-cell office:value-type="float" office:value="-0.0464738">
            <text:p>-0.0464738</text:p>
          </table:table-cell>
          <table:table-cell office:value-type="float" office:value="-0.078128">
            <text:p>-0.078128</text:p>
          </table:table-cell>
          <table:table-cell office:value-type="float" office:value="-0.0332542">
            <text:p>-0.0332542</text:p>
          </table:table-cell>
          <table:table-cell office:value-type="float" office:value="-0.0912704">
            <text:p>-0.0912704</text:p>
          </table:table-cell>
          <table:table-cell office:value-type="float" office:value="0.010007">
            <text:p>0.010007</text:p>
          </table:table-cell>
          <table:table-cell office:value-type="float" office:value="0.0763938">
            <text:p>0.0763938</text:p>
          </table:table-cell>
          <table:table-cell office:value-type="float" office:value="0.290308">
            <text:p>0.290308</text:p>
          </table:table-cell>
          <table:table-cell office:value-type="float" office:value="0.00144726">
            <text:p>0.00144726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4">
          <table:table-cell office:value-type="float" office:value="3.53623">
            <text:p>3.53623</text:p>
          </table:table-cell>
          <table:table-cell office:value-type="float" office:value="0.229293">
            <text:p>0.229293</text:p>
          </table:table-cell>
          <table:table-cell office:value-type="float" office:value="-0.129608">
            <text:p>-0.129608</text:p>
          </table:table-cell>
          <table:table-cell office:value-type="float" office:value="0.764075">
            <text:p>0.764075</text:p>
          </table:table-cell>
          <table:table-cell office:value-type="float" office:value="0.162927">
            <text:p>0.162927</text:p>
          </table:table-cell>
          <table:table-cell office:value-type="float" office:value="0.211468">
            <text:p>0.211468</text:p>
          </table:table-cell>
          <table:table-cell table:style-name="ce1" office:value-type="float" office:value="-0.220915">
            <text:p>-0.220915</text:p>
          </table:table-cell>
          <table:table-cell office:value-type="float" office:value="0.0337469">
            <text:p>0.0337469</text:p>
          </table:table-cell>
          <table:table-cell office:value-type="float" office:value="-0.0555559">
            <text:p>-0.0555559</text:p>
          </table:table-cell>
          <table:table-cell office:value-type="float" office:value="0.0433352">
            <text:p>0.0433352</text:p>
          </table:table-cell>
          <table:table-cell office:value-type="float" office:value="-0.0370727">
            <text:p>-0.0370727</text:p>
          </table:table-cell>
          <table:table-cell office:value-type="float" office:value="-0.019287">
            <text:p>-0.019287</text:p>
          </table:table-cell>
          <table:table-cell office:value-type="float" office:value="0.0685428">
            <text:p>0.0685428</text:p>
          </table:table-cell>
          <table:table-cell office:value-type="float" office:value="0.0462365">
            <text:p>0.0462365</text:p>
          </table:table-cell>
          <table:table-cell/>
          <table:table-cell office:value-type="float" office:value="3.269">
            <text:p>3.269</text:p>
          </table:table-cell>
          <table:table-cell office:value-type="float" office:value="0.201261">
            <text:p>0.201261</text:p>
          </table:table-cell>
          <table:table-cell office:value-type="float" office:value="0.124431">
            <text:p>0.124431</text:p>
          </table:table-cell>
          <table:table-cell office:value-type="float" office:value="0.80991">
            <text:p>0.80991</text:p>
          </table:table-cell>
          <table:table-cell office:value-type="float" office:value="0.267269">
            <text:p>0.267269</text:p>
          </table:table-cell>
          <table:table-cell office:value-type="float" office:value="0.270054">
            <text:p>0.270054</text:p>
          </table:table-cell>
          <table:table-cell office:value-type="float" office:value="0.247195">
            <text:p>0.247195</text:p>
          </table:table-cell>
          <table:table-cell office:value-type="float" office:value="-0.0556213">
            <text:p>-0.0556213</text:p>
          </table:table-cell>
          <table:table-cell office:value-type="float" office:value="-0.0617445">
            <text:p>-0.0617445</text:p>
          </table:table-cell>
          <table:table-cell office:value-type="float" office:value="-0.114838">
            <text:p>-0.114838</text:p>
          </table:table-cell>
          <table:table-cell table:style-name="ce1" office:value-type="float" office:value="-0.00878504">
            <text:p>-0.00878504</text:p>
          </table:table-cell>
          <table:table-cell office:value-type="float" office:value="-0.0968621">
            <text:p>-0.0968621</text:p>
          </table:table-cell>
          <table:table-cell office:value-type="float" office:value="0.0579579">
            <text:p>0.0579579</text:p>
          </table:table-cell>
          <table:table-cell office:value-type="float" office:value="0.0226426">
            <text:p>0.0226426</text:p>
          </table:table-cell>
          <table:table-cell/>
          <table:table-cell office:value-type="float" office:value="3.83827">
            <text:p>3.83827</text:p>
          </table:table-cell>
          <table:table-cell office:value-type="float" office:value="-0.0647294">
            <text:p>-0.0647294</text:p>
          </table:table-cell>
          <table:table-cell office:value-type="float" office:value="0.017264">
            <text:p>0.017264</text:p>
          </table:table-cell>
          <table:table-cell office:value-type="float" office:value="0.840605">
            <text:p>0.840605</text:p>
          </table:table-cell>
          <table:table-cell office:value-type="float" office:value="0.309088">
            <text:p>0.309088</text:p>
          </table:table-cell>
          <table:table-cell office:value-type="float" office:value="-0.00362254">
            <text:p>-0.00362254</text:p>
          </table:table-cell>
          <table:table-cell office:value-type="float" office:value="-0.00652828">
            <text:p>-0.00652828</text:p>
          </table:table-cell>
          <table:table-cell office:value-type="float" office:value="0.00224341">
            <text:p>0.00224341</text:p>
          </table:table-cell>
          <table:table-cell office:value-type="float" office:value="-0.00126338">
            <text:p>-0.00126338</text:p>
          </table:table-cell>
          <table:table-cell office:value-type="float" office:value="0.000421895">
            <text:p>0.000421895</text:p>
          </table:table-cell>
          <table:table-cell office:value-type="float" office:value="0.0018888">
            <text:p>0.0018888</text:p>
          </table:table-cell>
          <table:table-cell office:value-type="float" office:value="-0.129165">
            <text:p>-0.129165</text:p>
          </table:table-cell>
          <table:table-cell office:value-type="float" office:value="-0.246194">
            <text:p>-0.246194</text:p>
          </table:table-cell>
          <table:table-cell office:value-type="float" office:value="0.112133">
            <text:p>0.112133</text:p>
          </table:table-cell>
          <table:table-cell/>
          <table:table-cell office:value-type="float" office:value="3.44096">
            <text:p>3.44096</text:p>
          </table:table-cell>
          <table:table-cell office:value-type="float" office:value="0.225832">
            <text:p>0.225832</text:p>
          </table:table-cell>
          <table:table-cell office:value-type="float" office:value="0.0617976">
            <text:p>0.0617976</text:p>
          </table:table-cell>
          <table:table-cell office:value-type="float" office:value="0.784926">
            <text:p>0.784926</text:p>
          </table:table-cell>
          <table:table-cell office:value-type="float" office:value="0.467674">
            <text:p>0.467674</text:p>
          </table:table-cell>
          <table:table-cell office:value-type="float" office:value="0.101118">
            <text:p>0.101118</text:p>
          </table:table-cell>
          <table:table-cell office:value-type="float" office:value="-0.0636814">
            <text:p>-0.0636814</text:p>
          </table:table-cell>
          <table:table-cell office:value-type="float" office:value="-0.0727671">
            <text:p>-0.0727671</text:p>
          </table:table-cell>
          <table:table-cell office:value-type="float" office:value="-0.0198941">
            <text:p>-0.0198941</text:p>
          </table:table-cell>
          <table:table-cell office:value-type="float" office:value="-0.0405002">
            <text:p>-0.0405002</text:p>
          </table:table-cell>
          <table:table-cell office:value-type="float" office:value="0.0102601">
            <text:p>0.0102601</text:p>
          </table:table-cell>
          <table:table-cell office:value-type="float" office:value="0.0635439">
            <text:p>0.0635439</text:p>
          </table:table-cell>
          <table:table-cell office:value-type="float" office:value="-0.0858736">
            <text:p>-0.0858736</text:p>
          </table:table-cell>
          <table:table-cell office:value-type="float" office:value="-0.0165133">
            <text:p>-0.0165133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4">
          <table:table-cell office:value-type="float" office:value="3.77384">
            <text:p>3.77384</text:p>
          </table:table-cell>
          <table:table-cell office:value-type="float" office:value="0.215003">
            <text:p>0.215003</text:p>
          </table:table-cell>
          <table:table-cell office:value-type="float" office:value="-0.115442">
            <text:p>-0.115442</text:p>
          </table:table-cell>
          <table:table-cell office:value-type="float" office:value="0.757877">
            <text:p>0.757877</text:p>
          </table:table-cell>
          <table:table-cell office:value-type="float" office:value="0.144226">
            <text:p>0.144226</text:p>
          </table:table-cell>
          <table:table-cell office:value-type="float" office:value="0.189161">
            <text:p>0.189161</text:p>
          </table:table-cell>
          <table:table-cell table:style-name="ce1" office:value-type="float" office:value="-0.193255">
            <text:p>-0.193255</text:p>
          </table:table-cell>
          <table:table-cell office:value-type="float" office:value="0.0249837">
            <text:p>0.0249837</text:p>
          </table:table-cell>
          <table:table-cell office:value-type="float" office:value="-0.0601387">
            <text:p>-0.0601387</text:p>
          </table:table-cell>
          <table:table-cell office:value-type="float" office:value="0.0596219">
            <text:p>0.0596219</text:p>
          </table:table-cell>
          <table:table-cell office:value-type="float" office:value="-0.0260863">
            <text:p>-0.0260863</text:p>
          </table:table-cell>
          <table:table-cell office:value-type="float" office:value="-0.792643">
            <text:p>-0.792643</text:p>
          </table:table-cell>
          <table:table-cell office:value-type="float" office:value="1.13064">
            <text:p>1.13064</text:p>
          </table:table-cell>
          <table:table-cell office:value-type="float" office:value="-0.248822">
            <text:p>-0.248822</text:p>
          </table:table-cell>
          <table:table-cell/>
          <table:table-cell office:value-type="float" office:value="3.53755">
            <text:p>3.53755</text:p>
          </table:table-cell>
          <table:table-cell office:value-type="float" office:value="0.177694">
            <text:p>0.177694</text:p>
          </table:table-cell>
          <table:table-cell office:value-type="float" office:value="0.0977705">
            <text:p>0.0977705</text:p>
          </table:table-cell>
          <table:table-cell office:value-type="float" office:value="0.809184">
            <text:p>0.809184</text:p>
          </table:table-cell>
          <table:table-cell office:value-type="float" office:value="0.239813">
            <text:p>0.239813</text:p>
          </table:table-cell>
          <table:table-cell office:value-type="float" office:value="0.276949">
            <text:p>0.276949</text:p>
          </table:table-cell>
          <table:table-cell office:value-type="float" office:value="0.248767">
            <text:p>0.248767</text:p>
          </table:table-cell>
          <table:table-cell office:value-type="float" office:value="-0.0508114">
            <text:p>-0.0508114</text:p>
          </table:table-cell>
          <table:table-cell office:value-type="float" office:value="-0.0877573">
            <text:p>-0.0877573</text:p>
          </table:table-cell>
          <table:table-cell office:value-type="float" office:value="-0.0992734">
            <text:p>-0.0992734</text:p>
          </table:table-cell>
          <table:table-cell office:value-type="float" office:value="-0.00270424">
            <text:p>-0.00270424</text:p>
          </table:table-cell>
          <table:table-cell office:value-type="float" office:value="0.804974">
            <text:p>0.804974</text:p>
          </table:table-cell>
          <table:table-cell office:value-type="float" office:value="0.679974">
            <text:p>0.679974</text:p>
          </table:table-cell>
          <table:table-cell office:value-type="float" office:value="0.34885">
            <text:p>0.34885</text:p>
          </table:table-cell>
          <table:table-cell/>
          <table:table-cell office:value-type="float" office:value="3.87266">
            <text:p>3.87266</text:p>
          </table:table-cell>
          <table:table-cell office:value-type="float" office:value="-0.0649255">
            <text:p>-0.0649255</text:p>
          </table:table-cell>
          <table:table-cell office:value-type="float" office:value="0.0169875">
            <text:p>0.0169875</text:p>
          </table:table-cell>
          <table:table-cell office:value-type="float" office:value="0.840803">
            <text:p>0.840803</text:p>
          </table:table-cell>
          <table:table-cell office:value-type="float" office:value="0.305854">
            <text:p>0.305854</text:p>
          </table:table-cell>
          <table:table-cell office:value-type="float" office:value="0.00252783">
            <text:p>0.00252783</text:p>
          </table:table-cell>
          <table:table-cell office:value-type="float" office:value="0.00332348">
            <text:p>0.00332348</text:p>
          </table:table-cell>
          <table:table-cell office:value-type="float" office:value="-0.000307">
            <text:p>-0.000307</text:p>
          </table:table-cell>
          <table:table-cell office:value-type="float" office:value="-0.00570486">
            <text:p>-0.00570486</text:p>
          </table:table-cell>
          <table:table-cell office:value-type="float" office:value="-0.0080437">
            <text:p>-0.0080437</text:p>
          </table:table-cell>
          <table:table-cell office:value-type="float" office:value="0.0057446">
            <text:p>0.0057446</text:p>
          </table:table-cell>
          <table:table-cell office:value-type="float" office:value="0.0945367">
            <text:p>0.0945367</text:p>
          </table:table-cell>
          <table:table-cell office:value-type="float" office:value="0.114934">
            <text:p>0.114934</text:p>
          </table:table-cell>
          <table:table-cell office:value-type="float" office:value="0.0101137">
            <text:p>0.0101137</text:p>
          </table:table-cell>
          <table:table-cell/>
          <table:table-cell office:value-type="float" office:value="3.70262">
            <text:p>3.70262</text:p>
          </table:table-cell>
          <table:table-cell office:value-type="float" office:value="0.224977">
            <text:p>0.224977</text:p>
          </table:table-cell>
          <table:table-cell office:value-type="float" office:value="0.0453211">
            <text:p>0.0453211</text:p>
          </table:table-cell>
          <table:table-cell office:value-type="float" office:value="0.78648">
            <text:p>0.78648</text:p>
          </table:table-cell>
          <table:table-cell office:value-type="float" office:value="0.441413">
            <text:p>0.441413</text:p>
          </table:table-cell>
          <table:table-cell office:value-type="float" office:value="0.104645">
            <text:p>0.104645</text:p>
          </table:table-cell>
          <table:table-cell office:value-type="float" office:value="-0.117444">
            <text:p>-0.117444</text:p>
          </table:table-cell>
          <table:table-cell office:value-type="float" office:value="-0.0694133">
            <text:p>-0.0694133</text:p>
          </table:table-cell>
          <table:table-cell office:value-type="float" office:value="-0.00326742">
            <text:p>-0.00326742</text:p>
          </table:table-cell>
          <table:table-cell office:value-type="float" office:value="-0.0629696">
            <text:p>-0.0629696</text:p>
          </table:table-cell>
          <table:table-cell office:value-type="float" office:value="0.00593931">
            <text:p>0.00593931</text:p>
          </table:table-cell>
          <table:table-cell office:value-type="float" office:value="-0.159551">
            <text:p>-0.159551</text:p>
          </table:table-cell>
          <table:table-cell office:value-type="float" office:value="-0.966734">
            <text:p>-0.966734</text:p>
          </table:table-cell>
          <table:table-cell office:value-type="float" office:value="-0.110871">
            <text:p>-0.11087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4">
          <table:table-cell office:value-type="float" office:value="3.87353">
            <text:p>3.87353</text:p>
          </table:table-cell>
          <table:table-cell office:value-type="float" office:value="0.20113">
            <text:p>0.20113</text:p>
          </table:table-cell>
          <table:table-cell office:value-type="float" office:value="-0.0982608">
            <text:p>-0.0982608</text:p>
          </table:table-cell>
          <table:table-cell office:value-type="float" office:value="0.752803">
            <text:p>0.752803</text:p>
          </table:table-cell>
          <table:table-cell office:value-type="float" office:value="0.137034">
            <text:p>0.137034</text:p>
          </table:table-cell>
          <table:table-cell table:style-name="ce1" office:value-type="float" office:value="0.186394">
            <text:p>0.186394</text:p>
          </table:table-cell>
          <table:table-cell table:style-name="ce1" office:value-type="float" office:value="-0.19383">
            <text:p>-0.19383</text:p>
          </table:table-cell>
          <table:table-cell office:value-type="float" office:value="0.0231364">
            <text:p>0.0231364</text:p>
          </table:table-cell>
          <table:table-cell office:value-type="float" office:value="-0.139159">
            <text:p>-0.139159</text:p>
          </table:table-cell>
          <table:table-cell office:value-type="float" office:value="0.172338">
            <text:p>0.172338</text:p>
          </table:table-cell>
          <table:table-cell office:value-type="float" office:value="-0.0508919">
            <text:p>-0.0508919</text:p>
          </table:table-cell>
          <table:table-cell office:value-type="float" office:value="0.0854065">
            <text:p>0.0854065</text:p>
          </table:table-cell>
          <table:table-cell office:value-type="float" office:value="-0.269587">
            <text:p>-0.269587</text:p>
          </table:table-cell>
          <table:table-cell office:value-type="float" office:value="0.0170423">
            <text:p>0.0170423</text:p>
          </table:table-cell>
          <table:table-cell/>
          <table:table-cell office:value-type="float" office:value="3.60224">
            <text:p>3.60224</text:p>
          </table:table-cell>
          <table:table-cell office:value-type="float" office:value="0.175385">
            <text:p>0.175385</text:p>
          </table:table-cell>
          <table:table-cell office:value-type="float" office:value="0.094194">
            <text:p>0.094194</text:p>
          </table:table-cell>
          <table:table-cell office:value-type="float" office:value="0.810469">
            <text:p>0.810469</text:p>
          </table:table-cell>
          <table:table-cell office:value-type="float" office:value="0.233632">
            <text:p>0.233632</text:p>
          </table:table-cell>
          <table:table-cell office:value-type="float" office:value="0.26018">
            <text:p>0.26018</text:p>
          </table:table-cell>
          <table:table-cell office:value-type="float" office:value="0.233744">
            <text:p>0.233744</text:p>
          </table:table-cell>
          <table:table-cell office:value-type="float" office:value="-0.058275">
            <text:p>-0.058275</text:p>
          </table:table-cell>
          <table:table-cell office:value-type="float" office:value="-0.0356834">
            <text:p>-0.0356834</text:p>
          </table:table-cell>
          <table:table-cell office:value-type="float" office:value="-0.0552858">
            <text:p>-0.0552858</text:p>
          </table:table-cell>
          <table:table-cell office:value-type="float" office:value="0.0198629">
            <text:p>0.0198629</text:p>
          </table:table-cell>
          <table:table-cell office:value-type="float" office:value="-0.153336">
            <text:p>-0.153336</text:p>
          </table:table-cell>
          <table:table-cell office:value-type="float" office:value="-0.118824">
            <text:p>-0.118824</text:p>
          </table:table-cell>
          <table:table-cell office:value-type="float" office:value="-0.098828">
            <text:p>-0.098828</text:p>
          </table:table-cell>
          <table:table-cell/>
          <table:table-cell office:value-type="float" office:value="3.93817">
            <text:p>3.93817</text:p>
          </table:table-cell>
          <table:table-cell office:value-type="float" office:value="-0.0648935">
            <text:p>-0.0648935</text:p>
          </table:table-cell>
          <table:table-cell office:value-type="float" office:value="0.0169538">
            <text:p>0.0169538</text:p>
          </table:table-cell>
          <table:table-cell office:value-type="float" office:value="0.841222">
            <text:p>0.841222</text:p>
          </table:table-cell>
          <table:table-cell office:value-type="float" office:value="0.299785">
            <text:p>0.299785</text:p>
          </table:table-cell>
          <table:table-cell office:value-type="float" office:value="0.000241023">
            <text:p>0.000241023</text:p>
          </table:table-cell>
          <table:table-cell office:value-type="float" office:value="0.00051976">
            <text:p>0.00051976</text:p>
          </table:table-cell>
          <table:table-cell office:value-type="float" office:value="-0.000983579">
            <text:p>-0.000983579</text:p>
          </table:table-cell>
          <table:table-cell office:value-type="float" office:value="0.000488519">
            <text:p>0.000488519</text:p>
          </table:table-cell>
          <table:table-cell office:value-type="float" office:value="-0.00051401">
            <text:p>-0.00051401</text:p>
          </table:table-cell>
          <table:table-cell office:value-type="float" office:value="0.00640718">
            <text:p>0.00640718</text:p>
          </table:table-cell>
          <table:table-cell office:value-type="float" office:value="-0.00139611">
            <text:p>-0.00139611</text:p>
          </table:table-cell>
          <table:table-cell office:value-type="float" office:value="-0.000203734">
            <text:p>-0.000203734</text:p>
          </table:table-cell>
          <table:table-cell office:value-type="float" office:value="-0.0269506">
            <text:p>-0.0269506</text:p>
          </table:table-cell>
          <table:table-cell/>
          <table:table-cell office:value-type="float" office:value="3.76829">
            <text:p>3.76829</text:p>
          </table:table-cell>
          <table:table-cell office:value-type="float" office:value="0.224074">
            <text:p>0.224074</text:p>
          </table:table-cell>
          <table:table-cell office:value-type="float" office:value="0.0370167">
            <text:p>0.0370167</text:p>
          </table:table-cell>
          <table:table-cell office:value-type="float" office:value="0.786392">
            <text:p>0.786392</text:p>
          </table:table-cell>
          <table:table-cell office:value-type="float" office:value="0.435057">
            <text:p>0.435057</text:p>
          </table:table-cell>
          <table:table-cell office:value-type="float" office:value="0.111831">
            <text:p>0.111831</text:p>
          </table:table-cell>
          <table:table-cell office:value-type="float" office:value="-0.073053">
            <text:p>-0.073053</text:p>
          </table:table-cell>
          <table:table-cell office:value-type="float" office:value="-0.061717">
            <text:p>-0.061717</text:p>
          </table:table-cell>
          <table:table-cell office:value-type="float" office:value="-0.0137453">
            <text:p>-0.0137453</text:p>
          </table:table-cell>
          <table:table-cell office:value-type="float" office:value="-0.126456">
            <text:p>-0.126456</text:p>
          </table:table-cell>
          <table:table-cell office:value-type="float" office:value="-0.00134168">
            <text:p>-0.00134168</text:p>
          </table:table-cell>
          <table:table-cell office:value-type="float" office:value="-0.0138891">
            <text:p>-0.0138891</text:p>
          </table:table-cell>
          <table:table-cell office:value-type="float" office:value="0.424622">
            <text:p>0.424622</text:p>
          </table:table-cell>
          <table:table-cell office:value-type="float" office:value="0.0558879">
            <text:p>0.0558879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4">
          <table:table-cell office:value-type="float" office:value="4.17311">
            <text:p>4.17311</text:p>
          </table:table-cell>
          <table:table-cell office:value-type="float" office:value="0.167106">
            <text:p>0.167106</text:p>
          </table:table-cell>
          <table:table-cell office:value-type="float" office:value="-0.0708267">
            <text:p>-0.0708267</text:p>
          </table:table-cell>
          <table:table-cell office:value-type="float" office:value="0.739086">
            <text:p>0.739086</text:p>
          </table:table-cell>
          <table:table-cell office:value-type="float" office:value="0.117509">
            <text:p>0.117509</text:p>
          </table:table-cell>
          <table:table-cell table:style-name="ce1" office:value-type="float" office:value="0.160752">
            <text:p>0.160752</text:p>
          </table:table-cell>
          <table:table-cell office:value-type="float" office:value="-0.176369">
            <text:p>-0.176369</text:p>
          </table:table-cell>
          <table:table-cell office:value-type="float" office:value="0.0135364">
            <text:p>0.0135364</text:p>
          </table:table-cell>
          <table:table-cell office:value-type="float" office:value="-0.113573">
            <text:p>-0.113573</text:p>
          </table:table-cell>
          <table:table-cell office:value-type="float" office:value="0.0915756">
            <text:p>0.0915756</text:p>
          </table:table-cell>
          <table:table-cell office:value-type="float" office:value="-0.0457864">
            <text:p>-0.0457864</text:p>
          </table:table-cell>
          <table:table-cell office:value-type="float" office:value="0.059937">
            <text:p>0.059937</text:p>
          </table:table-cell>
          <table:table-cell office:value-type="float" office:value="-0.0139582">
            <text:p>-0.0139582</text:p>
          </table:table-cell>
          <table:table-cell office:value-type="float" office:value="0.11921">
            <text:p>0.11921</text:p>
          </table:table-cell>
          <table:table-cell/>
          <table:table-cell office:value-type="float" office:value="3.93336">
            <text:p>3.93336</text:p>
          </table:table-cell>
          <table:table-cell office:value-type="float" office:value="0.146758">
            <text:p>0.146758</text:p>
          </table:table-cell>
          <table:table-cell office:value-type="float" office:value="0.0628597">
            <text:p>0.0628597</text:p>
          </table:table-cell>
          <table:table-cell office:value-type="float" office:value="0.806211">
            <text:p>0.806211</text:p>
          </table:table-cell>
          <table:table-cell office:value-type="float" office:value="0.204403">
            <text:p>0.204403</text:p>
          </table:table-cell>
          <table:table-cell office:value-type="float" office:value="0.246586">
            <text:p>0.246586</text:p>
          </table:table-cell>
          <table:table-cell office:value-type="float" office:value="0.217298">
            <text:p>0.217298</text:p>
          </table:table-cell>
          <table:table-cell office:value-type="float" office:value="-0.0641292">
            <text:p>-0.0641292</text:p>
          </table:table-cell>
          <table:table-cell office:value-type="float" office:value="-0.0864564">
            <text:p>-0.0864564</text:p>
          </table:table-cell>
          <table:table-cell office:value-type="float" office:value="-0.0946309">
            <text:p>-0.0946309</text:p>
          </table:table-cell>
          <table:table-cell office:value-type="float" office:value="-0.0128612">
            <text:p>-0.0128612</text:p>
          </table:table-cell>
          <table:table-cell office:value-type="float" office:value="0.134882">
            <text:p>0.134882</text:p>
          </table:table-cell>
          <table:table-cell office:value-type="float" office:value="0.0978544">
            <text:p>0.0978544</text:p>
          </table:table-cell>
          <table:table-cell office:value-type="float" office:value="0.0738766">
            <text:p>0.0738766</text:p>
          </table:table-cell>
          <table:table-cell/>
          <table:table-cell office:value-type="float" office:value="4.13951">
            <text:p>4.13951</text:p>
          </table:table-cell>
          <table:table-cell office:value-type="float" office:value="-0.0648518">
            <text:p>-0.0648518</text:p>
          </table:table-cell>
          <table:table-cell office:value-type="float" office:value="0.016842">
            <text:p>0.016842</text:p>
          </table:table-cell>
          <table:table-cell office:value-type="float" office:value="0.84142">
            <text:p>0.84142</text:p>
          </table:table-cell>
          <table:table-cell office:value-type="float" office:value="0.281879">
            <text:p>0.281879</text:p>
          </table:table-cell>
          <table:table-cell office:value-type="float" office:value="0.000251551">
            <text:p>0.000251551</text:p>
          </table:table-cell>
          <table:table-cell office:value-type="float" office:value="0.000480921">
            <text:p>0.000480921</text:p>
          </table:table-cell>
          <table:table-cell office:value-type="float" office:value="-0.000319592">
            <text:p>-0.000319592</text:p>
          </table:table-cell>
          <table:table-cell office:value-type="float" office:value="0.000207435">
            <text:p>0.000207435</text:p>
          </table:table-cell>
          <table:table-cell office:value-type="float" office:value="-0.000555028">
            <text:p>-0.000555028</text:p>
          </table:table-cell>
          <table:table-cell office:value-type="float" office:value="0.000981105">
            <text:p>0.000981105</text:p>
          </table:table-cell>
          <table:table-cell office:value-type="float" office:value="-0.00313487">
            <text:p>-0.00313487</text:p>
          </table:table-cell>
          <table:table-cell table:style-name="ce1" office:value-type="string">
            <text:p>6.93959e-05</text:p>
          </table:table-cell>
          <table:table-cell office:value-type="float" office:value="0.008544">
            <text:p>0.008544</text:p>
          </table:table-cell>
          <table:table-cell/>
          <table:table-cell office:value-type="float" office:value="3.94004">
            <text:p>3.94004</text:p>
          </table:table-cell>
          <table:table-cell office:value-type="float" office:value="0.221304">
            <text:p>0.221304</text:p>
          </table:table-cell>
          <table:table-cell office:value-type="float" office:value="0.0278235">
            <text:p>0.0278235</text:p>
          </table:table-cell>
          <table:table-cell office:value-type="float" office:value="0.78781">
            <text:p>0.78781</text:p>
          </table:table-cell>
          <table:table-cell office:value-type="float" office:value="0.418863">
            <text:p>0.418863</text:p>
          </table:table-cell>
          <table:table-cell office:value-type="float" office:value="0.119349">
            <text:p>0.119349</text:p>
          </table:table-cell>
          <table:table-cell office:value-type="float" office:value="-0.103281">
            <text:p>-0.103281</text:p>
          </table:table-cell>
          <table:table-cell office:value-type="float" office:value="-0.058273">
            <text:p>-0.058273</text:p>
          </table:table-cell>
          <table:table-cell office:value-type="float" office:value="-0.0161308">
            <text:p>-0.0161308</text:p>
          </table:table-cell>
          <table:table-cell office:value-type="float" office:value="-0.053525">
            <text:p>-0.053525</text:p>
          </table:table-cell>
          <table:table-cell office:value-type="float" office:value="0.00825735">
            <text:p>0.00825735</text:p>
          </table:table-cell>
          <table:table-cell office:value-type="float" office:value="0.0575609">
            <text:p>0.0575609</text:p>
          </table:table-cell>
          <table:table-cell office:value-type="float" office:value="-0.257752">
            <text:p>-0.257752</text:p>
          </table:table-cell>
          <table:table-cell office:value-type="float" office:value="-0.00663996">
            <text:p>-0.00663996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4">
          <table:table-cell office:value-type="float" office:value="4.5056">
            <text:p>4.5056</text:p>
          </table:table-cell>
          <table:table-cell office:value-type="float" office:value="0.13597">
            <text:p>0.13597</text:p>
          </table:table-cell>
          <table:table-cell office:value-type="float" office:value="-0.0419216">
            <text:p>-0.0419216</text:p>
          </table:table-cell>
          <table:table-cell office:value-type="float" office:value="0.737042">
            <text:p>0.737042</text:p>
          </table:table-cell>
          <table:table-cell office:value-type="float" office:value="0.0990781">
            <text:p>0.0990781</text:p>
          </table:table-cell>
          <table:table-cell office:value-type="float" office:value="0.142795">
            <text:p>0.142795</text:p>
          </table:table-cell>
          <table:table-cell office:value-type="float" office:value="-0.162035">
            <text:p>-0.162035</text:p>
          </table:table-cell>
          <table:table-cell office:value-type="float" office:value="0.00897184">
            <text:p>0.00897184</text:p>
          </table:table-cell>
          <table:table-cell office:value-type="float" office:value="-0.0936444">
            <text:p>-0.0936444</text:p>
          </table:table-cell>
          <table:table-cell office:value-type="float" office:value="0.0869346">
            <text:p>0.0869346</text:p>
          </table:table-cell>
          <table:table-cell office:value-type="float" office:value="-0.00614977">
            <text:p>-0.00614977</text:p>
          </table:table-cell>
          <table:table-cell office:value-type="float" office:value="0.350427">
            <text:p>0.350427</text:p>
          </table:table-cell>
          <table:table-cell office:value-type="float" office:value="-0.416733">
            <text:p>-0.416733</text:p>
          </table:table-cell>
          <table:table-cell office:value-type="float" office:value="-0.314696">
            <text:p>-0.314696</text:p>
          </table:table-cell>
          <table:table-cell/>
          <table:table-cell office:value-type="float" office:value="4.16909">
            <text:p>4.16909</text:p>
          </table:table-cell>
          <table:table-cell office:value-type="float" office:value="0.133873">
            <text:p>0.133873</text:p>
          </table:table-cell>
          <table:table-cell office:value-type="float" office:value="0.04599">
            <text:p>0.04599</text:p>
          </table:table-cell>
          <table:table-cell office:value-type="float" office:value="0.807284">
            <text:p>0.807284</text:p>
          </table:table-cell>
          <table:table-cell office:value-type="float" office:value="0.18585">
            <text:p>0.18585</text:p>
          </table:table-cell>
          <table:table-cell office:value-type="float" office:value="0.245702">
            <text:p>0.245702</text:p>
          </table:table-cell>
          <table:table-cell office:value-type="float" office:value="0.216459">
            <text:p>0.216459</text:p>
          </table:table-cell>
          <table:table-cell office:value-type="float" office:value="-0.0666234">
            <text:p>-0.0666234</text:p>
          </table:table-cell>
          <table:table-cell office:value-type="float" office:value="-0.0546608">
            <text:p>-0.0546608</text:p>
          </table:table-cell>
          <table:table-cell office:value-type="float" office:value="-0.0715638">
            <text:p>-0.0715638</text:p>
          </table:table-cell>
          <table:table-cell office:value-type="float" office:value="0.00455365">
            <text:p>0.00455365</text:p>
          </table:table-cell>
          <table:table-cell office:value-type="float" office:value="0.174587">
            <text:p>0.174587</text:p>
          </table:table-cell>
          <table:table-cell office:value-type="float" office:value="0.335484">
            <text:p>0.335484</text:p>
          </table:table-cell>
          <table:table-cell office:value-type="float" office:value="-0.0781475">
            <text:p>-0.0781475</text:p>
          </table:table-cell>
          <table:table-cell/>
          <table:table-cell office:value-type="float" office:value="4.47027">
            <text:p>4.47027</text:p>
          </table:table-cell>
          <table:table-cell office:value-type="float" office:value="-0.0651261">
            <text:p>-0.0651261</text:p>
          </table:table-cell>
          <table:table-cell office:value-type="float" office:value="0.016666">
            <text:p>0.016666</text:p>
          </table:table-cell>
          <table:table-cell office:value-type="float" office:value="0.842679">
            <text:p>0.842679</text:p>
          </table:table-cell>
          <table:table-cell office:value-type="float" office:value="0.254754">
            <text:p>0.254754</text:p>
          </table:table-cell>
          <table:table-cell office:value-type="float" office:value="0.000133478">
            <text:p>0.000133478</text:p>
          </table:table-cell>
          <table:table-cell office:value-type="float" office:value="0.000438074">
            <text:p>0.000438074</text:p>
          </table:table-cell>
          <table:table-cell office:value-type="float" office:value="0.000333727">
            <text:p>0.000333727</text:p>
          </table:table-cell>
          <table:table-cell office:value-type="float" office:value="-0.000829464">
            <text:p>-0.000829464</text:p>
          </table:table-cell>
          <table:table-cell office:value-type="float" office:value="-0.000532075">
            <text:p>-0.000532075</text:p>
          </table:table-cell>
          <table:table-cell office:value-type="float" office:value="0.00380714">
            <text:p>0.00380714</text:p>
          </table:table-cell>
          <table:table-cell office:value-type="float" office:value="0.00280866">
            <text:p>0.00280866</text:p>
          </table:table-cell>
          <table:table-cell office:value-type="float" office:value="0.000984268">
            <text:p>0.000984268</text:p>
          </table:table-cell>
          <table:table-cell office:value-type="float" office:value="-0.0140933">
            <text:p>-0.0140933</text:p>
          </table:table-cell>
          <table:table-cell/>
          <table:table-cell office:value-type="float" office:value="4.16625">
            <text:p>4.16625</text:p>
          </table:table-cell>
          <table:table-cell office:value-type="float" office:value="0.2206">
            <text:p>0.2206</text:p>
          </table:table-cell>
          <table:table-cell office:value-type="float" office:value="0.00252651">
            <text:p>0.00252651</text:p>
          </table:table-cell>
          <table:table-cell office:value-type="float" office:value="0.789338">
            <text:p>0.789338</text:p>
          </table:table-cell>
          <table:table-cell office:value-type="float" office:value="0.39845">
            <text:p>0.39845</text:p>
          </table:table-cell>
          <table:table-cell office:value-type="float" office:value="0.124489">
            <text:p>0.124489</text:p>
          </table:table-cell>
          <table:table-cell office:value-type="float" office:value="-0.108363">
            <text:p>-0.108363</text:p>
          </table:table-cell>
          <table:table-cell office:value-type="float" office:value="-0.0537639">
            <text:p>-0.0537639</text:p>
          </table:table-cell>
          <table:table-cell office:value-type="float" office:value="-0.00311008">
            <text:p>-0.00311008</text:p>
          </table:table-cell>
          <table:table-cell office:value-type="float" office:value="-0.111831">
            <text:p>-0.111831</text:p>
          </table:table-cell>
          <table:table-cell office:value-type="float" office:value="0.00675534">
            <text:p>0.00675534</text:p>
          </table:table-cell>
          <table:table-cell office:value-type="float" office:value="-0.057586">
            <text:p>-0.057586</text:p>
          </table:table-cell>
          <table:table-cell office:value-type="float" office:value="0.324897">
            <text:p>0.324897</text:p>
          </table:table-cell>
          <table:table-cell office:value-type="float" office:value="-0.0460295">
            <text:p>-0.0460295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4">
          <table:table-cell office:value-type="float" office:value="4.54194">
            <text:p>4.54194</text:p>
          </table:table-cell>
          <table:table-cell office:value-type="float" office:value="0.13303">
            <text:p>0.13303</text:p>
          </table:table-cell>
          <table:table-cell office:value-type="float" office:value="-0.0393131">
            <text:p>-0.0393131</text:p>
          </table:table-cell>
          <table:table-cell office:value-type="float" office:value="0.736403">
            <text:p>0.736403</text:p>
          </table:table-cell>
          <table:table-cell office:value-type="float" office:value="0.0972481">
            <text:p>0.0972481</text:p>
          </table:table-cell>
          <table:table-cell office:value-type="float" office:value="0.137135">
            <text:p>0.137135</text:p>
          </table:table-cell>
          <table:table-cell office:value-type="float" office:value="-0.156172">
            <text:p>-0.156172</text:p>
          </table:table-cell>
          <table:table-cell office:value-type="float" office:value="0.0144592">
            <text:p>0.0144592</text:p>
          </table:table-cell>
          <table:table-cell office:value-type="float" office:value="-0.080912">
            <text:p>-0.080912</text:p>
          </table:table-cell>
          <table:table-cell table:style-name="ce1" office:value-type="float" office:value="0.0717931">
            <text:p>0.0717931</text:p>
          </table:table-cell>
          <table:table-cell office:value-type="float" office:value="-0.0175839">
            <text:p>-0.0175839</text:p>
          </table:table-cell>
          <table:table-cell office:value-type="float" office:value="0.101221">
            <text:p>0.101221</text:p>
          </table:table-cell>
          <table:table-cell office:value-type="float" office:value="-0.121662">
            <text:p>-0.121662</text:p>
          </table:table-cell>
          <table:table-cell office:value-type="float" office:value="0.0740334">
            <text:p>0.0740334</text:p>
          </table:table-cell>
          <table:table-cell/>
          <table:table-cell office:value-type="float" office:value="4.26863">
            <text:p>4.26863</text:p>
          </table:table-cell>
          <table:table-cell office:value-type="float" office:value="0.130162">
            <text:p>0.130162</text:p>
          </table:table-cell>
          <table:table-cell office:value-type="float" office:value="0.0421906">
            <text:p>0.0421906</text:p>
          </table:table-cell>
          <table:table-cell office:value-type="float" office:value="0.806963">
            <text:p>0.806963</text:p>
          </table:table-cell>
          <table:table-cell office:value-type="float" office:value="0.178532">
            <text:p>0.178532</text:p>
          </table:table-cell>
          <table:table-cell office:value-type="float" office:value="0.234696">
            <text:p>0.234696</text:p>
          </table:table-cell>
          <table:table-cell office:value-type="float" office:value="0.201409">
            <text:p>0.201409</text:p>
          </table:table-cell>
          <table:table-cell office:value-type="float" office:value="-0.0673977">
            <text:p>-0.0673977</text:p>
          </table:table-cell>
          <table:table-cell office:value-type="float" office:value="-0.0372831">
            <text:p>-0.0372831</text:p>
          </table:table-cell>
          <table:table-cell office:value-type="float" office:value="-0.038171">
            <text:p>-0.038171</text:p>
          </table:table-cell>
          <table:table-cell office:value-type="float" office:value="-0.00322485">
            <text:p>-0.00322485</text:p>
          </table:table-cell>
          <table:table-cell office:value-type="float" office:value="-0.355846">
            <text:p>-0.355846</text:p>
          </table:table-cell>
          <table:table-cell office:value-type="float" office:value="-0.436189">
            <text:p>-0.436189</text:p>
          </table:table-cell>
          <table:table-cell office:value-type="float" office:value="-0.0388903">
            <text:p>-0.0388903</text:p>
          </table:table-cell>
          <table:table-cell/>
          <table:table-cell office:value-type="float" office:value="4.81426">
            <text:p>4.81426</text:p>
          </table:table-cell>
          <table:table-cell office:value-type="float" office:value="-0.0650791">
            <text:p>-0.0650791</text:p>
          </table:table-cell>
          <table:table-cell office:value-type="float" office:value="0.0165995">
            <text:p>0.0165995</text:p>
          </table:table-cell>
          <table:table-cell office:value-type="float" office:value="0.842321">
            <text:p>0.842321</text:p>
          </table:table-cell>
          <table:table-cell office:value-type="float" office:value="0.229309">
            <text:p>0.229309</text:p>
          </table:table-cell>
          <table:table-cell office:value-type="float" office:value="0.000298235">
            <text:p>0.000298235</text:p>
          </table:table-cell>
          <table:table-cell office:value-type="float" office:value="0.000410218">
            <text:p>0.000410218</text:p>
          </table:table-cell>
          <table:table-cell office:value-type="float" office:value="-0.000152496">
            <text:p>-0.000152496</text:p>
          </table:table-cell>
          <table:table-cell office:value-type="float" office:value="0.000136688">
            <text:p>0.000136688</text:p>
          </table:table-cell>
          <table:table-cell office:value-type="float" office:value="-0.000193496">
            <text:p>-0.000193496</text:p>
          </table:table-cell>
          <table:table-cell office:value-type="float" office:value="-0.0010408">
            <text:p>-0.0010408</text:p>
          </table:table-cell>
          <table:table-cell office:value-type="float" office:value="0.00166583">
            <text:p>0.00166583</text:p>
          </table:table-cell>
          <table:table-cell office:value-type="float" office:value="-0.00196196">
            <text:p>-0.00196196</text:p>
          </table:table-cell>
          <table:table-cell office:value-type="float" office:value="0.00156878">
            <text:p>0.00156878</text:p>
          </table:table-cell>
          <table:table-cell/>
          <table:table-cell office:value-type="float" office:value="4.44587">
            <text:p>4.44587</text:p>
          </table:table-cell>
          <table:table-cell office:value-type="float" office:value="0.215228">
            <text:p>0.215228</text:p>
          </table:table-cell>
          <table:table-cell office:value-type="float" office:value="-0.00334055">
            <text:p>-0.00334055</text:p>
          </table:table-cell>
          <table:table-cell office:value-type="float" office:value="0.787628">
            <text:p>0.787628</text:p>
          </table:table-cell>
          <table:table-cell office:value-type="float" office:value="0.374587">
            <text:p>0.374587</text:p>
          </table:table-cell>
          <table:table-cell office:value-type="float" office:value="0.137339">
            <text:p>0.137339</text:p>
          </table:table-cell>
          <table:table-cell office:value-type="float" office:value="-0.151388">
            <text:p>-0.151388</text:p>
          </table:table-cell>
          <table:table-cell office:value-type="float" office:value="-0.0326913">
            <text:p>-0.0326913</text:p>
          </table:table-cell>
          <table:table-cell office:value-type="float" office:value="-0.0192124">
            <text:p>-0.0192124</text:p>
          </table:table-cell>
          <table:table-cell office:value-type="float" office:value="-0.0209821">
            <text:p>-0.0209821</text:p>
          </table:table-cell>
          <table:table-cell office:value-type="float" office:value="-0.00611552">
            <text:p>-0.00611552</text:p>
          </table:table-cell>
          <table:table-cell office:value-type="float" office:value="0.148123">
            <text:p>0.148123</text:p>
          </table:table-cell>
          <table:table-cell office:value-type="float" office:value="-0.792726">
            <text:p>-0.792726</text:p>
          </table:table-cell>
          <table:table-cell office:value-type="float" office:value="0.394523">
            <text:p>0.394523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4">
          <table:table-cell office:value-type="float" office:value="4.8396">
            <text:p>4.8396</text:p>
          </table:table-cell>
          <table:table-cell office:value-type="float" office:value="0.117914">
            <text:p>0.117914</text:p>
          </table:table-cell>
          <table:table-cell office:value-type="float" office:value="-0.0287225">
            <text:p>-0.0287225</text:p>
          </table:table-cell>
          <table:table-cell office:value-type="float" office:value="0.737728">
            <text:p>0.737728</text:p>
          </table:table-cell>
          <table:table-cell office:value-type="float" office:value="0.0834737">
            <text:p>0.0834737</text:p>
          </table:table-cell>
          <table:table-cell office:value-type="float" office:value="0.127279">
            <text:p>0.127279</text:p>
          </table:table-cell>
          <table:table-cell office:value-type="float" office:value="-0.147533">
            <text:p>-0.147533</text:p>
          </table:table-cell>
          <table:table-cell office:value-type="float" office:value="0.0170698">
            <text:p>0.0170698</text:p>
          </table:table-cell>
          <table:table-cell office:value-type="float" office:value="-0.0507818">
            <text:p>-0.0507818</text:p>
          </table:table-cell>
          <table:table-cell office:value-type="float" office:value="0.0355785">
            <text:p>0.0355785</text:p>
          </table:table-cell>
          <table:table-cell office:value-type="float" office:value="0.00445336">
            <text:p>0.00445336</text:p>
          </table:table-cell>
          <table:table-cell office:value-type="float" office:value="-0.013328">
            <text:p>-0.013328</text:p>
          </table:table-cell>
          <table:table-cell office:value-type="float" office:value="0.238447">
            <text:p>0.238447</text:p>
          </table:table-cell>
          <table:table-cell office:value-type="float" office:value="-0.035951">
            <text:p>-0.035951</text:p>
          </table:table-cell>
          <table:table-cell/>
          <table:table-cell office:value-type="float" office:value="4.4371">
            <text:p>4.4371</text:p>
          </table:table-cell>
          <table:table-cell office:value-type="float" office:value="0.11378">
            <text:p>0.11378</text:p>
          </table:table-cell>
          <table:table-cell office:value-type="float" office:value="0.0233789">
            <text:p>0.0233789</text:p>
          </table:table-cell>
          <table:table-cell office:value-type="float" office:value="0.805316">
            <text:p>0.805316</text:p>
          </table:table-cell>
          <table:table-cell office:value-type="float" office:value="0.166794">
            <text:p>0.166794</text:p>
          </table:table-cell>
          <table:table-cell office:value-type="float" office:value="0.230923">
            <text:p>0.230923</text:p>
          </table:table-cell>
          <table:table-cell office:value-type="float" office:value="0.197537">
            <text:p>0.197537</text:p>
          </table:table-cell>
          <table:table-cell office:value-type="float" office:value="-0.070289">
            <text:p>-0.070289</text:p>
          </table:table-cell>
          <table:table-cell office:value-type="float" office:value="-0.0972346">
            <text:p>-0.0972346</text:p>
          </table:table-cell>
          <table:table-cell office:value-type="float" office:value="-0.111658">
            <text:p>-0.111658</text:p>
          </table:table-cell>
          <table:table-cell office:value-type="float" office:value="-0.00977693">
            <text:p>-0.00977693</text:p>
          </table:table-cell>
          <table:table-cell office:value-type="float" office:value="0.20295">
            <text:p>0.20295</text:p>
          </table:table-cell>
          <table:table-cell office:value-type="float" office:value="0.269659">
            <text:p>0.269659</text:p>
          </table:table-cell>
          <table:table-cell office:value-type="float" office:value="-0.0218072">
            <text:p>-0.0218072</text:p>
          </table:table-cell>
          <table:table-cell/>
          <table:table-cell office:value-type="float" office:value="5.2709">
            <text:p>5.2709</text:p>
          </table:table-cell>
          <table:table-cell office:value-type="float" office:value="-0.0646693">
            <text:p>-0.0646693</text:p>
          </table:table-cell>
          <table:table-cell office:value-type="float" office:value="0.016102">
            <text:p>0.016102</text:p>
          </table:table-cell>
          <table:table-cell office:value-type="float" office:value="0.842173">
            <text:p>0.842173</text:p>
          </table:table-cell>
          <table:table-cell office:value-type="float" office:value="0.199414">
            <text:p>0.199414</text:p>
          </table:table-cell>
          <table:table-cell table:style-name="ce1" office:value-type="string">
            <text:p>-5.78483e-06</text:p>
          </table:table-cell>
          <table:table-cell office:value-type="float" office:value="-0.000219607">
            <text:p>-0.000219607</text:p>
          </table:table-cell>
          <table:table-cell office:value-type="float" office:value="-0.000476744">
            <text:p>-0.000476744</text:p>
          </table:table-cell>
          <table:table-cell office:value-type="float" office:value="0.00089738">
            <text:p>0.00089738</text:p>
          </table:table-cell>
          <table:table-cell office:value-type="float" office:value="-0.00108941">
            <text:p>-0.00108941</text:p>
          </table:table-cell>
          <table:table-cell office:value-type="float" office:value="-0.000324429">
            <text:p>-0.000324429</text:p>
          </table:table-cell>
          <table:table-cell office:value-type="float" office:value="-0.0268661">
            <text:p>-0.0268661</text:p>
          </table:table-cell>
          <table:table-cell office:value-type="float" office:value="-0.0074865">
            <text:p>-0.0074865</text:p>
          </table:table-cell>
          <table:table-cell table:style-name="ce1" office:value-type="string">
            <text:p>7.54959e-05</text:p>
          </table:table-cell>
          <table:table-cell/>
          <table:table-cell office:value-type="float" office:value="4.53411">
            <text:p>4.53411</text:p>
          </table:table-cell>
          <table:table-cell office:value-type="float" office:value="0.214686">
            <text:p>0.214686</text:p>
          </table:table-cell>
          <table:table-cell office:value-type="float" office:value="-0.0113633">
            <text:p>-0.0113633</text:p>
          </table:table-cell>
          <table:table-cell office:value-type="float" office:value="0.79016">
            <text:p>0.79016</text:p>
          </table:table-cell>
          <table:table-cell office:value-type="float" office:value="0.367358">
            <text:p>0.367358</text:p>
          </table:table-cell>
          <table:table-cell office:value-type="float" office:value="0.133655">
            <text:p>0.133655</text:p>
          </table:table-cell>
          <table:table-cell office:value-type="float" office:value="-0.123431">
            <text:p>-0.123431</text:p>
          </table:table-cell>
          <table:table-cell office:value-type="float" office:value="-0.0465243">
            <text:p>-0.0465243</text:p>
          </table:table-cell>
          <table:table-cell office:value-type="float" office:value="-0.00614308">
            <text:p>-0.00614308</text:p>
          </table:table-cell>
          <table:table-cell office:value-type="float" office:value="-0.0909266">
            <text:p>-0.0909266</text:p>
          </table:table-cell>
          <table:table-cell office:value-type="float" office:value="0.0286944">
            <text:p>0.0286944</text:p>
          </table:table-cell>
          <table:table-cell office:value-type="float" office:value="-0.0357772">
            <text:p>-0.0357772</text:p>
          </table:table-cell>
          <table:table-cell office:value-type="float" office:value="0.210456">
            <text:p>0.210456</text:p>
          </table:table-cell>
          <table:table-cell office:value-type="float" office:value="-0.112972">
            <text:p>-0.11297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4">
          <table:table-cell office:value-type="float" office:value="5.04166">
            <text:p>5.04166</text:p>
          </table:table-cell>
          <table:table-cell office:value-type="float" office:value="0.107109">
            <text:p>0.107109</text:p>
          </table:table-cell>
          <table:table-cell office:value-type="float" office:value="-0.0117991">
            <text:p>-0.0117991</text:p>
          </table:table-cell>
          <table:table-cell office:value-type="float" office:value="0.737161">
            <text:p>0.737161</text:p>
          </table:table-cell>
          <table:table-cell office:value-type="float" office:value="0.0752531">
            <text:p>0.0752531</text:p>
          </table:table-cell>
          <table:table-cell office:value-type="float" office:value="0.117616">
            <text:p>0.117616</text:p>
          </table:table-cell>
          <table:table-cell office:value-type="float" office:value="-0.126318">
            <text:p>-0.126318</text:p>
          </table:table-cell>
          <table:table-cell office:value-type="float" office:value="0.0173692">
            <text:p>0.0173692</text:p>
          </table:table-cell>
          <table:table-cell office:value-type="float" office:value="-0.0534748">
            <text:p>-0.0534748</text:p>
          </table:table-cell>
          <table:table-cell office:value-type="float" office:value="0.0837575">
            <text:p>0.0837575</text:p>
          </table:table-cell>
          <table:table-cell office:value-type="float" office:value="-0.00281065">
            <text:p>-0.00281065</text:p>
          </table:table-cell>
          <table:table-cell office:value-type="float" office:value="-0.0899262">
            <text:p>-0.0899262</text:p>
          </table:table-cell>
          <table:table-cell office:value-type="float" office:value="0.40961">
            <text:p>0.40961</text:p>
          </table:table-cell>
          <table:table-cell office:value-type="float" office:value="0.00572817">
            <text:p>0.00572817</text:p>
          </table:table-cell>
          <table:table-cell/>
          <table:table-cell office:value-type="float" office:value="4.73712">
            <text:p>4.73712</text:p>
          </table:table-cell>
          <table:table-cell office:value-type="float" office:value="0.102875">
            <text:p>0.102875</text:p>
          </table:table-cell>
          <table:table-cell office:value-type="float" office:value="0.0141514">
            <text:p>0.0141514</text:p>
          </table:table-cell>
          <table:table-cell office:value-type="float" office:value="0.80042">
            <text:p>0.80042</text:p>
          </table:table-cell>
          <table:table-cell office:value-type="float" office:value="0.147771">
            <text:p>0.147771</text:p>
          </table:table-cell>
          <table:table-cell office:value-type="float" office:value="0.2109">
            <text:p>0.2109</text:p>
          </table:table-cell>
          <table:table-cell office:value-type="float" office:value="0.190044">
            <text:p>0.190044</text:p>
          </table:table-cell>
          <table:table-cell office:value-type="float" office:value="-0.076437">
            <text:p>-0.076437</text:p>
          </table:table-cell>
          <table:table-cell office:value-type="float" office:value="-0.0363468">
            <text:p>-0.0363468</text:p>
          </table:table-cell>
          <table:table-cell office:value-type="float" office:value="-0.0307568">
            <text:p>-0.0307568</text:p>
          </table:table-cell>
          <table:table-cell office:value-type="float" office:value="-0.0163194">
            <text:p>-0.0163194</text:p>
          </table:table-cell>
          <table:table-cell office:value-type="float" office:value="-0.806099">
            <text:p>-0.806099</text:p>
          </table:table-cell>
          <table:table-cell office:value-type="float" office:value="-0.355444">
            <text:p>-0.355444</text:p>
          </table:table-cell>
          <table:table-cell office:value-type="float" office:value="0.0233975">
            <text:p>0.0233975</text:p>
          </table:table-cell>
          <table:table-cell/>
          <table:table-cell office:value-type="float" office:value="5.47045">
            <text:p>5.47045</text:p>
          </table:table-cell>
          <table:table-cell office:value-type="float" office:value="-0.06556">
            <text:p>-0.06556</text:p>
          </table:table-cell>
          <table:table-cell office:value-type="float" office:value="0.0155865">
            <text:p>0.0155865</text:p>
          </table:table-cell>
          <table:table-cell office:value-type="float" office:value="0.842111">
            <text:p>0.842111</text:p>
          </table:table-cell>
          <table:table-cell office:value-type="float" office:value="0.187606">
            <text:p>0.187606</text:p>
          </table:table-cell>
          <table:table-cell office:value-type="float" office:value="0.000325825">
            <text:p>0.000325825</text:p>
          </table:table-cell>
          <table:table-cell office:value-type="float" office:value="0.000284967">
            <text:p>0.000284967</text:p>
          </table:table-cell>
          <table:table-cell office:value-type="float" office:value="0.000285078">
            <text:p>0.000285078</text:p>
          </table:table-cell>
          <table:table-cell office:value-type="float" office:value="-0.00446354">
            <text:p>-0.00446354</text:p>
          </table:table-cell>
          <table:table-cell office:value-type="float" office:value="-0.00258328">
            <text:p>-0.00258328</text:p>
          </table:table-cell>
          <table:table-cell office:value-type="float" office:value="-0.000309365">
            <text:p>-0.000309365</text:p>
          </table:table-cell>
          <table:table-cell office:value-type="float" office:value="0.0286411">
            <text:p>0.0286411</text:p>
          </table:table-cell>
          <table:table-cell office:value-type="float" office:value="0.0293327">
            <text:p>0.0293327</text:p>
          </table:table-cell>
          <table:table-cell office:value-type="float" office:value="0.0299441">
            <text:p>0.0299441</text:p>
          </table:table-cell>
          <table:table-cell/>
          <table:table-cell office:value-type="float" office:value="4.67007">
            <text:p>4.67007</text:p>
          </table:table-cell>
          <table:table-cell office:value-type="float" office:value="0.21319">
            <text:p>0.21319</text:p>
          </table:table-cell>
          <table:table-cell office:value-type="float" office:value="-0.0198355">
            <text:p>-0.0198355</text:p>
          </table:table-cell>
          <table:table-cell office:value-type="float" office:value="0.791973">
            <text:p>0.791973</text:p>
          </table:table-cell>
          <table:table-cell office:value-type="float" office:value="0.35649">
            <text:p>0.35649</text:p>
          </table:table-cell>
          <table:table-cell office:value-type="float" office:value="0.137648">
            <text:p>0.137648</text:p>
          </table:table-cell>
          <table:table-cell office:value-type="float" office:value="-0.136475">
            <text:p>-0.136475</text:p>
          </table:table-cell>
          <table:table-cell office:value-type="float" office:value="-0.0383253">
            <text:p>-0.0383253</text:p>
          </table:table-cell>
          <table:table-cell office:value-type="float" office:value="-0.0110075">
            <text:p>-0.0110075</text:p>
          </table:table-cell>
          <table:table-cell office:value-type="float" office:value="-0.0623123">
            <text:p>-0.0623123</text:p>
          </table:table-cell>
          <table:table-cell office:value-type="float" office:value="0.0133342">
            <text:p>0.0133342</text:p>
          </table:table-cell>
          <table:table-cell office:value-type="float" office:value="-0.0147527">
            <text:p>-0.0147527</text:p>
          </table:table-cell>
          <table:table-cell office:value-type="float" office:value="0.0250022">
            <text:p>0.0250022</text:p>
          </table:table-cell>
          <table:table-cell office:value-type="float" office:value="0.0123666">
            <text:p>0.0123666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4">
          <table:table-cell office:value-type="float" office:value="5.17167">
            <text:p>5.17167</text:p>
          </table:table-cell>
          <table:table-cell office:value-type="float" office:value="0.0986366">
            <text:p>0.0986366</text:p>
          </table:table-cell>
          <table:table-cell office:value-type="float" office:value="0.00601519">
            <text:p>0.00601519</text:p>
          </table:table-cell>
          <table:table-cell office:value-type="float" office:value="0.736892">
            <text:p>0.736892</text:p>
          </table:table-cell>
          <table:table-cell office:value-type="float" office:value="0.0703966">
            <text:p>0.0703966</text:p>
          </table:table-cell>
          <table:table-cell office:value-type="float" office:value="0.111432">
            <text:p>0.111432</text:p>
          </table:table-cell>
          <table:table-cell office:value-type="float" office:value="-0.119764">
            <text:p>-0.119764</text:p>
          </table:table-cell>
          <table:table-cell office:value-type="float" office:value="0.0174278">
            <text:p>0.0174278</text:p>
          </table:table-cell>
          <table:table-cell office:value-type="float" office:value="-0.0651668">
            <text:p>-0.0651668</text:p>
          </table:table-cell>
          <table:table-cell office:value-type="float" office:value="0.137014">
            <text:p>0.137014</text:p>
          </table:table-cell>
          <table:table-cell office:value-type="float" office:value="-0.00206589">
            <text:p>-0.00206589</text:p>
          </table:table-cell>
          <table:table-cell office:value-type="float" office:value="0.00509642">
            <text:p>0.00509642</text:p>
          </table:table-cell>
          <table:table-cell office:value-type="float" office:value="-0.381413">
            <text:p>-0.381413</text:p>
          </table:table-cell>
          <table:table-cell office:value-type="float" office:value="-0.00505661">
            <text:p>-0.00505661</text:p>
          </table:table-cell>
          <table:table-cell/>
          <table:table-cell office:value-type="float" office:value="4.83793">
            <text:p>4.83793</text:p>
          </table:table-cell>
          <table:table-cell office:value-type="float" office:value="0.0910188">
            <text:p>0.0910188</text:p>
          </table:table-cell>
          <table:table-cell office:value-type="float" office:value="0.00743835">
            <text:p>0.00743835</text:p>
          </table:table-cell>
          <table:table-cell office:value-type="float" office:value="0.799012">
            <text:p>0.799012</text:p>
          </table:table-cell>
          <table:table-cell office:value-type="float" office:value="0.141879">
            <text:p>0.141879</text:p>
          </table:table-cell>
          <table:table-cell office:value-type="float" office:value="0.214905">
            <text:p>0.214905</text:p>
          </table:table-cell>
          <table:table-cell office:value-type="float" office:value="0.190455">
            <text:p>0.190455</text:p>
          </table:table-cell>
          <table:table-cell office:value-type="float" office:value="-0.0778469">
            <text:p>-0.0778469</text:p>
          </table:table-cell>
          <table:table-cell office:value-type="float" office:value="-0.117611">
            <text:p>-0.117611</text:p>
          </table:table-cell>
          <table:table-cell office:value-type="float" office:value="-0.0665899">
            <text:p>-0.0665899</text:p>
          </table:table-cell>
          <table:table-cell office:value-type="float" office:value="-0.0139607">
            <text:p>-0.0139607</text:p>
          </table:table-cell>
          <table:table-cell office:value-type="float" office:value="0.0927284">
            <text:p>0.0927284</text:p>
          </table:table-cell>
          <table:table-cell office:value-type="float" office:value="-0.0217384">
            <text:p>-0.0217384</text:p>
          </table:table-cell>
          <table:table-cell office:value-type="float" office:value="0.0370968">
            <text:p>0.0370968</text:p>
          </table:table-cell>
          <table:table-cell/>
          <table:table-cell office:value-type="float" office:value="5.63813">
            <text:p>5.63813</text:p>
          </table:table-cell>
          <table:table-cell office:value-type="float" office:value="-0.0655031">
            <text:p>-0.0655031</text:p>
          </table:table-cell>
          <table:table-cell office:value-type="float" office:value="0.0159782">
            <text:p>0.0159782</text:p>
          </table:table-cell>
          <table:table-cell office:value-type="float" office:value="0.842901">
            <text:p>0.842901</text:p>
          </table:table-cell>
          <table:table-cell office:value-type="float" office:value="0.178225">
            <text:p>0.178225</text:p>
          </table:table-cell>
          <table:table-cell office:value-type="float" office:value="-0.000353455">
            <text:p>-0.000353455</text:p>
          </table:table-cell>
          <table:table-cell office:value-type="float" office:value="-0.000501964">
            <text:p>-0.000501964</text:p>
          </table:table-cell>
          <table:table-cell office:value-type="float" office:value="0.000504196">
            <text:p>0.000504196</text:p>
          </table:table-cell>
          <table:table-cell office:value-type="float" office:value="0.000339227">
            <text:p>0.000339227</text:p>
          </table:table-cell>
          <table:table-cell office:value-type="float" office:value="0.00233546">
            <text:p>0.00233546</text:p>
          </table:table-cell>
          <table:table-cell office:value-type="float" office:value="0.0047119">
            <text:p>0.0047119</text:p>
          </table:table-cell>
          <table:table-cell office:value-type="float" office:value="-0.010881">
            <text:p>-0.010881</text:p>
          </table:table-cell>
          <table:table-cell office:value-type="float" office:value="-0.0256115">
            <text:p>-0.0256115</text:p>
          </table:table-cell>
          <table:table-cell office:value-type="float" office:value="-0.00190257">
            <text:p>-0.00190257</text:p>
          </table:table-cell>
          <table:table-cell/>
          <table:table-cell office:value-type="float" office:value="5.00494">
            <text:p>5.00494</text:p>
          </table:table-cell>
          <table:table-cell office:value-type="float" office:value="0.207849">
            <text:p>0.207849</text:p>
          </table:table-cell>
          <table:table-cell office:value-type="float" office:value="-0.0378984">
            <text:p>-0.0378984</text:p>
          </table:table-cell>
          <table:table-cell office:value-type="float" office:value="0.797825">
            <text:p>0.797825</text:p>
          </table:table-cell>
          <table:table-cell office:value-type="float" office:value="0.331075">
            <text:p>0.331075</text:p>
          </table:table-cell>
          <table:table-cell office:value-type="float" office:value="0.146245">
            <text:p>0.146245</text:p>
          </table:table-cell>
          <table:table-cell office:value-type="float" office:value="-0.154545">
            <text:p>-0.154545</text:p>
          </table:table-cell>
          <table:table-cell office:value-type="float" office:value="-0.0287093">
            <text:p>-0.0287093</text:p>
          </table:table-cell>
          <table:table-cell office:value-type="float" office:value="-0.0159477">
            <text:p>-0.0159477</text:p>
          </table:table-cell>
          <table:table-cell office:value-type="float" office:value="-0.0539397">
            <text:p>-0.0539397</text:p>
          </table:table-cell>
          <table:table-cell office:value-type="float" office:value="0.0174755">
            <text:p>0.0174755</text:p>
          </table:table-cell>
          <table:table-cell office:value-type="float" office:value="0.0470045">
            <text:p>0.0470045</text:p>
          </table:table-cell>
          <table:table-cell office:value-type="float" office:value="-0.0269325">
            <text:p>-0.0269325</text:p>
          </table:table-cell>
          <table:table-cell office:value-type="float" office:value="-0.0483128">
            <text:p>-0.0483128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4">
          <table:table-cell office:value-type="float" office:value="5.4422">
            <text:p>5.4422</text:p>
          </table:table-cell>
          <table:table-cell office:value-type="float" office:value="0.0813803">
            <text:p>0.0813803</text:p>
          </table:table-cell>
          <table:table-cell office:value-type="float" office:value="0.0151678">
            <text:p>0.0151678</text:p>
          </table:table-cell>
          <table:table-cell office:value-type="float" office:value="0.735963">
            <text:p>0.735963</text:p>
          </table:table-cell>
          <table:table-cell office:value-type="float" office:value="0.0612729">
            <text:p>0.0612729</text:p>
          </table:table-cell>
          <table:table-cell office:value-type="float" office:value="0.0977993">
            <text:p>0.0977993</text:p>
          </table:table-cell>
          <table:table-cell office:value-type="float" office:value="-0.115119">
            <text:p>-0.115119</text:p>
          </table:table-cell>
          <table:table-cell office:value-type="float" office:value="0.0170225">
            <text:p>0.0170225</text:p>
          </table:table-cell>
          <table:table-cell office:value-type="float" office:value="-0.0637881">
            <text:p>-0.0637881</text:p>
          </table:table-cell>
          <table:table-cell office:value-type="float" office:value="0.0338328">
            <text:p>0.0338328</text:p>
          </table:table-cell>
          <table:table-cell office:value-type="float" office:value="-0.00343382">
            <text:p>-0.00343382</text:p>
          </table:table-cell>
          <table:table-cell office:value-type="float" office:value="0.0295496">
            <text:p>0.0295496</text:p>
          </table:table-cell>
          <table:table-cell office:value-type="float" office:value="0.0726207">
            <text:p>0.0726207</text:p>
          </table:table-cell>
          <table:table-cell office:value-type="float" office:value="-0.016604">
            <text:p>-0.016604</text:p>
          </table:table-cell>
          <table:table-cell/>
          <table:table-cell office:value-type="float" office:value="5.23679">
            <text:p>5.23679</text:p>
          </table:table-cell>
          <table:table-cell office:value-type="float" office:value="0.0588606">
            <text:p>0.0588606</text:p>
          </table:table-cell>
          <table:table-cell office:value-type="float" office:value="-0.02258">
            <text:p>-0.02258</text:p>
          </table:table-cell>
          <table:table-cell office:value-type="float" office:value="0.799346">
            <text:p>0.799346</text:p>
          </table:table-cell>
          <table:table-cell office:value-type="float" office:value="0.120781">
            <text:p>0.120781</text:p>
          </table:table-cell>
          <table:table-cell office:value-type="float" office:value="0.19325">
            <text:p>0.19325</text:p>
          </table:table-cell>
          <table:table-cell office:value-type="float" office:value="0.169855">
            <text:p>0.169855</text:p>
          </table:table-cell>
          <table:table-cell office:value-type="float" office:value="-0.0774245">
            <text:p>-0.0774245</text:p>
          </table:table-cell>
          <table:table-cell office:value-type="float" office:value="-0.0806257">
            <text:p>-0.0806257</text:p>
          </table:table-cell>
          <table:table-cell office:value-type="float" office:value="-0.0752605">
            <text:p>-0.0752605</text:p>
          </table:table-cell>
          <table:table-cell office:value-type="float" office:value="0.000835723">
            <text:p>0.000835723</text:p>
          </table:table-cell>
          <table:table-cell office:value-type="float" office:value="-0.00312007">
            <text:p>-0.00312007</text:p>
          </table:table-cell>
          <table:table-cell office:value-type="float" office:value="-0.000838558">
            <text:p>-0.000838558</text:p>
          </table:table-cell>
          <table:table-cell office:value-type="float" office:value="0.0655485">
            <text:p>0.0655485</text:p>
          </table:table-cell>
          <table:table-cell/>
          <table:table-cell office:value-type="float" office:value="5.81291">
            <text:p>5.81291</text:p>
          </table:table-cell>
          <table:table-cell office:value-type="float" office:value="-0.0657762">
            <text:p>-0.0657762</text:p>
          </table:table-cell>
          <table:table-cell office:value-type="float" office:value="0.015604">
            <text:p>0.015604</text:p>
          </table:table-cell>
          <table:table-cell office:value-type="float" office:value="0.843667">
            <text:p>0.843667</text:p>
          </table:table-cell>
          <table:table-cell office:value-type="float" office:value="0.168947">
            <text:p>0.168947</text:p>
          </table:table-cell>
          <table:table-cell office:value-type="float" office:value="-0.000198907">
            <text:p>-0.000198907</text:p>
          </table:table-cell>
          <table:table-cell table:style-name="ce1" office:value-type="string">
            <text:p>-4.78619e-05</text:p>
          </table:table-cell>
          <table:table-cell office:value-type="float" office:value="0.000416549">
            <text:p>0.000416549</text:p>
          </table:table-cell>
          <table:table-cell office:value-type="float" office:value="-0.00156258">
            <text:p>-0.00156258</text:p>
          </table:table-cell>
          <table:table-cell office:value-type="float" office:value="-0.00214097">
            <text:p>-0.00214097</text:p>
          </table:table-cell>
          <table:table-cell office:value-type="float" office:value="0.00437936">
            <text:p>0.00437936</text:p>
          </table:table-cell>
          <table:table-cell office:value-type="float" office:value="0.00817614">
            <text:p>0.00817614</text:p>
          </table:table-cell>
          <table:table-cell office:value-type="float" office:value="0.0140202">
            <text:p>0.0140202</text:p>
          </table:table-cell>
          <table:table-cell office:value-type="float" office:value="-0.0272355">
            <text:p>-0.0272355</text:p>
          </table:table-cell>
          <table:table-cell/>
          <table:table-cell office:value-type="float" office:value="5.30254">
            <text:p>5.30254</text:p>
          </table:table-cell>
          <table:table-cell office:value-type="float" office:value="0.207266">
            <text:p>0.207266</text:p>
          </table:table-cell>
          <table:table-cell office:value-type="float" office:value="-0.0563362">
            <text:p>-0.0563362</text:p>
          </table:table-cell>
          <table:table-cell office:value-type="float" office:value="0.798747">
            <text:p>0.798747</text:p>
          </table:table-cell>
          <table:table-cell office:value-type="float" office:value="0.310014">
            <text:p>0.310014</text:p>
          </table:table-cell>
          <table:table-cell office:value-type="float" office:value="0.16097">
            <text:p>0.16097</text:p>
          </table:table-cell>
          <table:table-cell office:value-type="float" office:value="-0.163932">
            <text:p>-0.163932</text:p>
          </table:table-cell>
          <table:table-cell office:value-type="float" office:value="-0.0278189">
            <text:p>-0.0278189</text:p>
          </table:table-cell>
          <table:table-cell office:value-type="float" office:value="-0.00195915">
            <text:p>-0.00195915</text:p>
          </table:table-cell>
          <table:table-cell office:value-type="float" office:value="-0.0619549">
            <text:p>-0.0619549</text:p>
          </table:table-cell>
          <table:table-cell office:value-type="float" office:value="0.00309753">
            <text:p>0.00309753</text:p>
          </table:table-cell>
          <table:table-cell office:value-type="float" office:value="0.149508">
            <text:p>0.149508</text:p>
          </table:table-cell>
          <table:table-cell office:value-type="float" office:value="0.179285">
            <text:p>0.179285</text:p>
          </table:table-cell>
          <table:table-cell office:value-type="float" office:value="-0.135949">
            <text:p>-0.135949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4">
          <table:table-cell office:value-type="float" office:value="5.67318">
            <text:p>5.67318</text:p>
          </table:table-cell>
          <table:table-cell office:value-type="float" office:value="0.068223">
            <text:p>0.068223</text:p>
          </table:table-cell>
          <table:table-cell office:value-type="float" office:value="0.026857">
            <text:p>0.026857</text:p>
          </table:table-cell>
          <table:table-cell office:value-type="float" office:value="0.734284">
            <text:p>0.734284</text:p>
          </table:table-cell>
          <table:table-cell office:value-type="float" office:value="0.0544248">
            <text:p>0.0544248</text:p>
          </table:table-cell>
          <table:table-cell office:value-type="float" office:value="0.0865721">
            <text:p>0.0865721</text:p>
          </table:table-cell>
          <table:table-cell office:value-type="float" office:value="-0.104429">
            <text:p>-0.104429</text:p>
          </table:table-cell>
          <table:table-cell office:value-type="float" office:value="0.0157486">
            <text:p>0.0157486</text:p>
          </table:table-cell>
          <table:table-cell office:value-type="float" office:value="-0.0569627">
            <text:p>-0.0569627</text:p>
          </table:table-cell>
          <table:table-cell office:value-type="float" office:value="0.0506068">
            <text:p>0.0506068</text:p>
          </table:table-cell>
          <table:table-cell office:value-type="float" office:value="-0.00726902">
            <text:p>-0.00726902</text:p>
          </table:table-cell>
          <table:table-cell office:value-type="float" office:value="-0.0249255">
            <text:p>-0.0249255</text:p>
          </table:table-cell>
          <table:table-cell office:value-type="float" office:value="0.07675">
            <text:p>0.07675</text:p>
          </table:table-cell>
          <table:table-cell office:value-type="float" office:value="-0.0106051">
            <text:p>-0.0106051</text:p>
          </table:table-cell>
          <table:table-cell/>
          <table:table-cell office:value-type="float" office:value="5.36875">
            <text:p>5.36875</text:p>
          </table:table-cell>
          <table:table-cell office:value-type="float" office:value="0.0481668">
            <text:p>0.0481668</text:p>
          </table:table-cell>
          <table:table-cell office:value-type="float" office:value="-0.032526">
            <text:p>-0.032526</text:p>
          </table:table-cell>
          <table:table-cell office:value-type="float" office:value="0.800597">
            <text:p>0.800597</text:p>
          </table:table-cell>
          <table:table-cell office:value-type="float" office:value="0.114516">
            <text:p>0.114516</text:p>
          </table:table-cell>
          <table:table-cell office:value-type="float" office:value="0.193712">
            <text:p>0.193712</text:p>
          </table:table-cell>
          <table:table-cell office:value-type="float" office:value="0.174541">
            <text:p>0.174541</text:p>
          </table:table-cell>
          <table:table-cell office:value-type="float" office:value="-0.080781">
            <text:p>-0.080781</text:p>
          </table:table-cell>
          <table:table-cell office:value-type="float" office:value="-0.0810374">
            <text:p>-0.0810374</text:p>
          </table:table-cell>
          <table:table-cell office:value-type="float" office:value="-0.0753711">
            <text:p>-0.0753711</text:p>
          </table:table-cell>
          <table:table-cell office:value-type="float" office:value="0.00948556">
            <text:p>0.00948556</text:p>
          </table:table-cell>
          <table:table-cell office:value-type="float" office:value="0.365266">
            <text:p>0.365266</text:p>
          </table:table-cell>
          <table:table-cell office:value-type="float" office:value="0.514337">
            <text:p>0.514337</text:p>
          </table:table-cell>
          <table:table-cell office:value-type="float" office:value="-0.145801">
            <text:p>-0.145801</text:p>
          </table:table-cell>
          <table:table-cell/>
          <table:table-cell office:value-type="float" office:value="6.04122">
            <text:p>6.04122</text:p>
          </table:table-cell>
          <table:table-cell office:value-type="float" office:value="-0.0657068">
            <text:p>-0.0657068</text:p>
          </table:table-cell>
          <table:table-cell office:value-type="float" office:value="0.0158459">
            <text:p>0.0158459</text:p>
          </table:table-cell>
          <table:table-cell office:value-type="float" office:value="0.843247">
            <text:p>0.843247</text:p>
          </table:table-cell>
          <table:table-cell office:value-type="float" office:value="0.15755">
            <text:p>0.15755</text:p>
          </table:table-cell>
          <table:table-cell office:value-type="float" office:value="-0.000914077">
            <text:p>-0.000914077</text:p>
          </table:table-cell>
          <table:table-cell office:value-type="float" office:value="-0.00129818">
            <text:p>-0.00129818</text:p>
          </table:table-cell>
          <table:table-cell office:value-type="float" office:value="0.00358655">
            <text:p>0.00358655</text:p>
          </table:table-cell>
          <table:table-cell office:value-type="float" office:value="0.000304062">
            <text:p>0.000304062</text:p>
          </table:table-cell>
          <table:table-cell office:value-type="float" office:value="0.00105989">
            <text:p>0.00105989</text:p>
          </table:table-cell>
          <table:table-cell office:value-type="float" office:value="-0.00183858">
            <text:p>-0.00183858</text:p>
          </table:table-cell>
          <table:table-cell office:value-type="float" office:value="-0.0244051">
            <text:p>-0.0244051</text:p>
          </table:table-cell>
          <table:table-cell office:value-type="float" office:value="-0.0464963">
            <text:p>-0.0464963</text:p>
          </table:table-cell>
          <table:table-cell office:value-type="float" office:value="0.112933">
            <text:p>0.112933</text:p>
          </table:table-cell>
          <table:table-cell/>
          <table:table-cell office:value-type="float" office:value="5.37054">
            <text:p>5.37054</text:p>
          </table:table-cell>
          <table:table-cell office:value-type="float" office:value="0.207824">
            <text:p>0.207824</text:p>
          </table:table-cell>
          <table:table-cell office:value-type="float" office:value="-0.0597199">
            <text:p>-0.0597199</text:p>
          </table:table-cell>
          <table:table-cell office:value-type="float" office:value="0.798329">
            <text:p>0.798329</text:p>
          </table:table-cell>
          <table:table-cell office:value-type="float" office:value="0.305393">
            <text:p>0.305393</text:p>
          </table:table-cell>
          <table:table-cell office:value-type="float" office:value="0.153073">
            <text:p>0.153073</text:p>
          </table:table-cell>
          <table:table-cell office:value-type="float" office:value="-0.177764">
            <text:p>-0.177764</text:p>
          </table:table-cell>
          <table:table-cell office:value-type="float" office:value="-0.019597">
            <text:p>-0.019597</text:p>
          </table:table-cell>
          <table:table-cell office:value-type="float" office:value="0.00820632">
            <text:p>0.00820632</text:p>
          </table:table-cell>
          <table:table-cell office:value-type="float" office:value="-0.0497648">
            <text:p>-0.0497648</text:p>
          </table:table-cell>
          <table:table-cell office:value-type="float" office:value="-0.00614601">
            <text:p>-0.00614601</text:p>
          </table:table-cell>
          <table:table-cell office:value-type="float" office:value="-0.126528">
            <text:p>-0.126528</text:p>
          </table:table-cell>
          <table:table-cell office:value-type="float" office:value="-0.103565">
            <text:p>-0.103565</text:p>
          </table:table-cell>
          <table:table-cell office:value-type="float" office:value="0.0652328">
            <text:p>0.0652328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4">
          <table:table-cell office:value-type="float" office:value="6.37202">
            <text:p>6.37202</text:p>
          </table:table-cell>
          <table:table-cell office:value-type="float" office:value="0.0162418">
            <text:p>0.0162418</text:p>
          </table:table-cell>
          <table:table-cell office:value-type="float" office:value="0.0997066">
            <text:p>0.0997066</text:p>
          </table:table-cell>
          <table:table-cell office:value-type="float" office:value="0.724025">
            <text:p>0.724025</text:p>
          </table:table-cell>
          <table:table-cell office:value-type="float" office:value="0.0380248">
            <text:p>0.0380248</text:p>
          </table:table-cell>
          <table:table-cell table:style-name="ce1" office:value-type="float" office:value="0.0392492">
            <text:p>0.0392492</text:p>
          </table:table-cell>
          <table:table-cell office:value-type="float" office:value="-0.0356872">
            <text:p>-0.0356872</text:p>
          </table:table-cell>
          <table:table-cell office:value-type="float" office:value="0.00826598">
            <text:p>0.00826598</text:p>
          </table:table-cell>
          <table:table-cell office:value-type="float" office:value="-0.0743818">
            <text:p>-0.0743818</text:p>
          </table:table-cell>
          <table:table-cell office:value-type="float" office:value="0.104243">
            <text:p>0.104243</text:p>
          </table:table-cell>
          <table:table-cell office:value-type="float" office:value="-0.0146803">
            <text:p>-0.0146803</text:p>
          </table:table-cell>
          <table:table-cell office:value-type="float" office:value="0.014881">
            <text:p>0.014881</text:p>
          </table:table-cell>
          <table:table-cell office:value-type="float" office:value="-0.0759826">
            <text:p>-0.0759826</text:p>
          </table:table-cell>
          <table:table-cell office:value-type="float" office:value="0.0955661">
            <text:p>0.0955661</text:p>
          </table:table-cell>
          <table:table-cell/>
          <table:table-cell office:value-type="float" office:value="5.47308">
            <text:p>5.47308</text:p>
          </table:table-cell>
          <table:table-cell office:value-type="float" office:value="0.043688">
            <text:p>0.043688</text:p>
          </table:table-cell>
          <table:table-cell office:value-type="float" office:value="-0.034791">
            <text:p>-0.034791</text:p>
          </table:table-cell>
          <table:table-cell office:value-type="float" office:value="0.8">
            <text:p>0.8</text:p>
          </table:table-cell>
          <table:table-cell office:value-type="float" office:value="0.109793">
            <text:p>0.109793</text:p>
          </table:table-cell>
          <table:table-cell office:value-type="float" office:value="0.152649">
            <text:p>0.152649</text:p>
          </table:table-cell>
          <table:table-cell office:value-type="float" office:value="0.131666">
            <text:p>0.131666</text:p>
          </table:table-cell>
          <table:table-cell office:value-type="float" office:value="-0.0730239">
            <text:p>-0.0730239</text:p>
          </table:table-cell>
          <table:table-cell office:value-type="float" office:value="-0.0429288">
            <text:p>-0.0429288</text:p>
          </table:table-cell>
          <table:table-cell office:value-type="float" office:value="-0.0217098">
            <text:p>-0.0217098</text:p>
          </table:table-cell>
          <table:table-cell office:value-type="float" office:value="-0.005726">
            <text:p>-0.005726</text:p>
          </table:table-cell>
          <table:table-cell office:value-type="float" office:value="-1.47942">
            <text:p>-1.47942</text:p>
          </table:table-cell>
          <table:table-cell office:value-type="float" office:value="-1.57101">
            <text:p>-1.57101</text:p>
          </table:table-cell>
          <table:table-cell office:value-type="float" office:value="0.298436">
            <text:p>0.298436</text:p>
          </table:table-cell>
          <table:table-cell/>
          <table:table-cell office:value-type="float" office:value="6.13967">
            <text:p>6.13967</text:p>
          </table:table-cell>
          <table:table-cell office:value-type="float" office:value="-0.0659134">
            <text:p>-0.0659134</text:p>
          </table:table-cell>
          <table:table-cell office:value-type="float" office:value="0.0154996">
            <text:p>0.0154996</text:p>
          </table:table-cell>
          <table:table-cell office:value-type="float" office:value="0.844161">
            <text:p>0.844161</text:p>
          </table:table-cell>
          <table:table-cell office:value-type="float" office:value="0.152876">
            <text:p>0.152876</text:p>
          </table:table-cell>
          <table:table-cell office:value-type="float" office:value="-0.000451488">
            <text:p>-0.000451488</text:p>
          </table:table-cell>
          <table:table-cell office:value-type="float" office:value="-0.000306408">
            <text:p>-0.000306408</text:p>
          </table:table-cell>
          <table:table-cell office:value-type="float" office:value="0.00134103">
            <text:p>0.00134103</text:p>
          </table:table-cell>
          <table:table-cell office:value-type="float" office:value="-0.00209861">
            <text:p>-0.00209861</text:p>
          </table:table-cell>
          <table:table-cell office:value-type="float" office:value="-0.00351767">
            <text:p>-0.00351767</text:p>
          </table:table-cell>
          <table:table-cell office:value-type="float" office:value="0.00927964">
            <text:p>0.00927964</text:p>
          </table:table-cell>
          <table:table-cell office:value-type="float" office:value="0.00455723">
            <text:p>0.00455723</text:p>
          </table:table-cell>
          <table:table-cell office:value-type="float" office:value="0.0109508">
            <text:p>0.0109508</text:p>
          </table:table-cell>
          <table:table-cell office:value-type="float" office:value="-0.0240038">
            <text:p>-0.0240038</text:p>
          </table:table-cell>
          <table:table-cell/>
          <table:table-cell office:value-type="float" office:value="5.57555">
            <text:p>5.57555</text:p>
          </table:table-cell>
          <table:table-cell office:value-type="float" office:value="0.204188">
            <text:p>0.204188</text:p>
          </table:table-cell>
          <table:table-cell office:value-type="float" office:value="-0.0742757">
            <text:p>-0.0742757</text:p>
          </table:table-cell>
          <table:table-cell office:value-type="float" office:value="0.799811">
            <text:p>0.799811</text:p>
          </table:table-cell>
          <table:table-cell office:value-type="float" office:value="0.291873">
            <text:p>0.291873</text:p>
          </table:table-cell>
          <table:table-cell office:value-type="float" office:value="0.160842">
            <text:p>0.160842</text:p>
          </table:table-cell>
          <table:table-cell office:value-type="float" office:value="-0.186631">
            <text:p>-0.186631</text:p>
          </table:table-cell>
          <table:table-cell office:value-type="float" office:value="-0.0162555">
            <text:p>-0.0162555</text:p>
          </table:table-cell>
          <table:table-cell office:value-type="float" office:value="-0.0177342">
            <text:p>-0.0177342</text:p>
          </table:table-cell>
          <table:table-cell office:value-type="float" office:value="-0.0709974">
            <text:p>-0.0709974</text:p>
          </table:table-cell>
          <table:table-cell office:value-type="float" office:value="0.00722789">
            <text:p>0.00722789</text:p>
          </table:table-cell>
          <table:table-cell office:value-type="float" office:value="0.0520072">
            <text:p>0.0520072</text:p>
          </table:table-cell>
          <table:table-cell office:value-type="float" office:value="0.0604192">
            <text:p>0.0604192</text:p>
          </table:table-cell>
          <table:table-cell office:value-type="float" office:value="0.00557276">
            <text:p>0.0055727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4">
          <table:table-cell office:value-type="float" office:value="6.47589">
            <text:p>6.47589</text:p>
          </table:table-cell>
          <table:table-cell office:value-type="float" office:value="0.00867685">
            <text:p>0.00867685</text:p>
          </table:table-cell>
          <table:table-cell office:value-type="float" office:value="0.109714">
            <text:p>0.109714</text:p>
          </table:table-cell>
          <table:table-cell office:value-type="float" office:value="0.723531">
            <text:p>0.723531</text:p>
          </table:table-cell>
          <table:table-cell office:value-type="float" office:value="0.0360515">
            <text:p>0.0360515</text:p>
          </table:table-cell>
          <table:table-cell table:style-name="ce1" office:value-type="float" office:value="0.0271802">
            <text:p>0.0271802</text:p>
          </table:table-cell>
          <table:table-cell office:value-type="float" office:value="-0.0273995">
            <text:p>-0.0273995</text:p>
          </table:table-cell>
          <table:table-cell office:value-type="float" office:value="0.00600236">
            <text:p>0.00600236</text:p>
          </table:table-cell>
          <table:table-cell office:value-type="float" office:value="-0.0728362">
            <text:p>-0.0728362</text:p>
          </table:table-cell>
          <table:table-cell office:value-type="float" office:value="0.0963513">
            <text:p>0.0963513</text:p>
          </table:table-cell>
          <table:table-cell office:value-type="float" office:value="-0.00475465">
            <text:p>-0.00475465</text:p>
          </table:table-cell>
          <table:table-cell office:value-type="float" office:value="-0.280626">
            <text:p>-0.280626</text:p>
          </table:table-cell>
          <table:table-cell office:value-type="float" office:value="-0.0911393">
            <text:p>-0.0911393</text:p>
          </table:table-cell>
          <table:table-cell office:value-type="float" office:value="-0.0627675">
            <text:p>-0.0627675</text:p>
          </table:table-cell>
          <table:table-cell/>
          <table:table-cell office:value-type="float" office:value="5.53956">
            <text:p>5.53956</text:p>
          </table:table-cell>
          <table:table-cell office:value-type="float" office:value="0.0342959">
            <text:p>0.0342959</text:p>
          </table:table-cell>
          <table:table-cell office:value-type="float" office:value="-0.0431773">
            <text:p>-0.0431773</text:p>
          </table:table-cell>
          <table:table-cell office:value-type="float" office:value="0.800938">
            <text:p>0.800938</text:p>
          </table:table-cell>
          <table:table-cell office:value-type="float" office:value="0.106886">
            <text:p>0.106886</text:p>
          </table:table-cell>
          <table:table-cell office:value-type="float" office:value="0.174418">
            <text:p>0.174418</text:p>
          </table:table-cell>
          <table:table-cell office:value-type="float" office:value="0.154662">
            <text:p>0.154662</text:p>
          </table:table-cell>
          <table:table-cell office:value-type="float" office:value="-0.0762842">
            <text:p>-0.0762842</text:p>
          </table:table-cell>
          <table:table-cell office:value-type="float" office:value="-0.141279">
            <text:p>-0.141279</text:p>
          </table:table-cell>
          <table:table-cell office:value-type="float" office:value="-0.126149">
            <text:p>-0.126149</text:p>
          </table:table-cell>
          <table:table-cell office:value-type="float" office:value="0.0141138">
            <text:p>0.0141138</text:p>
          </table:table-cell>
          <table:table-cell office:value-type="float" office:value="0.215048">
            <text:p>0.215048</text:p>
          </table:table-cell>
          <table:table-cell office:value-type="float" office:value="0.154997">
            <text:p>0.154997</text:p>
          </table:table-cell>
          <table:table-cell office:value-type="float" office:value="0.048039">
            <text:p>0.048039</text:p>
          </table:table-cell>
          <table:table-cell/>
          <table:table-cell office:value-type="float" office:value="6.47395">
            <text:p>6.47395</text:p>
          </table:table-cell>
          <table:table-cell office:value-type="float" office:value="-0.0661057">
            <text:p>-0.0661057</text:p>
          </table:table-cell>
          <table:table-cell office:value-type="float" office:value="0.0155474">
            <text:p>0.0155474</text:p>
          </table:table-cell>
          <table:table-cell office:value-type="float" office:value="0.84458">
            <text:p>0.84458</text:p>
          </table:table-cell>
          <table:table-cell office:value-type="float" office:value="0.138016">
            <text:p>0.138016</text:p>
          </table:table-cell>
          <table:table-cell office:value-type="float" office:value="-0.000536758">
            <text:p>-0.000536758</text:p>
          </table:table-cell>
          <table:table-cell office:value-type="float" office:value="-0.000328471">
            <text:p>-0.000328471</text:p>
          </table:table-cell>
          <table:table-cell office:value-type="float" office:value="0.00156623">
            <text:p>0.00156623</text:p>
          </table:table-cell>
          <table:table-cell office:value-type="float" office:value="-0.00057523">
            <text:p>-0.00057523</text:p>
          </table:table-cell>
          <table:table-cell office:value-type="float" office:value="0.000142946">
            <text:p>0.000142946</text:p>
          </table:table-cell>
          <table:table-cell office:value-type="float" office:value="0.0012557">
            <text:p>0.0012557</text:p>
          </table:table-cell>
          <table:table-cell office:value-type="float" office:value="0.0023112">
            <text:p>0.0023112</text:p>
          </table:table-cell>
          <table:table-cell office:value-type="float" office:value="-0.0041273">
            <text:p>-0.0041273</text:p>
          </table:table-cell>
          <table:table-cell office:value-type="float" office:value="-0.00340665">
            <text:p>-0.00340665</text:p>
          </table:table-cell>
          <table:table-cell/>
          <table:table-cell office:value-type="float" office:value="5.77186">
            <text:p>5.77186</text:p>
          </table:table-cell>
          <table:table-cell office:value-type="float" office:value="0.202711">
            <text:p>0.202711</text:p>
          </table:table-cell>
          <table:table-cell office:value-type="float" office:value="-0.0858846">
            <text:p>-0.0858846</text:p>
          </table:table-cell>
          <table:table-cell office:value-type="float" office:value="0.801444">
            <text:p>0.801444</text:p>
          </table:table-cell>
          <table:table-cell office:value-type="float" office:value="0.279488">
            <text:p>0.279488</text:p>
          </table:table-cell>
          <table:table-cell office:value-type="float" office:value="0.158912">
            <text:p>0.158912</text:p>
          </table:table-cell>
          <table:table-cell office:value-type="float" office:value="-0.193755">
            <text:p>-0.193755</text:p>
          </table:table-cell>
          <table:table-cell office:value-type="float" office:value="-0.0121438">
            <text:p>-0.0121438</text:p>
          </table:table-cell>
          <table:table-cell office:value-type="float" office:value="-0.00752485">
            <text:p>-0.00752485</text:p>
          </table:table-cell>
          <table:table-cell office:value-type="float" office:value="-0.0591367">
            <text:p>-0.0591367</text:p>
          </table:table-cell>
          <table:table-cell office:value-type="float" office:value="0.00832186">
            <text:p>0.00832186</text:p>
          </table:table-cell>
          <table:table-cell office:value-type="float" office:value="-0.118675">
            <text:p>-0.118675</text:p>
          </table:table-cell>
          <table:table-cell office:value-type="float" office:value="0.126066">
            <text:p>0.126066</text:p>
          </table:table-cell>
          <table:table-cell office:value-type="float" office:value="-0.00657269">
            <text:p>-0.00657269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4">
          <table:table-cell office:value-type="float" office:value="6.5423">
            <text:p>6.5423</text:p>
          </table:table-cell>
          <table:table-cell office:value-type="float" office:value="0.00260205">
            <text:p>0.00260205</text:p>
          </table:table-cell>
          <table:table-cell office:value-type="float" office:value="0.115711">
            <text:p>0.115711</text:p>
          </table:table-cell>
          <table:table-cell office:value-type="float" office:value="0.722938">
            <text:p>0.722938</text:p>
          </table:table-cell>
          <table:table-cell office:value-type="float" office:value="0.0348437">
            <text:p>0.0348437</text:p>
          </table:table-cell>
          <table:table-cell office:value-type="float" office:value="0.0269506">
            <text:p>0.0269506</text:p>
          </table:table-cell>
          <table:table-cell office:value-type="float" office:value="-0.0222108">
            <text:p>-0.0222108</text:p>
          </table:table-cell>
          <table:table-cell office:value-type="float" office:value="0.0058331">
            <text:p>0.0058331</text:p>
          </table:table-cell>
          <table:table-cell office:value-type="float" office:value="-0.0914728">
            <text:p>-0.0914728</text:p>
          </table:table-cell>
          <table:table-cell office:value-type="float" office:value="0.0902987">
            <text:p>0.0902987</text:p>
          </table:table-cell>
          <table:table-cell office:value-type="float" office:value="-0.0089231">
            <text:p>-0.0089231</text:p>
          </table:table-cell>
          <table:table-cell office:value-type="float" office:value="0.115301">
            <text:p>0.115301</text:p>
          </table:table-cell>
          <table:table-cell office:value-type="float" office:value="-0.0807126">
            <text:p>-0.0807126</text:p>
          </table:table-cell>
          <table:table-cell office:value-type="float" office:value="-0.0247061">
            <text:p>-0.0247061</text:p>
          </table:table-cell>
          <table:table-cell/>
          <table:table-cell office:value-type="float" office:value="5.84238">
            <text:p>5.84238</text:p>
          </table:table-cell>
          <table:table-cell office:value-type="float" office:value="0.0112336">
            <text:p>0.0112336</text:p>
          </table:table-cell>
          <table:table-cell office:value-type="float" office:value="-0.0671645">
            <text:p>-0.0671645</text:p>
          </table:table-cell>
          <table:table-cell office:value-type="float" office:value="0.809617">
            <text:p>0.809617</text:p>
          </table:table-cell>
          <table:table-cell office:value-type="float" office:value="0.0945886">
            <text:p>0.0945886</text:p>
          </table:table-cell>
          <table:table-cell office:value-type="float" office:value="0.156556">
            <text:p>0.156556</text:p>
          </table:table-cell>
          <table:table-cell office:value-type="float" office:value="0.137493">
            <text:p>0.137493</text:p>
          </table:table-cell>
          <table:table-cell office:value-type="float" office:value="-0.068958">
            <text:p>-0.068958</text:p>
          </table:table-cell>
          <table:table-cell office:value-type="float" office:value="-0.0761589">
            <text:p>-0.0761589</text:p>
          </table:table-cell>
          <table:table-cell office:value-type="float" office:value="-0.0792132">
            <text:p>-0.0792132</text:p>
          </table:table-cell>
          <table:table-cell office:value-type="float" office:value="0.0286609">
            <text:p>0.0286609</text:p>
          </table:table-cell>
          <table:table-cell office:value-type="float" office:value="-0.0519966">
            <text:p>-0.0519966</text:p>
          </table:table-cell>
          <table:table-cell office:value-type="float" office:value="0.0215922">
            <text:p>0.0215922</text:p>
          </table:table-cell>
          <table:table-cell office:value-type="float" office:value="-0.0201533">
            <text:p>-0.0201533</text:p>
          </table:table-cell>
          <table:table-cell/>
          <table:table-cell office:value-type="float" office:value="6.84255">
            <text:p>6.84255</text:p>
          </table:table-cell>
          <table:table-cell office:value-type="float" office:value="-0.0660037">
            <text:p>-0.0660037</text:p>
          </table:table-cell>
          <table:table-cell office:value-type="float" office:value="0.0150393">
            <text:p>0.0150393</text:p>
          </table:table-cell>
          <table:table-cell office:value-type="float" office:value="0.84458">
            <text:p>0.84458</text:p>
          </table:table-cell>
          <table:table-cell office:value-type="float" office:value="0.1233">
            <text:p>0.1233</text:p>
          </table:table-cell>
          <table:table-cell office:value-type="float" office:value="-0.000296538">
            <text:p>-0.000296538</text:p>
          </table:table-cell>
          <table:table-cell office:value-type="float" office:value="-0.000528202">
            <text:p>-0.000528202</text:p>
          </table:table-cell>
          <table:table-cell office:value-type="float" office:value="0.00127017">
            <text:p>0.00127017</text:p>
          </table:table-cell>
          <table:table-cell office:value-type="float" office:value="0.000276684">
            <text:p>0.000276684</text:p>
          </table:table-cell>
          <table:table-cell office:value-type="float" office:value="-0.00137839">
            <text:p>-0.00137839</text:p>
          </table:table-cell>
          <table:table-cell office:value-type="float" office:value="0">
            <text:p>0</text:p>
          </table:table-cell>
          <table:table-cell office:value-type="float" office:value="0.0031089">
            <text:p>0.0031089</text:p>
          </table:table-cell>
          <table:table-cell office:value-type="float" office:value="0.00876721">
            <text:p>0.00876721</text:p>
          </table:table-cell>
          <table:table-cell office:value-type="float" office:value="-0.00631753">
            <text:p>-0.00631753</text:p>
          </table:table-cell>
          <table:table-cell/>
          <table:table-cell office:value-type="float" office:value="5.90192">
            <text:p>5.90192</text:p>
          </table:table-cell>
          <table:table-cell office:value-type="float" office:value="0.199725">
            <text:p>0.199725</text:p>
          </table:table-cell>
          <table:table-cell office:value-type="float" office:value="-0.0914434">
            <text:p>-0.0914434</text:p>
          </table:table-cell>
          <table:table-cell office:value-type="float" office:value="0.802416">
            <text:p>0.802416</text:p>
          </table:table-cell>
          <table:table-cell office:value-type="float" office:value="0.271574">
            <text:p>0.271574</text:p>
          </table:table-cell>
          <table:table-cell office:value-type="float" office:value="0.167301">
            <text:p>0.167301</text:p>
          </table:table-cell>
          <table:table-cell office:value-type="float" office:value="-0.210199">
            <text:p>-0.210199</text:p>
          </table:table-cell>
          <table:table-cell office:value-type="float" office:value="-0.0139397">
            <text:p>-0.0139397</text:p>
          </table:table-cell>
          <table:table-cell office:value-type="float" office:value="-0.0229594">
            <text:p>-0.0229594</text:p>
          </table:table-cell>
          <table:table-cell office:value-type="float" office:value="-0.0427408">
            <text:p>-0.0427408</text:p>
          </table:table-cell>
          <table:table-cell office:value-type="float" office:value="0.00746703">
            <text:p>0.00746703</text:p>
          </table:table-cell>
          <table:table-cell office:value-type="float" office:value="0.0990581">
            <text:p>0.0990581</text:p>
          </table:table-cell>
          <table:table-cell office:value-type="float" office:value="-0.180663">
            <text:p>-0.180663</text:p>
          </table:table-cell>
          <table:table-cell office:value-type="float" office:value="-0.115326">
            <text:p>-0.11532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4">
          <table:table-cell office:value-type="float" office:value="6.94474">
            <text:p>6.94474</text:p>
          </table:table-cell>
          <table:table-cell office:value-type="float" office:value="-0.0155364">
            <text:p>-0.0155364</text:p>
          </table:table-cell>
          <table:table-cell office:value-type="float" office:value="0.138979">
            <text:p>0.138979</text:p>
          </table:table-cell>
          <table:table-cell office:value-type="float" office:value="0.715346">
            <text:p>0.715346</text:p>
          </table:table-cell>
          <table:table-cell office:value-type="float" office:value="0.0283428">
            <text:p>0.0283428</text:p>
          </table:table-cell>
          <table:table-cell office:value-type="float" office:value="0.0110328">
            <text:p>0.0110328</text:p>
          </table:table-cell>
          <table:table-cell office:value-type="float" office:value="-0.00262961">
            <text:p>-0.00262961</text:p>
          </table:table-cell>
          <table:table-cell office:value-type="float" office:value="-0.000116054">
            <text:p>-0.000116054</text:p>
          </table:table-cell>
          <table:table-cell office:value-type="float" office:value="-0.0450704">
            <text:p>-0.0450704</text:p>
          </table:table-cell>
          <table:table-cell office:value-type="float" office:value="0.0578161">
            <text:p>0.0578161</text:p>
          </table:table-cell>
          <table:table-cell office:value-type="float" office:value="-0.018866">
            <text:p>-0.018866</text:p>
          </table:table-cell>
          <table:table-cell office:value-type="float" office:value="-0.113699">
            <text:p>-0.113699</text:p>
          </table:table-cell>
          <table:table-cell office:value-type="float" office:value="0.011861">
            <text:p>0.011861</text:p>
          </table:table-cell>
          <table:table-cell office:value-type="float" office:value="0.082523">
            <text:p>0.082523</text:p>
          </table:table-cell>
          <table:table-cell/>
          <table:table-cell office:value-type="float" office:value="6.20484">
            <text:p>6.20484</text:p>
          </table:table-cell>
          <table:table-cell office:value-type="float" office:value="-0.0232024">
            <text:p>-0.0232024</text:p>
          </table:table-cell>
          <table:table-cell office:value-type="float" office:value="-0.0930395">
            <text:p>-0.0930395</text:p>
          </table:table-cell>
          <table:table-cell office:value-type="float" office:value="0.817358">
            <text:p>0.817358</text:p>
          </table:table-cell>
          <table:table-cell office:value-type="float" office:value="0.0817146">
            <text:p>0.0817146</text:p>
          </table:table-cell>
          <table:table-cell office:value-type="float" office:value="0.133798">
            <text:p>0.133798</text:p>
          </table:table-cell>
          <table:table-cell office:value-type="float" office:value="0.123608">
            <text:p>0.123608</text:p>
          </table:table-cell>
          <table:table-cell office:value-type="float" office:value="-0.0612681">
            <text:p>-0.0612681</text:p>
          </table:table-cell>
          <table:table-cell office:value-type="float" office:value="-0.0950057">
            <text:p>-0.0950057</text:p>
          </table:table-cell>
          <table:table-cell office:value-type="float" office:value="-0.0713869">
            <text:p>-0.0713869</text:p>
          </table:table-cell>
          <table:table-cell office:value-type="float" office:value="0.021356">
            <text:p>0.021356</text:p>
          </table:table-cell>
          <table:table-cell office:value-type="float" office:value="0.282736">
            <text:p>0.282736</text:p>
          </table:table-cell>
          <table:table-cell office:value-type="float" office:value="0.256496">
            <text:p>0.256496</text:p>
          </table:table-cell>
          <table:table-cell office:value-type="float" office:value="0.0566224">
            <text:p>0.0566224</text:p>
          </table:table-cell>
          <table:table-cell/>
          <table:table-cell office:value-type="float" office:value="7.14237">
            <text:p>7.14237</text:p>
          </table:table-cell>
          <table:table-cell office:value-type="float" office:value="-0.0656413">
            <text:p>-0.0656413</text:p>
          </table:table-cell>
          <table:table-cell office:value-type="float" office:value="0.0154142">
            <text:p>0.0154142</text:p>
          </table:table-cell>
          <table:table-cell office:value-type="float" office:value="0.844012">
            <text:p>0.844012</text:p>
          </table:table-cell>
          <table:table-cell office:value-type="float" office:value="0.112494">
            <text:p>0.112494</text:p>
          </table:table-cell>
          <table:table-cell office:value-type="float" office:value="0.00497762">
            <text:p>0.00497762</text:p>
          </table:table-cell>
          <table:table-cell office:value-type="float" office:value="0.00434863">
            <text:p>0.00434863</text:p>
          </table:table-cell>
          <table:table-cell office:value-type="float" office:value="-0.0155549">
            <text:p>-0.0155549</text:p>
          </table:table-cell>
          <table:table-cell office:value-type="float" office:value="0.0012088">
            <text:p>0.0012088</text:p>
          </table:table-cell>
          <table:table-cell office:value-type="float" office:value="0.00125021">
            <text:p>0.00125021</text:p>
          </table:table-cell>
          <table:table-cell office:value-type="float" office:value="-0.00189413">
            <text:p>-0.00189413</text:p>
          </table:table-cell>
          <table:table-cell office:value-type="float" office:value="0.162545">
            <text:p>0.162545</text:p>
          </table:table-cell>
          <table:table-cell office:value-type="float" office:value="0.149112">
            <text:p>0.149112</text:p>
          </table:table-cell>
          <table:table-cell office:value-type="float" office:value="-0.538293">
            <text:p>-0.538293</text:p>
          </table:table-cell>
          <table:table-cell/>
          <table:table-cell office:value-type="float" office:value="6.04328">
            <text:p>6.04328</text:p>
          </table:table-cell>
          <table:table-cell office:value-type="float" office:value="0.198459">
            <text:p>0.198459</text:p>
          </table:table-cell>
          <table:table-cell office:value-type="float" office:value="-0.101095">
            <text:p>-0.101095</text:p>
          </table:table-cell>
          <table:table-cell office:value-type="float" office:value="0.801167">
            <text:p>0.801167</text:p>
          </table:table-cell>
          <table:table-cell office:value-type="float" office:value="0.263226">
            <text:p>0.263226</text:p>
          </table:table-cell>
          <table:table-cell office:value-type="float" office:value="0.167013">
            <text:p>0.167013</text:p>
          </table:table-cell>
          <table:table-cell office:value-type="float" office:value="-0.212318">
            <text:p>-0.212318</text:p>
          </table:table-cell>
          <table:table-cell office:value-type="float" office:value="-0.0095128">
            <text:p>-0.0095128</text:p>
          </table:table-cell>
          <table:table-cell office:value-type="float" office:value="-0.00895677">
            <text:p>-0.00895677</text:p>
          </table:table-cell>
          <table:table-cell office:value-type="float" office:value="-0.0682791">
            <text:p>-0.0682791</text:p>
          </table:table-cell>
          <table:table-cell office:value-type="float" office:value="-0.00883521">
            <text:p>-0.00883521</text:p>
          </table:table-cell>
          <table:table-cell office:value-type="float" office:value="-0.000495415">
            <text:p>-0.000495415</text:p>
          </table:table-cell>
          <table:table-cell office:value-type="float" office:value="0.0436511">
            <text:p>0.0436511</text:p>
          </table:table-cell>
          <table:table-cell office:value-type="float" office:value="0.00908568">
            <text:p>0.00908568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4">
          <table:table-cell office:value-type="float" office:value="7.13957">
            <text:p>7.13957</text:p>
          </table:table-cell>
          <table:table-cell office:value-type="float" office:value="-0.0286333">
            <text:p>-0.0286333</text:p>
          </table:table-cell>
          <table:table-cell office:value-type="float" office:value="0.150693">
            <text:p>0.150693</text:p>
          </table:table-cell>
          <table:table-cell office:value-type="float" office:value="0.714803">
            <text:p>0.714803</text:p>
          </table:table-cell>
          <table:table-cell office:value-type="float" office:value="0.0256465">
            <text:p>0.0256465</text:p>
          </table:table-cell>
          <table:table-cell office:value-type="float" office:value="0.0108528">
            <text:p>0.0108528</text:p>
          </table:table-cell>
          <table:table-cell office:value-type="float" office:value="-0.00911322">
            <text:p>-0.00911322</text:p>
          </table:table-cell>
          <table:table-cell office:value-type="float" office:value="-0.00376604">
            <text:p>-0.00376604</text:p>
          </table:table-cell>
          <table:table-cell office:value-type="float" office:value="-0.0672222">
            <text:p>-0.0672222</text:p>
          </table:table-cell>
          <table:table-cell office:value-type="float" office:value="0.0601269">
            <text:p>0.0601269</text:p>
          </table:table-cell>
          <table:table-cell office:value-type="float" office:value="-0.00278813">
            <text:p>-0.00278813</text:p>
          </table:table-cell>
          <table:table-cell office:value-type="float" office:value="0.665878">
            <text:p>0.665878</text:p>
          </table:table-cell>
          <table:table-cell office:value-type="float" office:value="-0.957009">
            <text:p>-0.957009</text:p>
          </table:table-cell>
          <table:table-cell office:value-type="float" office:value="-0.184716">
            <text:p>-0.184716</text:p>
          </table:table-cell>
          <table:table-cell/>
          <table:table-cell office:value-type="float" office:value="6.3049">
            <text:p>6.3049</text:p>
          </table:table-cell>
          <table:table-cell office:value-type="float" office:value="-0.0298778">
            <text:p>-0.0298778</text:p>
          </table:table-cell>
          <table:table-cell office:value-type="float" office:value="-0.0976144">
            <text:p>-0.0976144</text:p>
          </table:table-cell>
          <table:table-cell office:value-type="float" office:value="0.820062">
            <text:p>0.820062</text:p>
          </table:table-cell>
          <table:table-cell office:value-type="float" office:value="0.0784802">
            <text:p>0.0784802</text:p>
          </table:table-cell>
          <table:table-cell office:value-type="float" office:value="0.0224145">
            <text:p>0.0224145</text:p>
          </table:table-cell>
          <table:table-cell office:value-type="float" office:value="-0.0203062">
            <text:p>-0.0203062</text:p>
          </table:table-cell>
          <table:table-cell office:value-type="float" office:value="-0.0194072">
            <text:p>-0.0194072</text:p>
          </table:table-cell>
          <table:table-cell office:value-type="float" office:value="-0.0667159">
            <text:p>-0.0667159</text:p>
          </table:table-cell>
          <table:table-cell office:value-type="float" office:value="-0.0457226">
            <text:p>-0.0457226</text:p>
          </table:table-cell>
          <table:table-cell office:value-type="float" office:value="0.0270215">
            <text:p>0.0270215</text:p>
          </table:table-cell>
          <table:table-cell office:value-type="float" office:value="-4.47997">
            <text:p>-4.47997</text:p>
          </table:table-cell>
          <table:table-cell office:value-type="float" office:value="-6.0159">
            <text:p>-6.0159</text:p>
          </table:table-cell>
          <table:table-cell office:value-type="float" office:value="1.76312">
            <text:p>1.76312</text:p>
          </table:table-cell>
          <table:table-cell/>
          <table:table-cell office:value-type="float" office:value="7.17418">
            <text:p>7.17418</text:p>
          </table:table-cell>
          <table:table-cell office:value-type="float" office:value="-0.0654383">
            <text:p>-0.0654383</text:p>
          </table:table-cell>
          <table:table-cell office:value-type="float" office:value="0.0156048">
            <text:p>0.0156048</text:p>
          </table:table-cell>
          <table:table-cell office:value-type="float" office:value="0.843407">
            <text:p>0.843407</text:p>
          </table:table-cell>
          <table:table-cell office:value-type="float" office:value="0.111405">
            <text:p>0.111405</text:p>
          </table:table-cell>
          <table:table-cell office:value-type="float" office:value="-0.000323208">
            <text:p>-0.000323208</text:p>
          </table:table-cell>
          <table:table-cell office:value-type="float" office:value="-0.000558101">
            <text:p>-0.000558101</text:p>
          </table:table-cell>
          <table:table-cell office:value-type="float" office:value="0.00129737">
            <text:p>0.00129737</text:p>
          </table:table-cell>
          <table:table-cell office:value-type="float" office:value="0.00637936">
            <text:p>0.00637936</text:p>
          </table:table-cell>
          <table:table-cell office:value-type="float" office:value="0.00599347">
            <text:p>0.00599347</text:p>
          </table:table-cell>
          <table:table-cell office:value-type="float" office:value="-0.0190173">
            <text:p>-0.0190173</text:p>
          </table:table-cell>
          <table:table-cell office:value-type="float" office:value="-0.0357031">
            <text:p>-0.0357031</text:p>
          </table:table-cell>
          <table:table-cell office:value-type="float" office:value="-0.0344144">
            <text:p>-0.0344144</text:p>
          </table:table-cell>
          <table:table-cell office:value-type="float" office:value="0.0926121">
            <text:p>0.0926121</text:p>
          </table:table-cell>
          <table:table-cell/>
          <table:table-cell office:value-type="float" office:value="6.60818">
            <text:p>6.60818</text:p>
          </table:table-cell>
          <table:table-cell office:value-type="float" office:value="0.193241">
            <text:p>0.193241</text:p>
          </table:table-cell>
          <table:table-cell office:value-type="float" office:value="-0.125736">
            <text:p>-0.125736</text:p>
          </table:table-cell>
          <table:table-cell office:value-type="float" office:value="0.799075">
            <text:p>0.799075</text:p>
          </table:table-cell>
          <table:table-cell office:value-type="float" office:value="0.232351">
            <text:p>0.232351</text:p>
          </table:table-cell>
          <table:table-cell office:value-type="float" office:value="0.175534">
            <text:p>0.175534</text:p>
          </table:table-cell>
          <table:table-cell office:value-type="float" office:value="-0.233653">
            <text:p>-0.233653</text:p>
          </table:table-cell>
          <table:table-cell office:value-type="float" office:value="-0.00437544">
            <text:p>-0.00437544</text:p>
          </table:table-cell>
          <table:table-cell office:value-type="float" office:value="-0.00923663">
            <text:p>-0.00923663</text:p>
          </table:table-cell>
          <table:table-cell office:value-type="float" office:value="-0.0436206">
            <text:p>-0.0436206</text:p>
          </table:table-cell>
          <table:table-cell office:value-type="float" office:value="-0.00370272">
            <text:p>-0.00370272</text:p>
          </table:table-cell>
          <table:table-cell office:value-type="float" office:value="-0.0143471">
            <text:p>-0.0143471</text:p>
          </table:table-cell>
          <table:table-cell office:value-type="float" office:value="0.0289696">
            <text:p>0.0289696</text:p>
          </table:table-cell>
          <table:table-cell office:value-type="float" office:value="-0.00114657">
            <text:p>-0.00114657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4">
          <table:table-cell office:value-type="float" office:value="7.18232">
            <text:p>7.18232</text:p>
          </table:table-cell>
          <table:table-cell office:value-type="float" office:value="-0.0302901">
            <text:p>-0.0302901</text:p>
          </table:table-cell>
          <table:table-cell office:value-type="float" office:value="0.151515">
            <text:p>0.151515</text:p>
          </table:table-cell>
          <table:table-cell office:value-type="float" office:value="0.714346">
            <text:p>0.714346</text:p>
          </table:table-cell>
          <table:table-cell office:value-type="float" office:value="0.02509">
            <text:p>0.02509</text:p>
          </table:table-cell>
          <table:table-cell office:value-type="float" office:value="0.00122055">
            <text:p>0.00122055</text:p>
          </table:table-cell>
          <table:table-cell office:value-type="float" office:value="0.00485125">
            <text:p>0.00485125</text:p>
          </table:table-cell>
          <table:table-cell office:value-type="float" office:value="-0.00104324">
            <text:p>-0.00104324</text:p>
          </table:table-cell>
          <table:table-cell office:value-type="float" office:value="-0.0387553">
            <text:p>-0.0387553</text:p>
          </table:table-cell>
          <table:table-cell office:value-type="float" office:value="0.0192139">
            <text:p>0.0192139</text:p>
          </table:table-cell>
          <table:table-cell office:value-type="float" office:value="-0.0106849">
            <text:p>-0.0106849</text:p>
          </table:table-cell>
          <table:table-cell office:value-type="float" office:value="0.0693239">
            <text:p>0.0693239</text:p>
          </table:table-cell>
          <table:table-cell office:value-type="float" office:value="-0.00930128">
            <text:p>-0.00930128</text:p>
          </table:table-cell>
          <table:table-cell office:value-type="float" office:value="0.0288674">
            <text:p>0.0288674</text:p>
          </table:table-cell>
          <table:table-cell/>
          <table:table-cell office:value-type="float" office:value="6.33775">
            <text:p>6.33775</text:p>
          </table:table-cell>
          <table:table-cell office:value-type="float" office:value="-0.0369034">
            <text:p>-0.0369034</text:p>
          </table:table-cell>
          <table:table-cell office:value-type="float" office:value="-0.105608">
            <text:p>-0.105608</text:p>
          </table:table-cell>
          <table:table-cell office:value-type="float" office:value="0.822852">
            <text:p>0.822852</text:p>
          </table:table-cell>
          <table:table-cell office:value-type="float" office:value="0.0774465">
            <text:p>0.0774465</text:p>
          </table:table-cell>
          <table:table-cell office:value-type="float" office:value="0.120288">
            <text:p>0.120288</text:p>
          </table:table-cell>
          <table:table-cell office:value-type="float" office:value="0.108087">
            <text:p>0.108087</text:p>
          </table:table-cell>
          <table:table-cell office:value-type="float" office:value="-0.0556753">
            <text:p>-0.0556753</text:p>
          </table:table-cell>
          <table:table-cell office:value-type="float" office:value="-0.213878">
            <text:p>-0.213878</text:p>
          </table:table-cell>
          <table:table-cell office:value-type="float" office:value="-0.243338">
            <text:p>-0.243338</text:p>
          </table:table-cell>
          <table:table-cell office:value-type="float" office:value="0.0849381">
            <text:p>0.0849381</text:p>
          </table:table-cell>
          <table:table-cell office:value-type="float" office:value="0.673912">
            <text:p>0.673912</text:p>
          </table:table-cell>
          <table:table-cell office:value-type="float" office:value="0.714951">
            <text:p>0.714951</text:p>
          </table:table-cell>
          <table:table-cell office:value-type="float" office:value="-0.171572">
            <text:p>-0.171572</text:p>
          </table:table-cell>
          <table:table-cell/>
          <table:table-cell office:value-type="float" office:value="7.37887">
            <text:p>7.37887</text:p>
          </table:table-cell>
          <table:table-cell office:value-type="float" office:value="-0.0656284">
            <text:p>-0.0656284</text:p>
          </table:table-cell>
          <table:table-cell office:value-type="float" office:value="0.0153897">
            <text:p>0.0153897</text:p>
          </table:table-cell>
          <table:table-cell office:value-type="float" office:value="0.843395">
            <text:p>0.843395</text:p>
          </table:table-cell>
          <table:table-cell office:value-type="float" office:value="0.104643">
            <text:p>0.104643</text:p>
          </table:table-cell>
          <table:table-cell office:value-type="float" office:value="0.00127429">
            <text:p>0.00127429</text:p>
          </table:table-cell>
          <table:table-cell office:value-type="float" office:value="0.000339898">
            <text:p>0.000339898</text:p>
          </table:table-cell>
          <table:table-cell office:value-type="float" office:value="-0.000272787">
            <text:p>-0.000272787</text:p>
          </table:table-cell>
          <table:table-cell office:value-type="float" office:value="-0.00092877">
            <text:p>-0.00092877</text:p>
          </table:table-cell>
          <table:table-cell office:value-type="float" office:value="-0.00105089">
            <text:p>-0.00105089</text:p>
          </table:table-cell>
          <table:table-cell table:style-name="ce1" office:value-type="string">
            <text:p>-6.03019e-05</text:p>
          </table:table-cell>
          <table:table-cell office:value-type="float" office:value="0.0447981">
            <text:p>0.0447981</text:p>
          </table:table-cell>
          <table:table-cell office:value-type="float" office:value="0.0226238">
            <text:p>0.0226238</text:p>
          </table:table-cell>
          <table:table-cell office:value-type="float" office:value="-0.0139749">
            <text:p>-0.0139749</text:p>
          </table:table-cell>
          <table:table-cell/>
          <table:table-cell office:value-type="float" office:value="6.8703">
            <text:p>6.8703</text:p>
          </table:table-cell>
          <table:table-cell office:value-type="float" office:value="0.189834">
            <text:p>0.189834</text:p>
          </table:table-cell>
          <table:table-cell office:value-type="float" office:value="-0.13518">
            <text:p>-0.13518</text:p>
          </table:table-cell>
          <table:table-cell office:value-type="float" office:value="0.798026">
            <text:p>0.798026</text:p>
          </table:table-cell>
          <table:table-cell office:value-type="float" office:value="0.219281">
            <text:p>0.219281</text:p>
          </table:table-cell>
          <table:table-cell office:value-type="float" office:value="0.179497">
            <text:p>0.179497</text:p>
          </table:table-cell>
          <table:table-cell office:value-type="float" office:value="-0.251295">
            <text:p>-0.251295</text:p>
          </table:table-cell>
          <table:table-cell table:style-name="ce1" office:value-type="string">
            <text:p>-1.3845e-05</text:p>
          </table:table-cell>
          <table:table-cell office:value-type="float" office:value="-0.0129974">
            <text:p>-0.0129974</text:p>
          </table:table-cell>
          <table:table-cell office:value-type="float" office:value="-0.0360269">
            <text:p>-0.0360269</text:p>
          </table:table-cell>
          <table:table-cell office:value-type="float" office:value="-0.00400326">
            <text:p>-0.00400326</text:p>
          </table:table-cell>
          <table:table-cell office:value-type="float" office:value="0.0248826">
            <text:p>0.0248826</text:p>
          </table:table-cell>
          <table:table-cell office:value-type="float" office:value="-0.201296">
            <text:p>-0.201296</text:p>
          </table:table-cell>
          <table:table-cell office:value-type="float" office:value="0.0562004">
            <text:p>0.0562004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4">
          <table:table-cell office:value-type="float" office:value="7.4758">
            <text:p>7.4758</text:p>
          </table:table-cell>
          <table:table-cell office:value-type="float" office:value="-0.0356931">
            <text:p>-0.0356931</text:p>
          </table:table-cell>
          <table:table-cell office:value-type="float" office:value="0.156352">
            <text:p>0.156352</text:p>
          </table:table-cell>
          <table:table-cell office:value-type="float" office:value="0.713696">
            <text:p>0.713696</text:p>
          </table:table-cell>
          <table:table-cell office:value-type="float" office:value="0.0215826">
            <text:p>0.0215826</text:p>
          </table:table-cell>
          <table:table-cell office:value-type="float" office:value="-0.00202824">
            <text:p>-0.00202824</text:p>
          </table:table-cell>
          <table:table-cell office:value-type="float" office:value="0.00776053">
            <text:p>0.00776053</text:p>
          </table:table-cell>
          <table:table-cell office:value-type="float" office:value="-0.00114207">
            <text:p>-0.00114207</text:p>
          </table:table-cell>
          <table:table-cell office:value-type="float" office:value="-0.0184104">
            <text:p>-0.0184104</text:p>
          </table:table-cell>
          <table:table-cell table:style-name="ce1" office:value-type="float" office:value="0.0164842">
            <text:p>0.0164842</text:p>
          </table:table-cell>
          <table:table-cell office:value-type="float" office:value="-0.00221306">
            <text:p>-0.00221306</text:p>
          </table:table-cell>
          <table:table-cell office:value-type="float" office:value="0.0224073">
            <text:p>0.0224073</text:p>
          </table:table-cell>
          <table:table-cell office:value-type="float" office:value="-0.0296963">
            <text:p>-0.0296963</text:p>
          </table:table-cell>
          <table:table-cell office:value-type="float" office:value="-0.000944049">
            <text:p>-0.000944049</text:p>
          </table:table-cell>
          <table:table-cell/>
          <table:table-cell office:value-type="float" office:value="6.56941">
            <text:p>6.56941</text:p>
          </table:table-cell>
          <table:table-cell office:value-type="float" office:value="-0.0502836">
            <text:p>-0.0502836</text:p>
          </table:table-cell>
          <table:table-cell office:value-type="float" office:value="-0.12361">
            <text:p>-0.12361</text:p>
          </table:table-cell>
          <table:table-cell office:value-type="float" office:value="0.833321">
            <text:p>0.833321</text:p>
          </table:table-cell>
          <table:table-cell office:value-type="float" office:value="0.0705328">
            <text:p>0.0705328</text:p>
          </table:table-cell>
          <table:table-cell office:value-type="float" office:value="0.112782">
            <text:p>0.112782</text:p>
          </table:table-cell>
          <table:table-cell office:value-type="float" office:value="0.0916775">
            <text:p>0.0916775</text:p>
          </table:table-cell>
          <table:table-cell office:value-type="float" office:value="-0.0432276">
            <text:p>-0.0432276</text:p>
          </table:table-cell>
          <table:table-cell office:value-type="float" office:value="-0.0577567">
            <text:p>-0.0577567</text:p>
          </table:table-cell>
          <table:table-cell office:value-type="float" office:value="-0.0777099">
            <text:p>-0.0777099</text:p>
          </table:table-cell>
          <table:table-cell office:value-type="float" office:value="0.045191">
            <text:p>0.045191</text:p>
          </table:table-cell>
          <table:table-cell office:value-type="float" office:value="0.184636">
            <text:p>0.184636</text:p>
          </table:table-cell>
          <table:table-cell office:value-type="float" office:value="-0.00402783">
            <text:p>-0.00402783</text:p>
          </table:table-cell>
          <table:table-cell office:value-type="float" office:value="0.0979891">
            <text:p>0.0979891</text:p>
          </table:table-cell>
          <table:table-cell/>
          <table:table-cell office:value-type="float" office:value="7.50629">
            <text:p>7.50629</text:p>
          </table:table-cell>
          <table:table-cell office:value-type="float" office:value="-0.0650195">
            <text:p>-0.0650195</text:p>
          </table:table-cell>
          <table:table-cell office:value-type="float" office:value="0.0156231">
            <text:p>0.0156231</text:p>
          </table:table-cell>
          <table:table-cell office:value-type="float" office:value="0.843161">
            <text:p>0.843161</text:p>
          </table:table-cell>
          <table:table-cell office:value-type="float" office:value="0.100643">
            <text:p>0.100643</text:p>
          </table:table-cell>
          <table:table-cell office:value-type="float" office:value="0.000738987">
            <text:p>0.000738987</text:p>
          </table:table-cell>
          <table:table-cell table:style-name="ce1" office:value-type="string">
            <text:p>1.00145e-05</text:p>
          </table:table-cell>
          <table:table-cell office:value-type="float" office:value="-0.000122117">
            <text:p>-0.000122117</text:p>
          </table:table-cell>
          <table:table-cell office:value-type="float" office:value="0.00477932">
            <text:p>0.00477932</text:p>
          </table:table-cell>
          <table:table-cell office:value-type="float" office:value="0.0018318">
            <text:p>0.0018318</text:p>
          </table:table-cell>
          <table:table-cell office:value-type="float" office:value="-0.00184096">
            <text:p>-0.00184096</text:p>
          </table:table-cell>
          <table:table-cell office:value-type="float" office:value="-0.0105064">
            <text:p>-0.0105064</text:p>
          </table:table-cell>
          <table:table-cell office:value-type="float" office:value="-0.00515502">
            <text:p>-0.00515502</text:p>
          </table:table-cell>
          <table:table-cell office:value-type="float" office:value="0.00497723">
            <text:p>0.00497723</text:p>
          </table:table-cell>
          <table:table-cell/>
          <table:table-cell office:value-type="float" office:value="7.03807">
            <text:p>7.03807</text:p>
          </table:table-cell>
          <table:table-cell office:value-type="float" office:value="0.188354">
            <text:p>0.188354</text:p>
          </table:table-cell>
          <table:table-cell office:value-type="float" office:value="-0.14689">
            <text:p>-0.14689</text:p>
          </table:table-cell>
          <table:table-cell office:value-type="float" office:value="0.798936">
            <text:p>0.798936</text:p>
          </table:table-cell>
          <table:table-cell office:value-type="float" office:value="0.211305">
            <text:p>0.211305</text:p>
          </table:table-cell>
          <table:table-cell office:value-type="float" office:value="0.18768">
            <text:p>0.18768</text:p>
          </table:table-cell>
          <table:table-cell office:value-type="float" office:value="-0.249448">
            <text:p>-0.249448</text:p>
          </table:table-cell>
          <table:table-cell office:value-type="float" office:value="-0.00238392">
            <text:p>-0.00238392</text:p>
          </table:table-cell>
          <table:table-cell office:value-type="float" office:value="-0.00882278">
            <text:p>-0.00882278</text:p>
          </table:table-cell>
          <table:table-cell office:value-type="float" office:value="-0.0697985">
            <text:p>-0.0697985</text:p>
          </table:table-cell>
          <table:table-cell office:value-type="float" office:value="0.00542555">
            <text:p>0.00542555</text:p>
          </table:table-cell>
          <table:table-cell office:value-type="float" office:value="0.158808">
            <text:p>0.158808</text:p>
          </table:table-cell>
          <table:table-cell office:value-type="float" office:value="0.185632">
            <text:p>0.185632</text:p>
          </table:table-cell>
          <table:table-cell office:value-type="float" office:value="-0.0872697">
            <text:p>-0.0872697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4">
          <table:table-cell office:value-type="float" office:value="8.00928">
            <text:p>8.00928</text:p>
          </table:table-cell>
          <table:table-cell office:value-type="float" office:value="-0.0391376">
            <text:p>-0.0391376</text:p>
          </table:table-cell>
          <table:table-cell office:value-type="float" office:value="0.156695">
            <text:p>0.156695</text:p>
          </table:table-cell>
          <table:table-cell office:value-type="float" office:value="0.712247">
            <text:p>0.712247</text:p>
          </table:table-cell>
          <table:table-cell office:value-type="float" office:value="0.0164144">
            <text:p>0.0164144</text:p>
          </table:table-cell>
          <table:table-cell office:value-type="float" office:value="-0.00300574">
            <text:p>-0.00300574</text:p>
          </table:table-cell>
          <table:table-cell office:value-type="float" office:value="0.00515191">
            <text:p>0.00515191</text:p>
          </table:table-cell>
          <table:table-cell office:value-type="float" office:value="-0.00182686">
            <text:p>-0.00182686</text:p>
          </table:table-cell>
          <table:table-cell office:value-type="float" office:value="-0.00645671">
            <text:p>-0.00645671</text:p>
          </table:table-cell>
          <table:table-cell office:value-type="float" office:value="0.000641903">
            <text:p>0.000641903</text:p>
          </table:table-cell>
          <table:table-cell office:value-type="float" office:value="-0.00271669">
            <text:p>-0.00271669</text:p>
          </table:table-cell>
          <table:table-cell office:value-type="float" office:value="0.00368765">
            <text:p>0.00368765</text:p>
          </table:table-cell>
          <table:table-cell office:value-type="float" office:value="-0.00695396">
            <text:p>-0.00695396</text:p>
          </table:table-cell>
          <table:table-cell office:value-type="float" office:value="0.0172286">
            <text:p>0.0172286</text:p>
          </table:table-cell>
          <table:table-cell/>
          <table:table-cell office:value-type="float" office:value="6.66876">
            <text:p>6.66876</text:p>
          </table:table-cell>
          <table:table-cell office:value-type="float" office:value="-0.0541992">
            <text:p>-0.0541992</text:p>
          </table:table-cell>
          <table:table-cell office:value-type="float" office:value="-0.13137">
            <text:p>-0.13137</text:p>
          </table:table-cell>
          <table:table-cell office:value-type="float" office:value="0.838778">
            <text:p>0.838778</text:p>
          </table:table-cell>
          <table:table-cell office:value-type="float" office:value="0.0677603">
            <text:p>0.0677603</text:p>
          </table:table-cell>
          <table:table-cell office:value-type="float" office:value="0.10598">
            <text:p>0.10598</text:p>
          </table:table-cell>
          <table:table-cell office:value-type="float" office:value="0.0854134">
            <text:p>0.0854134</text:p>
          </table:table-cell>
          <table:table-cell office:value-type="float" office:value="-0.0400816">
            <text:p>-0.0400816</text:p>
          </table:table-cell>
          <table:table-cell office:value-type="float" office:value="-0.0394135">
            <text:p>-0.0394135</text:p>
          </table:table-cell>
          <table:table-cell office:value-type="float" office:value="-0.07811">
            <text:p>-0.07811</text:p>
          </table:table-cell>
          <table:table-cell office:value-type="float" office:value="0.054926">
            <text:p>0.054926</text:p>
          </table:table-cell>
          <table:table-cell office:value-type="float" office:value="-0.0678173">
            <text:p>-0.0678173</text:p>
          </table:table-cell>
          <table:table-cell office:value-type="float" office:value="0.0071386">
            <text:p>0.0071386</text:p>
          </table:table-cell>
          <table:table-cell office:value-type="float" office:value="-0.0305892">
            <text:p>-0.0305892</text:p>
          </table:table-cell>
          <table:table-cell/>
          <table:table-cell office:value-type="float" office:value="8.11026">
            <text:p>8.11026</text:p>
          </table:table-cell>
          <table:table-cell office:value-type="float" office:value="-0.0659654">
            <text:p>-0.0659654</text:p>
          </table:table-cell>
          <table:table-cell office:value-type="float" office:value="0.014849">
            <text:p>0.014849</text:p>
          </table:table-cell>
          <table:table-cell office:value-type="float" office:value="0.843864">
            <text:p>0.843864</text:p>
          </table:table-cell>
          <table:table-cell office:value-type="float" office:value="0.0836653">
            <text:p>0.0836653</text:p>
          </table:table-cell>
          <table:table-cell office:value-type="float" office:value="-0.000928364">
            <text:p>-0.000928364</text:p>
          </table:table-cell>
          <table:table-cell office:value-type="float" office:value="-0.000502042">
            <text:p>-0.000502042</text:p>
          </table:table-cell>
          <table:table-cell office:value-type="float" office:value="0.000569588">
            <text:p>0.000569588</text:p>
          </table:table-cell>
          <table:table-cell office:value-type="float" office:value="-0.00156622">
            <text:p>-0.00156622</text:p>
          </table:table-cell>
          <table:table-cell office:value-type="float" office:value="-0.00128168">
            <text:p>-0.00128168</text:p>
          </table:table-cell>
          <table:table-cell office:value-type="float" office:value="0.00116514">
            <text:p>0.00116514</text:p>
          </table:table-cell>
          <table:table-cell office:value-type="float" office:value="-0.0170724">
            <text:p>-0.0170724</text:p>
          </table:table-cell>
          <table:table-cell office:value-type="float" office:value="0.0106446">
            <text:p>0.0106446</text:p>
          </table:table-cell>
          <table:table-cell office:value-type="float" office:value="-0.000669407">
            <text:p>-0.000669407</text:p>
          </table:table-cell>
          <table:table-cell/>
          <table:table-cell office:value-type="float" office:value="7.10647">
            <text:p>7.10647</text:p>
          </table:table-cell>
          <table:table-cell office:value-type="float" office:value="0.188493">
            <text:p>0.188493</text:p>
          </table:table-cell>
          <table:table-cell office:value-type="float" office:value="-0.150796">
            <text:p>-0.150796</text:p>
          </table:table-cell>
          <table:table-cell office:value-type="float" office:value="0.798899">
            <text:p>0.798899</text:p>
          </table:table-cell>
          <table:table-cell office:value-type="float" office:value="0.208137">
            <text:p>0.208137</text:p>
          </table:table-cell>
          <table:table-cell office:value-type="float" office:value="0.183958">
            <text:p>0.183958</text:p>
          </table:table-cell>
          <table:table-cell office:value-type="float" office:value="-0.254785">
            <text:p>-0.254785</text:p>
          </table:table-cell>
          <table:table-cell office:value-type="float" office:value="0.000652955">
            <text:p>0.000652955</text:p>
          </table:table-cell>
          <table:table-cell office:value-type="float" office:value="0.00203905">
            <text:p>0.00203905</text:p>
          </table:table-cell>
          <table:table-cell office:value-type="float" office:value="-0.057102">
            <text:p>-0.057102</text:p>
          </table:table-cell>
          <table:table-cell office:value-type="float" office:value="-0.000543348">
            <text:p>-0.000543348</text:p>
          </table:table-cell>
          <table:table-cell office:value-type="float" office:value="0.00764092">
            <text:p>0.00764092</text:p>
          </table:table-cell>
          <table:table-cell office:value-type="float" office:value="0.119856">
            <text:p>0.119856</text:p>
          </table:table-cell>
          <table:table-cell office:value-type="float" office:value="-0.0184595">
            <text:p>-0.0184595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4">
          <table:table-cell office:value-type="float" office:value="8.17558">
            <text:p>8.17558</text:p>
          </table:table-cell>
          <table:table-cell office:value-type="float" office:value="-0.0401094">
            <text:p>-0.0401094</text:p>
          </table:table-cell>
          <table:table-cell office:value-type="float" office:value="0.156609">
            <text:p>0.156609</text:p>
          </table:table-cell>
          <table:table-cell office:value-type="float" office:value="0.712272">
            <text:p>0.712272</text:p>
          </table:table-cell>
          <table:table-cell office:value-type="float" office:value="0.0150718">
            <text:p>0.0150718</text:p>
          </table:table-cell>
          <table:table-cell table:style-name="ce1" office:value-type="string">
            <text:p>-9.0437e-06</text:p>
          </table:table-cell>
          <table:table-cell office:value-type="float" office:value="0.00628679">
            <text:p>0.00628679</text:p>
          </table:table-cell>
          <table:table-cell office:value-type="float" office:value="0.00120085">
            <text:p>0.00120085</text:p>
          </table:table-cell>
          <table:table-cell office:value-type="float" office:value="-0.00584344">
            <text:p>-0.00584344</text:p>
          </table:table-cell>
          <table:table-cell office:value-type="float" office:value="-0.000514562">
            <text:p>-0.000514562</text:p>
          </table:table-cell>
          <table:table-cell office:value-type="float" office:value="0.000148479">
            <text:p>0.000148479</text:p>
          </table:table-cell>
          <table:table-cell office:value-type="float" office:value="0.196622">
            <text:p>0.196622</text:p>
          </table:table-cell>
          <table:table-cell office:value-type="float" office:value="0.0949088">
            <text:p>0.0949088</text:p>
          </table:table-cell>
          <table:table-cell office:value-type="float" office:value="0.163254">
            <text:p>0.163254</text:p>
          </table:table-cell>
          <table:table-cell/>
          <table:table-cell office:value-type="float" office:value="7.17486">
            <text:p>7.17486</text:p>
          </table:table-cell>
          <table:table-cell office:value-type="float" office:value="-0.0915167">
            <text:p>-0.0915167</text:p>
          </table:table-cell>
          <table:table-cell office:value-type="float" office:value="-0.169073">
            <text:p>-0.169073</text:p>
          </table:table-cell>
          <table:table-cell office:value-type="float" office:value="0.858741">
            <text:p>0.858741</text:p>
          </table:table-cell>
          <table:table-cell office:value-type="float" office:value="0.0552405">
            <text:p>0.0552405</text:p>
          </table:table-cell>
          <table:table-cell office:value-type="float" office:value="0.0752702">
            <text:p>0.0752702</text:p>
          </table:table-cell>
          <table:table-cell office:value-type="float" office:value="0.0556397">
            <text:p>0.0556397</text:p>
          </table:table-cell>
          <table:table-cell office:value-type="float" office:value="-0.0264576">
            <text:p>-0.0264576</text:p>
          </table:table-cell>
          <table:table-cell office:value-type="float" office:value="-0.0737357">
            <text:p>-0.0737357</text:p>
          </table:table-cell>
          <table:table-cell office:value-type="float" office:value="-0.0744972">
            <text:p>-0.0744972</text:p>
          </table:table-cell>
          <table:table-cell office:value-type="float" office:value="0.0394449">
            <text:p>0.0394449</text:p>
          </table:table-cell>
          <table:table-cell office:value-type="float" office:value="0.112294">
            <text:p>0.112294</text:p>
          </table:table-cell>
          <table:table-cell office:value-type="float" office:value="0.0877444">
            <text:p>0.0877444</text:p>
          </table:table-cell>
          <table:table-cell office:value-type="float" office:value="-0.198729">
            <text:p>-0.198729</text:p>
          </table:table-cell>
          <table:table-cell/>
          <table:table-cell office:value-type="float" office:value="8.274">
            <text:p>8.274</text:p>
          </table:table-cell>
          <table:table-cell office:value-type="float" office:value="-0.0666796">
            <text:p>-0.0666796</text:p>
          </table:table-cell>
          <table:table-cell office:value-type="float" office:value="0.0149246">
            <text:p>0.0149246</text:p>
          </table:table-cell>
          <table:table-cell office:value-type="float" office:value="0.844037">
            <text:p>0.844037</text:p>
          </table:table-cell>
          <table:table-cell office:value-type="float" office:value="0.0795778">
            <text:p>0.0795778</text:p>
          </table:table-cell>
          <table:table-cell office:value-type="float" office:value="-0.000966266">
            <text:p>-0.000966266</text:p>
          </table:table-cell>
          <table:table-cell office:value-type="float" office:value="-0.000571557">
            <text:p>-0.000571557</text:p>
          </table:table-cell>
          <table:table-cell office:value-type="float" office:value="0.000876348">
            <text:p>0.000876348</text:p>
          </table:table-cell>
          <table:table-cell office:value-type="float" office:value="-0.0043617">
            <text:p>-0.0043617</text:p>
          </table:table-cell>
          <table:table-cell office:value-type="float" office:value="0.000461287">
            <text:p>0.000461287</text:p>
          </table:table-cell>
          <table:table-cell office:value-type="float" office:value="0.00105553">
            <text:p>0.00105553</text:p>
          </table:table-cell>
          <table:table-cell office:value-type="float" office:value="0.0133426">
            <text:p>0.0133426</text:p>
          </table:table-cell>
          <table:table-cell office:value-type="float" office:value="0.000131279">
            <text:p>0.000131279</text:p>
          </table:table-cell>
          <table:table-cell office:value-type="float" office:value="0.00499073">
            <text:p>0.00499073</text:p>
          </table:table-cell>
          <table:table-cell/>
          <table:table-cell office:value-type="float" office:value="7.43848">
            <text:p>7.43848</text:p>
          </table:table-cell>
          <table:table-cell office:value-type="float" office:value="0.190013">
            <text:p>0.190013</text:p>
          </table:table-cell>
          <table:table-cell office:value-type="float" office:value="-0.156542">
            <text:p>-0.156542</text:p>
          </table:table-cell>
          <table:table-cell office:value-type="float" office:value="0.796684">
            <text:p>0.796684</text:p>
          </table:table-cell>
          <table:table-cell office:value-type="float" office:value="0.19342">
            <text:p>0.19342</text:p>
          </table:table-cell>
          <table:table-cell office:value-type="float" office:value="0.191405">
            <text:p>0.191405</text:p>
          </table:table-cell>
          <table:table-cell office:value-type="float" office:value="-0.258466">
            <text:p>-0.258466</text:p>
          </table:table-cell>
          <table:table-cell office:value-type="float" office:value="0.000924453">
            <text:p>0.000924453</text:p>
          </table:table-cell>
          <table:table-cell office:value-type="float" office:value="0.0045759">
            <text:p>0.0045759</text:p>
          </table:table-cell>
          <table:table-cell office:value-type="float" office:value="-0.0173088">
            <text:p>-0.0173088</text:p>
          </table:table-cell>
          <table:table-cell office:value-type="float" office:value="-0.00667206">
            <text:p>-0.00667206</text:p>
          </table:table-cell>
          <table:table-cell office:value-type="float" office:value="-0.0195793">
            <text:p>-0.0195793</text:p>
          </table:table-cell>
          <table:table-cell office:value-type="float" office:value="0.0644659">
            <text:p>0.0644659</text:p>
          </table:table-cell>
          <table:table-cell office:value-type="float" office:value="-0.0279388">
            <text:p>-0.02793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4">
          <table:table-cell office:value-type="float" office:value="8.20766">
            <text:p>8.20766</text:p>
          </table:table-cell>
          <table:table-cell office:value-type="float" office:value="-0.0400944">
            <text:p>-0.0400944</text:p>
          </table:table-cell>
          <table:table-cell office:value-type="float" office:value="0.15669">
            <text:p>0.15669</text:p>
          </table:table-cell>
          <table:table-cell office:value-type="float" office:value="0.712444">
            <text:p>0.712444</text:p>
          </table:table-cell>
          <table:table-cell office:value-type="float" office:value="0.0148257">
            <text:p>0.0148257</text:p>
          </table:table-cell>
          <table:table-cell office:value-type="float" office:value="-0.00345979">
            <text:p>-0.00345979</text:p>
          </table:table-cell>
          <table:table-cell office:value-type="float" office:value="0.00446469">
            <text:p>0.00446469</text:p>
          </table:table-cell>
          <table:table-cell office:value-type="float" office:value="-0.0014386">
            <text:p>-0.0014386</text:p>
          </table:table-cell>
          <table:table-cell office:value-type="float" office:value="0.000465388">
            <text:p>0.000465388</text:p>
          </table:table-cell>
          <table:table-cell office:value-type="float" office:value="0.00253068">
            <text:p>0.00253068</text:p>
          </table:table-cell>
          <table:table-cell office:value-type="float" office:value="0.00538664">
            <text:p>0.00538664</text:p>
          </table:table-cell>
          <table:table-cell office:value-type="float" office:value="-0.0324848">
            <text:p>-0.0324848</text:p>
          </table:table-cell>
          <table:table-cell office:value-type="float" office:value="-0.0211447">
            <text:p>-0.0211447</text:p>
          </table:table-cell>
          <table:table-cell office:value-type="float" office:value="-0.0208004">
            <text:p>-0.0208004</text:p>
          </table:table-cell>
          <table:table-cell/>
          <table:table-cell office:value-type="float" office:value="7.30517">
            <text:p>7.30517</text:p>
          </table:table-cell>
          <table:table-cell office:value-type="float" office:value="-0.0992186">
            <text:p>-0.0992186</text:p>
          </table:table-cell>
          <table:table-cell office:value-type="float" office:value="-0.177291">
            <text:p>-0.177291</text:p>
          </table:table-cell>
          <table:table-cell office:value-type="float" office:value="0.860506">
            <text:p>0.860506</text:p>
          </table:table-cell>
          <table:table-cell office:value-type="float" office:value="0.0524099">
            <text:p>0.0524099</text:p>
          </table:table-cell>
          <table:table-cell office:value-type="float" office:value="0.0681717">
            <text:p>0.0681717</text:p>
          </table:table-cell>
          <table:table-cell office:value-type="float" office:value="0.0492682">
            <text:p>0.0492682</text:p>
          </table:table-cell>
          <table:table-cell office:value-type="float" office:value="-0.0222728">
            <text:p>-0.0222728</text:p>
          </table:table-cell>
          <table:table-cell office:value-type="float" office:value="-0.059102">
            <text:p>-0.059102</text:p>
          </table:table-cell>
          <table:table-cell office:value-type="float" office:value="-0.0630628">
            <text:p>-0.0630628</text:p>
          </table:table-cell>
          <table:table-cell office:value-type="float" office:value="0.0135475">
            <text:p>0.0135475</text:p>
          </table:table-cell>
          <table:table-cell office:value-type="float" office:value="0.02621">
            <text:p>0.02621</text:p>
          </table:table-cell>
          <table:table-cell office:value-type="float" office:value="0.0667109">
            <text:p>0.0667109</text:p>
          </table:table-cell>
          <table:table-cell office:value-type="float" office:value="0.0198884">
            <text:p>0.0198884</text:p>
          </table:table-cell>
          <table:table-cell/>
          <table:table-cell office:value-type="float" office:value="8.54547">
            <text:p>8.54547</text:p>
          </table:table-cell>
          <table:table-cell office:value-type="float" office:value="-0.0668804">
            <text:p>-0.0668804</text:p>
          </table:table-cell>
          <table:table-cell office:value-type="float" office:value="0.0150594">
            <text:p>0.0150594</text:p>
          </table:table-cell>
          <table:table-cell office:value-type="float" office:value="0.844691">
            <text:p>0.844691</text:p>
          </table:table-cell>
          <table:table-cell office:value-type="float" office:value="0.0732365">
            <text:p>0.0732365</text:p>
          </table:table-cell>
          <table:table-cell office:value-type="float" office:value="-0.00122642">
            <text:p>-0.00122642</text:p>
          </table:table-cell>
          <table:table-cell office:value-type="float" office:value="-0.000415525">
            <text:p>-0.000415525</text:p>
          </table:table-cell>
          <table:table-cell office:value-type="float" office:value="0.00121891">
            <text:p>0.00121891</text:p>
          </table:table-cell>
          <table:table-cell office:value-type="float" office:value="-0.000739648">
            <text:p>-0.000739648</text:p>
          </table:table-cell>
          <table:table-cell office:value-type="float" office:value="0.000496924">
            <text:p>0.000496924</text:p>
          </table:table-cell>
          <table:table-cell office:value-type="float" office:value="0.00241033">
            <text:p>0.00241033</text:p>
          </table:table-cell>
          <table:table-cell table:style-name="ce1" office:value-type="string">
            <text:p>6.70566e-05</text:p>
          </table:table-cell>
          <table:table-cell table:style-name="ce1" office:value-type="string">
            <text:p>-7.66231e-05</text:p>
          </table:table-cell>
          <table:table-cell office:value-type="float" office:value="-0.00801282">
            <text:p>-0.00801282</text:p>
          </table:table-cell>
          <table:table-cell/>
          <table:table-cell office:value-type="float" office:value="7.67042">
            <text:p>7.67042</text:p>
          </table:table-cell>
          <table:table-cell office:value-type="float" office:value="0.190021">
            <text:p>0.190021</text:p>
          </table:table-cell>
          <table:table-cell office:value-type="float" office:value="-0.157089">
            <text:p>-0.157089</text:p>
          </table:table-cell>
          <table:table-cell office:value-type="float" office:value="0.793633">
            <text:p>0.793633</text:p>
          </table:table-cell>
          <table:table-cell office:value-type="float" office:value="0.183761">
            <text:p>0.183761</text:p>
          </table:table-cell>
          <table:table-cell office:value-type="float" office:value="0.196888">
            <text:p>0.196888</text:p>
          </table:table-cell>
          <table:table-cell office:value-type="float" office:value="-0.259929">
            <text:p>-0.259929</text:p>
          </table:table-cell>
          <table:table-cell office:value-type="float" office:value="0.0137531">
            <text:p>0.0137531</text:p>
          </table:table-cell>
          <table:table-cell table:style-name="ce1" office:value-type="string">
            <text:p>3.45633e-05</text:p>
          </table:table-cell>
          <table:table-cell office:value-type="float" office:value="-0.0023562">
            <text:p>-0.0023562</text:p>
          </table:table-cell>
          <table:table-cell office:value-type="float" office:value="-0.0131524">
            <text:p>-0.0131524</text:p>
          </table:table-cell>
          <table:table-cell office:value-type="float" office:value="0.0138812">
            <text:p>0.0138812</text:p>
          </table:table-cell>
          <table:table-cell office:value-type="float" office:value="-0.0024172">
            <text:p>-0.0024172</text:p>
          </table:table-cell>
          <table:table-cell office:value-type="float" office:value="0.312757">
            <text:p>0.312757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4">
          <table:table-cell office:value-type="float" office:value="8.32502">
            <text:p>8.32502</text:p>
          </table:table-cell>
          <table:table-cell office:value-type="float" office:value="-0.0404872">
            <text:p>-0.0404872</text:p>
          </table:table-cell>
          <table:table-cell office:value-type="float" office:value="0.156696">
            <text:p>0.156696</text:p>
          </table:table-cell>
          <table:table-cell office:value-type="float" office:value="0.71279">
            <text:p>0.71279</text:p>
          </table:table-cell>
          <table:table-cell office:value-type="float" office:value="0.0139593">
            <text:p>0.0139593</text:p>
          </table:table-cell>
          <table:table-cell office:value-type="float" office:value="-0.00354708">
            <text:p>-0.00354708</text:p>
          </table:table-cell>
          <table:table-cell office:value-type="float" office:value="0.00416387">
            <text:p>0.00416387</text:p>
          </table:table-cell>
          <table:table-cell office:value-type="float" office:value="-0.00106109">
            <text:p>-0.00106109</text:p>
          </table:table-cell>
          <table:table-cell office:value-type="float" office:value="-0.0033468">
            <text:p>-0.0033468</text:p>
          </table:table-cell>
          <table:table-cell table:style-name="ce1" office:value-type="string">
            <text:p>4.92923e-05</text:p>
          </table:table-cell>
          <table:table-cell office:value-type="float" office:value="0.00294565">
            <text:p>0.00294565</text:p>
          </table:table-cell>
          <table:table-cell office:value-type="float" office:value="-0.0126638">
            <text:p>-0.0126638</text:p>
          </table:table-cell>
          <table:table-cell office:value-type="float" office:value="-0.00772209">
            <text:p>-0.00772209</text:p>
          </table:table-cell>
          <table:table-cell office:value-type="float" office:value="-0.011378">
            <text:p>-0.011378</text:p>
          </table:table-cell>
          <table:table-cell/>
          <table:table-cell office:value-type="float" office:value="7.57277">
            <text:p>7.57277</text:p>
          </table:table-cell>
          <table:table-cell office:value-type="float" office:value="-0.113157">
            <text:p>-0.113157</text:p>
          </table:table-cell>
          <table:table-cell office:value-type="float" office:value="-0.18939">
            <text:p>-0.18939</text:p>
          </table:table-cell>
          <table:table-cell office:value-type="float" office:value="0.865556">
            <text:p>0.865556</text:p>
          </table:table-cell>
          <table:table-cell office:value-type="float" office:value="0.047044">
            <text:p>0.047044</text:p>
          </table:table-cell>
          <table:table-cell office:value-type="float" office:value="0.0616256">
            <text:p>0.0616256</text:p>
          </table:table-cell>
          <table:table-cell office:value-type="float" office:value="0.0442088">
            <text:p>0.0442088</text:p>
          </table:table-cell>
          <table:table-cell office:value-type="float" office:value="-0.0179673">
            <text:p>-0.0179673</text:p>
          </table:table-cell>
          <table:table-cell office:value-type="float" office:value="-0.0520884">
            <text:p>-0.0520884</text:p>
          </table:table-cell>
          <table:table-cell office:value-type="float" office:value="-0.0452113">
            <text:p>-0.0452113</text:p>
          </table:table-cell>
          <table:table-cell office:value-type="float" office:value="0.0188695">
            <text:p>0.0188695</text:p>
          </table:table-cell>
          <table:table-cell office:value-type="float" office:value="0.218108">
            <text:p>0.218108</text:p>
          </table:table-cell>
          <table:table-cell office:value-type="float" office:value="0.196901">
            <text:p>0.196901</text:p>
          </table:table-cell>
          <table:table-cell office:value-type="float" office:value="-0.0125817">
            <text:p>-0.0125817</text:p>
          </table:table-cell>
          <table:table-cell/>
          <table:table-cell office:value-type="float" office:value="8.87438">
            <text:p>8.87438</text:p>
          </table:table-cell>
          <table:table-cell office:value-type="float" office:value="-0.0671164">
            <text:p>-0.0671164</text:p>
          </table:table-cell>
          <table:table-cell office:value-type="float" office:value="0.0152146">
            <text:p>0.0152146</text:p>
          </table:table-cell>
          <table:table-cell office:value-type="float" office:value="0.844617">
            <text:p>0.844617</text:p>
          </table:table-cell>
          <table:table-cell office:value-type="float" office:value="0.0662264">
            <text:p>0.0662264</text:p>
          </table:table-cell>
          <table:table-cell office:value-type="float" office:value="-0.00146281">
            <text:p>-0.00146281</text:p>
          </table:table-cell>
          <table:table-cell office:value-type="float" office:value="-0.000288337">
            <text:p>-0.000288337</text:p>
          </table:table-cell>
          <table:table-cell office:value-type="float" office:value="0.000976837">
            <text:p>0.000976837</text:p>
          </table:table-cell>
          <table:table-cell office:value-type="float" office:value="-0.000717592">
            <text:p>-0.000717592</text:p>
          </table:table-cell>
          <table:table-cell office:value-type="float" office:value="0.000471722">
            <text:p>0.000471722</text:p>
          </table:table-cell>
          <table:table-cell office:value-type="float" office:value="-0.000225194">
            <text:p>-0.000225194</text:p>
          </table:table-cell>
          <table:table-cell office:value-type="float" office:value="-0.000612105">
            <text:p>-0.000612105</text:p>
          </table:table-cell>
          <table:table-cell office:value-type="float" office:value="-0.00181938">
            <text:p>-0.00181938</text:p>
          </table:table-cell>
          <table:table-cell office:value-type="float" office:value="-0.00424328">
            <text:p>-0.00424328</text:p>
          </table:table-cell>
          <table:table-cell/>
          <table:table-cell office:value-type="float" office:value="7.73852">
            <text:p>7.73852</text:p>
          </table:table-cell>
          <table:table-cell office:value-type="float" office:value="0.190087">
            <text:p>0.190087</text:p>
          </table:table-cell>
          <table:table-cell office:value-type="float" office:value="-0.157261">
            <text:p>-0.157261</text:p>
          </table:table-cell>
          <table:table-cell office:value-type="float" office:value="0.794188">
            <text:p>0.794188</text:p>
          </table:table-cell>
          <table:table-cell office:value-type="float" office:value="0.181018">
            <text:p>0.181018</text:p>
          </table:table-cell>
          <table:table-cell office:value-type="float" office:value="0.199205">
            <text:p>0.199205</text:p>
          </table:table-cell>
          <table:table-cell office:value-type="float" office:value="-0.26201">
            <text:p>-0.26201</text:p>
          </table:table-cell>
          <table:table-cell office:value-type="float" office:value="0.00293673">
            <text:p>0.00293673</text:p>
          </table:table-cell>
          <table:table-cell office:value-type="float" office:value="0.000979792">
            <text:p>0.000979792</text:p>
          </table:table-cell>
          <table:table-cell office:value-type="float" office:value="-0.00252079">
            <text:p>-0.00252079</text:p>
          </table:table-cell>
          <table:table-cell office:value-type="float" office:value="0.00814451">
            <text:p>0.00814451</text:p>
          </table:table-cell>
          <table:table-cell office:value-type="float" office:value="0.0352485">
            <text:p>0.0352485</text:p>
          </table:table-cell>
          <table:table-cell office:value-type="float" office:value="-0.0514924">
            <text:p>-0.0514924</text:p>
          </table:table-cell>
          <table:table-cell office:value-type="float" office:value="-0.0209288">
            <text:p>-0.020928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4">
          <table:table-cell office:value-type="float" office:value="8.50595">
            <text:p>8.50595</text:p>
          </table:table-cell>
          <table:table-cell office:value-type="float" office:value="-0.0415073">
            <text:p>-0.0415073</text:p>
          </table:table-cell>
          <table:table-cell office:value-type="float" office:value="0.156452">
            <text:p>0.156452</text:p>
          </table:table-cell>
          <table:table-cell office:value-type="float" office:value="0.712951">
            <text:p>0.712951</text:p>
          </table:table-cell>
          <table:table-cell office:value-type="float" office:value="0.0127217">
            <text:p>0.0127217</text:p>
          </table:table-cell>
          <table:table-cell office:value-type="float" office:value="-0.00396629">
            <text:p>-0.00396629</text:p>
          </table:table-cell>
          <table:table-cell office:value-type="float" office:value="0.00361731">
            <text:p>0.00361731</text:p>
          </table:table-cell>
          <table:table-cell office:value-type="float" office:value="-0.000826873">
            <text:p>-0.000826873</text:p>
          </table:table-cell>
          <table:table-cell office:value-type="float" office:value="-0.00563806">
            <text:p>-0.00563806</text:p>
          </table:table-cell>
          <table:table-cell office:value-type="float" office:value="-0.00134786">
            <text:p>-0.00134786</text:p>
          </table:table-cell>
          <table:table-cell office:value-type="float" office:value="0.000887029">
            <text:p>0.000887029</text:p>
          </table:table-cell>
          <table:table-cell office:value-type="float" office:value="0.00909787">
            <text:p>0.00909787</text:p>
          </table:table-cell>
          <table:table-cell office:value-type="float" office:value="0.00828843">
            <text:p>0.00828843</text:p>
          </table:table-cell>
          <table:table-cell office:value-type="float" office:value="-0.00346117">
            <text:p>-0.00346117</text:p>
          </table:table-cell>
          <table:table-cell/>
          <table:table-cell office:value-type="float" office:value="7.67303">
            <text:p>7.67303</text:p>
          </table:table-cell>
          <table:table-cell office:value-type="float" office:value="-0.116187">
            <text:p>-0.116187</text:p>
          </table:table-cell>
          <table:table-cell office:value-type="float" office:value="-0.191943">
            <text:p>-0.191943</text:p>
          </table:table-cell>
          <table:table-cell office:value-type="float" office:value="0.867321">
            <text:p>0.867321</text:p>
          </table:table-cell>
          <table:table-cell office:value-type="float" office:value="0.0451781">
            <text:p>0.0451781</text:p>
          </table:table-cell>
          <table:table-cell office:value-type="float" office:value="0.0422809">
            <text:p>0.0422809</text:p>
          </table:table-cell>
          <table:table-cell office:value-type="float" office:value="0.0295761">
            <text:p>0.0295761</text:p>
          </table:table-cell>
          <table:table-cell office:value-type="float" office:value="-0.0100179">
            <text:p>-0.0100179</text:p>
          </table:table-cell>
          <table:table-cell office:value-type="float" office:value="-0.0302203">
            <text:p>-0.0302203</text:p>
          </table:table-cell>
          <table:table-cell office:value-type="float" office:value="-0.0254694">
            <text:p>-0.0254694</text:p>
          </table:table-cell>
          <table:table-cell office:value-type="float" office:value="0.017608">
            <text:p>0.017608</text:p>
          </table:table-cell>
          <table:table-cell office:value-type="float" office:value="-0.618961">
            <text:p>-0.618961</text:p>
          </table:table-cell>
          <table:table-cell office:value-type="float" office:value="-0.447508">
            <text:p>-0.447508</text:p>
          </table:table-cell>
          <table:table-cell office:value-type="float" office:value="0.270675">
            <text:p>0.270675</text:p>
          </table:table-cell>
          <table:table-cell/>
          <table:table-cell office:value-type="float" office:value="9.21464">
            <text:p>9.21464</text:p>
          </table:table-cell>
          <table:table-cell office:value-type="float" office:value="-0.0674315">
            <text:p>-0.0674315</text:p>
          </table:table-cell>
          <table:table-cell office:value-type="float" office:value="0.0151645">
            <text:p>0.0151645</text:p>
          </table:table-cell>
          <table:table-cell office:value-type="float" office:value="0.844049">
            <text:p>0.844049</text:p>
          </table:table-cell>
          <table:table-cell office:value-type="float" office:value="0.0596798">
            <text:p>0.0596798</text:p>
          </table:table-cell>
          <table:table-cell office:value-type="float" office:value="-0.00196194">
            <text:p>-0.00196194</text:p>
          </table:table-cell>
          <table:table-cell table:style-name="ce1" office:value-type="string">
            <text:p>-5.05755e-05</text:p>
          </table:table-cell>
          <table:table-cell office:value-type="float" office:value="0.00126361">
            <text:p>0.00126361</text:p>
          </table:table-cell>
          <table:table-cell office:value-type="float" office:value="-0.000925868">
            <text:p>-0.000925868</text:p>
          </table:table-cell>
          <table:table-cell office:value-type="float" office:value="-0.000147343">
            <text:p>-0.000147343</text:p>
          </table:table-cell>
          <table:table-cell office:value-type="float" office:value="-0.00166902">
            <text:p>-0.00166902</text:p>
          </table:table-cell>
          <table:table-cell office:value-type="float" office:value="-0.00666903">
            <text:p>-0.00666903</text:p>
          </table:table-cell>
          <table:table-cell office:value-type="float" office:value="0.00875146">
            <text:p>0.00875146</text:p>
          </table:table-cell>
          <table:table-cell office:value-type="float" office:value="0.0298519">
            <text:p>0.0298519</text:p>
          </table:table-cell>
          <table:table-cell/>
          <table:table-cell office:value-type="float" office:value="7.87034">
            <text:p>7.87034</text:p>
          </table:table-cell>
          <table:table-cell office:value-type="float" office:value="0.190829">
            <text:p>0.190829</text:p>
          </table:table-cell>
          <table:table-cell office:value-type="float" office:value="-0.158488">
            <text:p>-0.158488</text:p>
          </table:table-cell>
          <table:table-cell office:value-type="float" office:value="0.794897">
            <text:p>0.794897</text:p>
          </table:table-cell>
          <table:table-cell office:value-type="float" office:value="0.175824">
            <text:p>0.175824</text:p>
          </table:table-cell>
          <table:table-cell office:value-type="float" office:value="0.199633">
            <text:p>0.199633</text:p>
          </table:table-cell>
          <table:table-cell office:value-type="float" office:value="-0.260662">
            <text:p>-0.260662</text:p>
          </table:table-cell>
          <table:table-cell office:value-type="float" office:value="0.00504307">
            <text:p>0.00504307</text:p>
          </table:table-cell>
          <table:table-cell office:value-type="float" office:value="0.00562622">
            <text:p>0.00562622</text:p>
          </table:table-cell>
          <table:table-cell office:value-type="float" office:value="-0.00930847">
            <text:p>-0.00930847</text:p>
          </table:table-cell>
          <table:table-cell office:value-type="float" office:value="0.00538569">
            <text:p>0.00538569</text:p>
          </table:table-cell>
          <table:table-cell office:value-type="float" office:value="-0.0400778">
            <text:p>-0.0400778</text:p>
          </table:table-cell>
          <table:table-cell office:value-type="float" office:value="0.0178909">
            <text:p>0.0178909</text:p>
          </table:table-cell>
          <table:table-cell office:value-type="float" office:value="-0.0105585">
            <text:p>-0.0105585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4">
          <table:table-cell table:number-columns-repeated="15"/>
          <table:table-cell office:value-type="float" office:value="7.74839">
            <text:p>7.74839</text:p>
          </table:table-cell>
          <table:table-cell office:value-type="float" office:value="-0.12198">
            <text:p>-0.12198</text:p>
          </table:table-cell>
          <table:table-cell office:value-type="float" office:value="-0.196404">
            <text:p>-0.196404</text:p>
          </table:table-cell>
          <table:table-cell office:value-type="float" office:value="0.870185">
            <text:p>0.870185</text:p>
          </table:table-cell>
          <table:table-cell office:value-type="float" office:value="0.0438246">
            <text:p>0.0438246</text:p>
          </table:table-cell>
          <table:table-cell office:value-type="float" office:value="0.0545077">
            <text:p>0.0545077</text:p>
          </table:table-cell>
          <table:table-cell office:value-type="float" office:value="0.0411833">
            <text:p>0.0411833</text:p>
          </table:table-cell>
          <table:table-cell office:value-type="float" office:value="-0.0189321">
            <text:p>-0.0189321</text:p>
          </table:table-cell>
          <table:table-cell office:value-type="float" office:value="-0.0768658">
            <text:p>-0.0768658</text:p>
          </table:table-cell>
          <table:table-cell office:value-type="float" office:value="-0.0591941">
            <text:p>-0.0591941</text:p>
          </table:table-cell>
          <table:table-cell office:value-type="float" office:value="0.0380063">
            <text:p>0.0380063</text:p>
          </table:table-cell>
          <table:table-cell office:value-type="float" office:value="0.327195">
            <text:p>0.327195</text:p>
          </table:table-cell>
          <table:table-cell office:value-type="float" office:value="0.361543">
            <text:p>0.361543</text:p>
          </table:table-cell>
          <table:table-cell office:value-type="float" office:value="-0.320169">
            <text:p>-0.320169</text:p>
          </table:table-cell>
          <table:table-cell/>
          <table:table-cell office:value-type="float" office:value="9.33989">
            <text:p>9.33989</text:p>
          </table:table-cell>
          <table:table-cell office:value-type="float" office:value="-0.0676521">
            <text:p>-0.0676521</text:p>
          </table:table-cell>
          <table:table-cell office:value-type="float" office:value="0.0152833">
            <text:p>0.0152833</text:p>
          </table:table-cell>
          <table:table-cell office:value-type="float" office:value="0.844309">
            <text:p>0.844309</text:p>
          </table:table-cell>
          <table:table-cell office:value-type="float" office:value="0.0574364">
            <text:p>0.0574364</text:p>
          </table:table-cell>
          <table:table-cell office:value-type="float" office:value="-0.00134375">
            <text:p>-0.00134375</text:p>
          </table:table-cell>
          <table:table-cell office:value-type="float" office:value="-0.000385032">
            <text:p>-0.000385032</text:p>
          </table:table-cell>
          <table:table-cell office:value-type="float" office:value="0.000670444">
            <text:p>0.000670444</text:p>
          </table:table-cell>
          <table:table-cell office:value-type="float" office:value="-0.00176117">
            <text:p>-0.00176117</text:p>
          </table:table-cell>
          <table:table-cell office:value-type="float" office:value="0.000948784">
            <text:p>0.000948784</text:p>
          </table:table-cell>
          <table:table-cell office:value-type="float" office:value="0.00206995">
            <text:p>0.00206995</text:p>
          </table:table-cell>
          <table:table-cell office:value-type="float" office:value="0.0234778">
            <text:p>0.0234778</text:p>
          </table:table-cell>
          <table:table-cell office:value-type="float" office:value="-0.00984423">
            <text:p>-0.00984423</text:p>
          </table:table-cell>
          <table:table-cell office:value-type="float" office:value="-0.00908023">
            <text:p>-0.00908023</text:p>
          </table:table-cell>
          <table:table-cell/>
          <table:table-cell office:value-type="float" office:value="8.22448">
            <text:p>8.22448</text:p>
          </table:table-cell>
          <table:table-cell office:value-type="float" office:value="0.187795">
            <text:p>0.187795</text:p>
          </table:table-cell>
          <table:table-cell office:value-type="float" office:value="-0.15954">
            <text:p>-0.15954</text:p>
          </table:table-cell>
          <table:table-cell office:value-type="float" office:value="0.795481">
            <text:p>0.795481</text:p>
          </table:table-cell>
          <table:table-cell office:value-type="float" office:value="0.162596">
            <text:p>0.162596</text:p>
          </table:table-cell>
          <table:table-cell office:value-type="float" office:value="0.199955">
            <text:p>0.199955</text:p>
          </table:table-cell>
          <table:table-cell office:value-type="float" office:value="-0.259699">
            <text:p>-0.259699</text:p>
          </table:table-cell>
          <table:table-cell office:value-type="float" office:value="0.00494924">
            <text:p>0.00494924</text:p>
          </table:table-cell>
          <table:table-cell office:value-type="float" office:value="-0.00856718">
            <text:p>-0.00856718</text:p>
          </table:table-cell>
          <table:table-cell office:value-type="float" office:value="-0.00297247">
            <text:p>-0.00297247</text:p>
          </table:table-cell>
          <table:table-cell office:value-type="float" office:value="0.00164645">
            <text:p>0.00164645</text:p>
          </table:table-cell>
          <table:table-cell office:value-type="float" office:value="-0.0764968">
            <text:p>-0.0764968</text:p>
          </table:table-cell>
          <table:table-cell office:value-type="float" office:value="0.0350397">
            <text:p>0.0350397</text:p>
          </table:table-cell>
          <table:table-cell office:value-type="float" office:value="-0.0927103">
            <text:p>-0.0927103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4">
          <table:table-cell table:number-columns-repeated="15"/>
          <table:table-cell office:value-type="float" office:value="7.83644">
            <text:p>7.83644</text:p>
          </table:table-cell>
          <table:table-cell office:value-type="float" office:value="-0.126211">
            <text:p>-0.126211</text:p>
          </table:table-cell>
          <table:table-cell office:value-type="float" office:value="-0.198813">
            <text:p>-0.198813</text:p>
          </table:table-cell>
          <table:table-cell office:value-type="float" office:value="0.871049">
            <text:p>0.871049</text:p>
          </table:table-cell>
          <table:table-cell office:value-type="float" office:value="0.0422943">
            <text:p>0.0422943</text:p>
          </table:table-cell>
          <table:table-cell office:value-type="float" office:value="0.0454397">
            <text:p>0.0454397</text:p>
          </table:table-cell>
          <table:table-cell office:value-type="float" office:value="0.0333388">
            <text:p>0.0333388</text:p>
          </table:table-cell>
          <table:table-cell office:value-type="float" office:value="-0.0131949">
            <text:p>-0.0131949</text:p>
          </table:table-cell>
          <table:table-cell office:value-type="float" office:value="-0.0480554">
            <text:p>-0.0480554</text:p>
          </table:table-cell>
          <table:table-cell office:value-type="float" office:value="-0.0273591">
            <text:p>-0.0273591</text:p>
          </table:table-cell>
          <table:table-cell office:value-type="float" office:value="0.00981452">
            <text:p>0.00981452</text:p>
          </table:table-cell>
          <table:table-cell office:value-type="float" office:value="-0.0275199">
            <text:p>-0.0275199</text:p>
          </table:table-cell>
          <table:table-cell office:value-type="float" office:value="-0.0323403">
            <text:p>-0.0323403</text:p>
          </table:table-cell>
          <table:table-cell office:value-type="float" office:value="0.00987871">
            <text:p>0.00987871</text:p>
          </table:table-cell>
          <table:table-cell/>
          <table:table-cell office:value-type="float" office:value="9.54828">
            <text:p>9.54828</text:p>
          </table:table-cell>
          <table:table-cell office:value-type="float" office:value="-0.0669995">
            <text:p>-0.0669995</text:p>
          </table:table-cell>
          <table:table-cell office:value-type="float" office:value="0.0150535">
            <text:p>0.0150535</text:p>
          </table:table-cell>
          <table:table-cell office:value-type="float" office:value="0.844346">
            <text:p>0.844346</text:p>
          </table:table-cell>
          <table:table-cell office:value-type="float" office:value="0.0538893">
            <text:p>0.0538893</text:p>
          </table:table-cell>
          <table:table-cell office:value-type="float" office:value="-0.00115148">
            <text:p>-0.00115148</text:p>
          </table:table-cell>
          <table:table-cell office:value-type="float" office:value="-0.000457337">
            <text:p>-0.000457337</text:p>
          </table:table-cell>
          <table:table-cell office:value-type="float" office:value="0.000410435">
            <text:p>0.000410435</text:p>
          </table:table-cell>
          <table:table-cell office:value-type="float" office:value="0.00313136">
            <text:p>0.00313136</text:p>
          </table:table-cell>
          <table:table-cell office:value-type="float" office:value="-0.00110266">
            <text:p>-0.00110266</text:p>
          </table:table-cell>
          <table:table-cell office:value-type="float" office:value="0.000177716">
            <text:p>0.000177716</text:p>
          </table:table-cell>
          <table:table-cell office:value-type="float" office:value="-0.00664733">
            <text:p>-0.00664733</text:p>
          </table:table-cell>
          <table:table-cell office:value-type="float" office:value="0.0010304">
            <text:p>0.0010304</text:p>
          </table:table-cell>
          <table:table-cell office:value-type="float" office:value="-0.0125554">
            <text:p>-0.0125554</text:p>
          </table:table-cell>
          <table:table-cell/>
          <table:table-cell office:value-type="float" office:value="8.33818">
            <text:p>8.33818</text:p>
          </table:table-cell>
          <table:table-cell office:value-type="float" office:value="0.185832">
            <text:p>0.185832</text:p>
          </table:table-cell>
          <table:table-cell office:value-type="float" office:value="-0.159425">
            <text:p>-0.159425</text:p>
          </table:table-cell>
          <table:table-cell office:value-type="float" office:value="0.794469">
            <text:p>0.794469</text:p>
          </table:table-cell>
          <table:table-cell office:value-type="float" office:value="0.158563">
            <text:p>0.158563</text:p>
          </table:table-cell>
          <table:table-cell office:value-type="float" office:value="0.193755">
            <text:p>0.193755</text:p>
          </table:table-cell>
          <table:table-cell office:value-type="float" office:value="-0.263876">
            <text:p>-0.263876</text:p>
          </table:table-cell>
          <table:table-cell office:value-type="float" office:value="0.0218929">
            <text:p>0.0218929</text:p>
          </table:table-cell>
          <table:table-cell office:value-type="float" office:value="-0.0172651">
            <text:p>-0.0172651</text:p>
          </table:table-cell>
          <table:table-cell office:value-type="float" office:value="0.00101164">
            <text:p>0.00101164</text:p>
          </table:table-cell>
          <table:table-cell office:value-type="float" office:value="-0.00889497">
            <text:p>-0.00889497</text:p>
          </table:table-cell>
          <table:table-cell office:value-type="float" office:value="-0.204361">
            <text:p>-0.204361</text:p>
          </table:table-cell>
          <table:table-cell office:value-type="float" office:value="-0.0817811">
            <text:p>-0.0817811</text:p>
          </table:table-cell>
          <table:table-cell office:value-type="float" office:value="0.337923">
            <text:p>0.337923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4">
          <table:table-cell table:number-columns-repeated="15"/>
          <table:table-cell office:value-type="float" office:value="8.20523">
            <text:p>8.20523</text:p>
          </table:table-cell>
          <table:table-cell office:value-type="float" office:value="-0.147676">
            <text:p>-0.147676</text:p>
          </table:table-cell>
          <table:table-cell office:value-type="float" office:value="-0.213301">
            <text:p>-0.213301</text:p>
          </table:table-cell>
          <table:table-cell office:value-type="float" office:value="0.876012">
            <text:p>0.876012</text:p>
          </table:table-cell>
          <table:table-cell office:value-type="float" office:value="0.0364447">
            <text:p>0.0364447</text:p>
          </table:table-cell>
          <table:table-cell office:value-type="float" office:value="0.0268613">
            <text:p>0.0268613</text:p>
          </table:table-cell>
          <table:table-cell office:value-type="float" office:value="0.0214748">
            <text:p>0.0214748</text:p>
          </table:table-cell>
          <table:table-cell office:value-type="float" office:value="-0.0085907">
            <text:p>-0.0085907</text:p>
          </table:table-cell>
          <table:table-cell office:value-type="float" office:value="-0.0582043">
            <text:p>-0.0582043</text:p>
          </table:table-cell>
          <table:table-cell office:value-type="float" office:value="-0.0392857">
            <text:p>-0.0392857</text:p>
          </table:table-cell>
          <table:table-cell office:value-type="float" office:value="0.0134576">
            <text:p>0.0134576</text:p>
          </table:table-cell>
          <table:table-cell office:value-type="float" office:value="0.0247473">
            <text:p>0.0247473</text:p>
          </table:table-cell>
          <table:table-cell office:value-type="float" office:value="0.0113268">
            <text:p>0.0113268</text:p>
          </table:table-cell>
          <table:table-cell office:value-type="float" office:value="0.00276429">
            <text:p>0.00276429</text:p>
          </table:table-cell>
          <table:table-cell/>
          <table:table-cell office:value-type="float" office:value="9.81213">
            <text:p>9.81213</text:p>
          </table:table-cell>
          <table:table-cell office:value-type="float" office:value="-0.0666361">
            <text:p>-0.0666361</text:p>
          </table:table-cell>
          <table:table-cell office:value-type="float" office:value="0.0148343">
            <text:p>0.0148343</text:p>
          </table:table-cell>
          <table:table-cell office:value-type="float" office:value="0.843519">
            <text:p>0.843519</text:p>
          </table:table-cell>
          <table:table-cell office:value-type="float" office:value="0.0497108">
            <text:p>0.0497108</text:p>
          </table:table-cell>
          <table:table-cell office:value-type="float" office:value="-0.000656532">
            <text:p>-0.000656532</text:p>
          </table:table-cell>
          <table:table-cell office:value-type="float" office:value="-0.00071271">
            <text:p>-0.00071271</text:p>
          </table:table-cell>
          <table:table-cell office:value-type="float" office:value="0.000228031">
            <text:p>0.000228031</text:p>
          </table:table-cell>
          <table:table-cell office:value-type="float" office:value="0.00137749">
            <text:p>0.00137749</text:p>
          </table:table-cell>
          <table:table-cell office:value-type="float" office:value="-0.000830787">
            <text:p>-0.000830787</text:p>
          </table:table-cell>
          <table:table-cell office:value-type="float" office:value="-0.003135">
            <text:p>-0.003135</text:p>
          </table:table-cell>
          <table:table-cell office:value-type="float" office:value="0.00257171">
            <text:p>0.00257171</text:p>
          </table:table-cell>
          <table:table-cell office:value-type="float" office:value="-0.00150839">
            <text:p>-0.00150839</text:p>
          </table:table-cell>
          <table:table-cell office:value-type="float" office:value="0.0196057">
            <text:p>0.0196057</text:p>
          </table:table-cell>
          <table:table-cell/>
          <table:table-cell office:value-type="float" office:value="8.50624">
            <text:p>8.50624</text:p>
          </table:table-cell>
          <table:table-cell office:value-type="float" office:value="0.177158">
            <text:p>0.177158</text:p>
          </table:table-cell>
          <table:table-cell office:value-type="float" office:value="-0.161565">
            <text:p>-0.161565</text:p>
          </table:table-cell>
          <table:table-cell office:value-type="float" office:value="0.802519">
            <text:p>0.802519</text:p>
          </table:table-cell>
          <table:table-cell office:value-type="float" office:value="0.152785">
            <text:p>0.152785</text:p>
          </table:table-cell>
          <table:table-cell office:value-type="float" office:value="0.189079">
            <text:p>0.189079</text:p>
          </table:table-cell>
          <table:table-cell office:value-type="float" office:value="-0.262183">
            <text:p>-0.262183</text:p>
          </table:table-cell>
          <table:table-cell office:value-type="float" office:value="0.0185862">
            <text:p>0.0185862</text:p>
          </table:table-cell>
          <table:table-cell office:value-type="float" office:value="-0.0516099">
            <text:p>-0.0516099</text:p>
          </table:table-cell>
          <table:table-cell office:value-type="float" office:value="-0.0127324">
            <text:p>-0.0127324</text:p>
          </table:table-cell>
          <table:table-cell office:value-type="float" office:value="0.0478961">
            <text:p>0.0478961</text:p>
          </table:table-cell>
          <table:table-cell office:value-type="float" office:value="-0.0991932">
            <text:p>-0.0991932</text:p>
          </table:table-cell>
          <table:table-cell office:value-type="float" office:value="0.0319347">
            <text:p>0.0319347</text:p>
          </table:table-cell>
          <table:table-cell office:value-type="float" office:value="-0.088498">
            <text:p>-0.088498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4">
          <table:table-cell table:number-columns-repeated="15"/>
          <table:table-cell office:value-type="float" office:value="8.96258">
            <text:p>8.96258</text:p>
          </table:table-cell>
          <table:table-cell office:value-type="float" office:value="-0.177563">
            <text:p>-0.177563</text:p>
          </table:table-cell>
          <table:table-cell office:value-type="float" office:value="-0.236558">
            <text:p>-0.236558</text:p>
          </table:table-cell>
          <table:table-cell office:value-type="float" office:value="0.88779">
            <text:p>0.88779</text:p>
          </table:table-cell>
          <table:table-cell office:value-type="float" office:value="0.0268455">
            <text:p>0.0268455</text:p>
          </table:table-cell>
          <table:table-cell office:value-type="float" office:value="0.00474619">
            <text:p>0.00474619</text:p>
          </table:table-cell>
          <table:table-cell office:value-type="float" office:value="0.00471279">
            <text:p>0.00471279</text:p>
          </table:table-cell>
          <table:table-cell office:value-type="float" office:value="0.00191306">
            <text:p>0.00191306</text:p>
          </table:table-cell>
          <table:table-cell office:value-type="float" office:value="-0.0394618">
            <text:p>-0.0394618</text:p>
          </table:table-cell>
          <table:table-cell office:value-type="float" office:value="-0.0307073">
            <text:p>-0.0307073</text:p>
          </table:table-cell>
          <table:table-cell office:value-type="float" office:value="0.0155512">
            <text:p>0.0155512</text:p>
          </table:table-cell>
          <table:table-cell office:value-type="float" office:value="0.104778">
            <text:p>0.104778</text:p>
          </table:table-cell>
          <table:table-cell office:value-type="float" office:value="0.0685456">
            <text:p>0.0685456</text:p>
          </table:table-cell>
          <table:table-cell office:value-type="float" office:value="-0.0237183">
            <text:p>-0.0237183</text:p>
          </table:table-cell>
          <table:table-cell/>
          <table:table-cell office:value-type="float" office:value="10.0784">
            <text:p>10.0784</text:p>
          </table:table-cell>
          <table:table-cell office:value-type="float" office:value="-0.0660868">
            <text:p>-0.0660868</text:p>
          </table:table-cell>
          <table:table-cell office:value-type="float" office:value="0.0145061">
            <text:p>0.0145061</text:p>
          </table:table-cell>
          <table:table-cell office:value-type="float" office:value="0.844074">
            <text:p>0.844074</text:p>
          </table:table-cell>
          <table:table-cell office:value-type="float" office:value="0.0458217">
            <text:p>0.0458217</text:p>
          </table:table-cell>
          <table:table-cell office:value-type="float" office:value="-0.000526194">
            <text:p>-0.000526194</text:p>
          </table:table-cell>
          <table:table-cell office:value-type="float" office:value="-0.000786066">
            <text:p>-0.000786066</text:p>
          </table:table-cell>
          <table:table-cell table:style-name="ce1" office:value-type="string">
            <text:p>5.70015e-05</text:p>
          </table:table-cell>
          <table:table-cell office:value-type="float" office:value="0.00206235">
            <text:p>0.00206235</text:p>
          </table:table-cell>
          <table:table-cell office:value-type="float" office:value="-0.00123248">
            <text:p>-0.00123248</text:p>
          </table:table-cell>
          <table:table-cell office:value-type="float" office:value="0.00208615">
            <text:p>0.00208615</text:p>
          </table:table-cell>
          <table:table-cell office:value-type="float" office:value="-0.0137086">
            <text:p>-0.0137086</text:p>
          </table:table-cell>
          <table:table-cell office:value-type="float" office:value="0.00765653">
            <text:p>0.00765653</text:p>
          </table:table-cell>
          <table:table-cell office:value-type="float" office:value="-0.0191928">
            <text:p>-0.0191928</text:p>
          </table:table-cell>
          <table:table-cell/>
          <table:table-cell office:value-type="float" office:value="8.90727">
            <text:p>8.90727</text:p>
          </table:table-cell>
          <table:table-cell office:value-type="float" office:value="0.140509">
            <text:p>0.140509</text:p>
          </table:table-cell>
          <table:table-cell office:value-type="float" office:value="-0.161535">
            <text:p>-0.161535</text:p>
          </table:table-cell>
          <table:table-cell office:value-type="float" office:value="0.807494">
            <text:p>0.807494</text:p>
          </table:table-cell>
          <table:table-cell office:value-type="float" office:value="0.139835">
            <text:p>0.139835</text:p>
          </table:table-cell>
          <table:table-cell office:value-type="float" office:value="0.102142">
            <text:p>0.102142</text:p>
          </table:table-cell>
          <table:table-cell office:value-type="float" office:value="-0.276568">
            <text:p>-0.276568</text:p>
          </table:table-cell>
          <table:table-cell office:value-type="float" office:value="0.0173427">
            <text:p>0.0173427</text:p>
          </table:table-cell>
          <table:table-cell office:value-type="float" office:value="-0.091389">
            <text:p>-0.091389</text:p>
          </table:table-cell>
          <table:table-cell table:style-name="ce1" office:value-type="string">
            <text:p>7.4238e-05</text:p>
          </table:table-cell>
          <table:table-cell office:value-type="float" office:value="0.0124061">
            <text:p>0.0124061</text:p>
          </table:table-cell>
          <table:table-cell office:value-type="float" office:value="-1.364">
            <text:p>-1.364</text:p>
          </table:table-cell>
          <table:table-cell office:value-type="float" office:value="-0.358439">
            <text:p>-0.358439</text:p>
          </table:table-cell>
          <table:table-cell office:value-type="float" office:value="-0.233887">
            <text:p>-0.23388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4">
          <table:table-cell table:number-columns-repeated="15"/>
          <table:table-cell office:value-type="float" office:value="9.10865">
            <text:p>9.10865</text:p>
          </table:table-cell>
          <table:table-cell office:value-type="float" office:value="-0.181091">
            <text:p>-0.181091</text:p>
          </table:table-cell>
          <table:table-cell office:value-type="float" office:value="-0.23958">
            <text:p>-0.23958</text:p>
          </table:table-cell>
          <table:table-cell office:value-type="float" office:value="0.889556">
            <text:p>0.889556</text:p>
          </table:table-cell>
          <table:table-cell office:value-type="float" office:value="0.0253085">
            <text:p>0.0253085</text:p>
          </table:table-cell>
          <table:table-cell office:value-type="float" office:value="0.00107153">
            <text:p>0.00107153</text:p>
          </table:table-cell>
          <table:table-cell office:value-type="float" office:value="0.00185417">
            <text:p>0.00185417</text:p>
          </table:table-cell>
          <table:table-cell table:style-name="ce1" office:value-type="float" office:value="0.00356624">
            <text:p>0.00356624</text:p>
          </table:table-cell>
          <table:table-cell office:value-type="float" office:value="-0.0241576">
            <text:p>-0.0241576</text:p>
          </table:table-cell>
          <table:table-cell table:style-name="ce1" office:value-type="float" office:value="-0.0206954">
            <text:p>-0.0206954</text:p>
          </table:table-cell>
          <table:table-cell office:value-type="float" office:value="0.0120868">
            <text:p>0.0120868</text:p>
          </table:table-cell>
          <table:table-cell office:value-type="float" office:value="0.00842874">
            <text:p>0.00842874</text:p>
          </table:table-cell>
          <table:table-cell office:value-type="float" office:value="0.00547162">
            <text:p>0.00547162</text:p>
          </table:table-cell>
          <table:table-cell office:value-type="float" office:value="-0.00904514">
            <text:p>-0.00904514</text:p>
          </table:table-cell>
          <table:table-cell/>
          <table:table-cell office:value-type="float" office:value="10.3781">
            <text:p>10.3781</text:p>
          </table:table-cell>
          <table:table-cell office:value-type="float" office:value="-0.0667001">
            <text:p>-0.0667001</text:p>
          </table:table-cell>
          <table:table-cell office:value-type="float" office:value="0.0148245">
            <text:p>0.0148245</text:p>
          </table:table-cell>
          <table:table-cell office:value-type="float" office:value="0.842975">
            <text:p>0.842975</text:p>
          </table:table-cell>
          <table:table-cell office:value-type="float" office:value="0.0418075">
            <text:p>0.0418075</text:p>
          </table:table-cell>
          <table:table-cell office:value-type="float" office:value="-0.00125944">
            <text:p>-0.00125944</text:p>
          </table:table-cell>
          <table:table-cell office:value-type="float" office:value="-0.000190783">
            <text:p>-0.000190783</text:p>
          </table:table-cell>
          <table:table-cell office:value-type="float" office:value="0.000472405">
            <text:p>0.000472405</text:p>
          </table:table-cell>
          <table:table-cell office:value-type="float" office:value="-0.00204624">
            <text:p>-0.00204624</text:p>
          </table:table-cell>
          <table:table-cell office:value-type="float" office:value="0.00106225">
            <text:p>0.00106225</text:p>
          </table:table-cell>
          <table:table-cell office:value-type="float" office:value="-0.00366611">
            <text:p>-0.00366611</text:p>
          </table:table-cell>
          <table:table-cell office:value-type="float" office:value="-0.00583234">
            <text:p>-0.00583234</text:p>
          </table:table-cell>
          <table:table-cell office:value-type="float" office:value="0.00952797">
            <text:p>0.00952797</text:p>
          </table:table-cell>
          <table:table-cell office:value-type="float" office:value="0.0490553">
            <text:p>0.0490553</text:p>
          </table:table-cell>
          <table:table-cell/>
          <table:table-cell office:value-type="float" office:value="8.93786">
            <text:p>8.93786</text:p>
          </table:table-cell>
          <table:table-cell office:value-type="float" office:value="0.136437">
            <text:p>0.136437</text:p>
          </table:table-cell>
          <table:table-cell office:value-type="float" office:value="-0.161868">
            <text:p>-0.161868</text:p>
          </table:table-cell>
          <table:table-cell office:value-type="float" office:value="0.807654">
            <text:p>0.807654</text:p>
          </table:table-cell>
          <table:table-cell office:value-type="float" office:value="0.138893">
            <text:p>0.138893</text:p>
          </table:table-cell>
          <table:table-cell office:value-type="float" office:value="0.168299">
            <text:p>0.168299</text:p>
          </table:table-cell>
          <table:table-cell office:value-type="float" office:value="-0.262191">
            <text:p>-0.262191</text:p>
          </table:table-cell>
          <table:table-cell office:value-type="float" office:value="0.0297682">
            <text:p>0.0297682</text:p>
          </table:table-cell>
          <table:table-cell office:value-type="float" office:value="-0.13311">
            <text:p>-0.13311</text:p>
          </table:table-cell>
          <table:table-cell office:value-type="float" office:value="-0.0108894">
            <text:p>-0.0108894</text:p>
          </table:table-cell>
          <table:table-cell office:value-type="float" office:value="0.00525212">
            <text:p>0.00525212</text:p>
          </table:table-cell>
          <table:table-cell office:value-type="float" office:value="0.399076">
            <text:p>0.399076</text:p>
          </table:table-cell>
          <table:table-cell office:value-type="float" office:value="0.0165705">
            <text:p>0.0165705</text:p>
          </table:table-cell>
          <table:table-cell office:value-type="float" office:value="0.0703058">
            <text:p>0.0703058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4">
          <table:table-cell table:number-columns-repeated="15"/>
          <table:table-cell office:value-type="float" office:value="10.4408">
            <text:p>10.4408</text:p>
          </table:table-cell>
          <table:table-cell office:value-type="float" office:value="-0.198315">
            <text:p>-0.198315</text:p>
          </table:table-cell>
          <table:table-cell office:value-type="float" office:value="-0.25744">
            <text:p>-0.25744</text:p>
          </table:table-cell>
          <table:table-cell office:value-type="float" office:value="0.889605">
            <text:p>0.889605</text:p>
          </table:table-cell>
          <table:table-cell office:value-type="float" office:value="0.0147821">
            <text:p>0.0147821</text:p>
          </table:table-cell>
          <table:table-cell office:value-type="float" office:value="-0.0102829">
            <text:p>-0.0102829</text:p>
          </table:table-cell>
          <table:table-cell office:value-type="float" office:value="-0.0102499">
            <text:p>-0.0102499</text:p>
          </table:table-cell>
          <table:table-cell office:value-type="float" office:value="0.0017919">
            <text:p>0.0017919</text:p>
          </table:table-cell>
          <table:table-cell office:value-type="float" office:value="-0.012929">
            <text:p>-0.012929</text:p>
          </table:table-cell>
          <table:table-cell office:value-type="float" office:value="-0.0134062">
            <text:p>-0.0134062</text:p>
          </table:table-cell>
          <table:table-cell table:style-name="ce1" office:value-type="string">
            <text:p>3.70664e-05</text:p>
          </table:table-cell>
          <table:table-cell office:value-type="float" office:value="0.0164762">
            <text:p>0.0164762</text:p>
          </table:table-cell>
          <table:table-cell office:value-type="float" office:value="0.0166419">
            <text:p>0.0166419</text:p>
          </table:table-cell>
          <table:table-cell office:value-type="float" office:value="-0.00055183">
            <text:p>-0.00055183</text:p>
          </table:table-cell>
          <table:table-cell/>
          <table:table-cell office:value-type="float" office:value="10.4781">
            <text:p>10.4781</text:p>
          </table:table-cell>
          <table:table-cell office:value-type="float" office:value="-0.0669628">
            <text:p>-0.0669628</text:p>
          </table:table-cell>
          <table:table-cell office:value-type="float" office:value="0.0150257">
            <text:p>0.0150257</text:p>
          </table:table-cell>
          <table:table-cell office:value-type="float" office:value="0.843099">
            <text:p>0.843099</text:p>
          </table:table-cell>
          <table:table-cell office:value-type="float" office:value="0.040549">
            <text:p>0.040549</text:p>
          </table:table-cell>
          <table:table-cell office:value-type="float" office:value="-0.000787694">
            <text:p>-0.000787694</text:p>
          </table:table-cell>
          <table:table-cell office:value-type="float" office:value="-0.000618814">
            <text:p>-0.000618814</text:p>
          </table:table-cell>
          <table:table-cell office:value-type="float" office:value="-0.00113725">
            <text:p>-0.00113725</text:p>
          </table:table-cell>
          <table:table-cell office:value-type="float" office:value="-0.00262901">
            <text:p>-0.00262901</text:p>
          </table:table-cell>
          <table:table-cell office:value-type="float" office:value="0.00201429">
            <text:p>0.00201429</text:p>
          </table:table-cell>
          <table:table-cell office:value-type="float" office:value="0.00123554">
            <text:p>0.00123554</text:p>
          </table:table-cell>
          <table:table-cell office:value-type="float" office:value="0.0201835">
            <text:p>0.0201835</text:p>
          </table:table-cell>
          <table:table-cell office:value-type="float" office:value="-0.0143605">
            <text:p>-0.0143605</text:p>
          </table:table-cell>
          <table:table-cell office:value-type="float" office:value="-0.0227941">
            <text:p>-0.0227941</text:p>
          </table:table-cell>
          <table:table-cell/>
          <table:table-cell office:value-type="float" office:value="9.106">
            <text:p>9.106</text:p>
          </table:table-cell>
          <table:table-cell office:value-type="float" office:value="0.125339">
            <text:p>0.125339</text:p>
          </table:table-cell>
          <table:table-cell office:value-type="float" office:value="-0.163231">
            <text:p>-0.163231</text:p>
          </table:table-cell>
          <table:table-cell office:value-type="float" office:value="0.810525">
            <text:p>0.810525</text:p>
          </table:table-cell>
          <table:table-cell office:value-type="float" office:value="0.13383">
            <text:p>0.13383</text:p>
          </table:table-cell>
          <table:table-cell office:value-type="float" office:value="0.149354">
            <text:p>0.149354</text:p>
          </table:table-cell>
          <table:table-cell office:value-type="float" office:value="-0.262977">
            <text:p>-0.262977</text:p>
          </table:table-cell>
          <table:table-cell office:value-type="float" office:value="0.0281429">
            <text:p>0.0281429</text:p>
          </table:table-cell>
          <table:table-cell office:value-type="float" office:value="-0.0660096">
            <text:p>-0.0660096</text:p>
          </table:table-cell>
          <table:table-cell office:value-type="float" office:value="-0.00810325">
            <text:p>-0.00810325</text:p>
          </table:table-cell>
          <table:table-cell office:value-type="float" office:value="0.0170733">
            <text:p>0.0170733</text:p>
          </table:table-cell>
          <table:table-cell office:value-type="float" office:value="0.0106131">
            <text:p>0.0106131</text:p>
          </table:table-cell>
          <table:table-cell office:value-type="float" office:value="0.0176891">
            <text:p>0.0176891</text:p>
          </table:table-cell>
          <table:table-cell office:value-type="float" office:value="-0.0911618">
            <text:p>-0.0911618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4">
          <table:table-cell table:number-columns-repeated="23"/>
          <table:table-cell table:style-name="ce1"/>
          <table:table-cell table:number-columns-repeated="6"/>
          <table:table-cell office:value-type="float" office:value="10.6102">
            <text:p>10.6102</text:p>
          </table:table-cell>
          <table:table-cell office:value-type="float" office:value="-0.0669579">
            <text:p>-0.0669579</text:p>
          </table:table-cell>
          <table:table-cell office:value-type="float" office:value="0.0150412">
            <text:p>0.0150412</text:p>
          </table:table-cell>
          <table:table-cell office:value-type="float" office:value="0.842864">
            <text:p>0.842864</text:p>
          </table:table-cell>
          <table:table-cell office:value-type="float" office:value="0.0389431">
            <text:p>0.0389431</text:p>
          </table:table-cell>
          <table:table-cell office:value-type="float" office:value="-0.00107524">
            <text:p>-0.00107524</text:p>
          </table:table-cell>
          <table:table-cell office:value-type="float" office:value="-0.000248744">
            <text:p>-0.000248744</text:p>
          </table:table-cell>
          <table:table-cell office:value-type="float" office:value="-0.000410363">
            <text:p>-0.000410363</text:p>
          </table:table-cell>
          <table:table-cell table:style-name="ce1" office:value-type="string">
            <text:p>3.72945e-05</text:p>
          </table:table-cell>
          <table:table-cell office:value-type="float" office:value="0.00011722">
            <text:p>0.00011722</text:p>
          </table:table-cell>
          <table:table-cell office:value-type="float" office:value="-0.00177563">
            <text:p>-0.00177563</text:p>
          </table:table-cell>
          <table:table-cell office:value-type="float" office:value="0.00241125">
            <text:p>0.00241125</text:p>
          </table:table-cell>
          <table:table-cell office:value-type="float" office:value="0.0028481">
            <text:p>0.0028481</text:p>
          </table:table-cell>
          <table:table-cell office:value-type="float" office:value="0.0184318">
            <text:p>0.0184318</text:p>
          </table:table-cell>
          <table:table-cell/>
          <table:table-cell office:value-type="float" office:value="9.23872">
            <text:p>9.23872</text:p>
          </table:table-cell>
          <table:table-cell office:value-type="float" office:value="0.116765">
            <text:p>0.116765</text:p>
          </table:table-cell>
          <table:table-cell office:value-type="float" office:value="-0.163995">
            <text:p>-0.163995</text:p>
          </table:table-cell>
          <table:table-cell office:value-type="float" office:value="0.811185">
            <text:p>0.811185</text:p>
          </table:table-cell>
          <table:table-cell office:value-type="float" office:value="0.129964">
            <text:p>0.129964</text:p>
          </table:table-cell>
          <table:table-cell office:value-type="float" office:value="0.144948">
            <text:p>0.144948</text:p>
          </table:table-cell>
          <table:table-cell office:value-type="float" office:value="-0.260932">
            <text:p>-0.260932</text:p>
          </table:table-cell>
          <table:table-cell office:value-type="float" office:value="0.0291896">
            <text:p>0.0291896</text:p>
          </table:table-cell>
          <table:table-cell office:value-type="float" office:value="-0.0646011">
            <text:p>-0.0646011</text:p>
          </table:table-cell>
          <table:table-cell office:value-type="float" office:value="-0.00575555">
            <text:p>-0.00575555</text:p>
          </table:table-cell>
          <table:table-cell office:value-type="float" office:value="0.00497428">
            <text:p>0.00497428</text:p>
          </table:table-cell>
          <table:table-cell office:value-type="float" office:value="0.0644754">
            <text:p>0.0644754</text:p>
          </table:table-cell>
          <table:table-cell office:value-type="float" office:value="0.0748639">
            <text:p>0.0748639</text:p>
          </table:table-cell>
          <table:table-cell office:value-type="float" office:value="-0.0775522">
            <text:p>-0.0775522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4">
          <table:table-cell table:number-columns-repeated="30"/>
          <table:table-cell office:value-type="float" office:value="10.7782">
            <text:p>10.7782</text:p>
          </table:table-cell>
          <table:table-cell office:value-type="float" office:value="-0.0668835">
            <text:p>-0.0668835</text:p>
          </table:table-cell>
          <table:table-cell office:value-type="float" office:value="0.0151414">
            <text:p>0.0151414</text:p>
          </table:table-cell>
          <table:table-cell office:value-type="float" office:value="0.843086">
            <text:p>0.843086</text:p>
          </table:table-cell>
          <table:table-cell office:value-type="float" office:value="0.0369915">
            <text:p>0.0369915</text:p>
          </table:table-cell>
          <table:table-cell office:value-type="float" office:value="0.00107882">
            <text:p>0.00107882</text:p>
          </table:table-cell>
          <table:table-cell office:value-type="float" office:value="0.000476921">
            <text:p>0.000476921</text:p>
          </table:table-cell>
          <table:table-cell office:value-type="float" office:value="-0.0044087">
            <text:p>-0.0044087</text:p>
          </table:table-cell>
          <table:table-cell office:value-type="float" office:value="0.000442554">
            <text:p>0.000442554</text:p>
          </table:table-cell>
          <table:table-cell office:value-type="float" office:value="0.000595899">
            <text:p>0.000595899</text:p>
          </table:table-cell>
          <table:table-cell office:value-type="float" office:value="0.0013222">
            <text:p>0.0013222</text:p>
          </table:table-cell>
          <table:table-cell office:value-type="float" office:value="0.0701118">
            <text:p>0.0701118</text:p>
          </table:table-cell>
          <table:table-cell office:value-type="float" office:value="0.0219536">
            <text:p>0.0219536</text:p>
          </table:table-cell>
          <table:table-cell office:value-type="float" office:value="-0.130524">
            <text:p>-0.130524</text:p>
          </table:table-cell>
          <table:table-cell/>
          <table:table-cell office:value-type="float" office:value="9.44449">
            <text:p>9.44449</text:p>
          </table:table-cell>
          <table:table-cell office:value-type="float" office:value="0.106202">
            <text:p>0.106202</text:p>
          </table:table-cell>
          <table:table-cell office:value-type="float" office:value="-0.162009">
            <text:p>-0.162009</text:p>
          </table:table-cell>
          <table:table-cell office:value-type="float" office:value="0.808925">
            <text:p>0.808925</text:p>
          </table:table-cell>
          <table:table-cell office:value-type="float" office:value="0.12419">
            <text:p>0.12419</text:p>
          </table:table-cell>
          <table:table-cell office:value-type="float" office:value="0.1395">
            <text:p>0.1395</text:p>
          </table:table-cell>
          <table:table-cell office:value-type="float" office:value="-0.261241">
            <text:p>-0.261241</text:p>
          </table:table-cell>
          <table:table-cell office:value-type="float" office:value="0.0308428">
            <text:p>0.0308428</text:p>
          </table:table-cell>
          <table:table-cell office:value-type="float" office:value="-0.0513338">
            <text:p>-0.0513338</text:p>
          </table:table-cell>
          <table:table-cell office:value-type="float" office:value="0.00964942">
            <text:p>0.00964942</text:p>
          </table:table-cell>
          <table:table-cell office:value-type="float" office:value="-0.0109839">
            <text:p>-0.0109839</text:p>
          </table:table-cell>
          <table:table-cell office:value-type="float" office:value="0.0943532">
            <text:p>0.0943532</text:p>
          </table:table-cell>
          <table:table-cell office:value-type="float" office:value="-0.0208807">
            <text:p>-0.0208807</text:p>
          </table:table-cell>
          <table:table-cell office:value-type="float" office:value="0.0182433">
            <text:p>0.0182433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4">
          <table:table-cell table:number-columns-repeated="30"/>
          <table:table-cell office:value-type="float" office:value="10.8262">
            <text:p>10.8262</text:p>
          </table:table-cell>
          <table:table-cell office:value-type="float" office:value="-0.0667013">
            <text:p>-0.0667013</text:p>
          </table:table-cell>
          <table:table-cell office:value-type="float" office:value="0.0152204">
            <text:p>0.0152204</text:p>
          </table:table-cell>
          <table:table-cell office:value-type="float" office:value="0.84285">
            <text:p>0.84285</text:p>
          </table:table-cell>
          <table:table-cell office:value-type="float" office:value="0.0364531">
            <text:p>0.0364531</text:p>
          </table:table-cell>
          <table:table-cell office:value-type="float" office:value="-0.00108286">
            <text:p>-0.00108286</text:p>
          </table:table-cell>
          <table:table-cell table:style-name="ce1" office:value-type="string">
            <text:p>-2.32882e-05</text:p>
          </table:table-cell>
          <table:table-cell office:value-type="float" office:value="-0.000954334">
            <text:p>-0.000954334</text:p>
          </table:table-cell>
          <table:table-cell office:value-type="float" office:value="0.00380266">
            <text:p>0.00380266</text:p>
          </table:table-cell>
          <table:table-cell office:value-type="float" office:value="0.00164803">
            <text:p>0.00164803</text:p>
          </table:table-cell>
          <table:table-cell office:value-type="float" office:value="-0.00493315">
            <text:p>-0.00493315</text:p>
          </table:table-cell>
          <table:table-cell office:value-type="float" office:value="-0.0177643">
            <text:p>-0.0177643</text:p>
          </table:table-cell>
          <table:table-cell office:value-type="float" office:value="-0.000476598">
            <text:p>-0.000476598</text:p>
          </table:table-cell>
          <table:table-cell office:value-type="float" office:value="0.0107565">
            <text:p>0.0107565</text:p>
          </table:table-cell>
          <table:table-cell/>
          <table:table-cell office:value-type="float" office:value="9.67675">
            <text:p>9.67675</text:p>
          </table:table-cell>
          <table:table-cell office:value-type="float" office:value="0.0993688">
            <text:p>0.0993688</text:p>
          </table:table-cell>
          <table:table-cell office:value-type="float" office:value="-0.160894">
            <text:p>-0.160894</text:p>
          </table:table-cell>
          <table:table-cell office:value-type="float" office:value="0.807358">
            <text:p>0.807358</text:p>
          </table:table-cell>
          <table:table-cell office:value-type="float" office:value="0.11798">
            <text:p>0.11798</text:p>
          </table:table-cell>
          <table:table-cell office:value-type="float" office:value="0.13082">
            <text:p>0.13082</text:p>
          </table:table-cell>
          <table:table-cell office:value-type="float" office:value="-0.259637">
            <text:p>-0.259637</text:p>
          </table:table-cell>
          <table:table-cell office:value-type="float" office:value="0.0307986">
            <text:p>0.0307986</text:p>
          </table:table-cell>
          <table:table-cell office:value-type="float" office:value="-0.0294197">
            <text:p>-0.0294197</text:p>
          </table:table-cell>
          <table:table-cell office:value-type="float" office:value="0.00479976">
            <text:p>0.00479976</text:p>
          </table:table-cell>
          <table:table-cell office:value-type="float" office:value="-0.00674677">
            <text:p>-0.00674677</text:p>
          </table:table-cell>
          <table:table-cell office:value-type="float" office:value="-0.066111">
            <text:p>-0.066111</text:p>
          </table:table-cell>
          <table:table-cell office:value-type="float" office:value="-0.00699763">
            <text:p>-0.00699763</text:p>
          </table:table-cell>
          <table:table-cell office:value-type="float" office:value="0.0109619">
            <text:p>0.0109619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4">
          <table:table-cell table:number-columns-repeated="24"/>
          <table:table-cell table:style-name="ce1"/>
          <table:table-cell table:number-columns-repeated="5"/>
          <table:table-cell office:value-type="float" office:value="11.1821">
            <text:p>11.1821</text:p>
          </table:table-cell>
          <table:table-cell office:value-type="float" office:value="-0.0675981">
            <text:p>-0.0675981</text:p>
          </table:table-cell>
          <table:table-cell office:value-type="float" office:value="0.0157465">
            <text:p>0.0157465</text:p>
          </table:table-cell>
          <table:table-cell office:value-type="float" office:value="0.842457">
            <text:p>0.842457</text:p>
          </table:table-cell>
          <table:table-cell office:value-type="float" office:value="0.0326928">
            <text:p>0.0326928</text:p>
          </table:table-cell>
          <table:table-cell office:value-type="float" office:value="-0.00178326">
            <text:p>-0.00178326</text:p>
          </table:table-cell>
          <table:table-cell office:value-type="float" office:value="0.000398558">
            <text:p>0.000398558</text:p>
          </table:table-cell>
          <table:table-cell office:value-type="float" office:value="-0.00104795">
            <text:p>-0.00104795</text:p>
          </table:table-cell>
          <table:table-cell office:value-type="float" office:value="-0.00251985">
            <text:p>-0.00251985</text:p>
          </table:table-cell>
          <table:table-cell office:value-type="float" office:value="0.0014784">
            <text:p>0.0014784</text:p>
          </table:table-cell>
          <table:table-cell office:value-type="float" office:value="-0.00110479">
            <text:p>-0.00110479</text:p>
          </table:table-cell>
          <table:table-cell office:value-type="float" office:value="0.00721959">
            <text:p>0.00721959</text:p>
          </table:table-cell>
          <table:table-cell office:value-type="float" office:value="-0.00391467">
            <text:p>-0.00391467</text:p>
          </table:table-cell>
          <table:table-cell office:value-type="float" office:value="0.0101498">
            <text:p>0.0101498</text:p>
          </table:table-cell>
          <table:table-cell/>
          <table:table-cell office:value-type="float" office:value="9.97456">
            <text:p>9.97456</text:p>
          </table:table-cell>
          <table:table-cell office:value-type="float" office:value="0.0847435">
            <text:p>0.0847435</text:p>
          </table:table-cell>
          <table:table-cell office:value-type="float" office:value="-0.160086">
            <text:p>-0.160086</text:p>
          </table:table-cell>
          <table:table-cell office:value-type="float" office:value="0.806321">
            <text:p>0.806321</text:p>
          </table:table-cell>
          <table:table-cell office:value-type="float" office:value="0.110469">
            <text:p>0.110469</text:p>
          </table:table-cell>
          <table:table-cell office:value-type="float" office:value="0.120982">
            <text:p>0.120982</text:p>
          </table:table-cell>
          <table:table-cell office:value-type="float" office:value="-0.258293">
            <text:p>-0.258293</text:p>
          </table:table-cell>
          <table:table-cell office:value-type="float" office:value="0.0312863">
            <text:p>0.0312863</text:p>
          </table:table-cell>
          <table:table-cell office:value-type="float" office:value="-0.0491086">
            <text:p>-0.0491086</text:p>
          </table:table-cell>
          <table:table-cell office:value-type="float" office:value="0.00271575">
            <text:p>0.00271575</text:p>
          </table:table-cell>
          <table:table-cell office:value-type="float" office:value="-0.00348213">
            <text:p>-0.00348213</text:p>
          </table:table-cell>
          <table:table-cell office:value-type="float" office:value="0.00726831">
            <text:p>0.00726831</text:p>
          </table:table-cell>
          <table:table-cell office:value-type="float" office:value="0.000307287">
            <text:p>0.000307287</text:p>
          </table:table-cell>
          <table:table-cell office:value-type="float" office:value="-0.0014574">
            <text:p>-0.0014574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4">
          <table:table-cell table:number-columns-repeated="30"/>
          <table:table-cell office:value-type="float" office:value="11.5473">
            <text:p>11.5473</text:p>
          </table:table-cell>
          <table:table-cell office:value-type="float" office:value="-0.0675553">
            <text:p>-0.0675553</text:p>
          </table:table-cell>
          <table:table-cell office:value-type="float" office:value="0.0157643">
            <text:p>0.0157643</text:p>
          </table:table-cell>
          <table:table-cell office:value-type="float" office:value="0.843407">
            <text:p>0.843407</text:p>
          </table:table-cell>
          <table:table-cell office:value-type="float" office:value="0.0292366">
            <text:p>0.0292366</text:p>
          </table:table-cell>
          <table:table-cell office:value-type="float" office:value="-0.00180671">
            <text:p>-0.00180671</text:p>
          </table:table-cell>
          <table:table-cell office:value-type="float" office:value="0.000340181">
            <text:p>0.000340181</text:p>
          </table:table-cell>
          <table:table-cell office:value-type="float" office:value="-0.000449513">
            <text:p>-0.000449513</text:p>
          </table:table-cell>
          <table:table-cell office:value-type="float" office:value="0.000117203">
            <text:p>0.000117203</text:p>
          </table:table-cell>
          <table:table-cell table:style-name="ce1" office:value-type="string">
            <text:p>4.85102e-05</text:p>
          </table:table-cell>
          <table:table-cell office:value-type="float" office:value="0.00260255">
            <text:p>0.00260255</text:p>
          </table:table-cell>
          <table:table-cell office:value-type="float" office:value="-0.00311134">
            <text:p>-0.00311134</text:p>
          </table:table-cell>
          <table:table-cell office:value-type="float" office:value="-0.00263253">
            <text:p>-0.00263253</text:p>
          </table:table-cell>
          <table:table-cell office:value-type="float" office:value="-0.0118109">
            <text:p>-0.0118109</text:p>
          </table:table-cell>
          <table:table-cell/>
          <table:table-cell office:value-type="float" office:value="10.2824">
            <text:p>10.2824</text:p>
          </table:table-cell>
          <table:table-cell office:value-type="float" office:value="0.0703165">
            <text:p>0.0703165</text:p>
          </table:table-cell>
          <table:table-cell office:value-type="float" office:value="-0.15922">
            <text:p>-0.15922</text:p>
          </table:table-cell>
          <table:table-cell office:value-type="float" office:value="0.805111">
            <text:p>0.805111</text:p>
          </table:table-cell>
          <table:table-cell office:value-type="float" office:value="0.103209">
            <text:p>0.103209</text:p>
          </table:table-cell>
          <table:table-cell office:value-type="float" office:value="0.122765">
            <text:p>0.122765</text:p>
          </table:table-cell>
          <table:table-cell office:value-type="float" office:value="-0.25664">
            <text:p>-0.25664</text:p>
          </table:table-cell>
          <table:table-cell office:value-type="float" office:value="0.0297376">
            <text:p>0.0297376</text:p>
          </table:table-cell>
          <table:table-cell office:value-type="float" office:value="-0.0468714">
            <text:p>-0.0468714</text:p>
          </table:table-cell>
          <table:table-cell office:value-type="float" office:value="0.00281034">
            <text:p>0.00281034</text:p>
          </table:table-cell>
          <table:table-cell office:value-type="float" office:value="-0.00393072">
            <text:p>-0.00393072</text:p>
          </table:table-cell>
          <table:table-cell office:value-type="float" office:value="0.310324">
            <text:p>0.310324</text:p>
          </table:table-cell>
          <table:table-cell office:value-type="float" office:value="0.00935872">
            <text:p>0.00935872</text:p>
          </table:table-cell>
          <table:table-cell office:value-type="float" office:value="-0.0492023">
            <text:p>-0.0492023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4">
          <table:table-cell table:number-columns-repeated="30"/>
          <table:table-cell office:value-type="float" office:value="11.7467">
            <text:p>11.7467</text:p>
          </table:table-cell>
          <table:table-cell office:value-type="float" office:value="-0.0676556">
            <text:p>-0.0676556</text:p>
          </table:table-cell>
          <table:table-cell office:value-type="float" office:value="0.0156693">
            <text:p>0.0156693</text:p>
          </table:table-cell>
          <table:table-cell office:value-type="float" office:value="0.843457">
            <text:p>0.843457</text:p>
          </table:table-cell>
          <table:table-cell office:value-type="float" office:value="0.0275067">
            <text:p>0.0275067</text:p>
          </table:table-cell>
          <table:table-cell office:value-type="float" office:value="-0.00175627">
            <text:p>-0.00175627</text:p>
          </table:table-cell>
          <table:table-cell office:value-type="float" office:value="0.000256462">
            <text:p>0.000256462</text:p>
          </table:table-cell>
          <table:table-cell office:value-type="float" office:value="-0.000336239">
            <text:p>-0.000336239</text:p>
          </table:table-cell>
          <table:table-cell office:value-type="float" office:value="-0.000503142">
            <text:p>-0.000503142</text:p>
          </table:table-cell>
          <table:table-cell office:value-type="float" office:value="-0.000476369">
            <text:p>-0.000476369</text:p>
          </table:table-cell>
          <table:table-cell office:value-type="float" office:value="0.000247672">
            <text:p>0.000247672</text:p>
          </table:table-cell>
          <table:table-cell office:value-type="float" office:value="0.00359008">
            <text:p>0.00359008</text:p>
          </table:table-cell>
          <table:table-cell office:value-type="float" office:value="-0.000918609">
            <text:p>-0.000918609</text:p>
          </table:table-cell>
          <table:table-cell office:value-type="float" office:value="-0.0023182">
            <text:p>-0.0023182</text:p>
          </table:table-cell>
          <table:table-cell/>
          <table:table-cell office:value-type="float" office:value="10.3753">
            <text:p>10.3753</text:p>
          </table:table-cell>
          <table:table-cell office:value-type="float" office:value="0.0686406">
            <text:p>0.0686406</text:p>
          </table:table-cell>
          <table:table-cell office:value-type="float" office:value="-0.158879">
            <text:p>-0.158879</text:p>
          </table:table-cell>
          <table:table-cell office:value-type="float" office:value="0.804321">
            <text:p>0.804321</text:p>
          </table:table-cell>
          <table:table-cell office:value-type="float" office:value="0.101112">
            <text:p>0.101112</text:p>
          </table:table-cell>
          <table:table-cell office:value-type="float" office:value="0.110312">
            <text:p>0.110312</text:p>
          </table:table-cell>
          <table:table-cell office:value-type="float" office:value="-0.257691">
            <text:p>-0.257691</text:p>
          </table:table-cell>
          <table:table-cell office:value-type="float" office:value="0.0334247">
            <text:p>0.0334247</text:p>
          </table:table-cell>
          <table:table-cell office:value-type="float" office:value="-0.0180346">
            <text:p>-0.0180346</text:p>
          </table:table-cell>
          <table:table-cell office:value-type="float" office:value="0.00367999">
            <text:p>0.00367999</text:p>
          </table:table-cell>
          <table:table-cell office:value-type="float" office:value="-0.00850284">
            <text:p>-0.00850284</text:p>
          </table:table-cell>
          <table:table-cell office:value-type="float" office:value="-0.0333065">
            <text:p>-0.0333065</text:p>
          </table:table-cell>
          <table:table-cell office:value-type="float" office:value="-0.0287081">
            <text:p>-0.0287081</text:p>
          </table:table-cell>
          <table:table-cell office:value-type="float" office:value="0.0562494">
            <text:p>0.0562494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4">
          <table:table-cell table:number-columns-repeated="30"/>
          <table:table-cell office:value-type="float" office:value="12.0784">
            <text:p>12.0784</text:p>
          </table:table-cell>
          <table:table-cell office:value-type="float" office:value="-0.0674276">
            <text:p>-0.0674276</text:p>
          </table:table-cell>
          <table:table-cell office:value-type="float" office:value="0.0154103">
            <text:p>0.0154103</text:p>
          </table:table-cell>
          <table:table-cell office:value-type="float" office:value="0.843284">
            <text:p>0.843284</text:p>
          </table:table-cell>
          <table:table-cell office:value-type="float" office:value="0.024853">
            <text:p>0.024853</text:p>
          </table:table-cell>
          <table:table-cell office:value-type="float" office:value="-0.00214697">
            <text:p>-0.00214697</text:p>
          </table:table-cell>
          <table:table-cell office:value-type="float" office:value="0.000753082">
            <text:p>0.000753082</text:p>
          </table:table-cell>
          <table:table-cell office:value-type="float" office:value="-0.00125806">
            <text:p>-0.00125806</text:p>
          </table:table-cell>
          <table:table-cell office:value-type="float" office:value="0.000687499">
            <text:p>0.000687499</text:p>
          </table:table-cell>
          <table:table-cell office:value-type="float" office:value="-0.000781023">
            <text:p>-0.000781023</text:p>
          </table:table-cell>
          <table:table-cell office:value-type="float" office:value="-0.000521151">
            <text:p>-0.000521151</text:p>
          </table:table-cell>
          <table:table-cell office:value-type="float" office:value="-0.0207234">
            <text:p>-0.0207234</text:p>
          </table:table-cell>
          <table:table-cell office:value-type="float" office:value="0.024747">
            <text:p>0.024747</text:p>
          </table:table-cell>
          <table:table-cell office:value-type="float" office:value="-0.0243345">
            <text:p>-0.0243345</text:p>
          </table:table-cell>
          <table:table-cell/>
          <table:table-cell office:value-type="float" office:value="10.5422">
            <text:p>10.5422</text:p>
          </table:table-cell>
          <table:table-cell office:value-type="float" office:value="0.0647017">
            <text:p>0.0647017</text:p>
          </table:table-cell>
          <table:table-cell office:value-type="float" office:value="-0.159064">
            <text:p>-0.159064</text:p>
          </table:table-cell>
          <table:table-cell office:value-type="float" office:value="0.804469">
            <text:p>0.804469</text:p>
          </table:table-cell>
          <table:table-cell office:value-type="float" office:value="0.097452">
            <text:p>0.097452</text:p>
          </table:table-cell>
          <table:table-cell office:value-type="float" office:value="0.097648">
            <text:p>0.097648</text:p>
          </table:table-cell>
          <table:table-cell office:value-type="float" office:value="-0.254867">
            <text:p>-0.254867</text:p>
          </table:table-cell>
          <table:table-cell office:value-type="float" office:value="0.0309745">
            <text:p>0.0309745</text:p>
          </table:table-cell>
          <table:table-cell office:value-type="float" office:value="-0.0235948">
            <text:p>-0.0235948</text:p>
          </table:table-cell>
          <table:table-cell office:value-type="float" office:value="-0.00111253">
            <text:p>-0.00111253</text:p>
          </table:table-cell>
          <table:table-cell office:value-type="float" office:value="0.000887436">
            <text:p>0.000887436</text:p>
          </table:table-cell>
          <table:table-cell office:value-type="float" office:value="-0.271386">
            <text:p>-0.271386</text:p>
          </table:table-cell>
          <table:table-cell office:value-type="float" office:value="0.0488776">
            <text:p>0.0488776</text:p>
          </table:table-cell>
          <table:table-cell office:value-type="float" office:value="-0.0466574">
            <text:p>-0.0466574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4">
          <table:table-cell table:number-columns-repeated="30"/>
          <table:table-cell office:value-type="float" office:value="12.1785">
            <text:p>12.1785</text:p>
          </table:table-cell>
          <table:table-cell office:value-type="float" office:value="-0.0675666">
            <text:p>-0.0675666</text:p>
          </table:table-cell>
          <table:table-cell office:value-type="float" office:value="0.0155803">
            <text:p>0.0155803</text:p>
          </table:table-cell>
          <table:table-cell office:value-type="float" office:value="0.842988">
            <text:p>0.842988</text:p>
          </table:table-cell>
          <table:table-cell office:value-type="float" office:value="0.0241031">
            <text:p>0.0241031</text:p>
          </table:table-cell>
          <table:table-cell office:value-type="float" office:value="-0.000866793">
            <text:p>-0.000866793</text:p>
          </table:table-cell>
          <table:table-cell office:value-type="float" office:value="-0.000808755">
            <text:p>-0.000808755</text:p>
          </table:table-cell>
          <table:table-cell office:value-type="float" office:value="0.000882653">
            <text:p>0.000882653</text:p>
          </table:table-cell>
          <table:table-cell office:value-type="float" office:value="-0.00138807">
            <text:p>-0.00138807</text:p>
          </table:table-cell>
          <table:table-cell office:value-type="float" office:value="0.00169753">
            <text:p>0.00169753</text:p>
          </table:table-cell>
          <table:table-cell office:value-type="float" office:value="-0.00295839">
            <text:p>-0.00295839</text:p>
          </table:table-cell>
          <table:table-cell office:value-type="float" office:value="0.0325135">
            <text:p>0.0325135</text:p>
          </table:table-cell>
          <table:table-cell office:value-type="float" office:value="-0.0402306">
            <text:p>-0.0402306</text:p>
          </table:table-cell>
          <table:table-cell office:value-type="float" office:value="0.0640081">
            <text:p>0.0640081</text:p>
          </table:table-cell>
          <table:table-cell/>
          <table:table-cell office:value-type="float" office:value="10.676">
            <text:p>10.676</text:p>
          </table:table-cell>
          <table:table-cell office:value-type="float" office:value="0.0566903">
            <text:p>0.0566903</text:p>
          </table:table-cell>
          <table:table-cell office:value-type="float" office:value="-0.158339">
            <text:p>-0.158339</text:p>
          </table:table-cell>
          <table:table-cell office:value-type="float" office:value="0.803753">
            <text:p>0.803753</text:p>
          </table:table-cell>
          <table:table-cell office:value-type="float" office:value="0.0946152">
            <text:p>0.0946152</text:p>
          </table:table-cell>
          <table:table-cell office:value-type="float" office:value="0.0921192">
            <text:p>0.0921192</text:p>
          </table:table-cell>
          <table:table-cell office:value-type="float" office:value="-0.254209">
            <text:p>-0.254209</text:p>
          </table:table-cell>
          <table:table-cell office:value-type="float" office:value="0.0331074">
            <text:p>0.0331074</text:p>
          </table:table-cell>
          <table:table-cell office:value-type="float" office:value="-0.0598948">
            <text:p>-0.0598948</text:p>
          </table:table-cell>
          <table:table-cell office:value-type="float" office:value="0.00542523">
            <text:p>0.00542523</text:p>
          </table:table-cell>
          <table:table-cell office:value-type="float" office:value="-0.00535337">
            <text:p>-0.00535337</text:p>
          </table:table-cell>
          <table:table-cell office:value-type="float" office:value="-0.165593">
            <text:p>-0.165593</text:p>
          </table:table-cell>
          <table:table-cell office:value-type="float" office:value="0.0294446">
            <text:p>0.0294446</text:p>
          </table:table-cell>
          <table:table-cell office:value-type="float" office:value="0.0191891">
            <text:p>0.0191891</text:p>
          </table:table-cell>
          <table:table-cell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4">
          <table:table-cell table:number-columns-repeated="30"/>
          <table:table-cell office:value-type="float" office:value="12.2568">
            <text:p>12.2568</text:p>
          </table:table-cell>
          <table:table-cell office:value-type="float" office:value="-0.0674761">
            <text:p>-0.0674761</text:p>
          </table:table-cell>
          <table:table-cell office:value-type="float" office:value="0.0154667">
            <text:p>0.0154667</text:p>
          </table:table-cell>
          <table:table-cell office:value-type="float" office:value="0.843148">
            <text:p>0.843148</text:p>
          </table:table-cell>
          <table:table-cell office:value-type="float" office:value="0.0235329">
            <text:p>0.0235329</text:p>
          </table:table-cell>
          <table:table-cell office:value-type="float" office:value="-0.00143376">
            <text:p>-0.00143376</text:p>
          </table:table-cell>
          <table:table-cell table:style-name="ce1" office:value-type="string">
            <text:p>-5.50988e-05</text:p>
          </table:table-cell>
          <table:table-cell office:value-type="float" office:value="-0.000412109">
            <text:p>-0.000412109</text:p>
          </table:table-cell>
          <table:table-cell office:value-type="float" office:value="0.00115641">
            <text:p>0.00115641</text:p>
          </table:table-cell>
          <table:table-cell office:value-type="float" office:value="-0.00145088">
            <text:p>-0.00145088</text:p>
          </table:table-cell>
          <table:table-cell office:value-type="float" office:value="0.00205083">
            <text:p>0.00205083</text:p>
          </table:table-cell>
          <table:table-cell office:value-type="float" office:value="0.00306971">
            <text:p>0.00306971</text:p>
          </table:table-cell>
          <table:table-cell office:value-type="float" office:value="-0.00214799">
            <text:p>-0.00214799</text:p>
          </table:table-cell>
          <table:table-cell office:value-type="float" office:value="0.000918108">
            <text:p>0.000918108</text:p>
          </table:table-cell>
          <table:table-cell/>
          <table:table-cell office:value-type="float" office:value="10.8435">
            <text:p>10.8435</text:p>
          </table:table-cell>
          <table:table-cell office:value-type="float" office:value="0.0420157">
            <text:p>0.0420157</text:p>
          </table:table-cell>
          <table:table-cell office:value-type="float" office:value="-0.156604">
            <text:p>-0.156604</text:p>
          </table:table-cell>
          <table:table-cell office:value-type="float" office:value="0.803395">
            <text:p>0.803395</text:p>
          </table:table-cell>
          <table:table-cell office:value-type="float" office:value="0.0911795">
            <text:p>0.0911795</text:p>
          </table:table-cell>
          <table:table-cell office:value-type="float" office:value="0.0871819">
            <text:p>0.0871819</text:p>
          </table:table-cell>
          <table:table-cell office:value-type="float" office:value="-0.253715">
            <text:p>-0.253715</text:p>
          </table:table-cell>
          <table:table-cell office:value-type="float" office:value="0.0320757">
            <text:p>0.0320757</text:p>
          </table:table-cell>
          <table:table-cell office:value-type="float" office:value="-0.0876263">
            <text:p>-0.0876263</text:p>
          </table:table-cell>
          <table:table-cell office:value-type="float" office:value="0.0103563">
            <text:p>0.0103563</text:p>
          </table:table-cell>
          <table:table-cell office:value-type="float" office:value="-0.0021398">
            <text:p>-0.0021398</text:p>
          </table:table-cell>
          <table:table-cell office:value-type="float" office:value="0.0891199">
            <text:p>0.0891199</text:p>
          </table:table-cell>
          <table:table-cell office:value-type="float" office:value="-0.0154454">
            <text:p>-0.0154454</text:p>
          </table:table-cell>
          <table:table-cell office:value-type="float" office:value="-0.0230529">
            <text:p>-0.0230529</text:p>
          </table:table-cell>
          <table:table-cell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4">
          <table:table-cell table:number-columns-repeated="30"/>
          <table:table-cell office:value-type="float" office:value="12.5495">
            <text:p>12.5495</text:p>
          </table:table-cell>
          <table:table-cell office:value-type="float" office:value="-0.0668746">
            <text:p>-0.0668746</text:p>
          </table:table-cell>
          <table:table-cell office:value-type="float" office:value="0.0148579">
            <text:p>0.0148579</text:p>
          </table:table-cell>
          <table:table-cell office:value-type="float" office:value="0.843827">
            <text:p>0.843827</text:p>
          </table:table-cell>
          <table:table-cell office:value-type="float" office:value="0.0215172">
            <text:p>0.0215172</text:p>
          </table:table-cell>
          <table:table-cell office:value-type="float" office:value="-0.000845368">
            <text:p>-0.000845368</text:p>
          </table:table-cell>
          <table:table-cell office:value-type="float" office:value="-0.000617831">
            <text:p>-0.000617831</text:p>
          </table:table-cell>
          <table:table-cell table:style-name="ce1" office:value-type="string">
            <text:p>1.46451e-05</text:p>
          </table:table-cell>
          <table:table-cell office:value-type="float" office:value="0.00205501">
            <text:p>0.00205501</text:p>
          </table:table-cell>
          <table:table-cell office:value-type="float" office:value="-0.00207967">
            <text:p>-0.00207967</text:p>
          </table:table-cell>
          <table:table-cell office:value-type="float" office:value="0.00231959">
            <text:p>0.00231959</text:p>
          </table:table-cell>
          <table:table-cell office:value-type="float" office:value="-0.000210181">
            <text:p>-0.000210181</text:p>
          </table:table-cell>
          <table:table-cell office:value-type="float" office:value="0.000993825">
            <text:p>0.000993825</text:p>
          </table:table-cell>
          <table:table-cell office:value-type="float" office:value="-0.00782136">
            <text:p>-0.00782136</text:p>
          </table:table-cell>
          <table:table-cell/>
          <table:table-cell office:value-type="float" office:value="11.3103">
            <text:p>11.3103</text:p>
          </table:table-cell>
          <table:table-cell office:value-type="float" office:value="0.0205308">
            <text:p>0.0205308</text:p>
          </table:table-cell>
          <table:table-cell office:value-type="float" office:value="-0.155136">
            <text:p>-0.155136</text:p>
          </table:table-cell>
          <table:table-cell office:value-type="float" office:value="0.79737">
            <text:p>0.79737</text:p>
          </table:table-cell>
          <table:table-cell office:value-type="float" office:value="0.0822456">
            <text:p>0.0822456</text:p>
          </table:table-cell>
          <table:table-cell office:value-type="float" office:value="0.0721193">
            <text:p>0.0721193</text:p>
          </table:table-cell>
          <table:table-cell office:value-type="float" office:value="-0.253423">
            <text:p>-0.253423</text:p>
          </table:table-cell>
          <table:table-cell office:value-type="float" office:value="0.0332367">
            <text:p>0.0332367</text:p>
          </table:table-cell>
          <table:table-cell office:value-type="float" office:value="-0.0460168">
            <text:p>-0.0460168</text:p>
          </table:table-cell>
          <table:table-cell office:value-type="float" office:value="0.00314488">
            <text:p>0.00314488</text:p>
          </table:table-cell>
          <table:table-cell office:value-type="float" office:value="-0.0129031">
            <text:p>-0.0129031</text:p>
          </table:table-cell>
          <table:table-cell office:value-type="float" office:value="0.0543779">
            <text:p>0.0543779</text:p>
          </table:table-cell>
          <table:table-cell office:value-type="float" office:value="-0.0400495">
            <text:p>-0.0400495</text:p>
          </table:table-cell>
          <table:table-cell office:value-type="float" office:value="0.122402">
            <text:p>0.122402</text:p>
          </table:table-cell>
          <table:table-cell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4">
          <table:table-cell table:number-columns-repeated="12"/>
          <table:table-cell table:style-name="ce1"/>
          <table:table-cell table:number-columns-repeated="17"/>
          <table:table-cell office:value-type="float" office:value="12.8461">
            <text:p>12.8461</text:p>
          </table:table-cell>
          <table:table-cell office:value-type="float" office:value="-0.0662836">
            <text:p>-0.0662836</text:p>
          </table:table-cell>
          <table:table-cell office:value-type="float" office:value="0.0143286">
            <text:p>0.0143286</text:p>
          </table:table-cell>
          <table:table-cell office:value-type="float" office:value="0.843827">
            <text:p>0.843827</text:p>
          </table:table-cell>
          <table:table-cell office:value-type="float" office:value="0.0196511">
            <text:p>0.0196511</text:p>
          </table:table-cell>
          <table:table-cell office:value-type="float" office:value="-0.000769997">
            <text:p>-0.000769997</text:p>
          </table:table-cell>
          <table:table-cell office:value-type="float" office:value="-0.000792973">
            <text:p>-0.000792973</text:p>
          </table:table-cell>
          <table:table-cell office:value-type="float" office:value="0.000578512">
            <text:p>0.000578512</text:p>
          </table:table-cell>
          <table:table-cell office:value-type="float" office:value="0.00199267">
            <text:p>0.00199267</text:p>
          </table:table-cell>
          <table:table-cell office:value-type="float" office:value="-0.00178493">
            <text:p>-0.00178493</text:p>
          </table:table-cell>
          <table:table-cell table:style-name="ce1" office:value-type="string">
            <text:p>-9.92488e-09</text:p>
          </table:table-cell>
          <table:table-cell office:value-type="float" office:value="-0.0173096">
            <text:p>-0.0173096</text:p>
          </table:table-cell>
          <table:table-cell office:value-type="float" office:value="0.0116462">
            <text:p>0.0116462</text:p>
          </table:table-cell>
          <table:table-cell office:value-type="float" office:value="0.0182017">
            <text:p>0.0182017</text:p>
          </table:table-cell>
          <table:table-cell/>
          <table:table-cell office:value-type="float" office:value="11.4097">
            <text:p>11.4097</text:p>
          </table:table-cell>
          <table:table-cell office:value-type="float" office:value="0.0164967">
            <text:p>0.0164967</text:p>
          </table:table-cell>
          <table:table-cell office:value-type="float" office:value="-0.155219">
            <text:p>-0.155219</text:p>
          </table:table-cell>
          <table:table-cell office:value-type="float" office:value="0.797296">
            <text:p>0.797296</text:p>
          </table:table-cell>
          <table:table-cell office:value-type="float" office:value="0.0804611">
            <text:p>0.0804611</text:p>
          </table:table-cell>
          <table:table-cell office:value-type="float" office:value="0.0652549">
            <text:p>0.0652549</text:p>
          </table:table-cell>
          <table:table-cell office:value-type="float" office:value="-0.252002">
            <text:p>-0.252002</text:p>
          </table:table-cell>
          <table:table-cell office:value-type="float" office:value="0.0297619">
            <text:p>0.0297619</text:p>
          </table:table-cell>
          <table:table-cell office:value-type="float" office:value="-0.0406158">
            <text:p>-0.0406158</text:p>
          </table:table-cell>
          <table:table-cell office:value-type="float" office:value="-0.00083292">
            <text:p>-0.00083292</text:p>
          </table:table-cell>
          <table:table-cell office:value-type="float" office:value="-0.000745794">
            <text:p>-0.000745794</text:p>
          </table:table-cell>
          <table:table-cell office:value-type="float" office:value="-0.0449556">
            <text:p>-0.0449556</text:p>
          </table:table-cell>
          <table:table-cell office:value-type="float" office:value="0.00217229">
            <text:p>0.00217229</text:p>
          </table:table-cell>
          <table:table-cell office:value-type="float" office:value="0.00480302">
            <text:p>0.00480302</text:p>
          </table:table-cell>
          <table:table-cell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4">
          <table:table-cell table:number-columns-repeated="30"/>
          <table:table-cell office:value-type="float" office:value="12.9789">
            <text:p>12.9789</text:p>
          </table:table-cell>
          <table:table-cell office:value-type="float" office:value="-0.0663242">
            <text:p>-0.0663242</text:p>
          </table:table-cell>
          <table:table-cell office:value-type="float" office:value="0.0142969">
            <text:p>0.0142969</text:p>
          </table:table-cell>
          <table:table-cell office:value-type="float" office:value="0.844148">
            <text:p>0.844148</text:p>
          </table:table-cell>
          <table:table-cell office:value-type="float" office:value="0.0188688">
            <text:p>0.0188688</text:p>
          </table:table-cell>
          <table:table-cell office:value-type="float" office:value="-0.00882939">
            <text:p>-0.00882939</text:p>
          </table:table-cell>
          <table:table-cell office:value-type="float" office:value="-0.000250054">
            <text:p>-0.000250054</text:p>
          </table:table-cell>
          <table:table-cell office:value-type="float" office:value="-0.0104636">
            <text:p>-0.0104636</text:p>
          </table:table-cell>
          <table:table-cell office:value-type="float" office:value="-0.000305991">
            <text:p>-0.000305991</text:p>
          </table:table-cell>
          <table:table-cell office:value-type="float" office:value="-0.000238349">
            <text:p>-0.000238349</text:p>
          </table:table-cell>
          <table:table-cell office:value-type="float" office:value="0.00241712">
            <text:p>0.00241712</text:p>
          </table:table-cell>
          <table:table-cell office:value-type="float" office:value="-0.276873">
            <text:p>-0.276873</text:p>
          </table:table-cell>
          <table:table-cell office:value-type="float" office:value="0.0260357">
            <text:p>0.0260357</text:p>
          </table:table-cell>
          <table:table-cell office:value-type="float" office:value="-0.366207">
            <text:p>-0.366207</text:p>
          </table:table-cell>
          <table:table-cell/>
          <table:table-cell office:value-type="float" office:value="11.7103">
            <text:p>11.7103</text:p>
          </table:table-cell>
          <table:table-cell office:value-type="float" office:value="0.000223492">
            <text:p>0.000223492</text:p>
          </table:table-cell>
          <table:table-cell office:value-type="float" office:value="-0.155273">
            <text:p>-0.155273</text:p>
          </table:table-cell>
          <table:table-cell office:value-type="float" office:value="0.797506">
            <text:p>0.797506</text:p>
          </table:table-cell>
          <table:table-cell office:value-type="float" office:value="0.0752921">
            <text:p>0.0752921</text:p>
          </table:table-cell>
          <table:table-cell office:value-type="float" office:value="0.0599857">
            <text:p>0.0599857</text:p>
          </table:table-cell>
          <table:table-cell office:value-type="float" office:value="-0.250771">
            <text:p>-0.250771</text:p>
          </table:table-cell>
          <table:table-cell office:value-type="float" office:value="0.0307067">
            <text:p>0.0307067</text:p>
          </table:table-cell>
          <table:table-cell office:value-type="float" office:value="-0.0541307">
            <text:p>-0.0541307</text:p>
          </table:table-cell>
          <table:table-cell office:value-type="float" office:value="-0.000179869">
            <text:p>-0.000179869</text:p>
          </table:table-cell>
          <table:table-cell office:value-type="float" office:value="0.000698128">
            <text:p>0.000698128</text:p>
          </table:table-cell>
          <table:table-cell office:value-type="float" office:value="0.190336">
            <text:p>0.190336</text:p>
          </table:table-cell>
          <table:table-cell office:value-type="float" office:value="0.0247011">
            <text:p>0.0247011</text:p>
          </table:table-cell>
          <table:table-cell office:value-type="float" office:value="-0.00956281">
            <text:p>-0.00956281</text:p>
          </table:table-cell>
          <table:table-cell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4">
          <table:table-cell table:number-columns-repeated="30"/>
          <table:table-cell office:value-type="float" office:value="13.0142">
            <text:p>13.0142</text:p>
          </table:table-cell>
          <table:table-cell office:value-type="float" office:value="-0.0666795">
            <text:p>-0.0666795</text:p>
          </table:table-cell>
          <table:table-cell office:value-type="float" office:value="0.0143209">
            <text:p>0.0143209</text:p>
          </table:table-cell>
          <table:table-cell office:value-type="float" office:value="0.843778">
            <text:p>0.843778</text:p>
          </table:table-cell>
          <table:table-cell office:value-type="float" office:value="0.0186663">
            <text:p>0.0186663</text:p>
          </table:table-cell>
          <table:table-cell office:value-type="float" office:value="-0.000996713">
            <text:p>-0.000996713</text:p>
          </table:table-cell>
          <table:table-cell office:value-type="float" office:value="-0.000971951">
            <text:p>-0.000971951</text:p>
          </table:table-cell>
          <table:table-cell table:style-name="ce1" office:value-type="string">
            <text:p>-6.73857e-05</text:p>
          </table:table-cell>
          <table:table-cell office:value-type="float" office:value="-0.0100721">
            <text:p>-0.0100721</text:p>
          </table:table-cell>
          <table:table-cell office:value-type="float" office:value="0.000680008">
            <text:p>0.000680008</text:p>
          </table:table-cell>
          <table:table-cell office:value-type="float" office:value="-0.0105001">
            <text:p>-0.0105001</text:p>
          </table:table-cell>
          <table:table-cell office:value-type="float" office:value="0.0240653">
            <text:p>0.0240653</text:p>
          </table:table-cell>
          <table:table-cell office:value-type="float" office:value="-0.00149086">
            <text:p>-0.00149086</text:p>
          </table:table-cell>
          <table:table-cell office:value-type="float" office:value="0.0297953">
            <text:p>0.0297953</text:p>
          </table:table-cell>
          <table:table-cell/>
          <table:table-cell office:value-type="float" office:value="11.8421">
            <text:p>11.8421</text:p>
          </table:table-cell>
          <table:table-cell office:value-type="float" office:value="-0.00360449">
            <text:p>-0.00360449</text:p>
          </table:table-cell>
          <table:table-cell office:value-type="float" office:value="-0.154867">
            <text:p>-0.154867</text:p>
          </table:table-cell>
          <table:table-cell office:value-type="float" office:value="0.797432">
            <text:p>0.797432</text:p>
          </table:table-cell>
          <table:table-cell office:value-type="float" office:value="0.0731323">
            <text:p>0.0731323</text:p>
          </table:table-cell>
          <table:table-cell office:value-type="float" office:value="0.0510475">
            <text:p>0.0510475</text:p>
          </table:table-cell>
          <table:table-cell office:value-type="float" office:value="-0.242453">
            <text:p>-0.242453</text:p>
          </table:table-cell>
          <table:table-cell office:value-type="float" office:value="0.027709">
            <text:p>0.027709</text:p>
          </table:table-cell>
          <table:table-cell office:value-type="float" office:value="-0.0290479">
            <text:p>-0.0290479</text:p>
          </table:table-cell>
          <table:table-cell office:value-type="float" office:value="0.00307529">
            <text:p>0.00307529</text:p>
          </table:table-cell>
          <table:table-cell office:value-type="float" office:value="-0.000562078">
            <text:p>-0.000562078</text:p>
          </table:table-cell>
          <table:table-cell office:value-type="float" office:value="-0.0100623">
            <text:p>-0.0100623</text:p>
          </table:table-cell>
          <table:table-cell office:value-type="float" office:value="0.204587">
            <text:p>0.204587</text:p>
          </table:table-cell>
          <table:table-cell office:value-type="float" office:value="-0.0890414">
            <text:p>-0.0890414</text:p>
          </table:table-cell>
          <table:table-cell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4">
          <table:table-cell table:number-columns-repeated="30"/>
          <table:table-cell office:value-type="float" office:value="13.4142">
            <text:p>13.4142</text:p>
          </table:table-cell>
          <table:table-cell office:value-type="float" office:value="-0.0668574">
            <text:p>-0.0668574</text:p>
          </table:table-cell>
          <table:table-cell office:value-type="float" office:value="0.0143544">
            <text:p>0.0143544</text:p>
          </table:table-cell>
          <table:table-cell office:value-type="float" office:value="0.844346">
            <text:p>0.844346</text:p>
          </table:table-cell>
          <table:table-cell office:value-type="float" office:value="0.0165162">
            <text:p>0.0165162</text:p>
          </table:table-cell>
          <table:table-cell office:value-type="float" office:value="0.000288678">
            <text:p>0.000288678</text:p>
          </table:table-cell>
          <table:table-cell office:value-type="float" office:value="-0.000775452">
            <text:p>-0.000775452</text:p>
          </table:table-cell>
          <table:table-cell office:value-type="float" office:value="0.00133116">
            <text:p>0.00133116</text:p>
          </table:table-cell>
          <table:table-cell office:value-type="float" office:value="-0.000444741">
            <text:p>-0.000444741</text:p>
          </table:table-cell>
          <table:table-cell table:style-name="ce1" office:value-type="string">
            <text:p>8.35872e-05</text:p>
          </table:table-cell>
          <table:table-cell office:value-type="float" office:value="0.00141956">
            <text:p>0.00141956</text:p>
          </table:table-cell>
          <table:table-cell office:value-type="float" office:value="0.0438819">
            <text:p>0.0438819</text:p>
          </table:table-cell>
          <table:table-cell office:value-type="float" office:value="0.00542397">
            <text:p>0.00542397</text:p>
          </table:table-cell>
          <table:table-cell office:value-type="float" office:value="0.0224405">
            <text:p>0.0224405</text:p>
          </table:table-cell>
          <table:table-cell/>
          <table:table-cell office:value-type="float" office:value="11.9106">
            <text:p>11.9106</text:p>
          </table:table-cell>
          <table:table-cell office:value-type="float" office:value="-0.00564265">
            <text:p>-0.00564265</text:p>
          </table:table-cell>
          <table:table-cell office:value-type="float" office:value="-0.153696">
            <text:p>-0.153696</text:p>
          </table:table-cell>
          <table:table-cell office:value-type="float" office:value="0.796975">
            <text:p>0.796975</text:p>
          </table:table-cell>
          <table:table-cell office:value-type="float" office:value="0.0720336">
            <text:p>0.0720336</text:p>
          </table:table-cell>
          <table:table-cell office:value-type="float" office:value="0.0449704">
            <text:p>0.0449704</text:p>
          </table:table-cell>
          <table:table-cell office:value-type="float" office:value="-0.24764">
            <text:p>-0.24764</text:p>
          </table:table-cell>
          <table:table-cell office:value-type="float" office:value="0.0296429">
            <text:p>0.0296429</text:p>
          </table:table-cell>
          <table:table-cell office:value-type="float" office:value="-0.0297375">
            <text:p>-0.0297375</text:p>
          </table:table-cell>
          <table:table-cell office:value-type="float" office:value="0.0170973">
            <text:p>0.0170973</text:p>
          </table:table-cell>
          <table:table-cell office:value-type="float" office:value="-0.0066648">
            <text:p>-0.0066648</text:p>
          </table:table-cell>
          <table:table-cell office:value-type="float" office:value="-0.117673">
            <text:p>-0.117673</text:p>
          </table:table-cell>
          <table:table-cell office:value-type="float" office:value="0.0205826">
            <text:p>0.0205826</text:p>
          </table:table-cell>
          <table:table-cell office:value-type="float" office:value="-0.0247644">
            <text:p>-0.0247644</text:p>
          </table:table-cell>
          <table:table-cell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4">
          <table:table-cell table:number-columns-repeated="30"/>
          <table:table-cell office:value-type="float" office:value="13.5465">
            <text:p>13.5465</text:p>
          </table:table-cell>
          <table:table-cell office:value-type="float" office:value="-0.0661487">
            <text:p>-0.0661487</text:p>
          </table:table-cell>
          <table:table-cell office:value-type="float" office:value="0.0144603">
            <text:p>0.0144603</text:p>
          </table:table-cell>
          <table:table-cell office:value-type="float" office:value="0.844926">
            <text:p>0.844926</text:p>
          </table:table-cell>
          <table:table-cell office:value-type="float" office:value="0.0158614">
            <text:p>0.0158614</text:p>
          </table:table-cell>
          <table:table-cell office:value-type="float" office:value="-0.000661048">
            <text:p>-0.000661048</text:p>
          </table:table-cell>
          <table:table-cell office:value-type="float" office:value="-0.0010532">
            <text:p>-0.0010532</text:p>
          </table:table-cell>
          <table:table-cell office:value-type="float" office:value="0.00108074">
            <text:p>0.00108074</text:p>
          </table:table-cell>
          <table:table-cell office:value-type="float" office:value="0.00535882">
            <text:p>0.00535882</text:p>
          </table:table-cell>
          <table:table-cell office:value-type="float" office:value="0.000800928">
            <text:p>0.000800928</text:p>
          </table:table-cell>
          <table:table-cell office:value-type="float" office:value="0.00438741">
            <text:p>0.00438741</text:p>
          </table:table-cell>
          <table:table-cell office:value-type="float" office:value="-0.0284962">
            <text:p>-0.0284962</text:p>
          </table:table-cell>
          <table:table-cell office:value-type="float" office:value="-0.00953281">
            <text:p>-0.00953281</text:p>
          </table:table-cell>
          <table:table-cell office:value-type="float" office:value="-0.0138227">
            <text:p>-0.0138227</text:p>
          </table:table-cell>
          <table:table-cell/>
          <table:table-cell office:value-type="float" office:value="12.1798">
            <text:p>12.1798</text:p>
          </table:table-cell>
          <table:table-cell office:value-type="float" office:value="-0.0221711">
            <text:p>-0.0221711</text:p>
          </table:table-cell>
          <table:table-cell office:value-type="float" office:value="-0.147603">
            <text:p>-0.147603</text:p>
          </table:table-cell>
          <table:table-cell office:value-type="float" office:value="0.793388">
            <text:p>0.793388</text:p>
          </table:table-cell>
          <table:table-cell office:value-type="float" office:value="0.0678763">
            <text:p>0.0678763</text:p>
          </table:table-cell>
          <table:table-cell office:value-type="float" office:value="0.0314792">
            <text:p>0.0314792</text:p>
          </table:table-cell>
          <table:table-cell office:value-type="float" office:value="-0.24181">
            <text:p>-0.24181</text:p>
          </table:table-cell>
          <table:table-cell office:value-type="float" office:value="0.027203">
            <text:p>0.027203</text:p>
          </table:table-cell>
          <table:table-cell office:value-type="float" office:value="-0.0614095">
            <text:p>-0.0614095</text:p>
          </table:table-cell>
          <table:table-cell office:value-type="float" office:value="0.0226371">
            <text:p>0.0226371</text:p>
          </table:table-cell>
          <table:table-cell office:value-type="float" office:value="-0.0133302">
            <text:p>-0.0133302</text:p>
          </table:table-cell>
          <table:table-cell office:value-type="float" office:value="-0.0232136">
            <text:p>-0.0232136</text:p>
          </table:table-cell>
          <table:table-cell office:value-type="float" office:value="-0.00314912">
            <text:p>-0.00314912</text:p>
          </table:table-cell>
          <table:table-cell office:value-type="float" office:value="-0.00617747">
            <text:p>-0.00617747</text:p>
          </table:table-cell>
          <table:table-cell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4">
          <table:table-cell table:number-columns-repeated="30"/>
          <table:table-cell office:value-type="float" office:value="13.7495">
            <text:p>13.7495</text:p>
          </table:table-cell>
          <table:table-cell office:value-type="float" office:value="-0.0662353">
            <text:p>-0.0662353</text:p>
          </table:table-cell>
          <table:table-cell office:value-type="float" office:value="0.0142299">
            <text:p>0.0142299</text:p>
          </table:table-cell>
          <table:table-cell office:value-type="float" office:value="0.845247">
            <text:p>0.845247</text:p>
          </table:table-cell>
          <table:table-cell office:value-type="float" office:value="0.0149063">
            <text:p>0.0149063</text:p>
          </table:table-cell>
          <table:table-cell office:value-type="float" office:value="-0.00027117">
            <text:p>-0.00027117</text:p>
          </table:table-cell>
          <table:table-cell office:value-type="float" office:value="-0.000762516">
            <text:p>-0.000762516</text:p>
          </table:table-cell>
          <table:table-cell office:value-type="float" office:value="0.00131634">
            <text:p>0.00131634</text:p>
          </table:table-cell>
          <table:table-cell office:value-type="float" office:value="-0.000426698">
            <text:p>-0.000426698</text:p>
          </table:table-cell>
          <table:table-cell office:value-type="float" office:value="-0.0011345">
            <text:p>-0.0011345</text:p>
          </table:table-cell>
          <table:table-cell office:value-type="float" office:value="0.00158101">
            <text:p>0.00158101</text:p>
          </table:table-cell>
          <table:table-cell office:value-type="float" office:value="0.00443474">
            <text:p>0.00443474</text:p>
          </table:table-cell>
          <table:table-cell office:value-type="float" office:value="0.0134">
            <text:p>0.0134</text:p>
          </table:table-cell>
          <table:table-cell office:value-type="float" office:value="-0.00811471">
            <text:p>-0.00811471</text:p>
          </table:table-cell>
          <table:table-cell/>
          <table:table-cell office:value-type="float" office:value="12.4423">
            <text:p>12.4423</text:p>
          </table:table-cell>
          <table:table-cell office:value-type="float" office:value="-0.0398956">
            <text:p>-0.0398956</text:p>
          </table:table-cell>
          <table:table-cell office:value-type="float" office:value="-0.141876">
            <text:p>-0.141876</text:p>
          </table:table-cell>
          <table:table-cell office:value-type="float" office:value="0.789462">
            <text:p>0.789462</text:p>
          </table:table-cell>
          <table:table-cell office:value-type="float" office:value="0.064052">
            <text:p>0.064052</text:p>
          </table:table-cell>
          <table:table-cell office:value-type="float" office:value="0.0207859">
            <text:p>0.0207859</text:p>
          </table:table-cell>
          <table:table-cell office:value-type="float" office:value="-0.240427">
            <text:p>-0.240427</text:p>
          </table:table-cell>
          <table:table-cell office:value-type="float" office:value="0.0284055">
            <text:p>0.0284055</text:p>
          </table:table-cell>
          <table:table-cell office:value-type="float" office:value="-0.0675046">
            <text:p>-0.0675046</text:p>
          </table:table-cell>
          <table:table-cell office:value-type="float" office:value="0.0218103">
            <text:p>0.0218103</text:p>
          </table:table-cell>
          <table:table-cell office:value-type="float" office:value="-0.0149522">
            <text:p>-0.0149522</text:p>
          </table:table-cell>
          <table:table-cell office:value-type="float" office:value="0.115874">
            <text:p>0.115874</text:p>
          </table:table-cell>
          <table:table-cell office:value-type="float" office:value="-0.110612">
            <text:p>-0.110612</text:p>
          </table:table-cell>
          <table:table-cell office:value-type="float" office:value="0.0989057">
            <text:p>0.0989057</text:p>
          </table:table-cell>
          <table:table-cell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4">
          <table:table-cell table:number-columns-repeated="30"/>
          <table:table-cell office:value-type="float" office:value="13.9888">
            <text:p>13.9888</text:p>
          </table:table-cell>
          <table:table-cell office:value-type="float" office:value="-0.0660834">
            <text:p>-0.0660834</text:p>
          </table:table-cell>
          <table:table-cell office:value-type="float" office:value="0.014726">
            <text:p>0.014726</text:p>
          </table:table-cell>
          <table:table-cell office:value-type="float" office:value="0.845161">
            <text:p>0.845161</text:p>
          </table:table-cell>
          <table:table-cell office:value-type="float" office:value="0.0138539">
            <text:p>0.0138539</text:p>
          </table:table-cell>
          <table:table-cell office:value-type="float" office:value="-0.000469425">
            <text:p>-0.000469425</text:p>
          </table:table-cell>
          <table:table-cell office:value-type="float" office:value="-0.000701445">
            <text:p>-0.000701445</text:p>
          </table:table-cell>
          <table:table-cell office:value-type="float" office:value="0.00107633">
            <text:p>0.00107633</text:p>
          </table:table-cell>
          <table:table-cell office:value-type="float" office:value="0.000634678">
            <text:p>0.000634678</text:p>
          </table:table-cell>
          <table:table-cell office:value-type="float" office:value="0.00207254">
            <text:p>0.00207254</text:p>
          </table:table-cell>
          <table:table-cell office:value-type="float" office:value="-0.000361104">
            <text:p>-0.000361104</text:p>
          </table:table-cell>
          <table:table-cell office:value-type="float" office:value="-0.0104381">
            <text:p>-0.0104381</text:p>
          </table:table-cell>
          <table:table-cell office:value-type="float" office:value="-0.0107064">
            <text:p>-0.0107064</text:p>
          </table:table-cell>
          <table:table-cell office:value-type="float" office:value="-0.00721808">
            <text:p>-0.00721808</text:p>
          </table:table-cell>
          <table:table-cell/>
          <table:table-cell office:value-type="float" office:value="12.6425">
            <text:p>12.6425</text:p>
          </table:table-cell>
          <table:table-cell office:value-type="float" office:value="-0.0487657">
            <text:p>-0.0487657</text:p>
          </table:table-cell>
          <table:table-cell office:value-type="float" office:value="-0.141943">
            <text:p>-0.141943</text:p>
          </table:table-cell>
          <table:table-cell office:value-type="float" office:value="0.790432">
            <text:p>0.790432</text:p>
          </table:table-cell>
          <table:table-cell office:value-type="float" office:value="0.0612816">
            <text:p>0.0612816</text:p>
          </table:table-cell>
          <table:table-cell office:value-type="float" office:value="0.0142749">
            <text:p>0.0142749</text:p>
          </table:table-cell>
          <table:table-cell office:value-type="float" office:value="-0.235681">
            <text:p>-0.235681</text:p>
          </table:table-cell>
          <table:table-cell office:value-type="float" office:value="0.0252266">
            <text:p>0.0252266</text:p>
          </table:table-cell>
          <table:table-cell office:value-type="float" office:value="-0.0443075">
            <text:p>-0.0443075</text:p>
          </table:table-cell>
          <table:table-cell office:value-type="float" office:value="-0.00033353">
            <text:p>-0.00033353</text:p>
          </table:table-cell>
          <table:table-cell office:value-type="float" office:value="0.00484806">
            <text:p>0.00484806</text:p>
          </table:table-cell>
          <table:table-cell office:value-type="float" office:value="0.0918316">
            <text:p>0.0918316</text:p>
          </table:table-cell>
          <table:table-cell office:value-type="float" office:value="0.0485996">
            <text:p>0.0485996</text:p>
          </table:table-cell>
          <table:table-cell office:value-type="float" office:value="-0.0585488">
            <text:p>-0.0585488</text:p>
          </table:table-cell>
          <table:table-cell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4">
          <table:table-cell table:number-columns-repeated="30"/>
          <table:table-cell office:value-type="float" office:value="14.2484">
            <text:p>14.2484</text:p>
          </table:table-cell>
          <table:table-cell office:value-type="float" office:value="-0.0666222">
            <text:p>-0.0666222</text:p>
          </table:table-cell>
          <table:table-cell office:value-type="float" office:value="0.0145424">
            <text:p>0.0145424</text:p>
          </table:table-cell>
          <table:table-cell office:value-type="float" office:value="0.84458">
            <text:p>0.84458</text:p>
          </table:table-cell>
          <table:table-cell office:value-type="float" office:value="0.0127963">
            <text:p>0.0127963</text:p>
          </table:table-cell>
          <table:table-cell office:value-type="float" office:value="-0.000673638">
            <text:p>-0.000673638</text:p>
          </table:table-cell>
          <table:table-cell office:value-type="float" office:value="-0.000778828">
            <text:p>-0.000778828</text:p>
          </table:table-cell>
          <table:table-cell office:value-type="float" office:value="0.000805428">
            <text:p>0.000805428</text:p>
          </table:table-cell>
          <table:table-cell office:value-type="float" office:value="-0.0020752">
            <text:p>-0.0020752</text:p>
          </table:table-cell>
          <table:table-cell office:value-type="float" office:value="-0.000707012">
            <text:p>-0.000707012</text:p>
          </table:table-cell>
          <table:table-cell office:value-type="float" office:value="-0.00223503">
            <text:p>-0.00223503</text:p>
          </table:table-cell>
          <table:table-cell office:value-type="float" office:value="0.00863225">
            <text:p>0.00863225</text:p>
          </table:table-cell>
          <table:table-cell office:value-type="float" office:value="0.000942613">
            <text:p>0.000942613</text:p>
          </table:table-cell>
          <table:table-cell office:value-type="float" office:value="0.00885217">
            <text:p>0.00885217</text:p>
          </table:table-cell>
          <table:table-cell/>
          <table:table-cell office:value-type="float" office:value="12.7422">
            <text:p>12.7422</text:p>
          </table:table-cell>
          <table:table-cell office:value-type="float" office:value="-0.0522708">
            <text:p>-0.0522708</text:p>
          </table:table-cell>
          <table:table-cell office:value-type="float" office:value="-0.141493">
            <text:p>-0.141493</text:p>
          </table:table-cell>
          <table:table-cell office:value-type="float" office:value="0.790333">
            <text:p>0.790333</text:p>
          </table:table-cell>
          <table:table-cell office:value-type="float" office:value="0.0599466">
            <text:p>0.0599466</text:p>
          </table:table-cell>
          <table:table-cell office:value-type="float" office:value="0.0041941">
            <text:p>0.0041941</text:p>
          </table:table-cell>
          <table:table-cell office:value-type="float" office:value="-0.235006">
            <text:p>-0.235006</text:p>
          </table:table-cell>
          <table:table-cell office:value-type="float" office:value="0.027103">
            <text:p>0.027103</text:p>
          </table:table-cell>
          <table:table-cell office:value-type="float" office:value="-0.0351501">
            <text:p>-0.0351501</text:p>
          </table:table-cell>
          <table:table-cell office:value-type="float" office:value="0.00451282">
            <text:p>0.00451282</text:p>
          </table:table-cell>
          <table:table-cell office:value-type="float" office:value="-0.000990423">
            <text:p>-0.000990423</text:p>
          </table:table-cell>
          <table:table-cell office:value-type="float" office:value="-0.100361">
            <text:p>-0.100361</text:p>
          </table:table-cell>
          <table:table-cell office:value-type="float" office:value="0.0418244">
            <text:p>0.0418244</text:p>
          </table:table-cell>
          <table:table-cell office:value-type="float" office:value="-0.00612433">
            <text:p>-0.00612433</text:p>
          </table:table-cell>
          <table:table-cell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4">
          <table:table-cell table:number-columns-repeated="30"/>
          <table:table-cell office:value-type="float" office:value="14.6179">
            <text:p>14.6179</text:p>
          </table:table-cell>
          <table:table-cell office:value-type="float" office:value="-0.0662104">
            <text:p>-0.0662104</text:p>
          </table:table-cell>
          <table:table-cell office:value-type="float" office:value="0.0144099">
            <text:p>0.0144099</text:p>
          </table:table-cell>
          <table:table-cell office:value-type="float" office:value="0.844963">
            <text:p>0.844963</text:p>
          </table:table-cell>
          <table:table-cell office:value-type="float" office:value="0.0114287">
            <text:p>0.0114287</text:p>
          </table:table-cell>
          <table:table-cell office:value-type="float" office:value="-0.000574737">
            <text:p>-0.000574737</text:p>
          </table:table-cell>
          <table:table-cell office:value-type="float" office:value="-0.000795807">
            <text:p>-0.000795807</text:p>
          </table:table-cell>
          <table:table-cell office:value-type="float" office:value="0.000308">
            <text:p>0.000308</text:p>
          </table:table-cell>
          <table:table-cell office:value-type="float" office:value="0.00111435">
            <text:p>0.00111435</text:p>
          </table:table-cell>
          <table:table-cell office:value-type="float" office:value="-0.000358723">
            <text:p>-0.000358723</text:p>
          </table:table-cell>
          <table:table-cell office:value-type="float" office:value="0.00103579">
            <text:p>0.00103579</text:p>
          </table:table-cell>
          <table:table-cell office:value-type="float" office:value="-0.0113505">
            <text:p>-0.0113505</text:p>
          </table:table-cell>
          <table:table-cell office:value-type="float" office:value="0.00357288">
            <text:p>0.00357288</text:p>
          </table:table-cell>
          <table:table-cell office:value-type="float" office:value="-0.0297996">
            <text:p>-0.0297996</text:p>
          </table:table-cell>
          <table:table-cell/>
          <table:table-cell office:value-type="float" office:value="13.0099">
            <text:p>13.0099</text:p>
          </table:table-cell>
          <table:table-cell office:value-type="float" office:value="-0.0688658">
            <text:p>-0.0688658</text:p>
          </table:table-cell>
          <table:table-cell office:value-type="float" office:value="-0.13729">
            <text:p>-0.13729</text:p>
          </table:table-cell>
          <table:table-cell office:value-type="float" office:value="0.78963">
            <text:p>0.78963</text:p>
          </table:table-cell>
          <table:table-cell office:value-type="float" office:value="0.056506">
            <text:p>0.056506</text:p>
          </table:table-cell>
          <table:table-cell office:value-type="float" office:value="-0.00510824">
            <text:p>-0.00510824</text:p>
          </table:table-cell>
          <table:table-cell office:value-type="float" office:value="-0.232356">
            <text:p>-0.232356</text:p>
          </table:table-cell>
          <table:table-cell office:value-type="float" office:value="0.0281969">
            <text:p>0.0281969</text:p>
          </table:table-cell>
          <table:table-cell office:value-type="float" office:value="-0.062009">
            <text:p>-0.062009</text:p>
          </table:table-cell>
          <table:table-cell office:value-type="float" office:value="0.0157059">
            <text:p>0.0157059</text:p>
          </table:table-cell>
          <table:table-cell office:value-type="float" office:value="-0.00262943">
            <text:p>-0.00262943</text:p>
          </table:table-cell>
          <table:table-cell office:value-type="float" office:value="0.0938018">
            <text:p>0.0938018</text:p>
          </table:table-cell>
          <table:table-cell office:value-type="float" office:value="-0.0239891">
            <text:p>-0.0239891</text:p>
          </table:table-cell>
          <table:table-cell office:value-type="float" office:value="0.0212656">
            <text:p>0.0212656</text:p>
          </table:table-cell>
          <table:table-cell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4">
          <table:table-cell table:number-columns-repeated="30"/>
          <table:table-cell office:value-type="float" office:value="14.75">
            <text:p>14.75</text:p>
          </table:table-cell>
          <table:table-cell office:value-type="float" office:value="-0.0662612">
            <text:p>-0.0662612</text:p>
          </table:table-cell>
          <table:table-cell office:value-type="float" office:value="0.0144248">
            <text:p>0.0144248</text:p>
          </table:table-cell>
          <table:table-cell office:value-type="float" office:value="0.84458">
            <text:p>0.84458</text:p>
          </table:table-cell>
          <table:table-cell office:value-type="float" office:value="0.0109763">
            <text:p>0.0109763</text:p>
          </table:table-cell>
          <table:table-cell office:value-type="float" office:value="0.0040994">
            <text:p>0.0040994</text:p>
          </table:table-cell>
          <table:table-cell office:value-type="float" office:value="0.00714547">
            <text:p>0.00714547</text:p>
          </table:table-cell>
          <table:table-cell office:value-type="float" office:value="0.0041317">
            <text:p>0.0041317</text:p>
          </table:table-cell>
          <table:table-cell office:value-type="float" office:value="-0.000384264">
            <text:p>-0.000384264</text:p>
          </table:table-cell>
          <table:table-cell office:value-type="float" office:value="0.000113008">
            <text:p>0.000113008</text:p>
          </table:table-cell>
          <table:table-cell office:value-type="float" office:value="-0.00289869">
            <text:p>-0.00289869</text:p>
          </table:table-cell>
          <table:table-cell office:value-type="float" office:value="0.149988">
            <text:p>0.149988</text:p>
          </table:table-cell>
          <table:table-cell office:value-type="float" office:value="0.26537">
            <text:p>0.26537</text:p>
          </table:table-cell>
          <table:table-cell office:value-type="float" office:value="0.121693">
            <text:p>0.121693</text:p>
          </table:table-cell>
          <table:table-cell/>
          <table:table-cell office:value-type="float" office:value="13.4477">
            <text:p>13.4477</text:p>
          </table:table-cell>
          <table:table-cell office:value-type="float" office:value="-0.078033">
            <text:p>-0.078033</text:p>
          </table:table-cell>
          <table:table-cell office:value-type="float" office:value="-0.135012">
            <text:p>-0.135012</text:p>
          </table:table-cell>
          <table:table-cell office:value-type="float" office:value="0.792556">
            <text:p>0.792556</text:p>
          </table:table-cell>
          <table:table-cell office:value-type="float" office:value="0.0512973">
            <text:p>0.0512973</text:p>
          </table:table-cell>
          <table:table-cell office:value-type="float" office:value="-0.0101986">
            <text:p>-0.0101986</text:p>
          </table:table-cell>
          <table:table-cell office:value-type="float" office:value="-0.231471">
            <text:p>-0.231471</text:p>
          </table:table-cell>
          <table:table-cell office:value-type="float" office:value="0.0362975">
            <text:p>0.0362975</text:p>
          </table:table-cell>
          <table:table-cell office:value-type="float" office:value="-0.0209359">
            <text:p>-0.0209359</text:p>
          </table:table-cell>
          <table:table-cell office:value-type="float" office:value="0.00520183">
            <text:p>0.00520183</text:p>
          </table:table-cell>
          <table:table-cell office:value-type="float" office:value="0.00668216">
            <text:p>0.00668216</text:p>
          </table:table-cell>
          <table:table-cell office:value-type="float" office:value="0.0454558">
            <text:p>0.0454558</text:p>
          </table:table-cell>
          <table:table-cell office:value-type="float" office:value="-0.041806">
            <text:p>-0.041806</text:p>
          </table:table-cell>
          <table:table-cell office:value-type="float" office:value="0.0962693">
            <text:p>0.0962693</text:p>
          </table:table-cell>
          <table:table-cell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4">
          <table:table-cell table:number-columns-repeated="30"/>
          <table:table-cell office:value-type="float" office:value="14.7874">
            <text:p>14.7874</text:p>
          </table:table-cell>
          <table:table-cell office:value-type="float" office:value="-0.0660659">
            <text:p>-0.0660659</text:p>
          </table:table-cell>
          <table:table-cell office:value-type="float" office:value="0.0148">
            <text:p>0.0148</text:p>
          </table:table-cell>
          <table:table-cell office:value-type="float" office:value="0.844642">
            <text:p>0.844642</text:p>
          </table:table-cell>
          <table:table-cell office:value-type="float" office:value="0.0108515">
            <text:p>0.0108515</text:p>
          </table:table-cell>
          <table:table-cell office:value-type="float" office:value="-0.000241251">
            <text:p>-0.000241251</text:p>
          </table:table-cell>
          <table:table-cell office:value-type="float" office:value="-0.000527882">
            <text:p>-0.000527882</text:p>
          </table:table-cell>
          <table:table-cell office:value-type="float" office:value="0.000446891">
            <text:p>0.000446891</text:p>
          </table:table-cell>
          <table:table-cell office:value-type="float" office:value="0.00522335">
            <text:p>0.00522335</text:p>
          </table:table-cell>
          <table:table-cell office:value-type="float" office:value="0.0100344">
            <text:p>0.0100344</text:p>
          </table:table-cell>
          <table:table-cell table:style-name="ce1" office:value-type="float" office:value="0.00165104">
            <text:p>0.00165104</text:p>
          </table:table-cell>
          <table:table-cell office:value-type="float" office:value="-0.0173313">
            <text:p>-0.0173313</text:p>
          </table:table-cell>
          <table:table-cell office:value-type="float" office:value="-0.0314314">
            <text:p>-0.0314314</text:p>
          </table:table-cell>
          <table:table-cell office:value-type="float" office:value="-0.0162283">
            <text:p>-0.0162283</text:p>
          </table:table-cell>
          <table:table-cell/>
          <table:table-cell office:value-type="float" office:value="13.5604">
            <text:p>13.5604</text:p>
          </table:table-cell>
          <table:table-cell office:value-type="float" office:value="-0.079815">
            <text:p>-0.079815</text:p>
          </table:table-cell>
          <table:table-cell office:value-type="float" office:value="-0.134957">
            <text:p>-0.134957</text:p>
          </table:table-cell>
          <table:table-cell office:value-type="float" office:value="0.794531">
            <text:p>0.794531</text:p>
          </table:table-cell>
          <table:table-cell office:value-type="float" office:value="0.0500364">
            <text:p>0.0500364</text:p>
          </table:table-cell>
          <table:table-cell office:value-type="float" office:value="-0.012642">
            <text:p>-0.012642</text:p>
          </table:table-cell>
          <table:table-cell office:value-type="float" office:value="-0.228094">
            <text:p>-0.228094</text:p>
          </table:table-cell>
          <table:table-cell office:value-type="float" office:value="0.0308491">
            <text:p>0.0308491</text:p>
          </table:table-cell>
          <table:table-cell office:value-type="float" office:value="-0.0158139">
            <text:p>-0.0158139</text:p>
          </table:table-cell>
          <table:table-cell office:value-type="float" office:value="0.000491049">
            <text:p>0.000491049</text:p>
          </table:table-cell>
          <table:table-cell office:value-type="float" office:value="0.01753">
            <text:p>0.01753</text:p>
          </table:table-cell>
          <table:table-cell office:value-type="float" office:value="0.00456225">
            <text:p>0.00456225</text:p>
          </table:table-cell>
          <table:table-cell office:value-type="float" office:value="0.0462864">
            <text:p>0.0462864</text:p>
          </table:table-cell>
          <table:table-cell office:value-type="float" office:value="-0.112066">
            <text:p>-0.112066</text:p>
          </table:table-cell>
          <table:table-cell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4">
          <table:table-cell table:number-columns-repeated="45"/>
          <table:table-cell office:value-type="float" office:value="13.7475">
            <text:p>13.7475</text:p>
          </table:table-cell>
          <table:table-cell office:value-type="float" office:value="-0.0826134">
            <text:p>-0.0826134</text:p>
          </table:table-cell>
          <table:table-cell office:value-type="float" office:value="-0.133245">
            <text:p>-0.133245</text:p>
          </table:table-cell>
          <table:table-cell office:value-type="float" office:value="0.793889">
            <text:p>0.793889</text:p>
          </table:table-cell>
          <table:table-cell office:value-type="float" office:value="0.0480113">
            <text:p>0.0480113</text:p>
          </table:table-cell>
          <table:table-cell office:value-type="float" office:value="-0.0126867">
            <text:p>-0.0126867</text:p>
          </table:table-cell>
          <table:table-cell office:value-type="float" office:value="-0.22989">
            <text:p>-0.22989</text:p>
          </table:table-cell>
          <table:table-cell office:value-type="float" office:value="0.0343246">
            <text:p>0.0343246</text:p>
          </table:table-cell>
          <table:table-cell office:value-type="float" office:value="-0.0149605">
            <text:p>-0.0149605</text:p>
          </table:table-cell>
          <table:table-cell office:value-type="float" office:value="0.00914896">
            <text:p>0.00914896</text:p>
          </table:table-cell>
          <table:table-cell office:value-type="float" office:value="-0.00343211">
            <text:p>-0.00343211</text:p>
          </table:table-cell>
          <table:table-cell office:value-type="float" office:value="0.0462101">
            <text:p>0.0462101</text:p>
          </table:table-cell>
          <table:table-cell office:value-type="float" office:value="-0.0590922">
            <text:p>-0.0590922</text:p>
          </table:table-cell>
          <table:table-cell office:value-type="float" office:value="0.0203118">
            <text:p>0.0203118</text:p>
          </table:table-cell>
          <table:table-cell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4">
          <table:table-cell table:number-columns-repeated="45"/>
          <table:table-cell office:value-type="float" office:value="13.9469">
            <text:p>13.9469</text:p>
          </table:table-cell>
          <table:table-cell office:value-type="float" office:value="-0.083759">
            <text:p>-0.083759</text:p>
          </table:table-cell>
          <table:table-cell office:value-type="float" office:value="-0.133771">
            <text:p>-0.133771</text:p>
          </table:table-cell>
          <table:table-cell office:value-type="float" office:value="0.794012">
            <text:p>0.794012</text:p>
          </table:table-cell>
          <table:table-cell office:value-type="float" office:value="0.0459423">
            <text:p>0.0459423</text:p>
          </table:table-cell>
          <table:table-cell office:value-type="float" office:value="-0.0207576">
            <text:p>-0.0207576</text:p>
          </table:table-cell>
          <table:table-cell office:value-type="float" office:value="-0.226623">
            <text:p>-0.226623</text:p>
          </table:table-cell>
          <table:table-cell office:value-type="float" office:value="0.0350407">
            <text:p>0.0350407</text:p>
          </table:table-cell>
          <table:table-cell office:value-type="float" office:value="-0.00574404">
            <text:p>-0.00574404</text:p>
          </table:table-cell>
          <table:table-cell office:value-type="float" office:value="-0.0026368">
            <text:p>-0.0026368</text:p>
          </table:table-cell>
          <table:table-cell office:value-type="float" office:value="0.00061901">
            <text:p>0.00061901</text:p>
          </table:table-cell>
          <table:table-cell office:value-type="float" office:value="-0.16267">
            <text:p>-0.16267</text:p>
          </table:table-cell>
          <table:table-cell office:value-type="float" office:value="0.0543847">
            <text:p>0.0543847</text:p>
          </table:table-cell>
          <table:table-cell office:value-type="float" office:value="0.0142718">
            <text:p>0.0142718</text:p>
          </table:table-cell>
          <table:table-cell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4">
          <table:table-cell table:number-columns-repeated="45"/>
          <table:table-cell office:value-type="float" office:value="14.1464">
            <text:p>14.1464</text:p>
          </table:table-cell>
          <table:table-cell office:value-type="float" office:value="-0.0913775">
            <text:p>-0.0913775</text:p>
          </table:table-cell>
          <table:table-cell office:value-type="float" office:value="-0.132133">
            <text:p>-0.132133</text:p>
          </table:table-cell>
          <table:table-cell office:value-type="float" office:value="0.794704">
            <text:p>0.794704</text:p>
          </table:table-cell>
          <table:table-cell office:value-type="float" office:value="0.0439622">
            <text:p>0.0439622</text:p>
          </table:table-cell>
          <table:table-cell office:value-type="float" office:value="-0.0173909">
            <text:p>-0.0173909</text:p>
          </table:table-cell>
          <table:table-cell office:value-type="float" office:value="-0.226166">
            <text:p>-0.226166</text:p>
          </table:table-cell>
          <table:table-cell office:value-type="float" office:value="0.0324401">
            <text:p>0.0324401</text:p>
          </table:table-cell>
          <table:table-cell office:value-type="float" office:value="-0.0381927">
            <text:p>-0.0381927</text:p>
          </table:table-cell>
          <table:table-cell office:value-type="float" office:value="0.00821164">
            <text:p>0.00821164</text:p>
          </table:table-cell>
          <table:table-cell office:value-type="float" office:value="0.00346588">
            <text:p>0.00346588</text:p>
          </table:table-cell>
          <table:table-cell office:value-type="float" office:value="0.148299">
            <text:p>0.148299</text:p>
          </table:table-cell>
          <table:table-cell office:value-type="float" office:value="0.000176671">
            <text:p>0.000176671</text:p>
          </table:table-cell>
          <table:table-cell office:value-type="float" office:value="-0.0818451">
            <text:p>-0.0818451</text:p>
          </table:table-cell>
          <table:table-cell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4">
          <table:table-cell table:number-columns-repeated="45"/>
          <table:table-cell office:value-type="float" office:value="14.2794">
            <text:p>14.2794</text:p>
          </table:table-cell>
          <table:table-cell office:value-type="float" office:value="-0.0938338">
            <text:p>-0.0938338</text:p>
          </table:table-cell>
          <table:table-cell office:value-type="float" office:value="-0.131037">
            <text:p>-0.131037</text:p>
          </table:table-cell>
          <table:table-cell office:value-type="float" office:value="0.793716">
            <text:p>0.793716</text:p>
          </table:table-cell>
          <table:table-cell office:value-type="float" office:value="0.0426891">
            <text:p>0.0426891</text:p>
          </table:table-cell>
          <table:table-cell office:value-type="float" office:value="-0.0182293">
            <text:p>-0.0182293</text:p>
          </table:table-cell>
          <table:table-cell office:value-type="float" office:value="-0.229593">
            <text:p>-0.229593</text:p>
          </table:table-cell>
          <table:table-cell office:value-type="float" office:value="0.0378224">
            <text:p>0.0378224</text:p>
          </table:table-cell>
          <table:table-cell office:value-type="float" office:value="-0.018462">
            <text:p>-0.018462</text:p>
          </table:table-cell>
          <table:table-cell office:value-type="float" office:value="0.00823514">
            <text:p>0.00823514</text:p>
          </table:table-cell>
          <table:table-cell office:value-type="float" office:value="-0.00742336">
            <text:p>-0.00742336</text:p>
          </table:table-cell>
          <table:table-cell office:value-type="float" office:value="0.130599">
            <text:p>0.130599</text:p>
          </table:table-cell>
          <table:table-cell office:value-type="float" office:value="-0.110024">
            <text:p>-0.110024</text:p>
          </table:table-cell>
          <table:table-cell office:value-type="float" office:value="0.0871462">
            <text:p>0.0871462</text:p>
          </table:table-cell>
          <table:table-cell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4">
          <table:table-cell table:number-columns-repeated="45"/>
          <table:table-cell office:value-type="float" office:value="14.3481">
            <text:p>14.3481</text:p>
          </table:table-cell>
          <table:table-cell office:value-type="float" office:value="-0.0944858">
            <text:p>-0.0944858</text:p>
          </table:table-cell>
          <table:table-cell office:value-type="float" office:value="-0.130991">
            <text:p>-0.130991</text:p>
          </table:table-cell>
          <table:table-cell office:value-type="float" office:value="0.793617">
            <text:p>0.793617</text:p>
          </table:table-cell>
          <table:table-cell office:value-type="float" office:value="0.0420465">
            <text:p>0.0420465</text:p>
          </table:table-cell>
          <table:table-cell office:value-type="float" office:value="-0.0222929">
            <text:p>-0.0222929</text:p>
          </table:table-cell>
          <table:table-cell office:value-type="float" office:value="-0.2253">
            <text:p>-0.2253</text:p>
          </table:table-cell>
          <table:table-cell office:value-type="float" office:value="0.0347665">
            <text:p>0.0347665</text:p>
          </table:table-cell>
          <table:table-cell office:value-type="float" office:value="-0.00949239">
            <text:p>-0.00949239</text:p>
          </table:table-cell>
          <table:table-cell office:value-type="float" office:value="0.000678613">
            <text:p>0.000678613</text:p>
          </table:table-cell>
          <table:table-cell office:value-type="float" office:value="-0.00143808">
            <text:p>-0.00143808</text:p>
          </table:table-cell>
          <table:table-cell office:value-type="float" office:value="0.0223902">
            <text:p>0.0223902</text:p>
          </table:table-cell>
          <table:table-cell office:value-type="float" office:value="0.00715716">
            <text:p>0.00715716</text:p>
          </table:table-cell>
          <table:table-cell office:value-type="float" office:value="-0.000194944">
            <text:p>-0.000194944</text:p>
          </table:table-cell>
          <table:table-cell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4">
          <table:table-cell table:number-columns-repeated="45"/>
          <table:table-cell office:value-type="float" office:value="14.5487">
            <text:p>14.5487</text:p>
          </table:table-cell>
          <table:table-cell office:value-type="float" office:value="-0.095489">
            <text:p>-0.095489</text:p>
          </table:table-cell>
          <table:table-cell office:value-type="float" office:value="-0.130567">
            <text:p>-0.130567</text:p>
          </table:table-cell>
          <table:table-cell office:value-type="float" office:value="0.793321">
            <text:p>0.793321</text:p>
          </table:table-cell>
          <table:table-cell office:value-type="float" office:value="0.0402244">
            <text:p>0.0402244</text:p>
          </table:table-cell>
          <table:table-cell office:value-type="float" office:value="-0.0234335">
            <text:p>-0.0234335</text:p>
          </table:table-cell>
          <table:table-cell office:value-type="float" office:value="-0.224675">
            <text:p>-0.224675</text:p>
          </table:table-cell>
          <table:table-cell office:value-type="float" office:value="0.0347626">
            <text:p>0.0347626</text:p>
          </table:table-cell>
          <table:table-cell office:value-type="float" office:value="-0.00500126">
            <text:p>-0.00500126</text:p>
          </table:table-cell>
          <table:table-cell office:value-type="float" office:value="0.00211423">
            <text:p>0.00211423</text:p>
          </table:table-cell>
          <table:table-cell office:value-type="float" office:value="-0.00147718">
            <text:p>-0.00147718</text:p>
          </table:table-cell>
          <table:table-cell office:value-type="float" office:value="-0.0108313">
            <text:p>-0.0108313</text:p>
          </table:table-cell>
          <table:table-cell office:value-type="float" office:value="0.00647409">
            <text:p>0.00647409</text:p>
          </table:table-cell>
          <table:table-cell office:value-type="float" office:value="-0.00328433">
            <text:p>-0.00328433</text:p>
          </table:table-cell>
          <table:table-cell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4">
          <table:table-cell table:number-columns-repeated="45"/>
          <table:table-cell office:value-type="float" office:value="14.7804">
            <text:p>14.7804</text:p>
          </table:table-cell>
          <table:table-cell office:value-type="float" office:value="-0.097229">
            <text:p>-0.097229</text:p>
          </table:table-cell>
          <table:table-cell office:value-type="float" office:value="-0.129729">
            <text:p>-0.129729</text:p>
          </table:table-cell>
          <table:table-cell office:value-type="float" office:value="0.792802">
            <text:p>0.792802</text:p>
          </table:table-cell>
          <table:table-cell office:value-type="float" office:value="0.0382179">
            <text:p>0.0382179</text:p>
          </table:table-cell>
          <table:table-cell office:value-type="float" office:value="-0.0241397">
            <text:p>-0.0241397</text:p>
          </table:table-cell>
          <table:table-cell office:value-type="float" office:value="-0.218892">
            <text:p>-0.218892</text:p>
          </table:table-cell>
          <table:table-cell office:value-type="float" office:value="0.0343245">
            <text:p>0.0343245</text:p>
          </table:table-cell>
          <table:table-cell office:value-type="float" office:value="-0.00751065">
            <text:p>-0.00751065</text:p>
          </table:table-cell>
          <table:table-cell office:value-type="float" office:value="0.00361414">
            <text:p>0.00361414</text:p>
          </table:table-cell>
          <table:table-cell office:value-type="float" office:value="-0.00223809">
            <text:p>-0.00223809</text:p>
          </table:table-cell>
          <table:table-cell office:value-type="float" office:value="-0.00300708">
            <text:p>-0.00300708</text:p>
          </table:table-cell>
          <table:table-cell office:value-type="float" office:value="0.11918">
            <text:p>0.11918</text:p>
          </table:table-cell>
          <table:table-cell office:value-type="float" office:value="-0.0109381">
            <text:p>-0.0109381</text:p>
          </table:table-cell>
          <table:table-cell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4">
          <table:table-cell table:number-columns-repeated="45"/>
          <table:table-cell office:value-type="float" office:value="15.0802">
            <text:p>15.0802</text:p>
          </table:table-cell>
          <table:table-cell office:value-type="float" office:value="-0.0997512">
            <text:p>-0.0997512</text:p>
          </table:table-cell>
          <table:table-cell office:value-type="float" office:value="-0.117932">
            <text:p>-0.117932</text:p>
          </table:table-cell>
          <table:table-cell office:value-type="float" office:value="0.791148">
            <text:p>0.791148</text:p>
          </table:table-cell>
          <table:table-cell office:value-type="float" office:value="0.0357691">
            <text:p>0.0357691</text:p>
          </table:table-cell>
          <table:table-cell office:value-type="float" office:value="-0.0274463">
            <text:p>-0.0274463</text:p>
          </table:table-cell>
          <table:table-cell office:value-type="float" office:value="-0.207976">
            <text:p>-0.207976</text:p>
          </table:table-cell>
          <table:table-cell office:value-type="float" office:value="0.0390155">
            <text:p>0.0390155</text:p>
          </table:table-cell>
          <table:table-cell office:value-type="float" office:value="-0.00841225">
            <text:p>-0.00841225</text:p>
          </table:table-cell>
          <table:table-cell office:value-type="float" office:value="0.0393475">
            <text:p>0.0393475</text:p>
          </table:table-cell>
          <table:table-cell office:value-type="float" office:value="-0.00551763">
            <text:p>-0.00551763</text:p>
          </table:table-cell>
          <table:table-cell office:value-type="float" office:value="-0.0471587">
            <text:p>-0.0471587</text:p>
          </table:table-cell>
          <table:table-cell office:value-type="float" office:value="0.0181602">
            <text:p>0.0181602</text:p>
          </table:table-cell>
          <table:table-cell office:value-type="float" office:value="0.13457">
            <text:p>0.13457</text:p>
          </table:table-cell>
          <table:table-cell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4">
          <table:table-cell table:number-columns-repeated="45"/>
          <table:table-cell office:value-type="float" office:value="15.2265">
            <text:p>15.2265</text:p>
          </table:table-cell>
          <table:table-cell office:value-type="float" office:value="-0.101992">
            <text:p>-0.101992</text:p>
          </table:table-cell>
          <table:table-cell office:value-type="float" office:value="-0.111786">
            <text:p>-0.111786</text:p>
          </table:table-cell>
          <table:table-cell office:value-type="float" office:value="0.793222">
            <text:p>0.793222</text:p>
          </table:table-cell>
          <table:table-cell office:value-type="float" office:value="0.0346315">
            <text:p>0.0346315</text:p>
          </table:table-cell>
          <table:table-cell office:value-type="float" office:value="-0.0239181">
            <text:p>-0.0239181</text:p>
          </table:table-cell>
          <table:table-cell office:value-type="float" office:value="-0.197251">
            <text:p>-0.197251</text:p>
          </table:table-cell>
          <table:table-cell office:value-type="float" office:value="0.0285351">
            <text:p>0.0285351</text:p>
          </table:table-cell>
          <table:table-cell office:value-type="float" office:value="-0.015313">
            <text:p>-0.015313</text:p>
          </table:table-cell>
          <table:table-cell office:value-type="float" office:value="0.0420048">
            <text:p>0.0420048</text:p>
          </table:table-cell>
          <table:table-cell office:value-type="float" office:value="0.014174">
            <text:p>0.014174</text:p>
          </table:table-cell>
          <table:table-cell office:value-type="float" office:value="0.0933128">
            <text:p>0.0933128</text:p>
          </table:table-cell>
          <table:table-cell office:value-type="float" office:value="0.12073">
            <text:p>0.12073</text:p>
          </table:table-cell>
          <table:table-cell office:value-type="float" office:value="-0.215081">
            <text:p>-0.215081</text:p>
          </table:table-cell>
          <table:table-cell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4">
          <table:table-cell table:number-columns-repeated="45"/>
          <table:table-cell office:value-type="float" office:value="15.3462">
            <text:p>15.3462</text:p>
          </table:table-cell>
          <table:table-cell office:value-type="float" office:value="-0.102488">
            <text:p>-0.102488</text:p>
          </table:table-cell>
          <table:table-cell office:value-type="float" office:value="-0.105032">
            <text:p>-0.105032</text:p>
          </table:table-cell>
          <table:table-cell office:value-type="float" office:value="0.79184">
            <text:p>0.79184</text:p>
          </table:table-cell>
          <table:table-cell office:value-type="float" office:value="0.0337284">
            <text:p>0.0337284</text:p>
          </table:table-cell>
          <table:table-cell office:value-type="float" office:value="-0.0268758">
            <text:p>-0.0268758</text:p>
          </table:table-cell>
          <table:table-cell office:value-type="float" office:value="-0.189506">
            <text:p>-0.189506</text:p>
          </table:table-cell>
          <table:table-cell office:value-type="float" office:value="0.0341077">
            <text:p>0.0341077</text:p>
          </table:table-cell>
          <table:table-cell office:value-type="float" office:value="-0.00414934">
            <text:p>-0.00414934</text:p>
          </table:table-cell>
          <table:table-cell office:value-type="float" office:value="0.0564486">
            <text:p>0.0564486</text:p>
          </table:table-cell>
          <table:table-cell office:value-type="float" office:value="-0.0115576">
            <text:p>-0.0115576</text:p>
          </table:table-cell>
          <table:table-cell office:value-type="float" office:value="0.000287143">
            <text:p>0.000287143</text:p>
          </table:table-cell>
          <table:table-cell office:value-type="float" office:value="0.112326">
            <text:p>0.112326</text:p>
          </table:table-cell>
          <table:table-cell office:value-type="float" office:value="0.0018503">
            <text:p>0.0018503</text:p>
          </table:table-cell>
          <table:table-cell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4">
          <table:table-cell table:number-columns-repeated="45"/>
          <table:table-cell office:value-type="float" office:value="15.6802">
            <text:p>15.6802</text:p>
          </table:table-cell>
          <table:table-cell office:value-type="float" office:value="-0.103842">
            <text:p>-0.103842</text:p>
          </table:table-cell>
          <table:table-cell office:value-type="float" office:value="-0.0736417">
            <text:p>-0.0736417</text:p>
          </table:table-cell>
          <table:table-cell office:value-type="float" office:value="0.788185">
            <text:p>0.788185</text:p>
          </table:table-cell>
          <table:table-cell office:value-type="float" office:value="0.0313296">
            <text:p>0.0313296</text:p>
          </table:table-cell>
          <table:table-cell office:value-type="float" office:value="-0.0246224">
            <text:p>-0.0246224</text:p>
          </table:table-cell>
          <table:table-cell office:value-type="float" office:value="-0.174949">
            <text:p>-0.174949</text:p>
          </table:table-cell>
          <table:table-cell office:value-type="float" office:value="0.036892">
            <text:p>0.036892</text:p>
          </table:table-cell>
          <table:table-cell office:value-type="float" office:value="-0.00405342">
            <text:p>-0.00405342</text:p>
          </table:table-cell>
          <table:table-cell office:value-type="float" office:value="0.0939705">
            <text:p>0.0939705</text:p>
          </table:table-cell>
          <table:table-cell office:value-type="float" office:value="-0.0109396">
            <text:p>-0.0109396</text:p>
          </table:table-cell>
          <table:table-cell office:value-type="float" office:value="0.059869">
            <text:p>0.059869</text:p>
          </table:table-cell>
          <table:table-cell office:value-type="float" office:value="-0.375019">
            <text:p>-0.375019</text:p>
          </table:table-cell>
          <table:table-cell office:value-type="float" office:value="0.141516">
            <text:p>0.141516</text:p>
          </table:table-cell>
          <table:table-cell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4">
          <table:table-cell table:number-columns-repeated="45"/>
          <table:table-cell office:value-type="float" office:value="15.8142">
            <text:p>15.8142</text:p>
          </table:table-cell>
          <table:table-cell office:value-type="float" office:value="-0.103311">
            <text:p>-0.103311</text:p>
          </table:table-cell>
          <table:table-cell office:value-type="float" office:value="-0.0677832">
            <text:p>-0.0677832</text:p>
          </table:table-cell>
          <table:table-cell office:value-type="float" office:value="0.789259">
            <text:p>0.789259</text:p>
          </table:table-cell>
          <table:table-cell office:value-type="float" office:value="0.0304162">
            <text:p>0.0304162</text:p>
          </table:table-cell>
          <table:table-cell office:value-type="float" office:value="-0.0237652">
            <text:p>-0.0237652</text:p>
          </table:table-cell>
          <table:table-cell office:value-type="float" office:value="-0.153734">
            <text:p>-0.153734</text:p>
          </table:table-cell>
          <table:table-cell office:value-type="float" office:value="0.0319607">
            <text:p>0.0319607</text:p>
          </table:table-cell>
          <table:table-cell office:value-type="float" office:value="0.00396663">
            <text:p>0.00396663</text:p>
          </table:table-cell>
          <table:table-cell office:value-type="float" office:value="0.043733">
            <text:p>0.043733</text:p>
          </table:table-cell>
          <table:table-cell office:value-type="float" office:value="0.00801787">
            <text:p>0.00801787</text:p>
          </table:table-cell>
          <table:table-cell office:value-type="float" office:value="0.0403087">
            <text:p>0.0403087</text:p>
          </table:table-cell>
          <table:table-cell office:value-type="float" office:value="0.0997704">
            <text:p>0.0997704</text:p>
          </table:table-cell>
          <table:table-cell office:value-type="float" office:value="-0.048259">
            <text:p>-0.048259</text:p>
          </table:table-cell>
          <table:table-cell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4">
          <table:table-cell table:number-columns-repeated="45"/>
          <table:table-cell office:value-type="float" office:value="16.0169">
            <text:p>16.0169</text:p>
          </table:table-cell>
          <table:table-cell office:value-type="float" office:value="-0.10085">
            <text:p>-0.10085</text:p>
          </table:table-cell>
          <table:table-cell office:value-type="float" office:value="-0.0548162">
            <text:p>-0.0548162</text:p>
          </table:table-cell>
          <table:table-cell office:value-type="float" office:value="0.788901">
            <text:p>0.788901</text:p>
          </table:table-cell>
          <table:table-cell office:value-type="float" office:value="0.0290843">
            <text:p>0.0290843</text:p>
          </table:table-cell>
          <table:table-cell office:value-type="float" office:value="-0.0232913">
            <text:p>-0.0232913</text:p>
          </table:table-cell>
          <table:table-cell office:value-type="float" office:value="-0.147343">
            <text:p>-0.147343</text:p>
          </table:table-cell>
          <table:table-cell office:value-type="float" office:value="0.0335064">
            <text:p>0.0335064</text:p>
          </table:table-cell>
          <table:table-cell office:value-type="float" office:value="0.0121387">
            <text:p>0.0121387</text:p>
          </table:table-cell>
          <table:table-cell office:value-type="float" office:value="0.0639601">
            <text:p>0.0639601</text:p>
          </table:table-cell>
          <table:table-cell office:value-type="float" office:value="-0.00176596">
            <text:p>-0.00176596</text:p>
          </table:table-cell>
          <table:table-cell office:value-type="float" office:value="-0.0397037">
            <text:p>-0.0397037</text:p>
          </table:table-cell>
          <table:table-cell office:value-type="float" office:value="-0.103074">
            <text:p>-0.103074</text:p>
          </table:table-cell>
          <table:table-cell office:value-type="float" office:value="0.0109324">
            <text:p>0.0109324</text:p>
          </table:table-cell>
          <table:table-cell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4">
          <table:table-cell table:number-columns-repeated="45"/>
          <table:table-cell office:value-type="float" office:value="16.4143">
            <text:p>16.4143</text:p>
          </table:table-cell>
          <table:table-cell office:value-type="float" office:value="-0.102296">
            <text:p>-0.102296</text:p>
          </table:table-cell>
          <table:table-cell office:value-type="float" office:value="-0.0456765">
            <text:p>-0.0456765</text:p>
          </table:table-cell>
          <table:table-cell office:value-type="float" office:value="0.789926">
            <text:p>0.789926</text:p>
          </table:table-cell>
          <table:table-cell office:value-type="float" office:value="0.0266404">
            <text:p>0.0266404</text:p>
          </table:table-cell>
          <table:table-cell office:value-type="float" office:value="-0.0270621">
            <text:p>-0.0270621</text:p>
          </table:table-cell>
          <table:table-cell office:value-type="float" office:value="-0.138733">
            <text:p>-0.138733</text:p>
          </table:table-cell>
          <table:table-cell office:value-type="float" office:value="0.0356149">
            <text:p>0.0356149</text:p>
          </table:table-cell>
          <table:table-cell office:value-type="float" office:value="-0.00363938">
            <text:p>-0.00363938</text:p>
          </table:table-cell>
          <table:table-cell office:value-type="float" office:value="0.0229992">
            <text:p>0.0229992</text:p>
          </table:table-cell>
          <table:table-cell office:value-type="float" office:value="0.00257852">
            <text:p>0.00257852</text:p>
          </table:table-cell>
          <table:table-cell office:value-type="float" office:value="-0.0888246">
            <text:p>-0.0888246</text:p>
          </table:table-cell>
          <table:table-cell office:value-type="float" office:value="-0.0311806">
            <text:p>-0.0311806</text:p>
          </table:table-cell>
          <table:table-cell office:value-type="float" office:value="0.0139434">
            <text:p>0.0139434</text:p>
          </table:table-cell>
          <table:table-cell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4">
          <table:table-cell table:number-columns-repeated="8"/>
          <table:table-cell table:style-name="ce1"/>
          <table:table-cell table:number-columns-repeated="36"/>
          <table:table-cell office:value-type="float" office:value="16.4839">
            <text:p>16.4839</text:p>
          </table:table-cell>
          <table:table-cell office:value-type="float" office:value="-0.10298">
            <text:p>-0.10298</text:p>
          </table:table-cell>
          <table:table-cell office:value-type="float" office:value="-0.0442271">
            <text:p>-0.0442271</text:p>
          </table:table-cell>
          <table:table-cell office:value-type="float" office:value="0.790173">
            <text:p>0.790173</text:p>
          </table:table-cell>
          <table:table-cell office:value-type="float" office:value="0.0262341">
            <text:p>0.0262341</text:p>
          </table:table-cell>
          <table:table-cell office:value-type="float" office:value="-0.0219653">
            <text:p>-0.0219653</text:p>
          </table:table-cell>
          <table:table-cell office:value-type="float" office:value="-0.133355">
            <text:p>-0.133355</text:p>
          </table:table-cell>
          <table:table-cell office:value-type="float" office:value="0.0344197">
            <text:p>0.0344197</text:p>
          </table:table-cell>
          <table:table-cell office:value-type="float" office:value="-0.0098197">
            <text:p>-0.0098197</text:p>
          </table:table-cell>
          <table:table-cell office:value-type="float" office:value="0.0208297">
            <text:p>0.0208297</text:p>
          </table:table-cell>
          <table:table-cell office:value-type="float" office:value="0.00354869">
            <text:p>0.00354869</text:p>
          </table:table-cell>
          <table:table-cell office:value-type="float" office:value="0.0585108">
            <text:p>0.0585108</text:p>
          </table:table-cell>
          <table:table-cell office:value-type="float" office:value="0.0671538">
            <text:p>0.0671538</text:p>
          </table:table-cell>
          <table:table-cell office:value-type="float" office:value="-0.0249907">
            <text:p>-0.0249907</text:p>
          </table:table-cell>
          <table:table-cell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4">
          <table:table-cell table:number-columns-repeated="45"/>
          <table:table-cell office:value-type="float" office:value="16.6471">
            <text:p>16.6471</text:p>
          </table:table-cell>
          <table:table-cell office:value-type="float" office:value="-0.103024">
            <text:p>-0.103024</text:p>
          </table:table-cell>
          <table:table-cell office:value-type="float" office:value="-0.0390395">
            <text:p>-0.0390395</text:p>
          </table:table-cell>
          <table:table-cell office:value-type="float" office:value="0.790086">
            <text:p>0.790086</text:p>
          </table:table-cell>
          <table:table-cell office:value-type="float" office:value="0.0253054">
            <text:p>0.0253054</text:p>
          </table:table-cell>
          <table:table-cell office:value-type="float" office:value="-0.0227832">
            <text:p>-0.0227832</text:p>
          </table:table-cell>
          <table:table-cell office:value-type="float" office:value="-0.126252">
            <text:p>-0.126252</text:p>
          </table:table-cell>
          <table:table-cell office:value-type="float" office:value="0.0319994">
            <text:p>0.0319994</text:p>
          </table:table-cell>
          <table:table-cell office:value-type="float" office:value="-0.000271265">
            <text:p>-0.000271265</text:p>
          </table:table-cell>
          <table:table-cell office:value-type="float" office:value="0.0317886">
            <text:p>0.0317886</text:p>
          </table:table-cell>
          <table:table-cell office:value-type="float" office:value="-0.000529578">
            <text:p>-0.000529578</text:p>
          </table:table-cell>
          <table:table-cell office:value-type="float" office:value="0.00913479">
            <text:p>0.00913479</text:p>
          </table:table-cell>
          <table:table-cell office:value-type="float" office:value="0.0883435">
            <text:p>0.0883435</text:p>
          </table:table-cell>
          <table:table-cell office:value-type="float" office:value="-0.0774017">
            <text:p>-0.077401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6.9465">
            <text:p>16.9465</text:p>
          </table:table-cell>
          <table:table-cell office:value-type="float" office:value="-0.102286">
            <text:p>-0.102286</text:p>
          </table:table-cell>
          <table:table-cell office:value-type="float" office:value="-0.0215995">
            <text:p>-0.0215995</text:p>
          </table:table-cell>
          <table:table-cell office:value-type="float" office:value="0.782988">
            <text:p>0.782988</text:p>
          </table:table-cell>
          <table:table-cell office:value-type="float" office:value="0.023686">
            <text:p>0.023686</text:p>
          </table:table-cell>
          <table:table-cell office:value-type="float" office:value="-0.0222281">
            <text:p>-0.0222281</text:p>
          </table:table-cell>
          <table:table-cell office:value-type="float" office:value="-0.114598">
            <text:p>-0.114598</text:p>
          </table:table-cell>
          <table:table-cell office:value-type="float" office:value="0.0294896">
            <text:p>0.0294896</text:p>
          </table:table-cell>
          <table:table-cell office:value-type="float" office:value="0.00246406">
            <text:p>0.00246406</text:p>
          </table:table-cell>
          <table:table-cell office:value-type="float" office:value="0.0582422">
            <text:p>0.0582422</text:p>
          </table:table-cell>
          <table:table-cell office:value-type="float" office:value="-0.0237067">
            <text:p>-0.0237067</text:p>
          </table:table-cell>
          <table:table-cell office:value-type="float" office:value="-0.0191507">
            <text:p>-0.0191507</text:p>
          </table:table-cell>
          <table:table-cell office:value-type="float" office:value="-0.109299">
            <text:p>-0.109299</text:p>
          </table:table-cell>
          <table:table-cell office:value-type="float" office:value="0.0733006">
            <text:p>0.073300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2147">
            <text:p>17.2147</text:p>
          </table:table-cell>
          <table:table-cell office:value-type="float" office:value="-0.103002">
            <text:p>-0.103002</text:p>
          </table:table-cell>
          <table:table-cell office:value-type="float" office:value="-0.0138409">
            <text:p>-0.0138409</text:p>
          </table:table-cell>
          <table:table-cell office:value-type="float" office:value="0.781901">
            <text:p>0.781901</text:p>
          </table:table-cell>
          <table:table-cell office:value-type="float" office:value="0.0223239">
            <text:p>0.0223239</text:p>
          </table:table-cell>
          <table:table-cell office:value-type="float" office:value="-0.0492227">
            <text:p>-0.0492227</text:p>
          </table:table-cell>
          <table:table-cell office:value-type="float" office:value="0.133619">
            <text:p>0.133619</text:p>
          </table:table-cell>
          <table:table-cell office:value-type="float" office:value="0.00190007">
            <text:p>0.00190007</text:p>
          </table:table-cell>
          <table:table-cell office:value-type="float" office:value="-0.00267109">
            <text:p>-0.00267109</text:p>
          </table:table-cell>
          <table:table-cell office:value-type="float" office:value="0.0289343">
            <text:p>0.0289343</text:p>
          </table:table-cell>
          <table:table-cell office:value-type="float" office:value="-0.00405162">
            <text:p>-0.00405162</text:p>
          </table:table-cell>
          <table:table-cell office:value-type="float" office:value="-0.653461">
            <text:p>-0.653461</text:p>
          </table:table-cell>
          <table:table-cell office:value-type="float" office:value="5.71793">
            <text:p>5.71793</text:p>
          </table:table-cell>
          <table:table-cell office:value-type="float" office:value="-0.612012">
            <text:p>-0.612012</text:p>
          </table:table-cell>
          <table:table-cell table:number-columns-repeated="15"/>
        </table:table-row>
        <table:table-row table:style-name="ro4">
          <table:table-cell table:number-columns-repeated="7"/>
          <table:table-cell table:style-name="ce1"/>
          <table:table-cell table:number-columns-repeated="37"/>
          <table:table-cell office:value-type="float" office:value="17.2504">
            <text:p>17.2504</text:p>
          </table:table-cell>
          <table:table-cell office:value-type="float" office:value="-0.103932">
            <text:p>-0.103932</text:p>
          </table:table-cell>
          <table:table-cell office:value-type="float" office:value="-0.00550877">
            <text:p>-0.00550877</text:p>
          </table:table-cell>
          <table:table-cell office:value-type="float" office:value="0.780975">
            <text:p>0.780975</text:p>
          </table:table-cell>
          <table:table-cell office:value-type="float" office:value="0.0221485">
            <text:p>0.0221485</text:p>
          </table:table-cell>
          <table:table-cell office:value-type="float" office:value="-0.0175289">
            <text:p>-0.0175289</text:p>
          </table:table-cell>
          <table:table-cell office:value-type="float" office:value="-0.124643">
            <text:p>-0.124643</text:p>
          </table:table-cell>
          <table:table-cell office:value-type="float" office:value="0.0283594">
            <text:p>0.0283594</text:p>
          </table:table-cell>
          <table:table-cell office:value-type="float" office:value="-0.0260172">
            <text:p>-0.0260172</text:p>
          </table:table-cell>
          <table:table-cell office:value-type="float" office:value="0.233218">
            <text:p>0.233218</text:p>
          </table:table-cell>
          <table:table-cell office:value-type="float" office:value="-0.0259169">
            <text:p>-0.0259169</text:p>
          </table:table-cell>
          <table:table-cell office:value-type="float" office:value="0.176965">
            <text:p>0.176965</text:p>
          </table:table-cell>
          <table:table-cell office:value-type="float" office:value="-1.11337">
            <text:p>-1.11337</text:p>
          </table:table-cell>
          <table:table-cell office:value-type="float" office:value="0.0906016">
            <text:p>0.090601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4141">
            <text:p>17.4141</text:p>
          </table:table-cell>
          <table:table-cell office:value-type="float" office:value="-0.10345">
            <text:p>-0.10345</text:p>
          </table:table-cell>
          <table:table-cell office:value-type="float" office:value="0.00283826">
            <text:p>0.00283826</text:p>
          </table:table-cell>
          <table:table-cell office:value-type="float" office:value="0.779161">
            <text:p>0.779161</text:p>
          </table:table-cell>
          <table:table-cell office:value-type="float" office:value="0.0213622">
            <text:p>0.0213622</text:p>
          </table:table-cell>
          <table:table-cell office:value-type="float" office:value="-0.0205241">
            <text:p>-0.0205241</text:p>
          </table:table-cell>
          <table:table-cell office:value-type="float" office:value="-0.0847311">
            <text:p>-0.0847311</text:p>
          </table:table-cell>
          <table:table-cell office:value-type="float" office:value="0.0235593">
            <text:p>0.0235593</text:p>
          </table:table-cell>
          <table:table-cell office:value-type="float" office:value="0.00294518">
            <text:p>0.00294518</text:p>
          </table:table-cell>
          <table:table-cell office:value-type="float" office:value="0.0510019">
            <text:p>0.0510019</text:p>
          </table:table-cell>
          <table:table-cell office:value-type="float" office:value="-0.0110889">
            <text:p>-0.0110889</text:p>
          </table:table-cell>
          <table:table-cell office:value-type="float" office:value="0.0227038">
            <text:p>0.0227038</text:p>
          </table:table-cell>
          <table:table-cell office:value-type="float" office:value="0.0333305">
            <text:p>0.0333305</text:p>
          </table:table-cell>
          <table:table-cell office:value-type="float" office:value="-0.0171829">
            <text:p>-0.0171829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7.8504">
            <text:p>17.8504</text:p>
          </table:table-cell>
          <table:table-cell office:value-type="float" office:value="-0.0978411">
            <text:p>-0.0978411</text:p>
          </table:table-cell>
          <table:table-cell office:value-type="float" office:value="0.0314416">
            <text:p>0.0314416</text:p>
          </table:table-cell>
          <table:table-cell office:value-type="float" office:value="0.771049">
            <text:p>0.771049</text:p>
          </table:table-cell>
          <table:table-cell office:value-type="float" office:value="0.0193994">
            <text:p>0.0193994</text:p>
          </table:table-cell>
          <table:table-cell office:value-type="float" office:value="-0.0155903">
            <text:p>-0.0155903</text:p>
          </table:table-cell>
          <table:table-cell office:value-type="float" office:value="-0.0677474">
            <text:p>-0.0677474</text:p>
          </table:table-cell>
          <table:table-cell office:value-type="float" office:value="0.0180352">
            <text:p>0.0180352</text:p>
          </table:table-cell>
          <table:table-cell office:value-type="float" office:value="0.0128527">
            <text:p>0.0128527</text:p>
          </table:table-cell>
          <table:table-cell office:value-type="float" office:value="0.0655468">
            <text:p>0.0655468</text:p>
          </table:table-cell>
          <table:table-cell office:value-type="float" office:value="-0.0185872">
            <text:p>-0.0185872</text:p>
          </table:table-cell>
          <table:table-cell office:value-type="float" office:value="-0.0365915">
            <text:p>-0.0365915</text:p>
          </table:table-cell>
          <table:table-cell office:value-type="float" office:value="-0.279114">
            <text:p>-0.279114</text:p>
          </table:table-cell>
          <table:table-cell office:value-type="float" office:value="0.0499656">
            <text:p>0.049965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0344">
            <text:p>18.0344</text:p>
          </table:table-cell>
          <table:table-cell office:value-type="float" office:value="-0.096715">
            <text:p>-0.096715</text:p>
          </table:table-cell>
          <table:table-cell office:value-type="float" office:value="0.0340547">
            <text:p>0.0340547</text:p>
          </table:table-cell>
          <table:table-cell office:value-type="float" office:value="0.769321">
            <text:p>0.769321</text:p>
          </table:table-cell>
          <table:table-cell office:value-type="float" office:value="0.018627">
            <text:p>0.018627</text:p>
          </table:table-cell>
          <table:table-cell office:value-type="float" office:value="-0.0123679">
            <text:p>-0.0123679</text:p>
          </table:table-cell>
          <table:table-cell office:value-type="float" office:value="-0.0501023">
            <text:p>-0.0501023</text:p>
          </table:table-cell>
          <table:table-cell office:value-type="float" office:value="0.0155261">
            <text:p>0.0155261</text:p>
          </table:table-cell>
          <table:table-cell office:value-type="float" office:value="0.00612201">
            <text:p>0.00612201</text:p>
          </table:table-cell>
          <table:table-cell office:value-type="float" office:value="0.0142063">
            <text:p>0.0142063</text:p>
          </table:table-cell>
          <table:table-cell office:value-type="float" office:value="-0.00939649">
            <text:p>-0.00939649</text:p>
          </table:table-cell>
          <table:table-cell office:value-type="float" office:value="0.0195132">
            <text:p>0.0195132</text:p>
          </table:table-cell>
          <table:table-cell office:value-type="float" office:value="0.190441">
            <text:p>0.190441</text:p>
          </table:table-cell>
          <table:table-cell office:value-type="float" office:value="0.00721471">
            <text:p>0.00721471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4" table:number-rows-repeated="1048471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22:56:35</dc:date>
    <dc:creator>Steven Jorgensen</dc:creator>
    <meta:editing-duration>PT20M19S</meta:editing-duration>
    <meta:editing-cycles>7</meta:editing-cycles>
    <meta:generator>LibreOffice/3.5$Linux_X86_64 LibreOffice_project/350m1$Build-2</meta:generator>
    <meta:document-statistic meta:table-count="3" meta:cell-count="48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3333">
                <text:p>0.293333</text:p>
                <draw:g>
                  <svg:desc>Sheet1.B2:Sheet1.B89</svg:desc>
                </draw:g>
              </table:table-cell>
              <table:table-cell office:value-type="float" office:value="-0.218177">
                <text:p>-0.218177</text:p>
                <draw:g>
                  <svg:desc>Sheet1.C2:Sheet1.C89</svg:desc>
                </draw:g>
              </table:table-cell>
              <table:table-cell office:value-type="float" office:value="0.249337">
                <text:p>0.249337</text:p>
                <draw:g>
                  <svg:desc>Sheet1.Q2:Sheet1.Q89</svg:desc>
                </draw:g>
              </table:table-cell>
              <table:table-cell office:value-type="float" office:value="0.205784">
                <text:p>0.205784</text:p>
                <draw:g>
                  <svg:desc>Sheet1.R2:Sheet1.R89</svg:desc>
                </draw:g>
              </table:table-cell>
              <table:table-cell office:value-type="float" office:value="-0.063324">
                <text:p>-0.063324</text:p>
                <draw:g>
                  <svg:desc>Sheet1.AF2:Sheet1.AF89</svg:desc>
                </draw:g>
              </table:table-cell>
              <table:table-cell office:value-type="float" office:value="0.0190548">
                <text:p>0.0190548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372835">
                <text:p>0.372835</text:p>
                <draw:g>
                  <svg:desc>Sheet1.AU2:Sheet1.AU89</svg:desc>
                </draw:g>
              </table:table-cell>
              <table:table-cell office:value-type="float" office:value="0.147801">
                <text:p>0.14780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96201">
                <text:p>0.296201</text:p>
              </table:table-cell>
              <table:table-cell office:value-type="float" office:value="-0.217545">
                <text:p>-0.217545</text:p>
              </table:table-cell>
              <table:table-cell office:value-type="float" office:value="0.250088">
                <text:p>0.250088</text:p>
              </table:table-cell>
              <table:table-cell office:value-type="float" office:value="0.20871">
                <text:p>0.20871</text:p>
              </table:table-cell>
              <table:table-cell office:value-type="float" office:value="-0.060673">
                <text:p>-0.060673</text:p>
              </table:table-cell>
              <table:table-cell office:value-type="float" office:value="0.0197892">
                <text:p>0.0197892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275691">
                <text:p>0.275691</text:p>
              </table:table-cell>
              <table:table-cell office:value-type="float" office:value="0.124056">
                <text:p>0.12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6843">
                <text:p>0.296843</text:p>
              </table:table-cell>
              <table:table-cell office:value-type="float" office:value="-0.218086">
                <text:p>-0.218086</text:p>
              </table:table-cell>
              <table:table-cell office:value-type="float" office:value="0.253504">
                <text:p>0.253504</text:p>
              </table:table-cell>
              <table:table-cell office:value-type="float" office:value="0.208094">
                <text:p>0.208094</text:p>
              </table:table-cell>
              <table:table-cell office:value-type="float" office:value="-0.0610904">
                <text:p>-0.0610904</text:p>
              </table:table-cell>
              <table:table-cell office:value-type="float" office:value="0.0196992">
                <text:p>0.0196992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263808">
                <text:p>0.263808</text:p>
              </table:table-cell>
              <table:table-cell office:value-type="float" office:value="0.127689">
                <text:p>0.127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7687">
                <text:p>0.297687</text:p>
              </table:table-cell>
              <table:table-cell office:value-type="float" office:value="-0.21909">
                <text:p>-0.21909</text:p>
              </table:table-cell>
              <table:table-cell office:value-type="float" office:value="0.249123">
                <text:p>0.249123</text:p>
              </table:table-cell>
              <table:table-cell office:value-type="float" office:value="0.20445">
                <text:p>0.20445</text:p>
              </table:table-cell>
              <table:table-cell office:value-type="float" office:value="-0.0614636">
                <text:p>-0.0614636</text:p>
              </table:table-cell>
              <table:table-cell office:value-type="float" office:value="0.0194437">
                <text:p>0.0194437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261033">
                <text:p>0.261033</text:p>
              </table:table-cell>
              <table:table-cell office:value-type="float" office:value="0.128135">
                <text:p>0.128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7608">
                <text:p>0.297608</text:p>
              </table:table-cell>
              <table:table-cell office:value-type="float" office:value="-0.219105">
                <text:p>-0.219105</text:p>
              </table:table-cell>
              <table:table-cell office:value-type="float" office:value="0.248282">
                <text:p>0.248282</text:p>
              </table:table-cell>
              <table:table-cell office:value-type="float" office:value="0.203805">
                <text:p>0.203805</text:p>
              </table:table-cell>
              <table:table-cell office:value-type="float" office:value="-0.0619044">
                <text:p>-0.0619044</text:p>
              </table:table-cell>
              <table:table-cell office:value-type="float" office:value="0.0196883">
                <text:p>0.0196883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260175">
                <text:p>0.260175</text:p>
              </table:table-cell>
              <table:table-cell office:value-type="float" office:value="0.127772">
                <text:p>0.127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6635">
                <text:p>0.296635</text:p>
              </table:table-cell>
              <table:table-cell office:value-type="float" office:value="-0.221406">
                <text:p>-0.221406</text:p>
              </table:table-cell>
              <table:table-cell office:value-type="float" office:value="0.247838">
                <text:p>0.247838</text:p>
              </table:table-cell>
              <table:table-cell office:value-type="float" office:value="0.202709">
                <text:p>0.202709</text:p>
              </table:table-cell>
              <table:table-cell office:value-type="float" office:value="-0.0623064">
                <text:p>-0.0623064</text:p>
              </table:table-cell>
              <table:table-cell office:value-type="float" office:value="0.0193183">
                <text:p>0.019318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257666">
                <text:p>0.257666</text:p>
              </table:table-cell>
              <table:table-cell office:value-type="float" office:value="0.130562">
                <text:p>0.130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434">
                <text:p>0.294434</text:p>
              </table:table-cell>
              <table:table-cell office:value-type="float" office:value="-0.221755">
                <text:p>-0.221755</text:p>
              </table:table-cell>
              <table:table-cell office:value-type="float" office:value="0.247327">
                <text:p>0.247327</text:p>
              </table:table-cell>
              <table:table-cell office:value-type="float" office:value="0.201735">
                <text:p>0.201735</text:p>
              </table:table-cell>
              <table:table-cell office:value-type="float" office:value="-0.0626341">
                <text:p>-0.0626341</text:p>
              </table:table-cell>
              <table:table-cell office:value-type="float" office:value="0.0194163">
                <text:p>0.0194163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256947">
                <text:p>0.256947</text:p>
              </table:table-cell>
              <table:table-cell office:value-type="float" office:value="0.132591">
                <text:p>0.13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4498">
                <text:p>0.294498</text:p>
              </table:table-cell>
              <table:table-cell office:value-type="float" office:value="-0.221445">
                <text:p>-0.221445</text:p>
              </table:table-cell>
              <table:table-cell office:value-type="float" office:value="0.245052">
                <text:p>0.245052</text:p>
              </table:table-cell>
              <table:table-cell office:value-type="float" office:value="0.201976">
                <text:p>0.201976</text:p>
              </table:table-cell>
              <table:table-cell office:value-type="float" office:value="-0.0626993">
                <text:p>-0.0626993</text:p>
              </table:table-cell>
              <table:table-cell office:value-type="float" office:value="0.0192801">
                <text:p>0.0192801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254482">
                <text:p>0.254482</text:p>
              </table:table-cell>
              <table:table-cell office:value-type="float" office:value="0.133168">
                <text:p>0.13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359">
                <text:p>0.29359</text:p>
              </table:table-cell>
              <table:table-cell office:value-type="float" office:value="-0.220435">
                <text:p>-0.220435</text:p>
              </table:table-cell>
              <table:table-cell office:value-type="float" office:value="0.242741">
                <text:p>0.242741</text:p>
              </table:table-cell>
              <table:table-cell office:value-type="float" office:value="0.201712">
                <text:p>0.201712</text:p>
              </table:table-cell>
              <table:table-cell office:value-type="float" office:value="-0.0628902">
                <text:p>-0.0628902</text:p>
              </table:table-cell>
              <table:table-cell office:value-type="float" office:value="0.0187856">
                <text:p>0.018785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25138">
                <text:p>0.25138</text:p>
              </table:table-cell>
              <table:table-cell office:value-type="float" office:value="0.132611">
                <text:p>0.132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435">
                <text:p>0.292435</text:p>
              </table:table-cell>
              <table:table-cell office:value-type="float" office:value="-0.218275">
                <text:p>-0.218275</text:p>
              </table:table-cell>
              <table:table-cell office:value-type="float" office:value="0.241721">
                <text:p>0.241721</text:p>
              </table:table-cell>
              <table:table-cell office:value-type="float" office:value="0.200768">
                <text:p>0.200768</text:p>
              </table:table-cell>
              <table:table-cell office:value-type="float" office:value="-0.0625179">
                <text:p>-0.0625179</text:p>
              </table:table-cell>
              <table:table-cell office:value-type="float" office:value="0.0182132">
                <text:p>0.0182132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250614">
                <text:p>0.250614</text:p>
              </table:table-cell>
              <table:table-cell office:value-type="float" office:value="0.132922">
                <text:p>0.132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0151">
                <text:p>0.290151</text:p>
              </table:table-cell>
              <table:table-cell office:value-type="float" office:value="-0.213749">
                <text:p>-0.213749</text:p>
              </table:table-cell>
              <table:table-cell office:value-type="float" office:value="0.241586">
                <text:p>0.241586</text:p>
              </table:table-cell>
              <table:table-cell office:value-type="float" office:value="0.199423">
                <text:p>0.199423</text:p>
              </table:table-cell>
              <table:table-cell office:value-type="float" office:value="-0.0629503">
                <text:p>-0.0629503</text:p>
              </table:table-cell>
              <table:table-cell office:value-type="float" office:value="0.0179108">
                <text:p>0.0179108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249066">
                <text:p>0.249066</text:p>
              </table:table-cell>
              <table:table-cell office:value-type="float" office:value="0.130341">
                <text:p>0.130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2491">
                <text:p>0.282491</text:p>
              </table:table-cell>
              <table:table-cell office:value-type="float" office:value="-0.200239">
                <text:p>-0.200239</text:p>
              </table:table-cell>
              <table:table-cell office:value-type="float" office:value="0.240233">
                <text:p>0.240233</text:p>
              </table:table-cell>
              <table:table-cell office:value-type="float" office:value="0.197038">
                <text:p>0.197038</text:p>
              </table:table-cell>
              <table:table-cell office:value-type="float" office:value="-0.0628674">
                <text:p>-0.0628674</text:p>
              </table:table-cell>
              <table:table-cell office:value-type="float" office:value="0.0178821">
                <text:p>0.0178821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249235">
                <text:p>0.249235</text:p>
              </table:table-cell>
              <table:table-cell office:value-type="float" office:value="0.128068">
                <text:p>0.12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8528">
                <text:p>0.268528</text:p>
              </table:table-cell>
              <table:table-cell office:value-type="float" office:value="-0.168928">
                <text:p>-0.168928</text:p>
              </table:table-cell>
              <table:table-cell office:value-type="float" office:value="0.238829">
                <text:p>0.238829</text:p>
              </table:table-cell>
              <table:table-cell office:value-type="float" office:value="0.193491">
                <text:p>0.193491</text:p>
              </table:table-cell>
              <table:table-cell office:value-type="float" office:value="-0.0634249">
                <text:p>-0.0634249</text:p>
              </table:table-cell>
              <table:table-cell office:value-type="float" office:value="0.017807">
                <text:p>0.017807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244849">
                <text:p>0.244849</text:p>
              </table:table-cell>
              <table:table-cell office:value-type="float" office:value="0.120115">
                <text:p>0.12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5696">
                <text:p>0.265696</text:p>
              </table:table-cell>
              <table:table-cell office:value-type="float" office:value="-0.167145">
                <text:p>-0.167145</text:p>
              </table:table-cell>
              <table:table-cell office:value-type="float" office:value="0.234862">
                <text:p>0.234862</text:p>
              </table:table-cell>
              <table:table-cell office:value-type="float" office:value="0.186677">
                <text:p>0.186677</text:p>
              </table:table-cell>
              <table:table-cell office:value-type="float" office:value="-0.0634435">
                <text:p>-0.0634435</text:p>
              </table:table-cell>
              <table:table-cell office:value-type="float" office:value="0.0172835">
                <text:p>0.0172835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242949">
                <text:p>0.242949</text:p>
              </table:table-cell>
              <table:table-cell office:value-type="float" office:value="0.113087">
                <text:p>0.11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226">
                <text:p>0.255226</text:p>
              </table:table-cell>
              <table:table-cell office:value-type="float" office:value="-0.155781">
                <text:p>-0.155781</text:p>
              </table:table-cell>
              <table:table-cell office:value-type="float" office:value="0.234928">
                <text:p>0.234928</text:p>
              </table:table-cell>
              <table:table-cell office:value-type="float" office:value="0.1854">
                <text:p>0.1854</text:p>
              </table:table-cell>
              <table:table-cell office:value-type="float" office:value="-0.0637559">
                <text:p>-0.0637559</text:p>
              </table:table-cell>
              <table:table-cell office:value-type="float" office:value="0.0167814">
                <text:p>0.0167814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237465">
                <text:p>0.237465</text:p>
              </table:table-cell>
              <table:table-cell office:value-type="float" office:value="0.0937763">
                <text:p>0.093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1698">
                <text:p>0.241698</text:p>
              </table:table-cell>
              <table:table-cell office:value-type="float" office:value="-0.140678">
                <text:p>-0.140678</text:p>
              </table:table-cell>
              <table:table-cell office:value-type="float" office:value="0.230255">
                <text:p>0.230255</text:p>
              </table:table-cell>
              <table:table-cell office:value-type="float" office:value="0.179964">
                <text:p>0.179964</text:p>
              </table:table-cell>
              <table:table-cell office:value-type="float" office:value="-0.0638925">
                <text:p>-0.0638925</text:p>
              </table:table-cell>
              <table:table-cell office:value-type="float" office:value="0.0168597">
                <text:p>0.016859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236995">
                <text:p>0.236995</text:p>
              </table:table-cell>
              <table:table-cell office:value-type="float" office:value="0.0899686">
                <text:p>0.0899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8425">
                <text:p>0.238425</text:p>
              </table:table-cell>
              <table:table-cell office:value-type="float" office:value="-0.136732">
                <text:p>-0.136732</text:p>
              </table:table-cell>
              <table:table-cell office:value-type="float" office:value="0.215853">
                <text:p>0.215853</text:p>
              </table:table-cell>
              <table:table-cell office:value-type="float" office:value="0.151569">
                <text:p>0.151569</text:p>
              </table:table-cell>
              <table:table-cell office:value-type="float" office:value="-0.0640192">
                <text:p>-0.0640192</text:p>
              </table:table-cell>
              <table:table-cell office:value-type="float" office:value="0.0170269">
                <text:p>0.0170269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229311">
                <text:p>0.229311</text:p>
              </table:table-cell>
              <table:table-cell office:value-type="float" office:value="0.0688804">
                <text:p>0.0688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293">
                <text:p>0.229293</text:p>
              </table:table-cell>
              <table:table-cell office:value-type="float" office:value="-0.129608">
                <text:p>-0.129608</text:p>
              </table:table-cell>
              <table:table-cell office:value-type="float" office:value="0.201261">
                <text:p>0.201261</text:p>
              </table:table-cell>
              <table:table-cell office:value-type="float" office:value="0.124431">
                <text:p>0.124431</text:p>
              </table:table-cell>
              <table:table-cell office:value-type="float" office:value="-0.0647294">
                <text:p>-0.0647294</text:p>
              </table:table-cell>
              <table:table-cell office:value-type="float" office:value="0.017264">
                <text:p>0.017264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225832">
                <text:p>0.225832</text:p>
              </table:table-cell>
              <table:table-cell office:value-type="float" office:value="0.0617976">
                <text:p>0.061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003">
                <text:p>0.215003</text:p>
              </table:table-cell>
              <table:table-cell office:value-type="float" office:value="-0.115442">
                <text:p>-0.115442</text:p>
              </table:table-cell>
              <table:table-cell office:value-type="float" office:value="0.177694">
                <text:p>0.177694</text:p>
              </table:table-cell>
              <table:table-cell office:value-type="float" office:value="0.0977705">
                <text:p>0.0977705</text:p>
              </table:table-cell>
              <table:table-cell office:value-type="float" office:value="-0.0649255">
                <text:p>-0.0649255</text:p>
              </table:table-cell>
              <table:table-cell office:value-type="float" office:value="0.0169875">
                <text:p>0.0169875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224977">
                <text:p>0.224977</text:p>
              </table:table-cell>
              <table:table-cell office:value-type="float" office:value="0.0453211">
                <text:p>0.045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113">
                <text:p>0.20113</text:p>
              </table:table-cell>
              <table:table-cell office:value-type="float" office:value="-0.0982608">
                <text:p>-0.0982608</text:p>
              </table:table-cell>
              <table:table-cell office:value-type="float" office:value="0.175385">
                <text:p>0.175385</text:p>
              </table:table-cell>
              <table:table-cell office:value-type="float" office:value="0.094194">
                <text:p>0.094194</text:p>
              </table:table-cell>
              <table:table-cell office:value-type="float" office:value="-0.0648935">
                <text:p>-0.0648935</text:p>
              </table:table-cell>
              <table:table-cell office:value-type="float" office:value="0.0169538">
                <text:p>0.016953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224074">
                <text:p>0.224074</text:p>
              </table:table-cell>
              <table:table-cell office:value-type="float" office:value="0.0370167">
                <text:p>0.0370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7106">
                <text:p>0.167106</text:p>
              </table:table-cell>
              <table:table-cell office:value-type="float" office:value="-0.0708267">
                <text:p>-0.0708267</text:p>
              </table:table-cell>
              <table:table-cell office:value-type="float" office:value="0.146758">
                <text:p>0.146758</text:p>
              </table:table-cell>
              <table:table-cell office:value-type="float" office:value="0.0628597">
                <text:p>0.0628597</text:p>
              </table:table-cell>
              <table:table-cell office:value-type="float" office:value="-0.0648518">
                <text:p>-0.0648518</text:p>
              </table:table-cell>
              <table:table-cell office:value-type="float" office:value="0.016842">
                <text:p>0.016842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221304">
                <text:p>0.221304</text:p>
              </table:table-cell>
              <table:table-cell office:value-type="float" office:value="0.0278235">
                <text:p>0.027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597">
                <text:p>0.13597</text:p>
              </table:table-cell>
              <table:table-cell office:value-type="float" office:value="-0.0419216">
                <text:p>-0.0419216</text:p>
              </table:table-cell>
              <table:table-cell office:value-type="float" office:value="0.133873">
                <text:p>0.133873</text:p>
              </table:table-cell>
              <table:table-cell office:value-type="float" office:value="0.04599">
                <text:p>0.04599</text:p>
              </table:table-cell>
              <table:table-cell office:value-type="float" office:value="-0.0651261">
                <text:p>-0.0651261</text:p>
              </table:table-cell>
              <table:table-cell office:value-type="float" office:value="0.016666">
                <text:p>0.016666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2206">
                <text:p>0.2206</text:p>
              </table:table-cell>
              <table:table-cell office:value-type="float" office:value="0.00252651">
                <text:p>0.0025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303">
                <text:p>0.13303</text:p>
              </table:table-cell>
              <table:table-cell office:value-type="float" office:value="-0.0393131">
                <text:p>-0.0393131</text:p>
              </table:table-cell>
              <table:table-cell office:value-type="float" office:value="0.130162">
                <text:p>0.130162</text:p>
              </table:table-cell>
              <table:table-cell office:value-type="float" office:value="0.0421906">
                <text:p>0.0421906</text:p>
              </table:table-cell>
              <table:table-cell office:value-type="float" office:value="-0.0650791">
                <text:p>-0.0650791</text:p>
              </table:table-cell>
              <table:table-cell office:value-type="float" office:value="0.0165995">
                <text:p>0.0165995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215228">
                <text:p>0.215228</text:p>
              </table:table-cell>
              <table:table-cell office:value-type="float" office:value="-0.00334055">
                <text:p>-0.0033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7914">
                <text:p>0.117914</text:p>
              </table:table-cell>
              <table:table-cell office:value-type="float" office:value="-0.0287225">
                <text:p>-0.0287225</text:p>
              </table:table-cell>
              <table:table-cell office:value-type="float" office:value="0.11378">
                <text:p>0.11378</text:p>
              </table:table-cell>
              <table:table-cell office:value-type="float" office:value="0.0233789">
                <text:p>0.0233789</text:p>
              </table:table-cell>
              <table:table-cell office:value-type="float" office:value="-0.0646693">
                <text:p>-0.0646693</text:p>
              </table:table-cell>
              <table:table-cell office:value-type="float" office:value="0.016102">
                <text:p>0.016102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214686">
                <text:p>0.214686</text:p>
              </table:table-cell>
              <table:table-cell office:value-type="float" office:value="-0.0113633">
                <text:p>-0.011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7109">
                <text:p>0.107109</text:p>
              </table:table-cell>
              <table:table-cell office:value-type="float" office:value="-0.0117991">
                <text:p>-0.0117991</text:p>
              </table:table-cell>
              <table:table-cell office:value-type="float" office:value="0.102875">
                <text:p>0.102875</text:p>
              </table:table-cell>
              <table:table-cell office:value-type="float" office:value="0.0141514">
                <text:p>0.0141514</text:p>
              </table:table-cell>
              <table:table-cell office:value-type="float" office:value="-0.06556">
                <text:p>-0.06556</text:p>
              </table:table-cell>
              <table:table-cell office:value-type="float" office:value="0.0155865">
                <text:p>0.0155865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21319">
                <text:p>0.21319</text:p>
              </table:table-cell>
              <table:table-cell office:value-type="float" office:value="-0.0198355">
                <text:p>-0.0198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6366">
                <text:p>0.0986366</text:p>
              </table:table-cell>
              <table:table-cell office:value-type="float" office:value="0.00601519">
                <text:p>0.00601519</text:p>
              </table:table-cell>
              <table:table-cell office:value-type="float" office:value="0.0910188">
                <text:p>0.0910188</text:p>
              </table:table-cell>
              <table:table-cell office:value-type="float" office:value="0.00743835">
                <text:p>0.00743835</text:p>
              </table:table-cell>
              <table:table-cell office:value-type="float" office:value="-0.0655031">
                <text:p>-0.0655031</text:p>
              </table:table-cell>
              <table:table-cell office:value-type="float" office:value="0.0159782">
                <text:p>0.0159782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207849">
                <text:p>0.207849</text:p>
              </table:table-cell>
              <table:table-cell office:value-type="float" office:value="-0.0378984">
                <text:p>-0.0378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13803">
                <text:p>0.0813803</text:p>
              </table:table-cell>
              <table:table-cell office:value-type="float" office:value="0.0151678">
                <text:p>0.0151678</text:p>
              </table:table-cell>
              <table:table-cell office:value-type="float" office:value="0.0588606">
                <text:p>0.0588606</text:p>
              </table:table-cell>
              <table:table-cell office:value-type="float" office:value="-0.02258">
                <text:p>-0.02258</text:p>
              </table:table-cell>
              <table:table-cell office:value-type="float" office:value="-0.0657762">
                <text:p>-0.0657762</text:p>
              </table:table-cell>
              <table:table-cell office:value-type="float" office:value="0.015604">
                <text:p>0.015604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207266">
                <text:p>0.207266</text:p>
              </table:table-cell>
              <table:table-cell office:value-type="float" office:value="-0.0563362">
                <text:p>-0.0563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8223">
                <text:p>0.068223</text:p>
              </table:table-cell>
              <table:table-cell office:value-type="float" office:value="0.026857">
                <text:p>0.026857</text:p>
              </table:table-cell>
              <table:table-cell office:value-type="float" office:value="0.0481668">
                <text:p>0.0481668</text:p>
              </table:table-cell>
              <table:table-cell office:value-type="float" office:value="-0.032526">
                <text:p>-0.032526</text:p>
              </table:table-cell>
              <table:table-cell office:value-type="float" office:value="-0.0657068">
                <text:p>-0.0657068</text:p>
              </table:table-cell>
              <table:table-cell office:value-type="float" office:value="0.0158459">
                <text:p>0.0158459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207824">
                <text:p>0.207824</text:p>
              </table:table-cell>
              <table:table-cell office:value-type="float" office:value="-0.0597199">
                <text:p>-0.0597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62418">
                <text:p>0.0162418</text:p>
              </table:table-cell>
              <table:table-cell office:value-type="float" office:value="0.0997066">
                <text:p>0.0997066</text:p>
              </table:table-cell>
              <table:table-cell office:value-type="float" office:value="0.043688">
                <text:p>0.043688</text:p>
              </table:table-cell>
              <table:table-cell office:value-type="float" office:value="-0.034791">
                <text:p>-0.034791</text:p>
              </table:table-cell>
              <table:table-cell office:value-type="float" office:value="-0.0659134">
                <text:p>-0.0659134</text:p>
              </table:table-cell>
              <table:table-cell office:value-type="float" office:value="0.0154996">
                <text:p>0.0154996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204188">
                <text:p>0.204188</text:p>
              </table:table-cell>
              <table:table-cell office:value-type="float" office:value="-0.0742757">
                <text:p>-0.074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867685">
                <text:p>0.00867685</text:p>
              </table:table-cell>
              <table:table-cell office:value-type="float" office:value="0.109714">
                <text:p>0.109714</text:p>
              </table:table-cell>
              <table:table-cell office:value-type="float" office:value="0.0342959">
                <text:p>0.0342959</text:p>
              </table:table-cell>
              <table:table-cell office:value-type="float" office:value="-0.0431773">
                <text:p>-0.0431773</text:p>
              </table:table-cell>
              <table:table-cell office:value-type="float" office:value="-0.0661057">
                <text:p>-0.0661057</text:p>
              </table:table-cell>
              <table:table-cell office:value-type="float" office:value="0.0155474">
                <text:p>0.0155474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0.202711">
                <text:p>0.202711</text:p>
              </table:table-cell>
              <table:table-cell office:value-type="float" office:value="-0.0858846">
                <text:p>-0.0858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60205">
                <text:p>0.00260205</text:p>
              </table:table-cell>
              <table:table-cell office:value-type="float" office:value="0.115711">
                <text:p>0.115711</text:p>
              </table:table-cell>
              <table:table-cell office:value-type="float" office:value="0.0112336">
                <text:p>0.0112336</text:p>
              </table:table-cell>
              <table:table-cell office:value-type="float" office:value="-0.0671645">
                <text:p>-0.0671645</text:p>
              </table:table-cell>
              <table:table-cell office:value-type="float" office:value="-0.0660037">
                <text:p>-0.0660037</text:p>
              </table:table-cell>
              <table:table-cell office:value-type="float" office:value="0.0150393">
                <text:p>0.0150393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0.199725">
                <text:p>0.199725</text:p>
              </table:table-cell>
              <table:table-cell office:value-type="float" office:value="-0.0914434">
                <text:p>-0.0914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55364">
                <text:p>-0.0155364</text:p>
              </table:table-cell>
              <table:table-cell office:value-type="float" office:value="0.138979">
                <text:p>0.138979</text:p>
              </table:table-cell>
              <table:table-cell office:value-type="float" office:value="-0.0232024">
                <text:p>-0.0232024</text:p>
              </table:table-cell>
              <table:table-cell office:value-type="float" office:value="-0.0930395">
                <text:p>-0.0930395</text:p>
              </table:table-cell>
              <table:table-cell office:value-type="float" office:value="-0.0656413">
                <text:p>-0.0656413</text:p>
              </table:table-cell>
              <table:table-cell office:value-type="float" office:value="0.0154142">
                <text:p>0.0154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0.198459">
                <text:p>0.198459</text:p>
              </table:table-cell>
              <table:table-cell office:value-type="float" office:value="-0.101095">
                <text:p>-0.1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86333">
                <text:p>-0.0286333</text:p>
              </table:table-cell>
              <table:table-cell office:value-type="float" office:value="0.150693">
                <text:p>0.150693</text:p>
              </table:table-cell>
              <table:table-cell office:value-type="float" office:value="-0.0298778">
                <text:p>-0.0298778</text:p>
              </table:table-cell>
              <table:table-cell office:value-type="float" office:value="-0.0976144">
                <text:p>-0.0976144</text:p>
              </table:table-cell>
              <table:table-cell office:value-type="float" office:value="-0.0654383">
                <text:p>-0.0654383</text:p>
              </table:table-cell>
              <table:table-cell office:value-type="float" office:value="0.0156048">
                <text:p>0.0156048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0.193241">
                <text:p>0.193241</text:p>
              </table:table-cell>
              <table:table-cell office:value-type="float" office:value="-0.125736">
                <text:p>-0.125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2901">
                <text:p>-0.0302901</text:p>
              </table:table-cell>
              <table:table-cell office:value-type="float" office:value="0.151515">
                <text:p>0.151515</text:p>
              </table:table-cell>
              <table:table-cell office:value-type="float" office:value="-0.0369034">
                <text:p>-0.0369034</text:p>
              </table:table-cell>
              <table:table-cell office:value-type="float" office:value="-0.105608">
                <text:p>-0.105608</text:p>
              </table:table-cell>
              <table:table-cell office:value-type="float" office:value="-0.0656284">
                <text:p>-0.0656284</text:p>
              </table:table-cell>
              <table:table-cell office:value-type="float" office:value="0.0153897">
                <text:p>0.0153897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0.189834">
                <text:p>0.189834</text:p>
              </table:table-cell>
              <table:table-cell office:value-type="float" office:value="-0.13518">
                <text:p>-0.1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56931">
                <text:p>-0.0356931</text:p>
              </table:table-cell>
              <table:table-cell office:value-type="float" office:value="0.156352">
                <text:p>0.156352</text:p>
              </table:table-cell>
              <table:table-cell office:value-type="float" office:value="-0.0502836">
                <text:p>-0.0502836</text:p>
              </table:table-cell>
              <table:table-cell office:value-type="float" office:value="-0.12361">
                <text:p>-0.12361</text:p>
              </table:table-cell>
              <table:table-cell office:value-type="float" office:value="-0.0650195">
                <text:p>-0.0650195</text:p>
              </table:table-cell>
              <table:table-cell office:value-type="float" office:value="0.0156231">
                <text:p>0.0156231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0.188354">
                <text:p>0.188354</text:p>
              </table:table-cell>
              <table:table-cell office:value-type="float" office:value="-0.14689">
                <text:p>-0.1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91376">
                <text:p>-0.0391376</text:p>
              </table:table-cell>
              <table:table-cell office:value-type="float" office:value="0.156695">
                <text:p>0.156695</text:p>
              </table:table-cell>
              <table:table-cell office:value-type="float" office:value="-0.0541992">
                <text:p>-0.0541992</text:p>
              </table:table-cell>
              <table:table-cell office:value-type="float" office:value="-0.13137">
                <text:p>-0.13137</text:p>
              </table:table-cell>
              <table:table-cell office:value-type="float" office:value="-0.0659654">
                <text:p>-0.0659654</text:p>
              </table:table-cell>
              <table:table-cell office:value-type="float" office:value="0.014849">
                <text:p>0.01484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0.188493">
                <text:p>0.188493</text:p>
              </table:table-cell>
              <table:table-cell office:value-type="float" office:value="-0.150796">
                <text:p>-0.15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401094">
                <text:p>-0.0401094</text:p>
              </table:table-cell>
              <table:table-cell office:value-type="float" office:value="0.156609">
                <text:p>0.156609</text:p>
              </table:table-cell>
              <table:table-cell office:value-type="float" office:value="-0.0915167">
                <text:p>-0.0915167</text:p>
              </table:table-cell>
              <table:table-cell office:value-type="float" office:value="-0.169073">
                <text:p>-0.169073</text:p>
              </table:table-cell>
              <table:table-cell office:value-type="float" office:value="-0.0666796">
                <text:p>-0.0666796</text:p>
              </table:table-cell>
              <table:table-cell office:value-type="float" office:value="0.0149246">
                <text:p>0.0149246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0.190013">
                <text:p>0.190013</text:p>
              </table:table-cell>
              <table:table-cell office:value-type="float" office:value="-0.156542">
                <text:p>-0.156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00944">
                <text:p>-0.0400944</text:p>
              </table:table-cell>
              <table:table-cell office:value-type="float" office:value="0.15669">
                <text:p>0.15669</text:p>
              </table:table-cell>
              <table:table-cell office:value-type="float" office:value="-0.0992186">
                <text:p>-0.0992186</text:p>
              </table:table-cell>
              <table:table-cell office:value-type="float" office:value="-0.177291">
                <text:p>-0.177291</text:p>
              </table:table-cell>
              <table:table-cell office:value-type="float" office:value="-0.0668804">
                <text:p>-0.0668804</text:p>
              </table:table-cell>
              <table:table-cell office:value-type="float" office:value="0.0150594">
                <text:p>0.0150594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0.190021">
                <text:p>0.190021</text:p>
              </table:table-cell>
              <table:table-cell office:value-type="float" office:value="-0.157089">
                <text:p>-0.157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04872">
                <text:p>-0.0404872</text:p>
              </table:table-cell>
              <table:table-cell office:value-type="float" office:value="0.156696">
                <text:p>0.156696</text:p>
              </table:table-cell>
              <table:table-cell office:value-type="float" office:value="-0.113157">
                <text:p>-0.113157</text:p>
              </table:table-cell>
              <table:table-cell office:value-type="float" office:value="-0.18939">
                <text:p>-0.18939</text:p>
              </table:table-cell>
              <table:table-cell office:value-type="float" office:value="-0.0671164">
                <text:p>-0.0671164</text:p>
              </table:table-cell>
              <table:table-cell office:value-type="float" office:value="0.0152146">
                <text:p>0.0152146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0.190087">
                <text:p>0.190087</text:p>
              </table:table-cell>
              <table:table-cell office:value-type="float" office:value="-0.157261">
                <text:p>-0.157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15073">
                <text:p>-0.0415073</text:p>
              </table:table-cell>
              <table:table-cell office:value-type="float" office:value="0.156452">
                <text:p>0.156452</text:p>
              </table:table-cell>
              <table:table-cell office:value-type="float" office:value="-0.116187">
                <text:p>-0.116187</text:p>
              </table:table-cell>
              <table:table-cell office:value-type="float" office:value="-0.191943">
                <text:p>-0.191943</text:p>
              </table:table-cell>
              <table:table-cell office:value-type="float" office:value="-0.0674315">
                <text:p>-0.0674315</text:p>
              </table:table-cell>
              <table:table-cell office:value-type="float" office:value="0.0151645">
                <text:p>0.0151645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0.190829">
                <text:p>0.190829</text:p>
              </table:table-cell>
              <table:table-cell office:value-type="float" office:value="-0.158488">
                <text:p>-0.158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198">
                <text:p>-0.12198</text:p>
              </table:table-cell>
              <table:table-cell office:value-type="float" office:value="-0.196404">
                <text:p>-0.196404</text:p>
              </table:table-cell>
              <table:table-cell office:value-type="float" office:value="-0.0676521">
                <text:p>-0.0676521</text:p>
              </table:table-cell>
              <table:table-cell office:value-type="float" office:value="0.0152833">
                <text:p>0.0152833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0.187795">
                <text:p>0.187795</text:p>
              </table:table-cell>
              <table:table-cell office:value-type="float" office:value="-0.15954">
                <text:p>-0.15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6211">
                <text:p>-0.126211</text:p>
              </table:table-cell>
              <table:table-cell office:value-type="float" office:value="-0.198813">
                <text:p>-0.198813</text:p>
              </table:table-cell>
              <table:table-cell office:value-type="float" office:value="-0.0669995">
                <text:p>-0.0669995</text:p>
              </table:table-cell>
              <table:table-cell office:value-type="float" office:value="0.0150535">
                <text:p>0.0150535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0.185832">
                <text:p>0.185832</text:p>
              </table:table-cell>
              <table:table-cell office:value-type="float" office:value="-0.159425">
                <text:p>-0.159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7676">
                <text:p>-0.147676</text:p>
              </table:table-cell>
              <table:table-cell office:value-type="float" office:value="-0.213301">
                <text:p>-0.213301</text:p>
              </table:table-cell>
              <table:table-cell office:value-type="float" office:value="-0.0666361">
                <text:p>-0.0666361</text:p>
              </table:table-cell>
              <table:table-cell office:value-type="float" office:value="0.0148343">
                <text:p>0.0148343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0.177158">
                <text:p>0.177158</text:p>
              </table:table-cell>
              <table:table-cell office:value-type="float" office:value="-0.161565">
                <text:p>-0.161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7563">
                <text:p>-0.177563</text:p>
              </table:table-cell>
              <table:table-cell office:value-type="float" office:value="-0.236558">
                <text:p>-0.236558</text:p>
              </table:table-cell>
              <table:table-cell office:value-type="float" office:value="-0.0660868">
                <text:p>-0.0660868</text:p>
              </table:table-cell>
              <table:table-cell office:value-type="float" office:value="0.0145061">
                <text:p>0.0145061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0.140509">
                <text:p>0.140509</text:p>
              </table:table-cell>
              <table:table-cell office:value-type="float" office:value="-0.161535">
                <text:p>-0.16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1091">
                <text:p>-0.181091</text:p>
              </table:table-cell>
              <table:table-cell office:value-type="float" office:value="-0.23958">
                <text:p>-0.23958</text:p>
              </table:table-cell>
              <table:table-cell office:value-type="float" office:value="-0.0667001">
                <text:p>-0.0667001</text:p>
              </table:table-cell>
              <table:table-cell office:value-type="float" office:value="0.0148245">
                <text:p>0.0148245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0.136437">
                <text:p>0.136437</text:p>
              </table:table-cell>
              <table:table-cell office:value-type="float" office:value="-0.161868">
                <text:p>-0.16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315">
                <text:p>-0.198315</text:p>
              </table:table-cell>
              <table:table-cell office:value-type="float" office:value="-0.25744">
                <text:p>-0.25744</text:p>
              </table:table-cell>
              <table:table-cell office:value-type="float" office:value="-0.0669628">
                <text:p>-0.0669628</text:p>
              </table:table-cell>
              <table:table-cell office:value-type="float" office:value="0.0150257">
                <text:p>0.0150257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0.125339">
                <text:p>0.125339</text:p>
              </table:table-cell>
              <table:table-cell office:value-type="float" office:value="-0.163231">
                <text:p>-0.163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9579">
                <text:p>-0.0669579</text:p>
              </table:table-cell>
              <table:table-cell office:value-type="float" office:value="0.0150412">
                <text:p>0.0150412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0.116765">
                <text:p>0.116765</text:p>
              </table:table-cell>
              <table:table-cell office:value-type="float" office:value="-0.163995">
                <text:p>-0.163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835">
                <text:p>-0.0668835</text:p>
              </table:table-cell>
              <table:table-cell office:value-type="float" office:value="0.0151414">
                <text:p>0.015141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0.106202">
                <text:p>0.106202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7013">
                <text:p>-0.0667013</text:p>
              </table:table-cell>
              <table:table-cell office:value-type="float" office:value="0.0152204">
                <text:p>0.0152204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0.0993688">
                <text:p>0.0993688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981">
                <text:p>-0.0675981</text:p>
              </table:table-cell>
              <table:table-cell office:value-type="float" office:value="0.0157465">
                <text:p>0.0157465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0.0847435">
                <text:p>0.0847435</text:p>
              </table:table-cell>
              <table:table-cell office:value-type="float" office:value="-0.160086">
                <text:p>-0.160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553">
                <text:p>-0.0675553</text:p>
              </table:table-cell>
              <table:table-cell office:value-type="float" office:value="0.0157643">
                <text:p>0.0157643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0.0703165">
                <text:p>0.0703165</text:p>
              </table:table-cell>
              <table:table-cell office:value-type="float" office:value="-0.15922">
                <text:p>-0.1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6556">
                <text:p>-0.0676556</text:p>
              </table:table-cell>
              <table:table-cell office:value-type="float" office:value="0.0156693">
                <text:p>0.0156693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0.0686406">
                <text:p>0.0686406</text:p>
              </table:table-cell>
              <table:table-cell office:value-type="float" office:value="-0.158879">
                <text:p>-0.158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4276">
                <text:p>-0.0674276</text:p>
              </table:table-cell>
              <table:table-cell office:value-type="float" office:value="0.0154103">
                <text:p>0.0154103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0.0647017">
                <text:p>0.0647017</text:p>
              </table:table-cell>
              <table:table-cell office:value-type="float" office:value="-0.159064">
                <text:p>-0.159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5666">
                <text:p>-0.0675666</text:p>
              </table:table-cell>
              <table:table-cell office:value-type="float" office:value="0.0155803">
                <text:p>0.0155803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0.0566903">
                <text:p>0.0566903</text:p>
              </table:table-cell>
              <table:table-cell office:value-type="float" office:value="-0.158339">
                <text:p>-0.15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4761">
                <text:p>-0.0674761</text:p>
              </table:table-cell>
              <table:table-cell office:value-type="float" office:value="0.0154667">
                <text:p>0.0154667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0.0420157">
                <text:p>0.0420157</text:p>
              </table:table-cell>
              <table:table-cell office:value-type="float" office:value="-0.156604">
                <text:p>-0.156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746">
                <text:p>-0.0668746</text:p>
              </table:table-cell>
              <table:table-cell office:value-type="float" office:value="0.0148579">
                <text:p>0.0148579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0.0205308">
                <text:p>0.0205308</text:p>
              </table:table-cell>
              <table:table-cell office:value-type="float" office:value="-0.155136">
                <text:p>-0.155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836">
                <text:p>-0.0662836</text:p>
              </table:table-cell>
              <table:table-cell office:value-type="float" office:value="0.0143286">
                <text:p>0.0143286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0.0164967">
                <text:p>0.0164967</text:p>
              </table:table-cell>
              <table:table-cell office:value-type="float" office:value="-0.155219">
                <text:p>-0.155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3242">
                <text:p>-0.0663242</text:p>
              </table:table-cell>
              <table:table-cell office:value-type="float" office:value="0.0142969">
                <text:p>0.0142969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0.000223492">
                <text:p>0.000223492</text:p>
              </table:table-cell>
              <table:table-cell office:value-type="float" office:value="-0.155273">
                <text:p>-0.155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795">
                <text:p>-0.0666795</text:p>
              </table:table-cell>
              <table:table-cell office:value-type="float" office:value="0.0143209">
                <text:p>0.0143209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-0.00360449">
                <text:p>-0.00360449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8574">
                <text:p>-0.0668574</text:p>
              </table:table-cell>
              <table:table-cell office:value-type="float" office:value="0.0143544">
                <text:p>0.014354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-0.00564265">
                <text:p>-0.00564265</text:p>
              </table:table-cell>
              <table:table-cell office:value-type="float" office:value="-0.153696">
                <text:p>-0.15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1487">
                <text:p>-0.0661487</text:p>
              </table:table-cell>
              <table:table-cell office:value-type="float" office:value="0.0144603">
                <text:p>0.0144603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-0.0221711">
                <text:p>-0.0221711</text:p>
              </table:table-cell>
              <table:table-cell office:value-type="float" office:value="-0.147603">
                <text:p>-0.147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353">
                <text:p>-0.0662353</text:p>
              </table:table-cell>
              <table:table-cell office:value-type="float" office:value="0.0142299">
                <text:p>0.0142299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-0.0398956">
                <text:p>-0.0398956</text:p>
              </table:table-cell>
              <table:table-cell office:value-type="float" office:value="-0.141876">
                <text:p>-0.141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0834">
                <text:p>-0.0660834</text:p>
              </table:table-cell>
              <table:table-cell office:value-type="float" office:value="0.014726">
                <text:p>0.014726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-0.0487657">
                <text:p>-0.0487657</text:p>
              </table:table-cell>
              <table:table-cell office:value-type="float" office:value="-0.141943">
                <text:p>-0.141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6222">
                <text:p>-0.0666222</text:p>
              </table:table-cell>
              <table:table-cell office:value-type="float" office:value="0.0145424">
                <text:p>0.0145424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-0.0522708">
                <text:p>-0.0522708</text:p>
              </table:table-cell>
              <table:table-cell office:value-type="float" office:value="-0.141493">
                <text:p>-0.141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104">
                <text:p>-0.0662104</text:p>
              </table:table-cell>
              <table:table-cell office:value-type="float" office:value="0.0144099">
                <text:p>0.0144099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-0.0688658">
                <text:p>-0.0688658</text:p>
              </table:table-cell>
              <table:table-cell office:value-type="float" office:value="-0.13729">
                <text:p>-0.13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2612">
                <text:p>-0.0662612</text:p>
              </table:table-cell>
              <table:table-cell office:value-type="float" office:value="0.0144248">
                <text:p>0.0144248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-0.078033">
                <text:p>-0.078033</text:p>
              </table:table-cell>
              <table:table-cell office:value-type="float" office:value="-0.135012">
                <text:p>-0.135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60659">
                <text:p>-0.0660659</text:p>
              </table:table-cell>
              <table:table-cell office:value-type="float" office:value="0.0148">
                <text:p>0.0148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-0.079815">
                <text:p>-0.079815</text:p>
              </table:table-cell>
              <table:table-cell office:value-type="float" office:value="-0.134957">
                <text:p>-0.134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-0.0826134">
                <text:p>-0.0826134</text:p>
              </table:table-cell>
              <table:table-cell office:value-type="float" office:value="-0.133245">
                <text:p>-0.133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-0.083759">
                <text:p>-0.083759</text:p>
              </table:table-cell>
              <table:table-cell office:value-type="float" office:value="-0.133771">
                <text:p>-0.133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-0.0913775">
                <text:p>-0.0913775</text:p>
              </table:table-cell>
              <table:table-cell office:value-type="float" office:value="-0.132133">
                <text:p>-0.13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-0.0938338">
                <text:p>-0.0938338</text:p>
              </table:table-cell>
              <table:table-cell office:value-type="float" office:value="-0.131037">
                <text:p>-0.131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-0.0944858">
                <text:p>-0.0944858</text:p>
              </table:table-cell>
              <table:table-cell office:value-type="float" office:value="-0.130991">
                <text:p>-0.130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-0.095489">
                <text:p>-0.095489</text:p>
              </table:table-cell>
              <table:table-cell office:value-type="float" office:value="-0.130567">
                <text:p>-0.130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-0.097229">
                <text:p>-0.097229</text:p>
              </table:table-cell>
              <table:table-cell office:value-type="float" office:value="-0.129729">
                <text:p>-0.129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-0.0997512">
                <text:p>-0.0997512</text:p>
              </table:table-cell>
              <table:table-cell office:value-type="float" office:value="-0.117932">
                <text:p>-0.117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-0.101992">
                <text:p>-0.101992</text:p>
              </table:table-cell>
              <table:table-cell office:value-type="float" office:value="-0.111786">
                <text:p>-0.11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-0.102488">
                <text:p>-0.102488</text:p>
              </table:table-cell>
              <table:table-cell office:value-type="float" office:value="-0.105032">
                <text:p>-0.105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-0.103842">
                <text:p>-0.103842</text:p>
              </table:table-cell>
              <table:table-cell office:value-type="float" office:value="-0.0736417">
                <text:p>-0.073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-0.103311">
                <text:p>-0.103311</text:p>
              </table:table-cell>
              <table:table-cell office:value-type="float" office:value="-0.0677832">
                <text:p>-0.0677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-0.10085">
                <text:p>-0.10085</text:p>
              </table:table-cell>
              <table:table-cell office:value-type="float" office:value="-0.0548162">
                <text:p>-0.0548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-0.102296">
                <text:p>-0.102296</text:p>
              </table:table-cell>
              <table:table-cell office:value-type="float" office:value="-0.0456765">
                <text:p>-0.0456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-0.10298">
                <text:p>-0.10298</text:p>
              </table:table-cell>
              <table:table-cell office:value-type="float" office:value="-0.0442271">
                <text:p>-0.0442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24">
                <text:p>-0.103024</text:p>
              </table:table-cell>
              <table:table-cell office:value-type="float" office:value="-0.0390395">
                <text:p>-0.039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286">
                <text:p>-0.102286</text:p>
              </table:table-cell>
              <table:table-cell office:value-type="float" office:value="-0.0215995">
                <text:p>-0.0215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02">
                <text:p>-0.103002</text:p>
              </table:table-cell>
              <table:table-cell office:value-type="float" office:value="-0.0138409">
                <text:p>-0.0138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932">
                <text:p>-0.103932</text:p>
              </table:table-cell>
              <table:table-cell office:value-type="float" office:value="-0.00550877">
                <text:p>-0.00550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45">
                <text:p>-0.10345</text:p>
              </table:table-cell>
              <table:table-cell office:value-type="float" office:value="0.00283826">
                <text:p>0.00283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8411">
                <text:p>-0.0978411</text:p>
              </table:table-cell>
              <table:table-cell office:value-type="float" office:value="0.0314416">
                <text:p>0.031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788cm" svg:y="1.054cm" svg:width="10.8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0127267">
                <text:p>0.00127267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359487">
                <text:p>-0.035948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423732">
                <text:p>0.00042373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00878361">
                <text:p>0.000878361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939">
                <text:p>0.901939</text:p>
              </table:table-cell>
              <table:table-cell office:value-type="float" office:value="0.0357882">
                <text:p>0.0357882</text:p>
              </table:table-cell>
              <table:table-cell office:value-type="float" office:value="0.92854">
                <text:p>0.92854</text:p>
              </table:table-cell>
              <table:table-cell office:value-type="float" office:value="-0.0681482">
                <text:p>-0.0681482</text:p>
              </table:table-cell>
              <table:table-cell office:value-type="float" office:value="0.87567">
                <text:p>0.87567</text:p>
              </table:table-cell>
              <table:table-cell office:value-type="float" office:value="-0.0143665">
                <text:p>-0.014366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45176">
                <text:p>0.945176</text:p>
              </table:table-cell>
              <table:table-cell office:value-type="float" office:value="0.0259666">
                <text:p>0.0259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1509">
                <text:p>0.871509</text:p>
              </table:table-cell>
              <table:table-cell office:value-type="float" office:value="0.0471383">
                <text:p>0.0471383</text:p>
              </table:table-cell>
              <table:table-cell office:value-type="float" office:value="0.829294">
                <text:p>0.829294</text:p>
              </table:table-cell>
              <table:table-cell office:value-type="float" office:value="-0.0583127">
                <text:p>-0.0583127</text:p>
              </table:table-cell>
              <table:table-cell office:value-type="float" office:value="0.867103">
                <text:p>0.867103</text:p>
              </table:table-cell>
              <table:table-cell office:value-type="float" office:value="0.00476256">
                <text:p>0.0047625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828245">
                <text:p>0.828245</text:p>
              </table:table-cell>
              <table:table-cell office:value-type="float" office:value="0.0686325">
                <text:p>0.0686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002">
                <text:p>0.71002</text:p>
              </table:table-cell>
              <table:table-cell office:value-type="float" office:value="0.0995566">
                <text:p>0.0995566</text:p>
              </table:table-cell>
              <table:table-cell office:value-type="float" office:value="0.820133">
                <text:p>0.820133</text:p>
              </table:table-cell>
              <table:table-cell office:value-type="float" office:value="0.00274046">
                <text:p>0.00274046</text:p>
              </table:table-cell>
              <table:table-cell office:value-type="float" office:value="0.849836">
                <text:p>0.849836</text:p>
              </table:table-cell>
              <table:table-cell office:value-type="float" office:value="0.00218897">
                <text:p>0.00218897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796137">
                <text:p>0.796137</text:p>
              </table:table-cell>
              <table:table-cell office:value-type="float" office:value="0.091748">
                <text:p>0.091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7465">
                <text:p>0.697465</text:p>
              </table:table-cell>
              <table:table-cell office:value-type="float" office:value="0.105421">
                <text:p>0.105421</text:p>
              </table:table-cell>
              <table:table-cell office:value-type="float" office:value="0.813376">
                <text:p>0.813376</text:p>
              </table:table-cell>
              <table:table-cell office:value-type="float" office:value="-0.0258803">
                <text:p>-0.0258803</text:p>
              </table:table-cell>
              <table:table-cell office:value-type="float" office:value="0.781837">
                <text:p>0.781837</text:p>
              </table:table-cell>
              <table:table-cell office:value-type="float" office:value="0.00188446">
                <text:p>0.00188446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742911">
                <text:p>0.742911</text:p>
              </table:table-cell>
              <table:table-cell office:value-type="float" office:value="0.113147">
                <text:p>0.113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826">
                <text:p>0.618826</text:p>
              </table:table-cell>
              <table:table-cell office:value-type="float" office:value="0.130768">
                <text:p>0.130768</text:p>
              </table:table-cell>
              <table:table-cell office:value-type="float" office:value="0.779074">
                <text:p>0.779074</text:p>
              </table:table-cell>
              <table:table-cell office:value-type="float" office:value="-0.0117712">
                <text:p>-0.0117712</text:p>
              </table:table-cell>
              <table:table-cell office:value-type="float" office:value="0.692306">
                <text:p>0.692306</text:p>
              </table:table-cell>
              <table:table-cell office:value-type="float" office:value="0.00154939">
                <text:p>0.001549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686178">
                <text:p>0.686178</text:p>
              </table:table-cell>
              <table:table-cell office:value-type="float" office:value="0.137743">
                <text:p>0.137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569">
                <text:p>0.49569</text:p>
              </table:table-cell>
              <table:table-cell office:value-type="float" office:value="0.173881">
                <text:p>0.173881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604677">
                <text:p>-0.00604677</text:p>
              </table:table-cell>
              <table:table-cell office:value-type="float" office:value="0.657905">
                <text:p>0.657905</text:p>
              </table:table-cell>
              <table:table-cell office:value-type="float" office:value="0.00143997">
                <text:p>0.00143997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642289">
                <text:p>0.642289</text:p>
              </table:table-cell>
              <table:table-cell office:value-type="float" office:value="0.15301">
                <text:p>0.15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7725">
                <text:p>0.487725</text:p>
              </table:table-cell>
              <table:table-cell office:value-type="float" office:value="0.172773">
                <text:p>0.172773</text:p>
              </table:table-cell>
              <table:table-cell office:value-type="float" office:value="0.728531">
                <text:p>0.728531</text:p>
              </table:table-cell>
              <table:table-cell office:value-type="float" office:value="0.00747495">
                <text:p>0.00747495</text:p>
              </table:table-cell>
              <table:table-cell office:value-type="float" office:value="0.651094">
                <text:p>0.651094</text:p>
              </table:table-cell>
              <table:table-cell office:value-type="float" office:value="0.00147638">
                <text:p>0.00147638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614866">
                <text:p>0.614866</text:p>
              </table:table-cell>
              <table:table-cell office:value-type="float" office:value="0.164607">
                <text:p>0.16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1065">
                <text:p>0.431065</text:p>
              </table:table-cell>
              <table:table-cell office:value-type="float" office:value="0.187224">
                <text:p>0.187224</text:p>
              </table:table-cell>
              <table:table-cell office:value-type="float" office:value="0.692117">
                <text:p>0.692117</text:p>
              </table:table-cell>
              <table:table-cell office:value-type="float" office:value="0.0223395">
                <text:p>0.0223395</text:p>
              </table:table-cell>
              <table:table-cell office:value-type="float" office:value="0.588326">
                <text:p>0.588326</text:p>
              </table:table-cell>
              <table:table-cell office:value-type="float" office:value="0.0105498">
                <text:p>0.0105498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590677">
                <text:p>0.590677</text:p>
              </table:table-cell>
              <table:table-cell office:value-type="float" office:value="0.175053">
                <text:p>0.175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416">
                <text:p>0.416416</text:p>
              </table:table-cell>
              <table:table-cell office:value-type="float" office:value="0.193258">
                <text:p>0.193258</text:p>
              </table:table-cell>
              <table:table-cell office:value-type="float" office:value="0.662173">
                <text:p>0.662173</text:p>
              </table:table-cell>
              <table:table-cell office:value-type="float" office:value="0.0294705">
                <text:p>0.0294705</text:p>
              </table:table-cell>
              <table:table-cell office:value-type="float" office:value="0.581873">
                <text:p>0.581873</text:p>
              </table:table-cell>
              <table:table-cell office:value-type="float" office:value="0.00178982">
                <text:p>0.00178982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531684">
                <text:p>0.531684</text:p>
              </table:table-cell>
              <table:table-cell office:value-type="float" office:value="0.200602">
                <text:p>0.200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9895">
                <text:p>0.389895</text:p>
              </table:table-cell>
              <table:table-cell office:value-type="float" office:value="0.199443">
                <text:p>0.199443</text:p>
              </table:table-cell>
              <table:table-cell office:value-type="float" office:value="0.647727">
                <text:p>0.647727</text:p>
              </table:table-cell>
              <table:table-cell office:value-type="float" office:value="0.0425684">
                <text:p>0.0425684</text:p>
              </table:table-cell>
              <table:table-cell office:value-type="float" office:value="0.524058">
                <text:p>0.524058</text:p>
              </table:table-cell>
              <table:table-cell office:value-type="float" office:value="0.0028861">
                <text:p>0.0028861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47839">
                <text:p>0.47839</text:p>
              </table:table-cell>
              <table:table-cell office:value-type="float" office:value="0.223506">
                <text:p>0.223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271">
                <text:p>0.334271</text:p>
              </table:table-cell>
              <table:table-cell office:value-type="float" office:value="0.210133">
                <text:p>0.210133</text:p>
              </table:table-cell>
              <table:table-cell office:value-type="float" office:value="0.624156">
                <text:p>0.624156</text:p>
              </table:table-cell>
              <table:table-cell office:value-type="float" office:value="0.047488">
                <text:p>0.047488</text:p>
              </table:table-cell>
              <table:table-cell office:value-type="float" office:value="0.514832">
                <text:p>0.514832</text:p>
              </table:table-cell>
              <table:table-cell office:value-type="float" office:value="0.00143366">
                <text:p>0.00143366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440192">
                <text:p>0.440192</text:p>
              </table:table-cell>
              <table:table-cell office:value-type="float" office:value="0.239277">
                <text:p>0.239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8378">
                <text:p>0.258378</text:p>
              </table:table-cell>
              <table:table-cell office:value-type="float" office:value="0.217421">
                <text:p>0.217421</text:p>
              </table:table-cell>
              <table:table-cell office:value-type="float" office:value="0.592944">
                <text:p>0.592944</text:p>
              </table:table-cell>
              <table:table-cell office:value-type="float" office:value="0.06127">
                <text:p>0.06127</text:p>
              </table:table-cell>
              <table:table-cell office:value-type="float" office:value="0.474909">
                <text:p>0.474909</text:p>
              </table:table-cell>
              <table:table-cell office:value-type="float" office:value="0.00124375">
                <text:p>0.00124375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403373">
                <text:p>0.403373</text:p>
              </table:table-cell>
              <table:table-cell office:value-type="float" office:value="0.253404">
                <text:p>0.253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9768">
                <text:p>0.249768</text:p>
              </table:table-cell>
              <table:table-cell office:value-type="float" office:value="0.220474">
                <text:p>0.220474</text:p>
              </table:table-cell>
              <table:table-cell office:value-type="float" office:value="0.571374">
                <text:p>0.571374</text:p>
              </table:table-cell>
              <table:table-cell office:value-type="float" office:value="0.067938">
                <text:p>0.067938</text:p>
              </table:table-cell>
              <table:table-cell office:value-type="float" office:value="0.426674">
                <text:p>0.426674</text:p>
              </table:table-cell>
              <table:table-cell office:value-type="float" office:value="0.000959429">
                <text:p>0.000959429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364418">
                <text:p>0.364418</text:p>
              </table:table-cell>
              <table:table-cell office:value-type="float" office:value="0.279403">
                <text:p>0.279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768">
                <text:p>0.21768</text:p>
              </table:table-cell>
              <table:table-cell office:value-type="float" office:value="0.220764">
                <text:p>0.220764</text:p>
              </table:table-cell>
              <table:table-cell office:value-type="float" office:value="0.523056">
                <text:p>0.523056</text:p>
              </table:table-cell>
              <table:table-cell office:value-type="float" office:value="0.0886709">
                <text:p>0.0886709</text:p>
              </table:table-cell>
              <table:table-cell office:value-type="float" office:value="0.40731">
                <text:p>0.40731</text:p>
              </table:table-cell>
              <table:table-cell office:value-type="float" office:value="0.00112967">
                <text:p>0.00112967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359717">
                <text:p>0.359717</text:p>
              </table:table-cell>
              <table:table-cell office:value-type="float" office:value="0.268475">
                <text:p>0.26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3574">
                <text:p>0.183574</text:p>
              </table:table-cell>
              <table:table-cell office:value-type="float" office:value="0.2167">
                <text:p>0.2167</text:p>
              </table:table-cell>
              <table:table-cell office:value-type="float" office:value="0.511541">
                <text:p>0.511541</text:p>
              </table:table-cell>
              <table:table-cell office:value-type="float" office:value="0.0854587">
                <text:p>0.0854587</text:p>
              </table:table-cell>
              <table:table-cell office:value-type="float" office:value="0.394613">
                <text:p>0.394613</text:p>
              </table:table-cell>
              <table:table-cell office:value-type="float" office:value="0.000977206">
                <text:p>0.000977206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326522">
                <text:p>0.326522</text:p>
              </table:table-cell>
              <table:table-cell office:value-type="float" office:value="0.275528">
                <text:p>0.275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7265">
                <text:p>0.177265</text:p>
              </table:table-cell>
              <table:table-cell office:value-type="float" office:value="0.215988">
                <text:p>0.215988</text:p>
              </table:table-cell>
              <table:table-cell office:value-type="float" office:value="0.486092">
                <text:p>0.486092</text:p>
              </table:table-cell>
              <table:table-cell office:value-type="float" office:value="0.0953839">
                <text:p>0.0953839</text:p>
              </table:table-cell>
              <table:table-cell office:value-type="float" office:value="0.367079">
                <text:p>0.367079</text:p>
              </table:table-cell>
              <table:table-cell office:value-type="float" office:value="0.000852963">
                <text:p>0.000852963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294019">
                <text:p>0.294019</text:p>
              </table:table-cell>
              <table:table-cell office:value-type="float" office:value="0.274915">
                <text:p>0.274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2927">
                <text:p>0.162927</text:p>
              </table:table-cell>
              <table:table-cell office:value-type="float" office:value="0.211468">
                <text:p>0.211468</text:p>
              </table:table-cell>
              <table:table-cell office:value-type="float" office:value="0.467674">
                <text:p>0.467674</text:p>
              </table:table-cell>
              <table:table-cell office:value-type="float" office:value="0.101118">
                <text:p>0.101118</text:p>
              </table:table-cell>
              <table:table-cell office:value-type="float" office:value="0.309088">
                <text:p>0.309088</text:p>
              </table:table-cell>
              <table:table-cell office:value-type="float" office:value="-0.00362254">
                <text:p>-0.00362254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267269">
                <text:p>0.267269</text:p>
              </table:table-cell>
              <table:table-cell office:value-type="float" office:value="0.270054">
                <text:p>0.27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4226">
                <text:p>0.144226</text:p>
              </table:table-cell>
              <table:table-cell office:value-type="float" office:value="0.189161">
                <text:p>0.189161</text:p>
              </table:table-cell>
              <table:table-cell office:value-type="float" office:value="0.441413">
                <text:p>0.441413</text:p>
              </table:table-cell>
              <table:table-cell office:value-type="float" office:value="0.104645">
                <text:p>0.104645</text:p>
              </table:table-cell>
              <table:table-cell office:value-type="float" office:value="0.305854">
                <text:p>0.305854</text:p>
              </table:table-cell>
              <table:table-cell office:value-type="float" office:value="0.00252783">
                <text:p>0.00252783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239813">
                <text:p>0.239813</text:p>
              </table:table-cell>
              <table:table-cell office:value-type="float" office:value="0.276949">
                <text:p>0.276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7034">
                <text:p>0.137034</text:p>
              </table:table-cell>
              <table:table-cell office:value-type="float" office:value="0.186394">
                <text:p>0.186394</text:p>
              </table:table-cell>
              <table:table-cell office:value-type="float" office:value="0.435057">
                <text:p>0.435057</text:p>
              </table:table-cell>
              <table:table-cell office:value-type="float" office:value="0.111831">
                <text:p>0.111831</text:p>
              </table:table-cell>
              <table:table-cell office:value-type="float" office:value="0.299785">
                <text:p>0.299785</text:p>
              </table:table-cell>
              <table:table-cell office:value-type="float" office:value="0.000241023">
                <text:p>0.000241023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233632">
                <text:p>0.233632</text:p>
              </table:table-cell>
              <table:table-cell office:value-type="float" office:value="0.26018">
                <text:p>0.26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7509">
                <text:p>0.117509</text:p>
              </table:table-cell>
              <table:table-cell office:value-type="float" office:value="0.160752">
                <text:p>0.160752</text:p>
              </table:table-cell>
              <table:table-cell office:value-type="float" office:value="0.418863">
                <text:p>0.418863</text:p>
              </table:table-cell>
              <table:table-cell office:value-type="float" office:value="0.119349">
                <text:p>0.119349</text:p>
              </table:table-cell>
              <table:table-cell office:value-type="float" office:value="0.281879">
                <text:p>0.281879</text:p>
              </table:table-cell>
              <table:table-cell office:value-type="float" office:value="0.000251551">
                <text:p>0.000251551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204403">
                <text:p>0.204403</text:p>
              </table:table-cell>
              <table:table-cell office:value-type="float" office:value="0.246586">
                <text:p>0.246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0781">
                <text:p>0.0990781</text:p>
              </table:table-cell>
              <table:table-cell office:value-type="float" office:value="0.142795">
                <text:p>0.142795</text:p>
              </table:table-cell>
              <table:table-cell office:value-type="float" office:value="0.39845">
                <text:p>0.39845</text:p>
              </table:table-cell>
              <table:table-cell office:value-type="float" office:value="0.124489">
                <text:p>0.124489</text:p>
              </table:table-cell>
              <table:table-cell office:value-type="float" office:value="0.254754">
                <text:p>0.254754</text:p>
              </table:table-cell>
              <table:table-cell office:value-type="float" office:value="0.000133478">
                <text:p>0.000133478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18585">
                <text:p>0.18585</text:p>
              </table:table-cell>
              <table:table-cell office:value-type="float" office:value="0.245702">
                <text:p>0.245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72481">
                <text:p>0.0972481</text:p>
              </table:table-cell>
              <table:table-cell office:value-type="float" office:value="0.137135">
                <text:p>0.137135</text:p>
              </table:table-cell>
              <table:table-cell office:value-type="float" office:value="0.374587">
                <text:p>0.374587</text:p>
              </table:table-cell>
              <table:table-cell office:value-type="float" office:value="0.137339">
                <text:p>0.137339</text:p>
              </table:table-cell>
              <table:table-cell office:value-type="float" office:value="0.229309">
                <text:p>0.229309</text:p>
              </table:table-cell>
              <table:table-cell office:value-type="float" office:value="0.000298235">
                <text:p>0.000298235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178532">
                <text:p>0.178532</text:p>
              </table:table-cell>
              <table:table-cell office:value-type="float" office:value="0.234696">
                <text:p>0.234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4737">
                <text:p>0.0834737</text:p>
              </table:table-cell>
              <table:table-cell office:value-type="float" office:value="0.127279">
                <text:p>0.127279</text:p>
              </table:table-cell>
              <table:table-cell office:value-type="float" office:value="0.367358">
                <text:p>0.367358</text:p>
              </table:table-cell>
              <table:table-cell office:value-type="float" office:value="0.133655">
                <text:p>0.133655</text:p>
              </table:table-cell>
              <table:table-cell office:value-type="float" office:value="0.199414">
                <text:p>0.199414</text:p>
              </table:table-cell>
              <table:table-cell office:value-type="float" office:value="NaN">
                <text:p>NaN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166794">
                <text:p>0.166794</text:p>
              </table:table-cell>
              <table:table-cell office:value-type="float" office:value="0.230923">
                <text:p>0.230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52531">
                <text:p>0.0752531</text:p>
              </table:table-cell>
              <table:table-cell office:value-type="float" office:value="0.117616">
                <text:p>0.117616</text:p>
              </table:table-cell>
              <table:table-cell office:value-type="float" office:value="0.35649">
                <text:p>0.35649</text:p>
              </table:table-cell>
              <table:table-cell office:value-type="float" office:value="0.137648">
                <text:p>0.137648</text:p>
              </table:table-cell>
              <table:table-cell office:value-type="float" office:value="0.187606">
                <text:p>0.187606</text:p>
              </table:table-cell>
              <table:table-cell office:value-type="float" office:value="0.000325825">
                <text:p>0.00032582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147771">
                <text:p>0.147771</text:p>
              </table:table-cell>
              <table:table-cell office:value-type="float" office:value="0.2109">
                <text:p>0.2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3966">
                <text:p>0.0703966</text:p>
              </table:table-cell>
              <table:table-cell office:value-type="float" office:value="0.111432">
                <text:p>0.111432</text:p>
              </table:table-cell>
              <table:table-cell office:value-type="float" office:value="0.331075">
                <text:p>0.331075</text:p>
              </table:table-cell>
              <table:table-cell office:value-type="float" office:value="0.146245">
                <text:p>0.146245</text:p>
              </table:table-cell>
              <table:table-cell office:value-type="float" office:value="0.178225">
                <text:p>0.178225</text:p>
              </table:table-cell>
              <table:table-cell office:value-type="float" office:value="-0.000353455">
                <text:p>-0.000353455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141879">
                <text:p>0.141879</text:p>
              </table:table-cell>
              <table:table-cell office:value-type="float" office:value="0.214905">
                <text:p>0.214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12729">
                <text:p>0.0612729</text:p>
              </table:table-cell>
              <table:table-cell office:value-type="float" office:value="0.0977993">
                <text:p>0.0977993</text:p>
              </table:table-cell>
              <table:table-cell office:value-type="float" office:value="0.310014">
                <text:p>0.310014</text:p>
              </table:table-cell>
              <table:table-cell office:value-type="float" office:value="0.16097">
                <text:p>0.16097</text:p>
              </table:table-cell>
              <table:table-cell office:value-type="float" office:value="0.168947">
                <text:p>0.168947</text:p>
              </table:table-cell>
              <table:table-cell office:value-type="float" office:value="-0.000198907">
                <text:p>-0.000198907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120781">
                <text:p>0.120781</text:p>
              </table:table-cell>
              <table:table-cell office:value-type="float" office:value="0.19325">
                <text:p>0.19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4248">
                <text:p>0.0544248</text:p>
              </table:table-cell>
              <table:table-cell office:value-type="float" office:value="0.0865721">
                <text:p>0.0865721</text:p>
              </table:table-cell>
              <table:table-cell office:value-type="float" office:value="0.305393">
                <text:p>0.305393</text:p>
              </table:table-cell>
              <table:table-cell office:value-type="float" office:value="0.153073">
                <text:p>0.153073</text:p>
              </table:table-cell>
              <table:table-cell office:value-type="float" office:value="0.15755">
                <text:p>0.15755</text:p>
              </table:table-cell>
              <table:table-cell office:value-type="float" office:value="-0.000914077">
                <text:p>-0.000914077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114516">
                <text:p>0.114516</text:p>
              </table:table-cell>
              <table:table-cell office:value-type="float" office:value="0.193712">
                <text:p>0.1937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0248">
                <text:p>0.0380248</text:p>
              </table:table-cell>
              <table:table-cell office:value-type="float" office:value="0.0392492">
                <text:p>0.0392492</text:p>
              </table:table-cell>
              <table:table-cell office:value-type="float" office:value="0.291873">
                <text:p>0.291873</text:p>
              </table:table-cell>
              <table:table-cell office:value-type="float" office:value="0.160842">
                <text:p>0.160842</text:p>
              </table:table-cell>
              <table:table-cell office:value-type="float" office:value="0.152876">
                <text:p>0.152876</text:p>
              </table:table-cell>
              <table:table-cell office:value-type="float" office:value="-0.000451488">
                <text:p>-0.000451488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109793">
                <text:p>0.109793</text:p>
              </table:table-cell>
              <table:table-cell office:value-type="float" office:value="0.152649">
                <text:p>0.152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60515">
                <text:p>0.0360515</text:p>
              </table:table-cell>
              <table:table-cell office:value-type="float" office:value="0.0271802">
                <text:p>0.0271802</text:p>
              </table:table-cell>
              <table:table-cell office:value-type="float" office:value="0.279488">
                <text:p>0.279488</text:p>
              </table:table-cell>
              <table:table-cell office:value-type="float" office:value="0.158912">
                <text:p>0.158912</text:p>
              </table:table-cell>
              <table:table-cell office:value-type="float" office:value="0.138016">
                <text:p>0.138016</text:p>
              </table:table-cell>
              <table:table-cell office:value-type="float" office:value="-0.000536758">
                <text:p>-0.000536758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106886">
                <text:p>0.106886</text:p>
              </table:table-cell>
              <table:table-cell office:value-type="float" office:value="0.174418">
                <text:p>0.174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48437">
                <text:p>0.0348437</text:p>
              </table:table-cell>
              <table:table-cell office:value-type="float" office:value="0.0269506">
                <text:p>0.0269506</text:p>
              </table:table-cell>
              <table:table-cell office:value-type="float" office:value="0.271574">
                <text:p>0.271574</text:p>
              </table:table-cell>
              <table:table-cell office:value-type="float" office:value="0.167301">
                <text:p>0.167301</text:p>
              </table:table-cell>
              <table:table-cell office:value-type="float" office:value="0.1233">
                <text:p>0.1233</text:p>
              </table:table-cell>
              <table:table-cell office:value-type="float" office:value="-0.000296538">
                <text:p>-0.000296538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0945886">
                <text:p>0.0945886</text:p>
              </table:table-cell>
              <table:table-cell office:value-type="float" office:value="0.156556">
                <text:p>0.156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428">
                <text:p>0.0283428</text:p>
              </table:table-cell>
              <table:table-cell office:value-type="float" office:value="0.0110328">
                <text:p>0.0110328</text:p>
              </table:table-cell>
              <table:table-cell office:value-type="float" office:value="0.263226">
                <text:p>0.263226</text:p>
              </table:table-cell>
              <table:table-cell office:value-type="float" office:value="0.167013">
                <text:p>0.167013</text:p>
              </table:table-cell>
              <table:table-cell office:value-type="float" office:value="0.112494">
                <text:p>0.112494</text:p>
              </table:table-cell>
              <table:table-cell office:value-type="float" office:value="0.00497762">
                <text:p>0.00497762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0.0817146">
                <text:p>0.0817146</text:p>
              </table:table-cell>
              <table:table-cell office:value-type="float" office:value="0.133798">
                <text:p>0.1337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6465">
                <text:p>0.0256465</text:p>
              </table:table-cell>
              <table:table-cell office:value-type="float" office:value="0.0108528">
                <text:p>0.0108528</text:p>
              </table:table-cell>
              <table:table-cell office:value-type="float" office:value="0.232351">
                <text:p>0.232351</text:p>
              </table:table-cell>
              <table:table-cell office:value-type="float" office:value="0.175534">
                <text:p>0.175534</text:p>
              </table:table-cell>
              <table:table-cell office:value-type="float" office:value="0.111405">
                <text:p>0.111405</text:p>
              </table:table-cell>
              <table:table-cell office:value-type="float" office:value="-0.000323208">
                <text:p>-0.000323208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0.0784802">
                <text:p>0.0784802</text:p>
              </table:table-cell>
              <table:table-cell office:value-type="float" office:value="0.0224145">
                <text:p>0.0224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09">
                <text:p>0.02509</text:p>
              </table:table-cell>
              <table:table-cell office:value-type="float" office:value="0.00122055">
                <text:p>0.00122055</text:p>
              </table:table-cell>
              <table:table-cell office:value-type="float" office:value="0.219281">
                <text:p>0.219281</text:p>
              </table:table-cell>
              <table:table-cell office:value-type="float" office:value="0.179497">
                <text:p>0.179497</text:p>
              </table:table-cell>
              <table:table-cell office:value-type="float" office:value="0.104643">
                <text:p>0.104643</text:p>
              </table:table-cell>
              <table:table-cell office:value-type="float" office:value="0.00127429">
                <text:p>0.0012742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0.0774465">
                <text:p>0.0774465</text:p>
              </table:table-cell>
              <table:table-cell office:value-type="float" office:value="0.120288">
                <text:p>0.120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5826">
                <text:p>0.0215826</text:p>
              </table:table-cell>
              <table:table-cell office:value-type="float" office:value="-0.00202824">
                <text:p>-0.00202824</text:p>
              </table:table-cell>
              <table:table-cell office:value-type="float" office:value="0.211305">
                <text:p>0.211305</text:p>
              </table:table-cell>
              <table:table-cell office:value-type="float" office:value="0.18768">
                <text:p>0.18768</text:p>
              </table:table-cell>
              <table:table-cell office:value-type="float" office:value="0.100643">
                <text:p>0.100643</text:p>
              </table:table-cell>
              <table:table-cell office:value-type="float" office:value="0.000738987">
                <text:p>0.000738987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0.0705328">
                <text:p>0.0705328</text:p>
              </table:table-cell>
              <table:table-cell office:value-type="float" office:value="0.112782">
                <text:p>0.11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4144">
                <text:p>0.0164144</text:p>
              </table:table-cell>
              <table:table-cell office:value-type="float" office:value="-0.00300574">
                <text:p>-0.00300574</text:p>
              </table:table-cell>
              <table:table-cell office:value-type="float" office:value="0.208137">
                <text:p>0.208137</text:p>
              </table:table-cell>
              <table:table-cell office:value-type="float" office:value="0.183958">
                <text:p>0.183958</text:p>
              </table:table-cell>
              <table:table-cell office:value-type="float" office:value="0.0836653">
                <text:p>0.0836653</text:p>
              </table:table-cell>
              <table:table-cell office:value-type="float" office:value="-0.000928364">
                <text:p>-0.00092836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0.0677603">
                <text:p>0.0677603</text:p>
              </table:table-cell>
              <table:table-cell office:value-type="float" office:value="0.10598">
                <text:p>0.105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0718">
                <text:p>0.0150718</text:p>
              </table:table-cell>
              <table:table-cell office:value-type="float" office:value="NaN">
                <text:p>NaN</text:p>
              </table:table-cell>
              <table:table-cell office:value-type="float" office:value="0.19342">
                <text:p>0.19342</text:p>
              </table:table-cell>
              <table:table-cell office:value-type="float" office:value="0.191405">
                <text:p>0.191405</text:p>
              </table:table-cell>
              <table:table-cell office:value-type="float" office:value="0.0795778">
                <text:p>0.0795778</text:p>
              </table:table-cell>
              <table:table-cell office:value-type="float" office:value="-0.000966266">
                <text:p>-0.000966266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0.0552405">
                <text:p>0.0552405</text:p>
              </table:table-cell>
              <table:table-cell office:value-type="float" office:value="0.0752702">
                <text:p>0.0752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257">
                <text:p>0.0148257</text:p>
              </table:table-cell>
              <table:table-cell office:value-type="float" office:value="-0.00345979">
                <text:p>-0.00345979</text:p>
              </table:table-cell>
              <table:table-cell office:value-type="float" office:value="0.183761">
                <text:p>0.183761</text:p>
              </table:table-cell>
              <table:table-cell office:value-type="float" office:value="0.196888">
                <text:p>0.196888</text:p>
              </table:table-cell>
              <table:table-cell office:value-type="float" office:value="0.0732365">
                <text:p>0.0732365</text:p>
              </table:table-cell>
              <table:table-cell office:value-type="float" office:value="-0.00122642">
                <text:p>-0.00122642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0.0524099">
                <text:p>0.0524099</text:p>
              </table:table-cell>
              <table:table-cell office:value-type="float" office:value="0.0681717">
                <text:p>0.0681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9593">
                <text:p>0.0139593</text:p>
              </table:table-cell>
              <table:table-cell office:value-type="float" office:value="-0.00354708">
                <text:p>-0.00354708</text:p>
              </table:table-cell>
              <table:table-cell office:value-type="float" office:value="0.181018">
                <text:p>0.181018</text:p>
              </table:table-cell>
              <table:table-cell office:value-type="float" office:value="0.199205">
                <text:p>0.199205</text:p>
              </table:table-cell>
              <table:table-cell office:value-type="float" office:value="0.0662264">
                <text:p>0.0662264</text:p>
              </table:table-cell>
              <table:table-cell office:value-type="float" office:value="-0.00146281">
                <text:p>-0.0014628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0.047044">
                <text:p>0.047044</text:p>
              </table:table-cell>
              <table:table-cell office:value-type="float" office:value="0.0616256">
                <text:p>0.061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7217">
                <text:p>0.0127217</text:p>
              </table:table-cell>
              <table:table-cell office:value-type="float" office:value="-0.00396629">
                <text:p>-0.00396629</text:p>
              </table:table-cell>
              <table:table-cell office:value-type="float" office:value="0.175824">
                <text:p>0.175824</text:p>
              </table:table-cell>
              <table:table-cell office:value-type="float" office:value="0.199633">
                <text:p>0.199633</text:p>
              </table:table-cell>
              <table:table-cell office:value-type="float" office:value="0.0596798">
                <text:p>0.0596798</text:p>
              </table:table-cell>
              <table:table-cell office:value-type="float" office:value="-0.00196194">
                <text:p>-0.00196194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0.0451781">
                <text:p>0.0451781</text:p>
              </table:table-cell>
              <table:table-cell office:value-type="float" office:value="0.0422809">
                <text:p>0.0422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0.199955">
                <text:p>0.199955</text:p>
              </table:table-cell>
              <table:table-cell office:value-type="float" office:value="0.0574364">
                <text:p>0.0574364</text:p>
              </table:table-cell>
              <table:table-cell office:value-type="float" office:value="-0.00134375">
                <text:p>-0.00134375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0.0438246">
                <text:p>0.0438246</text:p>
              </table:table-cell>
              <table:table-cell office:value-type="float" office:value="0.0545077">
                <text:p>0.0545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0.193755">
                <text:p>0.193755</text:p>
              </table:table-cell>
              <table:table-cell office:value-type="float" office:value="0.0538893">
                <text:p>0.0538893</text:p>
              </table:table-cell>
              <table:table-cell office:value-type="float" office:value="-0.00115148">
                <text:p>-0.00115148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0.0422943">
                <text:p>0.0422943</text:p>
              </table:table-cell>
              <table:table-cell office:value-type="float" office:value="0.0454397">
                <text:p>0.04543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0.189079">
                <text:p>0.189079</text:p>
              </table:table-cell>
              <table:table-cell office:value-type="float" office:value="0.0497108">
                <text:p>0.0497108</text:p>
              </table:table-cell>
              <table:table-cell office:value-type="float" office:value="-0.000656532">
                <text:p>-0.000656532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0.0364447">
                <text:p>0.0364447</text:p>
              </table:table-cell>
              <table:table-cell office:value-type="float" office:value="0.0268613">
                <text:p>0.02686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0.102142">
                <text:p>0.102142</text:p>
              </table:table-cell>
              <table:table-cell office:value-type="float" office:value="0.0458217">
                <text:p>0.0458217</text:p>
              </table:table-cell>
              <table:table-cell office:value-type="float" office:value="-0.000526194">
                <text:p>-0.000526194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0.0268455">
                <text:p>0.0268455</text:p>
              </table:table-cell>
              <table:table-cell office:value-type="float" office:value="0.00474619">
                <text:p>0.00474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0.168299">
                <text:p>0.168299</text:p>
              </table:table-cell>
              <table:table-cell office:value-type="float" office:value="0.0418075">
                <text:p>0.0418075</text:p>
              </table:table-cell>
              <table:table-cell office:value-type="float" office:value="-0.00125944">
                <text:p>-0.00125944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0.0253085">
                <text:p>0.0253085</text:p>
              </table:table-cell>
              <table:table-cell office:value-type="float" office:value="0.00107153">
                <text:p>0.00107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0.149354">
                <text:p>0.149354</text:p>
              </table:table-cell>
              <table:table-cell office:value-type="float" office:value="0.040549">
                <text:p>0.040549</text:p>
              </table:table-cell>
              <table:table-cell office:value-type="float" office:value="-0.000787694">
                <text:p>-0.000787694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0.0147821">
                <text:p>0.0147821</text:p>
              </table:table-cell>
              <table:table-cell office:value-type="float" office:value="-0.0102829">
                <text:p>-0.01028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0.144948">
                <text:p>0.144948</text:p>
              </table:table-cell>
              <table:table-cell office:value-type="float" office:value="0.0389431">
                <text:p>0.0389431</text:p>
              </table:table-cell>
              <table:table-cell office:value-type="float" office:value="-0.00107524">
                <text:p>-0.00107524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0.1395">
                <text:p>0.1395</text:p>
              </table:table-cell>
              <table:table-cell office:value-type="float" office:value="0.0369915">
                <text:p>0.0369915</text:p>
              </table:table-cell>
              <table:table-cell office:value-type="float" office:value="0.00107882">
                <text:p>0.00107882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0.13082">
                <text:p>0.13082</text:p>
              </table:table-cell>
              <table:table-cell office:value-type="float" office:value="0.0364531">
                <text:p>0.0364531</text:p>
              </table:table-cell>
              <table:table-cell office:value-type="float" office:value="-0.00108286">
                <text:p>-0.00108286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0.120982">
                <text:p>0.120982</text:p>
              </table:table-cell>
              <table:table-cell office:value-type="float" office:value="0.0326928">
                <text:p>0.0326928</text:p>
              </table:table-cell>
              <table:table-cell office:value-type="float" office:value="-0.00178326">
                <text:p>-0.00178326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0.122765">
                <text:p>0.122765</text:p>
              </table:table-cell>
              <table:table-cell office:value-type="float" office:value="0.0292366">
                <text:p>0.0292366</text:p>
              </table:table-cell>
              <table:table-cell office:value-type="float" office:value="-0.00180671">
                <text:p>-0.00180671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0.110312">
                <text:p>0.110312</text:p>
              </table:table-cell>
              <table:table-cell office:value-type="float" office:value="0.0275067">
                <text:p>0.0275067</text:p>
              </table:table-cell>
              <table:table-cell office:value-type="float" office:value="-0.00175627">
                <text:p>-0.0017562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0.097648">
                <text:p>0.097648</text:p>
              </table:table-cell>
              <table:table-cell office:value-type="float" office:value="0.024853">
                <text:p>0.024853</text:p>
              </table:table-cell>
              <table:table-cell office:value-type="float" office:value="-0.00214697">
                <text:p>-0.00214697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0.0921192">
                <text:p>0.0921192</text:p>
              </table:table-cell>
              <table:table-cell office:value-type="float" office:value="0.0241031">
                <text:p>0.0241031</text:p>
              </table:table-cell>
              <table:table-cell office:value-type="float" office:value="-0.000866793">
                <text:p>-0.00086679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0.0871819">
                <text:p>0.0871819</text:p>
              </table:table-cell>
              <table:table-cell office:value-type="float" office:value="0.0235329">
                <text:p>0.0235329</text:p>
              </table:table-cell>
              <table:table-cell office:value-type="float" office:value="-0.00143376">
                <text:p>-0.00143376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0.0721193">
                <text:p>0.0721193</text:p>
              </table:table-cell>
              <table:table-cell office:value-type="float" office:value="0.0215172">
                <text:p>0.0215172</text:p>
              </table:table-cell>
              <table:table-cell office:value-type="float" office:value="-0.000845368">
                <text:p>-0.000845368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0.0652549">
                <text:p>0.0652549</text:p>
              </table:table-cell>
              <table:table-cell office:value-type="float" office:value="0.0196511">
                <text:p>0.0196511</text:p>
              </table:table-cell>
              <table:table-cell office:value-type="float" office:value="-0.000769997">
                <text:p>-0.000769997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0.0599857">
                <text:p>0.0599857</text:p>
              </table:table-cell>
              <table:table-cell office:value-type="float" office:value="0.0188688">
                <text:p>0.0188688</text:p>
              </table:table-cell>
              <table:table-cell office:value-type="float" office:value="-0.00882939">
                <text:p>-0.00882939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0.0510475">
                <text:p>0.0510475</text:p>
              </table:table-cell>
              <table:table-cell office:value-type="float" office:value="0.0186663">
                <text:p>0.0186663</text:p>
              </table:table-cell>
              <table:table-cell office:value-type="float" office:value="-0.000996713">
                <text:p>-0.000996713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0.0449704">
                <text:p>0.0449704</text:p>
              </table:table-cell>
              <table:table-cell office:value-type="float" office:value="0.0165162">
                <text:p>0.0165162</text:p>
              </table:table-cell>
              <table:table-cell office:value-type="float" office:value="0.000288678">
                <text:p>0.000288678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0.0314792">
                <text:p>0.0314792</text:p>
              </table:table-cell>
              <table:table-cell office:value-type="float" office:value="0.0158614">
                <text:p>0.0158614</text:p>
              </table:table-cell>
              <table:table-cell office:value-type="float" office:value="-0.000661048">
                <text:p>-0.000661048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0.0207859">
                <text:p>0.0207859</text:p>
              </table:table-cell>
              <table:table-cell office:value-type="float" office:value="0.0149063">
                <text:p>0.0149063</text:p>
              </table:table-cell>
              <table:table-cell office:value-type="float" office:value="-0.00027117">
                <text:p>-0.00027117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0.0142749">
                <text:p>0.0142749</text:p>
              </table:table-cell>
              <table:table-cell office:value-type="float" office:value="0.0138539">
                <text:p>0.0138539</text:p>
              </table:table-cell>
              <table:table-cell office:value-type="float" office:value="-0.000469425">
                <text:p>-0.000469425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0.0041941">
                <text:p>0.0041941</text:p>
              </table:table-cell>
              <table:table-cell office:value-type="float" office:value="0.0127963">
                <text:p>0.0127963</text:p>
              </table:table-cell>
              <table:table-cell office:value-type="float" office:value="-0.000673638">
                <text:p>-0.000673638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00510824">
                <text:p>-0.00510824</text:p>
              </table:table-cell>
              <table:table-cell office:value-type="float" office:value="0.0114287">
                <text:p>0.0114287</text:p>
              </table:table-cell>
              <table:table-cell office:value-type="float" office:value="-0.000574737">
                <text:p>-0.000574737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0101986">
                <text:p>-0.0101986</text:p>
              </table:table-cell>
              <table:table-cell office:value-type="float" office:value="0.0109763">
                <text:p>0.0109763</text:p>
              </table:table-cell>
              <table:table-cell office:value-type="float" office:value="0.0040994">
                <text:p>0.0040994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012642">
                <text:p>-0.012642</text:p>
              </table:table-cell>
              <table:table-cell office:value-type="float" office:value="0.0108515">
                <text:p>0.0108515</text:p>
              </table:table-cell>
              <table:table-cell office:value-type="float" office:value="-0.000241251">
                <text:p>-0.00024125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0126867">
                <text:p>-0.0126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0207576">
                <text:p>-0.020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0173909">
                <text:p>-0.017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0182293">
                <text:p>-0.0182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0222929">
                <text:p>-0.022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0234335">
                <text:p>-0.023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0241397">
                <text:p>-0.024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0274463">
                <text:p>-0.027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0239181">
                <text:p>-0.0239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0268758">
                <text:p>-0.0268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0246224">
                <text:p>-0.0246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0237652">
                <text:p>-0.023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0232913">
                <text:p>-0.023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0270621">
                <text:p>-0.0270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0219653">
                <text:p>-0.021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0227832">
                <text:p>-0.022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0222281">
                <text:p>-0.022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-0.0492227">
                <text:p>-0.049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0175289">
                <text:p>-0.017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205241">
                <text:p>-0.0205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155903">
                <text:p>-0.0155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00280212">
                <text:p>0.000280212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878697">
                <text:p>-0.0087869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117381">
                <text:p>0.000117381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0342183">
                <text:p>0.00342183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1939">
                <text:p>0.901939</text:p>
              </table:table-cell>
              <table:table-cell office:value-type="float" office:value="-0.0389536">
                <text:p>-0.0389536</text:p>
              </table:table-cell>
              <table:table-cell office:value-type="float" office:value="0.92854">
                <text:p>0.92854</text:p>
              </table:table-cell>
              <table:table-cell office:value-type="float" office:value="-0.0197662">
                <text:p>-0.0197662</text:p>
              </table:table-cell>
              <table:table-cell office:value-type="float" office:value="0.87567">
                <text:p>0.87567</text:p>
              </table:table-cell>
              <table:table-cell office:value-type="float" office:value="-0.00284884">
                <text:p>-0.0028488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45176">
                <text:p>0.945176</text:p>
              </table:table-cell>
              <table:table-cell office:value-type="float" office:value="0.0284595">
                <text:p>0.0284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1509">
                <text:p>0.871509</text:p>
              </table:table-cell>
              <table:table-cell office:value-type="float" office:value="-0.0486717">
                <text:p>-0.0486717</text:p>
              </table:table-cell>
              <table:table-cell office:value-type="float" office:value="0.829294">
                <text:p>0.829294</text:p>
              </table:table-cell>
              <table:table-cell office:value-type="float" office:value="-0.00854525">
                <text:p>-0.00854525</text:p>
              </table:table-cell>
              <table:table-cell office:value-type="float" office:value="0.867103">
                <text:p>0.867103</text:p>
              </table:table-cell>
              <table:table-cell office:value-type="float" office:value="0.000404763">
                <text:p>0.000404763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828245">
                <text:p>0.828245</text:p>
              </table:table-cell>
              <table:table-cell office:value-type="float" office:value="0.0730236">
                <text:p>0.0730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002">
                <text:p>0.71002</text:p>
              </table:table-cell>
              <table:table-cell office:value-type="float" office:value="-0.10905">
                <text:p>-0.10905</text:p>
              </table:table-cell>
              <table:table-cell office:value-type="float" office:value="0.820133">
                <text:p>0.820133</text:p>
              </table:table-cell>
              <table:table-cell office:value-type="float" office:value="-0.0295393">
                <text:p>-0.0295393</text:p>
              </table:table-cell>
              <table:table-cell office:value-type="float" office:value="0.849836">
                <text:p>0.849836</text:p>
              </table:table-cell>
              <table:table-cell office:value-type="float" office:value="0.00114274">
                <text:p>0.00114274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796137">
                <text:p>0.796137</text:p>
              </table:table-cell>
              <table:table-cell office:value-type="float" office:value="0.0936893">
                <text:p>0.0936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7465">
                <text:p>0.697465</text:p>
              </table:table-cell>
              <table:table-cell office:value-type="float" office:value="-0.115393">
                <text:p>-0.115393</text:p>
              </table:table-cell>
              <table:table-cell office:value-type="float" office:value="0.813376">
                <text:p>0.813376</text:p>
              </table:table-cell>
              <table:table-cell office:value-type="float" office:value="-0.00541733">
                <text:p>-0.00541733</text:p>
              </table:table-cell>
              <table:table-cell office:value-type="float" office:value="0.781837">
                <text:p>0.781837</text:p>
              </table:table-cell>
              <table:table-cell office:value-type="float" office:value="0.00140808">
                <text:p>0.0014080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742911">
                <text:p>0.742911</text:p>
              </table:table-cell>
              <table:table-cell office:value-type="float" office:value="0.115891">
                <text:p>0.115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826">
                <text:p>0.618826</text:p>
              </table:table-cell>
              <table:table-cell office:value-type="float" office:value="-0.146989">
                <text:p>-0.146989</text:p>
              </table:table-cell>
              <table:table-cell office:value-type="float" office:value="0.779074">
                <text:p>0.779074</text:p>
              </table:table-cell>
              <table:table-cell office:value-type="float" office:value="-0.00457046">
                <text:p>-0.00457046</text:p>
              </table:table-cell>
              <table:table-cell office:value-type="float" office:value="0.692306">
                <text:p>0.692306</text:p>
              </table:table-cell>
              <table:table-cell office:value-type="float" office:value="0.0016292">
                <text:p>0.0016292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686178">
                <text:p>0.686178</text:p>
              </table:table-cell>
              <table:table-cell office:value-type="float" office:value="0.140921">
                <text:p>0.140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569">
                <text:p>0.49569</text:p>
              </table:table-cell>
              <table:table-cell office:value-type="float" office:value="-0.187145">
                <text:p>-0.187145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203317">
                <text:p>-0.00203317</text:p>
              </table:table-cell>
              <table:table-cell office:value-type="float" office:value="0.657905">
                <text:p>0.657905</text:p>
              </table:table-cell>
              <table:table-cell office:value-type="float" office:value="-0.00234217">
                <text:p>-0.00234217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642289">
                <text:p>0.642289</text:p>
              </table:table-cell>
              <table:table-cell office:value-type="float" office:value="0.161908">
                <text:p>0.16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7725">
                <text:p>0.487725</text:p>
              </table:table-cell>
              <table:table-cell office:value-type="float" office:value="-0.195333">
                <text:p>-0.195333</text:p>
              </table:table-cell>
              <table:table-cell office:value-type="float" office:value="0.728531">
                <text:p>0.728531</text:p>
              </table:table-cell>
              <table:table-cell office:value-type="float" office:value="-0.000506612">
                <text:p>-0.000506612</text:p>
              </table:table-cell>
              <table:table-cell office:value-type="float" office:value="0.651094">
                <text:p>0.651094</text:p>
              </table:table-cell>
              <table:table-cell office:value-type="float" office:value="0.00142723">
                <text:p>0.00142723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614866">
                <text:p>0.614866</text:p>
              </table:table-cell>
              <table:table-cell office:value-type="float" office:value="0.172664">
                <text:p>0.172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1065">
                <text:p>0.431065</text:p>
              </table:table-cell>
              <table:table-cell office:value-type="float" office:value="-0.208278">
                <text:p>-0.208278</text:p>
              </table:table-cell>
              <table:table-cell office:value-type="float" office:value="0.692117">
                <text:p>0.692117</text:p>
              </table:table-cell>
              <table:table-cell office:value-type="float" office:value="0.00249489">
                <text:p>0.00249489</text:p>
              </table:table-cell>
              <table:table-cell office:value-type="float" office:value="0.588326">
                <text:p>0.588326</text:p>
              </table:table-cell>
              <table:table-cell office:value-type="float" office:value="-0.0108414">
                <text:p>-0.0108414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590677">
                <text:p>0.590677</text:p>
              </table:table-cell>
              <table:table-cell office:value-type="float" office:value="0.184141">
                <text:p>0.184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6416">
                <text:p>0.416416</text:p>
              </table:table-cell>
              <table:table-cell office:value-type="float" office:value="-0.216102">
                <text:p>-0.216102</text:p>
              </table:table-cell>
              <table:table-cell office:value-type="float" office:value="0.662173">
                <text:p>0.662173</text:p>
              </table:table-cell>
              <table:table-cell office:value-type="float" office:value="-0.00744137">
                <text:p>-0.00744137</text:p>
              </table:table-cell>
              <table:table-cell office:value-type="float" office:value="0.581873">
                <text:p>0.581873</text:p>
              </table:table-cell>
              <table:table-cell office:value-type="float" office:value="0.000653988">
                <text:p>0.000653988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531684">
                <text:p>0.531684</text:p>
              </table:table-cell>
              <table:table-cell office:value-type="float" office:value="0.210235">
                <text:p>0.210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9895">
                <text:p>0.389895</text:p>
              </table:table-cell>
              <table:table-cell office:value-type="float" office:value="-0.221123">
                <text:p>-0.221123</text:p>
              </table:table-cell>
              <table:table-cell office:value-type="float" office:value="0.647727">
                <text:p>0.647727</text:p>
              </table:table-cell>
              <table:table-cell office:value-type="float" office:value="0.00282416">
                <text:p>0.00282416</text:p>
              </table:table-cell>
              <table:table-cell office:value-type="float" office:value="0.524058">
                <text:p>0.524058</text:p>
              </table:table-cell>
              <table:table-cell office:value-type="float" office:value="0.000795692">
                <text:p>0.000795692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47839">
                <text:p>0.47839</text:p>
              </table:table-cell>
              <table:table-cell office:value-type="float" office:value="0.232722">
                <text:p>0.232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271">
                <text:p>0.334271</text:p>
              </table:table-cell>
              <table:table-cell office:value-type="float" office:value="-0.227608">
                <text:p>-0.227608</text:p>
              </table:table-cell>
              <table:table-cell office:value-type="float" office:value="0.624156">
                <text:p>0.624156</text:p>
              </table:table-cell>
              <table:table-cell office:value-type="float" office:value="-0.00381394">
                <text:p>-0.00381394</text:p>
              </table:table-cell>
              <table:table-cell office:value-type="float" office:value="0.514832">
                <text:p>0.514832</text:p>
              </table:table-cell>
              <table:table-cell office:value-type="float" office:value="0.000659026">
                <text:p>0.000659026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440192">
                <text:p>0.440192</text:p>
              </table:table-cell>
              <table:table-cell office:value-type="float" office:value="0.247559">
                <text:p>0.247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8378">
                <text:p>0.258378</text:p>
              </table:table-cell>
              <table:table-cell office:value-type="float" office:value="-0.233505">
                <text:p>-0.233505</text:p>
              </table:table-cell>
              <table:table-cell office:value-type="float" office:value="0.592944">
                <text:p>0.592944</text:p>
              </table:table-cell>
              <table:table-cell office:value-type="float" office:value="-0.0100715">
                <text:p>-0.0100715</text:p>
              </table:table-cell>
              <table:table-cell office:value-type="float" office:value="0.474909">
                <text:p>0.474909</text:p>
              </table:table-cell>
              <table:table-cell office:value-type="float" office:value="0.000627056">
                <text:p>0.000627056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403373">
                <text:p>0.403373</text:p>
              </table:table-cell>
              <table:table-cell office:value-type="float" office:value="0.260079">
                <text:p>0.2600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9768">
                <text:p>0.249768</text:p>
              </table:table-cell>
              <table:table-cell office:value-type="float" office:value="-0.227475">
                <text:p>-0.227475</text:p>
              </table:table-cell>
              <table:table-cell office:value-type="float" office:value="0.571374">
                <text:p>0.571374</text:p>
              </table:table-cell>
              <table:table-cell office:value-type="float" office:value="-0.015352">
                <text:p>-0.015352</text:p>
              </table:table-cell>
              <table:table-cell office:value-type="float" office:value="0.426674">
                <text:p>0.426674</text:p>
              </table:table-cell>
              <table:table-cell office:value-type="float" office:value="NaN">
                <text:p>NaN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364418">
                <text:p>0.364418</text:p>
              </table:table-cell>
              <table:table-cell office:value-type="float" office:value="0.262267">
                <text:p>0.262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768">
                <text:p>0.21768</text:p>
              </table:table-cell>
              <table:table-cell office:value-type="float" office:value="-0.227658">
                <text:p>-0.227658</text:p>
              </table:table-cell>
              <table:table-cell office:value-type="float" office:value="0.523056">
                <text:p>0.523056</text:p>
              </table:table-cell>
              <table:table-cell office:value-type="float" office:value="-0.0275474">
                <text:p>-0.0275474</text:p>
              </table:table-cell>
              <table:table-cell office:value-type="float" office:value="0.40731">
                <text:p>0.40731</text:p>
              </table:table-cell>
              <table:table-cell office:value-type="float" office:value="0.000875106">
                <text:p>0.00087510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359717">
                <text:p>0.359717</text:p>
              </table:table-cell>
              <table:table-cell office:value-type="float" office:value="0.272601">
                <text:p>0.272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83574">
                <text:p>0.183574</text:p>
              </table:table-cell>
              <table:table-cell office:value-type="float" office:value="-0.221993">
                <text:p>-0.221993</text:p>
              </table:table-cell>
              <table:table-cell office:value-type="float" office:value="0.511541">
                <text:p>0.511541</text:p>
              </table:table-cell>
              <table:table-cell office:value-type="float" office:value="-0.0437733">
                <text:p>-0.0437733</text:p>
              </table:table-cell>
              <table:table-cell office:value-type="float" office:value="0.394613">
                <text:p>0.394613</text:p>
              </table:table-cell>
              <table:table-cell office:value-type="float" office:value="0.000177176">
                <text:p>0.000177176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326522">
                <text:p>0.326522</text:p>
              </table:table-cell>
              <table:table-cell office:value-type="float" office:value="0.274747">
                <text:p>0.274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7265">
                <text:p>0.177265</text:p>
              </table:table-cell>
              <table:table-cell office:value-type="float" office:value="-0.224168">
                <text:p>-0.224168</text:p>
              </table:table-cell>
              <table:table-cell office:value-type="float" office:value="0.486092">
                <text:p>0.486092</text:p>
              </table:table-cell>
              <table:table-cell office:value-type="float" office:value="-0.0464738">
                <text:p>-0.0464738</text:p>
              </table:table-cell>
              <table:table-cell office:value-type="float" office:value="0.367079">
                <text:p>0.367079</text:p>
              </table:table-cell>
              <table:table-cell office:value-type="float" office:value="0.000436068">
                <text:p>0.000436068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294019">
                <text:p>0.294019</text:p>
              </table:table-cell>
              <table:table-cell office:value-type="float" office:value="0.26065">
                <text:p>0.26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2927">
                <text:p>0.162927</text:p>
              </table:table-cell>
              <table:table-cell office:value-type="float" office:value="-0.220915">
                <text:p>-0.220915</text:p>
              </table:table-cell>
              <table:table-cell office:value-type="float" office:value="0.467674">
                <text:p>0.467674</text:p>
              </table:table-cell>
              <table:table-cell office:value-type="float" office:value="-0.0636814">
                <text:p>-0.0636814</text:p>
              </table:table-cell>
              <table:table-cell office:value-type="float" office:value="0.309088">
                <text:p>0.309088</text:p>
              </table:table-cell>
              <table:table-cell office:value-type="float" office:value="-0.00652828">
                <text:p>-0.00652828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267269">
                <text:p>0.267269</text:p>
              </table:table-cell>
              <table:table-cell office:value-type="float" office:value="0.247195">
                <text:p>0.247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4226">
                <text:p>0.144226</text:p>
              </table:table-cell>
              <table:table-cell office:value-type="float" office:value="-0.193255">
                <text:p>-0.193255</text:p>
              </table:table-cell>
              <table:table-cell office:value-type="float" office:value="0.441413">
                <text:p>0.441413</text:p>
              </table:table-cell>
              <table:table-cell office:value-type="float" office:value="-0.117444">
                <text:p>-0.117444</text:p>
              </table:table-cell>
              <table:table-cell office:value-type="float" office:value="0.305854">
                <text:p>0.305854</text:p>
              </table:table-cell>
              <table:table-cell office:value-type="float" office:value="0.00332348">
                <text:p>0.00332348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239813">
                <text:p>0.239813</text:p>
              </table:table-cell>
              <table:table-cell office:value-type="float" office:value="0.248767">
                <text:p>0.248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7034">
                <text:p>0.137034</text:p>
              </table:table-cell>
              <table:table-cell office:value-type="float" office:value="-0.19383">
                <text:p>-0.19383</text:p>
              </table:table-cell>
              <table:table-cell office:value-type="float" office:value="0.435057">
                <text:p>0.435057</text:p>
              </table:table-cell>
              <table:table-cell office:value-type="float" office:value="-0.073053">
                <text:p>-0.073053</text:p>
              </table:table-cell>
              <table:table-cell office:value-type="float" office:value="0.299785">
                <text:p>0.299785</text:p>
              </table:table-cell>
              <table:table-cell office:value-type="float" office:value="0.00051976">
                <text:p>0.00051976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233632">
                <text:p>0.233632</text:p>
              </table:table-cell>
              <table:table-cell office:value-type="float" office:value="0.233744">
                <text:p>0.2337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7509">
                <text:p>0.117509</text:p>
              </table:table-cell>
              <table:table-cell office:value-type="float" office:value="-0.176369">
                <text:p>-0.176369</text:p>
              </table:table-cell>
              <table:table-cell office:value-type="float" office:value="0.418863">
                <text:p>0.418863</text:p>
              </table:table-cell>
              <table:table-cell office:value-type="float" office:value="-0.103281">
                <text:p>-0.103281</text:p>
              </table:table-cell>
              <table:table-cell office:value-type="float" office:value="0.281879">
                <text:p>0.281879</text:p>
              </table:table-cell>
              <table:table-cell office:value-type="float" office:value="0.000480921">
                <text:p>0.000480921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204403">
                <text:p>0.204403</text:p>
              </table:table-cell>
              <table:table-cell office:value-type="float" office:value="0.217298">
                <text:p>0.217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0781">
                <text:p>0.0990781</text:p>
              </table:table-cell>
              <table:table-cell office:value-type="float" office:value="-0.162035">
                <text:p>-0.162035</text:p>
              </table:table-cell>
              <table:table-cell office:value-type="float" office:value="0.39845">
                <text:p>0.39845</text:p>
              </table:table-cell>
              <table:table-cell office:value-type="float" office:value="-0.108363">
                <text:p>-0.108363</text:p>
              </table:table-cell>
              <table:table-cell office:value-type="float" office:value="0.254754">
                <text:p>0.254754</text:p>
              </table:table-cell>
              <table:table-cell office:value-type="float" office:value="0.000438074">
                <text:p>0.000438074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18585">
                <text:p>0.18585</text:p>
              </table:table-cell>
              <table:table-cell office:value-type="float" office:value="0.216459">
                <text:p>0.216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72481">
                <text:p>0.0972481</text:p>
              </table:table-cell>
              <table:table-cell office:value-type="float" office:value="-0.156172">
                <text:p>-0.156172</text:p>
              </table:table-cell>
              <table:table-cell office:value-type="float" office:value="0.374587">
                <text:p>0.374587</text:p>
              </table:table-cell>
              <table:table-cell office:value-type="float" office:value="-0.151388">
                <text:p>-0.151388</text:p>
              </table:table-cell>
              <table:table-cell office:value-type="float" office:value="0.229309">
                <text:p>0.229309</text:p>
              </table:table-cell>
              <table:table-cell office:value-type="float" office:value="0.000410218">
                <text:p>0.000410218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178532">
                <text:p>0.178532</text:p>
              </table:table-cell>
              <table:table-cell office:value-type="float" office:value="0.201409">
                <text:p>0.201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4737">
                <text:p>0.0834737</text:p>
              </table:table-cell>
              <table:table-cell office:value-type="float" office:value="-0.147533">
                <text:p>-0.147533</text:p>
              </table:table-cell>
              <table:table-cell office:value-type="float" office:value="0.367358">
                <text:p>0.367358</text:p>
              </table:table-cell>
              <table:table-cell office:value-type="float" office:value="-0.123431">
                <text:p>-0.123431</text:p>
              </table:table-cell>
              <table:table-cell office:value-type="float" office:value="0.199414">
                <text:p>0.199414</text:p>
              </table:table-cell>
              <table:table-cell office:value-type="float" office:value="-0.000219607">
                <text:p>-0.00021960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166794">
                <text:p>0.166794</text:p>
              </table:table-cell>
              <table:table-cell office:value-type="float" office:value="0.197537">
                <text:p>0.197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52531">
                <text:p>0.0752531</text:p>
              </table:table-cell>
              <table:table-cell office:value-type="float" office:value="-0.126318">
                <text:p>-0.126318</text:p>
              </table:table-cell>
              <table:table-cell office:value-type="float" office:value="0.35649">
                <text:p>0.35649</text:p>
              </table:table-cell>
              <table:table-cell office:value-type="float" office:value="-0.136475">
                <text:p>-0.136475</text:p>
              </table:table-cell>
              <table:table-cell office:value-type="float" office:value="0.187606">
                <text:p>0.187606</text:p>
              </table:table-cell>
              <table:table-cell office:value-type="float" office:value="0.000284967">
                <text:p>0.000284967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147771">
                <text:p>0.147771</text:p>
              </table:table-cell>
              <table:table-cell office:value-type="float" office:value="0.190044">
                <text:p>0.190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03966">
                <text:p>0.0703966</text:p>
              </table:table-cell>
              <table:table-cell office:value-type="float" office:value="-0.119764">
                <text:p>-0.119764</text:p>
              </table:table-cell>
              <table:table-cell office:value-type="float" office:value="0.331075">
                <text:p>0.331075</text:p>
              </table:table-cell>
              <table:table-cell office:value-type="float" office:value="-0.154545">
                <text:p>-0.154545</text:p>
              </table:table-cell>
              <table:table-cell office:value-type="float" office:value="0.178225">
                <text:p>0.178225</text:p>
              </table:table-cell>
              <table:table-cell office:value-type="float" office:value="-0.000501964">
                <text:p>-0.000501964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141879">
                <text:p>0.141879</text:p>
              </table:table-cell>
              <table:table-cell office:value-type="float" office:value="0.190455">
                <text:p>0.190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12729">
                <text:p>0.0612729</text:p>
              </table:table-cell>
              <table:table-cell office:value-type="float" office:value="-0.115119">
                <text:p>-0.115119</text:p>
              </table:table-cell>
              <table:table-cell office:value-type="float" office:value="0.310014">
                <text:p>0.310014</text:p>
              </table:table-cell>
              <table:table-cell office:value-type="float" office:value="-0.163932">
                <text:p>-0.163932</text:p>
              </table:table-cell>
              <table:table-cell office:value-type="float" office:value="0.168947">
                <text:p>0.168947</text:p>
              </table:table-cell>
              <table:table-cell office:value-type="float" office:value="NaN">
                <text:p>NaN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120781">
                <text:p>0.120781</text:p>
              </table:table-cell>
              <table:table-cell office:value-type="float" office:value="0.169855">
                <text:p>0.169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4248">
                <text:p>0.0544248</text:p>
              </table:table-cell>
              <table:table-cell office:value-type="float" office:value="-0.104429">
                <text:p>-0.104429</text:p>
              </table:table-cell>
              <table:table-cell office:value-type="float" office:value="0.305393">
                <text:p>0.305393</text:p>
              </table:table-cell>
              <table:table-cell office:value-type="float" office:value="-0.177764">
                <text:p>-0.177764</text:p>
              </table:table-cell>
              <table:table-cell office:value-type="float" office:value="0.15755">
                <text:p>0.15755</text:p>
              </table:table-cell>
              <table:table-cell office:value-type="float" office:value="-0.00129818">
                <text:p>-0.0012981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114516">
                <text:p>0.114516</text:p>
              </table:table-cell>
              <table:table-cell office:value-type="float" office:value="0.174541">
                <text:p>0.174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0248">
                <text:p>0.0380248</text:p>
              </table:table-cell>
              <table:table-cell office:value-type="float" office:value="-0.0356872">
                <text:p>-0.0356872</text:p>
              </table:table-cell>
              <table:table-cell office:value-type="float" office:value="0.291873">
                <text:p>0.291873</text:p>
              </table:table-cell>
              <table:table-cell office:value-type="float" office:value="-0.186631">
                <text:p>-0.186631</text:p>
              </table:table-cell>
              <table:table-cell office:value-type="float" office:value="0.152876">
                <text:p>0.152876</text:p>
              </table:table-cell>
              <table:table-cell office:value-type="float" office:value="-0.000306408">
                <text:p>-0.000306408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109793">
                <text:p>0.109793</text:p>
              </table:table-cell>
              <table:table-cell office:value-type="float" office:value="0.131666">
                <text:p>0.131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60515">
                <text:p>0.0360515</text:p>
              </table:table-cell>
              <table:table-cell office:value-type="float" office:value="-0.0273995">
                <text:p>-0.0273995</text:p>
              </table:table-cell>
              <table:table-cell office:value-type="float" office:value="0.279488">
                <text:p>0.279488</text:p>
              </table:table-cell>
              <table:table-cell office:value-type="float" office:value="-0.193755">
                <text:p>-0.193755</text:p>
              </table:table-cell>
              <table:table-cell office:value-type="float" office:value="0.138016">
                <text:p>0.138016</text:p>
              </table:table-cell>
              <table:table-cell office:value-type="float" office:value="-0.000328471">
                <text:p>-0.000328471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106886">
                <text:p>0.106886</text:p>
              </table:table-cell>
              <table:table-cell office:value-type="float" office:value="0.154662">
                <text:p>0.154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48437">
                <text:p>0.0348437</text:p>
              </table:table-cell>
              <table:table-cell office:value-type="float" office:value="-0.0222108">
                <text:p>-0.0222108</text:p>
              </table:table-cell>
              <table:table-cell office:value-type="float" office:value="0.271574">
                <text:p>0.271574</text:p>
              </table:table-cell>
              <table:table-cell office:value-type="float" office:value="-0.210199">
                <text:p>-0.210199</text:p>
              </table:table-cell>
              <table:table-cell office:value-type="float" office:value="0.1233">
                <text:p>0.1233</text:p>
              </table:table-cell>
              <table:table-cell office:value-type="float" office:value="-0.000528202">
                <text:p>-0.000528202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0945886">
                <text:p>0.0945886</text:p>
              </table:table-cell>
              <table:table-cell office:value-type="float" office:value="0.137493">
                <text:p>0.137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428">
                <text:p>0.0283428</text:p>
              </table:table-cell>
              <table:table-cell office:value-type="float" office:value="-0.00262961">
                <text:p>-0.00262961</text:p>
              </table:table-cell>
              <table:table-cell office:value-type="float" office:value="0.263226">
                <text:p>0.263226</text:p>
              </table:table-cell>
              <table:table-cell office:value-type="float" office:value="-0.212318">
                <text:p>-0.212318</text:p>
              </table:table-cell>
              <table:table-cell office:value-type="float" office:value="0.112494">
                <text:p>0.112494</text:p>
              </table:table-cell>
              <table:table-cell office:value-type="float" office:value="0.00434863">
                <text:p>0.0043486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0.0817146">
                <text:p>0.0817146</text:p>
              </table:table-cell>
              <table:table-cell office:value-type="float" office:value="0.123608">
                <text:p>0.123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56465">
                <text:p>0.0256465</text:p>
              </table:table-cell>
              <table:table-cell office:value-type="float" office:value="-0.00911322">
                <text:p>-0.00911322</text:p>
              </table:table-cell>
              <table:table-cell office:value-type="float" office:value="0.232351">
                <text:p>0.232351</text:p>
              </table:table-cell>
              <table:table-cell office:value-type="float" office:value="-0.233653">
                <text:p>-0.233653</text:p>
              </table:table-cell>
              <table:table-cell office:value-type="float" office:value="0.111405">
                <text:p>0.111405</text:p>
              </table:table-cell>
              <table:table-cell office:value-type="float" office:value="-0.000558101">
                <text:p>-0.000558101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0.0784802">
                <text:p>0.0784802</text:p>
              </table:table-cell>
              <table:table-cell office:value-type="float" office:value="-0.0203062">
                <text:p>-0.0203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09">
                <text:p>0.02509</text:p>
              </table:table-cell>
              <table:table-cell office:value-type="float" office:value="0.00485125">
                <text:p>0.00485125</text:p>
              </table:table-cell>
              <table:table-cell office:value-type="float" office:value="0.219281">
                <text:p>0.219281</text:p>
              </table:table-cell>
              <table:table-cell office:value-type="float" office:value="-0.251295">
                <text:p>-0.251295</text:p>
              </table:table-cell>
              <table:table-cell office:value-type="float" office:value="0.104643">
                <text:p>0.104643</text:p>
              </table:table-cell>
              <table:table-cell office:value-type="float" office:value="0.000339898">
                <text:p>0.000339898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0.0774465">
                <text:p>0.0774465</text:p>
              </table:table-cell>
              <table:table-cell office:value-type="float" office:value="0.108087">
                <text:p>0.108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5826">
                <text:p>0.0215826</text:p>
              </table:table-cell>
              <table:table-cell office:value-type="float" office:value="0.00776053">
                <text:p>0.00776053</text:p>
              </table:table-cell>
              <table:table-cell office:value-type="float" office:value="0.211305">
                <text:p>0.211305</text:p>
              </table:table-cell>
              <table:table-cell office:value-type="float" office:value="-0.249448">
                <text:p>-0.249448</text:p>
              </table:table-cell>
              <table:table-cell office:value-type="float" office:value="0.100643">
                <text:p>0.100643</text:p>
              </table:table-cell>
              <table:table-cell office:value-type="float" office:value="NaN">
                <text:p>NaN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0.0705328">
                <text:p>0.0705328</text:p>
              </table:table-cell>
              <table:table-cell office:value-type="float" office:value="0.0916775">
                <text:p>0.0916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4144">
                <text:p>0.0164144</text:p>
              </table:table-cell>
              <table:table-cell office:value-type="float" office:value="0.00515191">
                <text:p>0.00515191</text:p>
              </table:table-cell>
              <table:table-cell office:value-type="float" office:value="0.208137">
                <text:p>0.208137</text:p>
              </table:table-cell>
              <table:table-cell office:value-type="float" office:value="-0.254785">
                <text:p>-0.254785</text:p>
              </table:table-cell>
              <table:table-cell office:value-type="float" office:value="0.0836653">
                <text:p>0.0836653</text:p>
              </table:table-cell>
              <table:table-cell office:value-type="float" office:value="-0.000502042">
                <text:p>-0.000502042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0854134">
                <text:p>0.0854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50718">
                <text:p>0.0150718</text:p>
              </table:table-cell>
              <table:table-cell office:value-type="float" office:value="0.00628679">
                <text:p>0.00628679</text:p>
              </table:table-cell>
              <table:table-cell office:value-type="float" office:value="0.19342">
                <text:p>0.19342</text:p>
              </table:table-cell>
              <table:table-cell office:value-type="float" office:value="-0.258466">
                <text:p>-0.258466</text:p>
              </table:table-cell>
              <table:table-cell office:value-type="float" office:value="0.0795778">
                <text:p>0.0795778</text:p>
              </table:table-cell>
              <table:table-cell office:value-type="float" office:value="-0.000571557">
                <text:p>-0.000571557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0.0552405">
                <text:p>0.0552405</text:p>
              </table:table-cell>
              <table:table-cell office:value-type="float" office:value="0.0556397">
                <text:p>0.0556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257">
                <text:p>0.0148257</text:p>
              </table:table-cell>
              <table:table-cell office:value-type="float" office:value="0.00446469">
                <text:p>0.00446469</text:p>
              </table:table-cell>
              <table:table-cell office:value-type="float" office:value="0.183761">
                <text:p>0.183761</text:p>
              </table:table-cell>
              <table:table-cell office:value-type="float" office:value="-0.259929">
                <text:p>-0.259929</text:p>
              </table:table-cell>
              <table:table-cell office:value-type="float" office:value="0.0732365">
                <text:p>0.0732365</text:p>
              </table:table-cell>
              <table:table-cell office:value-type="float" office:value="-0.000415525">
                <text:p>-0.000415525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0.0524099">
                <text:p>0.0524099</text:p>
              </table:table-cell>
              <table:table-cell office:value-type="float" office:value="0.0492682">
                <text:p>0.04926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9593">
                <text:p>0.0139593</text:p>
              </table:table-cell>
              <table:table-cell office:value-type="float" office:value="0.00416387">
                <text:p>0.00416387</text:p>
              </table:table-cell>
              <table:table-cell office:value-type="float" office:value="0.181018">
                <text:p>0.181018</text:p>
              </table:table-cell>
              <table:table-cell office:value-type="float" office:value="-0.26201">
                <text:p>-0.26201</text:p>
              </table:table-cell>
              <table:table-cell office:value-type="float" office:value="0.0662264">
                <text:p>0.0662264</text:p>
              </table:table-cell>
              <table:table-cell office:value-type="float" office:value="-0.000288337">
                <text:p>-0.000288337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0.047044">
                <text:p>0.047044</text:p>
              </table:table-cell>
              <table:table-cell office:value-type="float" office:value="0.0442088">
                <text:p>0.0442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27217">
                <text:p>0.0127217</text:p>
              </table:table-cell>
              <table:table-cell office:value-type="float" office:value="0.00361731">
                <text:p>0.00361731</text:p>
              </table:table-cell>
              <table:table-cell office:value-type="float" office:value="0.175824">
                <text:p>0.175824</text:p>
              </table:table-cell>
              <table:table-cell office:value-type="float" office:value="-0.260662">
                <text:p>-0.260662</text:p>
              </table:table-cell>
              <table:table-cell office:value-type="float" office:value="0.0596798">
                <text:p>0.0596798</text:p>
              </table:table-cell>
              <table:table-cell office:value-type="float" office:value="NaN">
                <text:p>NaN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0.0451781">
                <text:p>0.0451781</text:p>
              </table:table-cell>
              <table:table-cell office:value-type="float" office:value="0.0295761">
                <text:p>0.0295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-0.259699">
                <text:p>-0.259699</text:p>
              </table:table-cell>
              <table:table-cell office:value-type="float" office:value="0.0574364">
                <text:p>0.0574364</text:p>
              </table:table-cell>
              <table:table-cell office:value-type="float" office:value="-0.000385032">
                <text:p>-0.000385032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0.0438246">
                <text:p>0.0438246</text:p>
              </table:table-cell>
              <table:table-cell office:value-type="float" office:value="0.0411833">
                <text:p>0.04118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-0.263876">
                <text:p>-0.263876</text:p>
              </table:table-cell>
              <table:table-cell office:value-type="float" office:value="0.0538893">
                <text:p>0.0538893</text:p>
              </table:table-cell>
              <table:table-cell office:value-type="float" office:value="-0.000457337">
                <text:p>-0.00045733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0.0422943">
                <text:p>0.0422943</text:p>
              </table:table-cell>
              <table:table-cell office:value-type="float" office:value="0.0333388">
                <text:p>0.0333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-0.262183">
                <text:p>-0.262183</text:p>
              </table:table-cell>
              <table:table-cell office:value-type="float" office:value="0.0497108">
                <text:p>0.0497108</text:p>
              </table:table-cell>
              <table:table-cell office:value-type="float" office:value="-0.00071271">
                <text:p>-0.00071271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0.0364447">
                <text:p>0.0364447</text:p>
              </table:table-cell>
              <table:table-cell office:value-type="float" office:value="0.0214748">
                <text:p>0.0214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-0.276568">
                <text:p>-0.276568</text:p>
              </table:table-cell>
              <table:table-cell office:value-type="float" office:value="0.0458217">
                <text:p>0.0458217</text:p>
              </table:table-cell>
              <table:table-cell office:value-type="float" office:value="-0.000786066">
                <text:p>-0.000786066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0.0268455">
                <text:p>0.0268455</text:p>
              </table:table-cell>
              <table:table-cell office:value-type="float" office:value="0.00471279">
                <text:p>0.004712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-0.262191">
                <text:p>-0.262191</text:p>
              </table:table-cell>
              <table:table-cell office:value-type="float" office:value="0.0418075">
                <text:p>0.0418075</text:p>
              </table:table-cell>
              <table:table-cell office:value-type="float" office:value="-0.000190783">
                <text:p>-0.000190783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0.0253085">
                <text:p>0.0253085</text:p>
              </table:table-cell>
              <table:table-cell office:value-type="float" office:value="0.00185417">
                <text:p>0.00185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-0.262977">
                <text:p>-0.262977</text:p>
              </table:table-cell>
              <table:table-cell office:value-type="float" office:value="0.040549">
                <text:p>0.040549</text:p>
              </table:table-cell>
              <table:table-cell office:value-type="float" office:value="-0.000618814">
                <text:p>-0.00061881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0.0147821">
                <text:p>0.0147821</text:p>
              </table:table-cell>
              <table:table-cell office:value-type="float" office:value="-0.0102499">
                <text:p>-0.0102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-0.260932">
                <text:p>-0.260932</text:p>
              </table:table-cell>
              <table:table-cell office:value-type="float" office:value="0.0389431">
                <text:p>0.0389431</text:p>
              </table:table-cell>
              <table:table-cell office:value-type="float" office:value="-0.000248744">
                <text:p>-0.000248744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-0.261241">
                <text:p>-0.261241</text:p>
              </table:table-cell>
              <table:table-cell office:value-type="float" office:value="0.0369915">
                <text:p>0.0369915</text:p>
              </table:table-cell>
              <table:table-cell office:value-type="float" office:value="0.000476921">
                <text:p>0.00047692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-0.259637">
                <text:p>-0.259637</text:p>
              </table:table-cell>
              <table:table-cell office:value-type="float" office:value="0.0364531">
                <text:p>0.0364531</text:p>
              </table:table-cell>
              <table:table-cell office:value-type="float" office:value="NaN">
                <text:p>NaN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-0.258293">
                <text:p>-0.258293</text:p>
              </table:table-cell>
              <table:table-cell office:value-type="float" office:value="0.0326928">
                <text:p>0.0326928</text:p>
              </table:table-cell>
              <table:table-cell office:value-type="float" office:value="0.000398558">
                <text:p>0.00039855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-0.25664">
                <text:p>-0.25664</text:p>
              </table:table-cell>
              <table:table-cell office:value-type="float" office:value="0.0292366">
                <text:p>0.0292366</text:p>
              </table:table-cell>
              <table:table-cell office:value-type="float" office:value="0.000340181">
                <text:p>0.000340181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-0.257691">
                <text:p>-0.257691</text:p>
              </table:table-cell>
              <table:table-cell office:value-type="float" office:value="0.0275067">
                <text:p>0.0275067</text:p>
              </table:table-cell>
              <table:table-cell office:value-type="float" office:value="0.000256462">
                <text:p>0.000256462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-0.254867">
                <text:p>-0.254867</text:p>
              </table:table-cell>
              <table:table-cell office:value-type="float" office:value="0.024853">
                <text:p>0.024853</text:p>
              </table:table-cell>
              <table:table-cell office:value-type="float" office:value="0.000753082">
                <text:p>0.000753082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-0.254209">
                <text:p>-0.254209</text:p>
              </table:table-cell>
              <table:table-cell office:value-type="float" office:value="0.0241031">
                <text:p>0.0241031</text:p>
              </table:table-cell>
              <table:table-cell office:value-type="float" office:value="-0.000808755">
                <text:p>-0.0008087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-0.253715">
                <text:p>-0.253715</text:p>
              </table:table-cell>
              <table:table-cell office:value-type="float" office:value="0.0235329">
                <text:p>0.0235329</text:p>
              </table:table-cell>
              <table:table-cell office:value-type="float" office:value="NaN">
                <text:p>NaN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-0.253423">
                <text:p>-0.253423</text:p>
              </table:table-cell>
              <table:table-cell office:value-type="float" office:value="0.0215172">
                <text:p>0.0215172</text:p>
              </table:table-cell>
              <table:table-cell office:value-type="float" office:value="-0.000617831">
                <text:p>-0.000617831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-0.252002">
                <text:p>-0.252002</text:p>
              </table:table-cell>
              <table:table-cell office:value-type="float" office:value="0.0196511">
                <text:p>0.0196511</text:p>
              </table:table-cell>
              <table:table-cell office:value-type="float" office:value="-0.000792973">
                <text:p>-0.00079297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-0.250771">
                <text:p>-0.250771</text:p>
              </table:table-cell>
              <table:table-cell office:value-type="float" office:value="0.0188688">
                <text:p>0.0188688</text:p>
              </table:table-cell>
              <table:table-cell office:value-type="float" office:value="-0.000250054">
                <text:p>-0.00025005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-0.242453">
                <text:p>-0.242453</text:p>
              </table:table-cell>
              <table:table-cell office:value-type="float" office:value="0.0186663">
                <text:p>0.0186663</text:p>
              </table:table-cell>
              <table:table-cell office:value-type="float" office:value="-0.000971951">
                <text:p>-0.000971951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-0.24764">
                <text:p>-0.24764</text:p>
              </table:table-cell>
              <table:table-cell office:value-type="float" office:value="0.0165162">
                <text:p>0.0165162</text:p>
              </table:table-cell>
              <table:table-cell office:value-type="float" office:value="-0.000775452">
                <text:p>-0.000775452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-0.24181">
                <text:p>-0.24181</text:p>
              </table:table-cell>
              <table:table-cell office:value-type="float" office:value="0.0158614">
                <text:p>0.0158614</text:p>
              </table:table-cell>
              <table:table-cell office:value-type="float" office:value="-0.0010532">
                <text:p>-0.0010532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-0.240427">
                <text:p>-0.240427</text:p>
              </table:table-cell>
              <table:table-cell office:value-type="float" office:value="0.0149063">
                <text:p>0.0149063</text:p>
              </table:table-cell>
              <table:table-cell office:value-type="float" office:value="-0.000762516">
                <text:p>-0.000762516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-0.235681">
                <text:p>-0.235681</text:p>
              </table:table-cell>
              <table:table-cell office:value-type="float" office:value="0.0138539">
                <text:p>0.0138539</text:p>
              </table:table-cell>
              <table:table-cell office:value-type="float" office:value="-0.000701445">
                <text:p>-0.000701445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-0.235006">
                <text:p>-0.235006</text:p>
              </table:table-cell>
              <table:table-cell office:value-type="float" office:value="0.0127963">
                <text:p>0.0127963</text:p>
              </table:table-cell>
              <table:table-cell office:value-type="float" office:value="-0.000778828">
                <text:p>-0.000778828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232356">
                <text:p>-0.232356</text:p>
              </table:table-cell>
              <table:table-cell office:value-type="float" office:value="0.0114287">
                <text:p>0.0114287</text:p>
              </table:table-cell>
              <table:table-cell office:value-type="float" office:value="-0.000795807">
                <text:p>-0.000795807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231471">
                <text:p>-0.231471</text:p>
              </table:table-cell>
              <table:table-cell office:value-type="float" office:value="0.0109763">
                <text:p>0.0109763</text:p>
              </table:table-cell>
              <table:table-cell office:value-type="float" office:value="0.00714547">
                <text:p>0.00714547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228094">
                <text:p>-0.228094</text:p>
              </table:table-cell>
              <table:table-cell office:value-type="float" office:value="0.0108515">
                <text:p>0.0108515</text:p>
              </table:table-cell>
              <table:table-cell office:value-type="float" office:value="-0.000527882">
                <text:p>-0.000527882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22989">
                <text:p>-0.2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226623">
                <text:p>-0.22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226166">
                <text:p>-0.22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229593">
                <text:p>-0.22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2253">
                <text:p>-0.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224675">
                <text:p>-0.224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218892">
                <text:p>-0.21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207976">
                <text:p>-0.207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197251">
                <text:p>-0.19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189506">
                <text:p>-0.189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174949">
                <text:p>-0.174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153734">
                <text:p>-0.153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147343">
                <text:p>-0.147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138733">
                <text:p>-0.138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133355">
                <text:p>-0.13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126252">
                <text:p>-0.12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114598">
                <text:p>-0.11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0.133619">
                <text:p>0.13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124643">
                <text:p>-0.124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847311">
                <text:p>-0.084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677474">
                <text:p>-0.067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